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egrita" style:font-family-generic="swiss" style:font-pitch="variable"/>
    <style:font-face style:name="Arial5"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automatic-styles>
    <style:style style:name="Taula27" style:family="table">
      <style:table-properties style:width="17.891cm" fo:margin-top="0cm" fo:margin-bottom="0.101cm" table:align="center" fo:keep-with-next="always"/>
    </style:style>
    <style:style style:name="Taula27.A" style:family="table-column">
      <style:table-column-properties style:column-width="2.298cm"/>
    </style:style>
    <style:style style:name="Taula27.B" style:family="table-column">
      <style:table-column-properties style:column-width="3.704cm"/>
    </style:style>
    <style:style style:name="Taula27.C" style:family="table-column">
      <style:table-column-properties style:column-width="0.993cm"/>
    </style:style>
    <style:style style:name="Taula27.D" style:family="table-column">
      <style:table-column-properties style:column-width="10.896cm"/>
    </style:style>
    <style:style style:name="Taula2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7.D1" style:family="table-cell">
      <style:table-cell-properties fo:background-color="#cccccc" fo:padding="0.097cm" fo:border="0.5pt solid #000000">
        <style:background-image/>
      </style:table-cell-properties>
    </style:style>
    <style:style style:name="Taula27.A2" style:family="table-cell">
      <style:table-cell-properties fo:padding="0.097cm" fo:border-left="0.5pt solid #000000" fo:border-right="none" fo:border-top="none" fo:border-bottom="0.5pt solid #000000"/>
    </style:style>
    <style:style style:name="Taula27.B2" style:family="table-cell">
      <style:table-cell-properties fo:padding="0.097cm" fo:border-left="0.5pt solid #000000" fo:border-right="none" fo:border-top="none" fo:border-bottom="0.5pt solid #000000"/>
    </style:style>
    <style:style style:name="Taula27.C2" style:family="table-cell">
      <style:table-cell-properties fo:padding="0.097cm" fo:border-left="0.5pt solid #000000" fo:border-right="none" fo:border-top="none" fo:border-bottom="0.5pt solid #000000"/>
    </style:style>
    <style:style style:name="Taula27.D2" style:family="table-cell">
      <style:table-cell-properties fo:padding="0.097cm" fo:border-left="0.5pt solid #000000" fo:border-right="0.5pt solid #000000" fo:border-top="none" fo:border-bottom="0.5pt solid #000000"/>
    </style:style>
    <style:style style:name="Taula27.A3" style:family="table-cell">
      <style:table-cell-properties fo:padding="0.097cm" fo:border-left="0.5pt solid #000000" fo:border-right="none" fo:border-top="none" fo:border-bottom="0.5pt solid #000000"/>
    </style:style>
    <style:style style:name="Taula27.B3" style:family="table-cell">
      <style:table-cell-properties fo:padding="0.097cm" fo:border-left="0.5pt solid #000000" fo:border-right="none" fo:border-top="none" fo:border-bottom="0.5pt solid #000000"/>
    </style:style>
    <style:style style:name="Taula27.C3" style:family="table-cell">
      <style:table-cell-properties fo:padding="0.097cm" fo:border-left="0.5pt solid #000000" fo:border-right="none" fo:border-top="none" fo:border-bottom="0.5pt solid #000000"/>
    </style:style>
    <style:style style:name="Taula27.D3" style:family="table-cell">
      <style:table-cell-properties fo:padding="0.097cm" fo:border-left="0.5pt solid #000000" fo:border-right="0.5pt solid #000000" fo:border-top="none" fo:border-bottom="0.5pt solid #000000"/>
    </style:style>
    <style:style style:name="Taula27.A4" style:family="table-cell">
      <style:table-cell-properties fo:padding="0.097cm" fo:border-left="0.5pt solid #000000" fo:border-right="none" fo:border-top="none" fo:border-bottom="0.5pt solid #000000"/>
    </style:style>
    <style:style style:name="Taula27.B4" style:family="table-cell">
      <style:table-cell-properties fo:padding="0.097cm" fo:border-left="0.5pt solid #000000" fo:border-right="none" fo:border-top="none" fo:border-bottom="0.5pt solid #000000"/>
    </style:style>
    <style:style style:name="Taula27.C4" style:family="table-cell">
      <style:table-cell-properties fo:padding="0.097cm" fo:border-left="0.5pt solid #000000" fo:border-right="none" fo:border-top="none" fo:border-bottom="0.5pt solid #000000"/>
    </style:style>
    <style:style style:name="Taula27.D4" style:family="table-cell">
      <style:table-cell-properties fo:padding="0.097cm" fo:border-left="0.5pt solid #000000" fo:border-right="0.5pt solid #000000" fo:border-top="none" fo:border-bottom="0.5pt solid #000000"/>
    </style:style>
    <style:style style:name="Taula27.A5" style:family="table-cell">
      <style:table-cell-properties fo:padding="0.097cm" fo:border-left="0.5pt solid #000000" fo:border-right="none" fo:border-top="none" fo:border-bottom="0.5pt solid #000000"/>
    </style:style>
    <style:style style:name="Taula27.B5" style:family="table-cell">
      <style:table-cell-properties fo:padding="0.097cm" fo:border-left="0.5pt solid #000000" fo:border-right="none" fo:border-top="none" fo:border-bottom="0.5pt solid #000000"/>
    </style:style>
    <style:style style:name="Taula27.C5" style:family="table-cell">
      <style:table-cell-properties fo:padding="0.097cm" fo:border-left="0.5pt solid #000000" fo:border-right="none" fo:border-top="none" fo:border-bottom="0.5pt solid #000000"/>
    </style:style>
    <style:style style:name="Taula27.D5" style:family="table-cell">
      <style:table-cell-properties fo:padding="0.097cm" fo:border-left="0.5pt solid #000000" fo:border-right="0.5pt solid #000000" fo:border-top="none" fo:border-bottom="0.5pt solid #000000"/>
    </style:style>
    <style:style style:name="Taula27.A6" style:family="table-cell">
      <style:table-cell-properties fo:padding="0.097cm" fo:border-left="0.5pt solid #000000" fo:border-right="none" fo:border-top="none" fo:border-bottom="0.5pt solid #000000"/>
    </style:style>
    <style:style style:name="Taula27.B6" style:family="table-cell">
      <style:table-cell-properties fo:padding="0.097cm" fo:border-left="0.5pt solid #000000" fo:border-right="none" fo:border-top="none" fo:border-bottom="0.5pt solid #000000"/>
    </style:style>
    <style:style style:name="Taula27.C6" style:family="table-cell">
      <style:table-cell-properties fo:padding="0.097cm" fo:border-left="0.5pt solid #000000" fo:border-right="none" fo:border-top="none" fo:border-bottom="0.5pt solid #000000"/>
    </style:style>
    <style:style style:name="Taula27.D6" style:family="table-cell">
      <style:table-cell-properties fo:padding="0.097cm" fo:border-left="0.5pt solid #000000" fo:border-right="0.5pt solid #000000" fo:border-top="none" fo:border-bottom="0.5pt solid #000000"/>
    </style:style>
    <style:style style:name="Taula27.A7" style:family="table-cell">
      <style:table-cell-properties fo:padding="0.097cm" fo:border-left="0.5pt solid #000000" fo:border-right="none" fo:border-top="none" fo:border-bottom="0.5pt solid #000000"/>
    </style:style>
    <style:style style:name="Taula27.B7" style:family="table-cell">
      <style:table-cell-properties fo:padding="0.097cm" fo:border-left="0.5pt solid #000000" fo:border-right="none" fo:border-top="none" fo:border-bottom="0.5pt solid #000000"/>
    </style:style>
    <style:style style:name="Taula27.C7" style:family="table-cell">
      <style:table-cell-properties fo:padding="0.097cm" fo:border-left="0.5pt solid #000000" fo:border-right="none" fo:border-top="none" fo:border-bottom="0.5pt solid #000000"/>
    </style:style>
    <style:style style:name="Taula27.D7" style:family="table-cell">
      <style:table-cell-properties fo:padding="0.097cm" fo:border-left="0.5pt solid #000000" fo:border-right="0.5pt solid #000000" fo:border-top="none" fo:border-bottom="0.5pt solid #000000"/>
    </style:style>
    <style:style style:name="Taula27.A8" style:family="table-cell">
      <style:table-cell-properties fo:padding="0.097cm" fo:border-left="0.5pt solid #000000" fo:border-right="none" fo:border-top="none" fo:border-bottom="0.5pt solid #000000"/>
    </style:style>
    <style:style style:name="Taula27.B8" style:family="table-cell">
      <style:table-cell-properties fo:padding="0.097cm" fo:border-left="0.5pt solid #000000" fo:border-right="none" fo:border-top="none" fo:border-bottom="0.5pt solid #000000"/>
    </style:style>
    <style:style style:name="Taula27.C8" style:family="table-cell">
      <style:table-cell-properties fo:padding="0.097cm" fo:border-left="0.5pt solid #000000" fo:border-right="none" fo:border-top="none" fo:border-bottom="0.5pt solid #000000"/>
    </style:style>
    <style:style style:name="Taula27.D8" style:family="table-cell">
      <style:table-cell-properties fo:padding="0.097cm" fo:border-left="0.5pt solid #000000" fo:border-right="0.5pt solid #000000" fo:border-top="none" fo:border-bottom="0.5pt solid #000000"/>
    </style:style>
    <style:style style:name="Taula27.A9" style:family="table-cell">
      <style:table-cell-properties fo:padding="0.097cm" fo:border-left="0.5pt solid #000000" fo:border-right="none" fo:border-top="none" fo:border-bottom="0.5pt solid #000000"/>
    </style:style>
    <style:style style:name="Taula27.B9" style:family="table-cell">
      <style:table-cell-properties fo:padding="0.097cm" fo:border-left="0.5pt solid #000000" fo:border-right="none" fo:border-top="none" fo:border-bottom="0.5pt solid #000000"/>
    </style:style>
    <style:style style:name="Taula27.C9" style:family="table-cell">
      <style:table-cell-properties fo:padding="0.097cm" fo:border-left="0.5pt solid #000000" fo:border-right="none" fo:border-top="none" fo:border-bottom="0.5pt solid #000000"/>
    </style:style>
    <style:style style:name="Taula27.D9" style:family="table-cell">
      <style:table-cell-properties fo:padding="0.097cm" fo:border-left="0.5pt solid #000000" fo:border-right="0.5pt solid #000000" fo:border-top="none" fo:border-bottom="0.5pt solid #000000"/>
    </style:style>
    <style:style style:name="Taula27.A10" style:family="table-cell">
      <style:table-cell-properties fo:padding="0.097cm" fo:border-left="0.5pt solid #000000" fo:border-right="none" fo:border-top="none" fo:border-bottom="0.5pt solid #000000"/>
    </style:style>
    <style:style style:name="Taula27.B10" style:family="table-cell">
      <style:table-cell-properties fo:padding="0.097cm" fo:border-left="0.5pt solid #000000" fo:border-right="none" fo:border-top="none" fo:border-bottom="0.5pt solid #000000"/>
    </style:style>
    <style:style style:name="Taula27.C10" style:family="table-cell">
      <style:table-cell-properties fo:padding="0.097cm" fo:border-left="0.5pt solid #000000" fo:border-right="none" fo:border-top="none" fo:border-bottom="0.5pt solid #000000"/>
    </style:style>
    <style:style style:name="Taula27.D10" style:family="table-cell">
      <style:table-cell-properties fo:padding="0.097cm" fo:border-left="0.5pt solid #000000" fo:border-right="0.5pt solid #000000" fo:border-top="none" fo:border-bottom="0.5pt solid #000000"/>
    </style:style>
    <style:style style:name="Taula27.A11" style:family="table-cell">
      <style:table-cell-properties fo:padding="0.097cm" fo:border-left="0.5pt solid #000000" fo:border-right="none" fo:border-top="none" fo:border-bottom="0.5pt solid #000000"/>
    </style:style>
    <style:style style:name="Taula27.B11" style:family="table-cell">
      <style:table-cell-properties fo:padding="0.097cm" fo:border-left="0.5pt solid #000000" fo:border-right="none" fo:border-top="none" fo:border-bottom="0.5pt solid #000000"/>
    </style:style>
    <style:style style:name="Taula27.C11" style:family="table-cell">
      <style:table-cell-properties fo:padding="0.097cm" fo:border-left="0.5pt solid #000000" fo:border-right="none" fo:border-top="none" fo:border-bottom="0.5pt solid #000000"/>
    </style:style>
    <style:style style:name="Taula27.D11" style:family="table-cell">
      <style:table-cell-properties fo:padding="0.097cm" fo:border-left="0.5pt solid #000000" fo:border-right="0.5pt solid #000000" fo:border-top="none" fo:border-bottom="0.5pt solid #000000"/>
    </style:style>
    <style:style style:name="Taula27.A12" style:family="table-cell">
      <style:table-cell-properties fo:padding="0.097cm" fo:border-left="0.5pt solid #000000" fo:border-right="none" fo:border-top="none" fo:border-bottom="0.5pt solid #000000"/>
    </style:style>
    <style:style style:name="Taula27.B12" style:family="table-cell">
      <style:table-cell-properties fo:padding="0.097cm" fo:border-left="0.5pt solid #000000" fo:border-right="none" fo:border-top="none" fo:border-bottom="0.5pt solid #000000"/>
    </style:style>
    <style:style style:name="Taula27.C12" style:family="table-cell">
      <style:table-cell-properties fo:padding="0.097cm" fo:border-left="0.5pt solid #000000" fo:border-right="none" fo:border-top="none" fo:border-bottom="0.5pt solid #000000"/>
    </style:style>
    <style:style style:name="Taula27.D12" style:family="table-cell">
      <style:table-cell-properties fo:padding="0.097cm" fo:border-left="0.5pt solid #000000" fo:border-right="0.5pt solid #000000" fo:border-top="none" fo:border-bottom="0.5pt solid #000000"/>
    </style:style>
    <style:style style:name="Taula28" style:family="table">
      <style:table-properties style:width="17.884cm" fo:margin-top="0cm" fo:margin-bottom="0.101cm" table:align="center" fo:keep-with-next="always"/>
    </style:style>
    <style:style style:name="Taula28.A" style:family="table-column">
      <style:table-column-properties style:column-width="2.69cm"/>
    </style:style>
    <style:style style:name="Taula28.B" style:family="table-column">
      <style:table-column-properties style:column-width="3.507cm"/>
    </style:style>
    <style:style style:name="Taula28.C" style:family="table-column">
      <style:table-column-properties style:column-width="0.804cm"/>
    </style:style>
    <style:style style:name="Taula28.D" style:family="table-column">
      <style:table-column-properties style:column-width="10.883cm"/>
    </style:style>
    <style:style style:name="Taula2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8.D1" style:family="table-cell">
      <style:table-cell-properties fo:background-color="#cccccc" fo:padding="0.097cm" fo:border="0.5pt solid #000000">
        <style:background-image/>
      </style:table-cell-properties>
    </style:style>
    <style:style style:name="Taula28.A2" style:family="table-cell">
      <style:table-cell-properties fo:padding="0.097cm" fo:border-left="0.5pt solid #000000" fo:border-right="none" fo:border-top="none" fo:border-bottom="0.5pt solid #000000"/>
    </style:style>
    <style:style style:name="Taula28.B2" style:family="table-cell">
      <style:table-cell-properties fo:padding="0.097cm" fo:border-left="0.5pt solid #000000" fo:border-right="none" fo:border-top="none" fo:border-bottom="0.5pt solid #000000"/>
    </style:style>
    <style:style style:name="Taula28.C2" style:family="table-cell">
      <style:table-cell-properties fo:padding="0.097cm" fo:border-left="0.5pt solid #000000" fo:border-right="none" fo:border-top="none" fo:border-bottom="0.5pt solid #000000"/>
    </style:style>
    <style:style style:name="Taula28.D2" style:family="table-cell">
      <style:table-cell-properties fo:padding="0.097cm" fo:border-left="0.5pt solid #000000" fo:border-right="0.5pt solid #000000" fo:border-top="none" fo:border-bottom="0.5pt solid #000000"/>
    </style:style>
    <style:style style:name="Taula28.A3" style:family="table-cell">
      <style:table-cell-properties fo:padding="0.097cm" fo:border-left="0.5pt solid #000000" fo:border-right="none" fo:border-top="none" fo:border-bottom="0.5pt solid #000000"/>
    </style:style>
    <style:style style:name="Taula28.B3" style:family="table-cell">
      <style:table-cell-properties fo:padding="0.097cm" fo:border-left="0.5pt solid #000000" fo:border-right="none" fo:border-top="none" fo:border-bottom="0.5pt solid #000000"/>
    </style:style>
    <style:style style:name="Taula28.C3" style:family="table-cell">
      <style:table-cell-properties fo:padding="0.097cm" fo:border-left="0.5pt solid #000000" fo:border-right="none" fo:border-top="none" fo:border-bottom="0.5pt solid #000000"/>
    </style:style>
    <style:style style:name="Taula28.D3" style:family="table-cell">
      <style:table-cell-properties fo:padding="0.097cm" fo:border-left="0.5pt solid #000000" fo:border-right="0.5pt solid #000000" fo:border-top="none" fo:border-bottom="0.5pt solid #000000"/>
    </style:style>
    <style:style style:name="Taula28.A4" style:family="table-cell">
      <style:table-cell-properties fo:padding="0.097cm" fo:border-left="0.5pt solid #000000" fo:border-right="none" fo:border-top="none" fo:border-bottom="0.5pt solid #000000"/>
    </style:style>
    <style:style style:name="Taula28.B4" style:family="table-cell">
      <style:table-cell-properties fo:padding="0.097cm" fo:border-left="0.5pt solid #000000" fo:border-right="none" fo:border-top="none" fo:border-bottom="0.5pt solid #000000"/>
    </style:style>
    <style:style style:name="Taula28.C4" style:family="table-cell">
      <style:table-cell-properties fo:padding="0.097cm" fo:border-left="0.5pt solid #000000" fo:border-right="none" fo:border-top="none" fo:border-bottom="0.5pt solid #000000"/>
    </style:style>
    <style:style style:name="Taula28.D4" style:family="table-cell">
      <style:table-cell-properties fo:padding="0.097cm" fo:border-left="0.5pt solid #000000" fo:border-right="0.5pt solid #000000" fo:border-top="none" fo:border-bottom="0.5pt solid #000000"/>
    </style:style>
    <style:style style:name="Taula28.A5" style:family="table-cell">
      <style:table-cell-properties fo:padding="0.097cm" fo:border-left="0.5pt solid #000000" fo:border-right="none" fo:border-top="none" fo:border-bottom="0.5pt solid #000000"/>
    </style:style>
    <style:style style:name="Taula28.B5" style:family="table-cell">
      <style:table-cell-properties fo:padding="0.097cm" fo:border-left="0.5pt solid #000000" fo:border-right="none" fo:border-top="none" fo:border-bottom="0.5pt solid #000000"/>
    </style:style>
    <style:style style:name="Taula28.C5" style:family="table-cell">
      <style:table-cell-properties fo:padding="0.097cm" fo:border-left="0.5pt solid #000000" fo:border-right="none" fo:border-top="none" fo:border-bottom="0.5pt solid #000000"/>
    </style:style>
    <style:style style:name="Taula28.D5" style:family="table-cell">
      <style:table-cell-properties fo:padding="0.097cm" fo:border-left="0.5pt solid #000000" fo:border-right="0.5pt solid #000000" fo:border-top="none" fo:border-bottom="0.5pt solid #000000"/>
    </style:style>
    <style:style style:name="Taula28.A6" style:family="table-cell">
      <style:table-cell-properties fo:padding="0.097cm" fo:border-left="0.5pt solid #000000" fo:border-right="none" fo:border-top="none" fo:border-bottom="0.5pt solid #000000"/>
    </style:style>
    <style:style style:name="Taula28.B6" style:family="table-cell">
      <style:table-cell-properties fo:padding="0.097cm" fo:border-left="0.5pt solid #000000" fo:border-right="none" fo:border-top="none" fo:border-bottom="0.5pt solid #000000"/>
    </style:style>
    <style:style style:name="Taula28.C6" style:family="table-cell">
      <style:table-cell-properties fo:padding="0.097cm" fo:border-left="0.5pt solid #000000" fo:border-right="none" fo:border-top="none" fo:border-bottom="0.5pt solid #000000"/>
    </style:style>
    <style:style style:name="Taula28.D6" style:family="table-cell">
      <style:table-cell-properties fo:padding="0.097cm" fo:border-left="0.5pt solid #000000" fo:border-right="0.5pt solid #000000" fo:border-top="none" fo:border-bottom="0.5pt solid #000000"/>
    </style:style>
    <style:style style:name="Taula28.A7" style:family="table-cell">
      <style:table-cell-properties fo:padding="0.097cm" fo:border-left="0.5pt solid #000000" fo:border-right="none" fo:border-top="none" fo:border-bottom="0.5pt solid #000000"/>
    </style:style>
    <style:style style:name="Taula28.B7" style:family="table-cell">
      <style:table-cell-properties fo:padding="0.097cm" fo:border-left="0.5pt solid #000000" fo:border-right="none" fo:border-top="none" fo:border-bottom="0.5pt solid #000000"/>
    </style:style>
    <style:style style:name="Taula28.C7" style:family="table-cell">
      <style:table-cell-properties fo:padding="0.097cm" fo:border-left="0.5pt solid #000000" fo:border-right="none" fo:border-top="none" fo:border-bottom="0.5pt solid #000000"/>
    </style:style>
    <style:style style:name="Taula28.D7" style:family="table-cell">
      <style:table-cell-properties fo:padding="0.097cm" fo:border-left="0.5pt solid #000000" fo:border-right="0.5pt solid #000000" fo:border-top="none" fo:border-bottom="0.5pt solid #000000"/>
    </style:style>
    <style:style style:name="Taula28.A8" style:family="table-cell">
      <style:table-cell-properties fo:padding="0.097cm" fo:border-left="0.5pt solid #000000" fo:border-right="none" fo:border-top="none" fo:border-bottom="0.5pt solid #000000"/>
    </style:style>
    <style:style style:name="Taula28.B8" style:family="table-cell">
      <style:table-cell-properties fo:padding="0.097cm" fo:border-left="0.5pt solid #000000" fo:border-right="none" fo:border-top="none" fo:border-bottom="0.5pt solid #000000"/>
    </style:style>
    <style:style style:name="Taula28.C8" style:family="table-cell">
      <style:table-cell-properties fo:padding="0.097cm" fo:border-left="0.5pt solid #000000" fo:border-right="none" fo:border-top="none" fo:border-bottom="0.5pt solid #000000"/>
    </style:style>
    <style:style style:name="Taula28.D8" style:family="table-cell">
      <style:table-cell-properties fo:padding="0.097cm" fo:border-left="0.5pt solid #000000" fo:border-right="0.5pt solid #000000" fo:border-top="none" fo:border-bottom="0.5pt solid #000000"/>
    </style:style>
    <style:style style:name="Taula29" style:family="table">
      <style:table-properties style:width="17.891cm" fo:margin-top="0cm" fo:margin-bottom="0.101cm" table:align="center" fo:keep-with-next="always"/>
    </style:style>
    <style:style style:name="Taula29.A" style:family="table-column">
      <style:table-column-properties style:column-width="2.695cm"/>
    </style:style>
    <style:style style:name="Taula29.B" style:family="table-column">
      <style:table-column-properties style:column-width="3.099cm"/>
    </style:style>
    <style:style style:name="Taula29.C" style:family="table-column">
      <style:table-column-properties style:column-width="1.005cm"/>
    </style:style>
    <style:style style:name="Taula29.D" style:family="table-column">
      <style:table-column-properties style:column-width="11.091cm"/>
    </style:style>
    <style:style style:name="Taula2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9.D1" style:family="table-cell">
      <style:table-cell-properties fo:background-color="#cccccc" fo:padding="0.097cm" fo:border="0.5pt solid #000000">
        <style:background-image/>
      </style:table-cell-properties>
    </style:style>
    <style:style style:name="Taula29.A2" style:family="table-cell">
      <style:table-cell-properties fo:padding="0.097cm" fo:border-left="0.5pt solid #000000" fo:border-right="none" fo:border-top="none" fo:border-bottom="0.5pt solid #000000"/>
    </style:style>
    <style:style style:name="Taula29.B2" style:family="table-cell">
      <style:table-cell-properties fo:padding="0.097cm" fo:border-left="0.5pt solid #000000" fo:border-right="none" fo:border-top="none" fo:border-bottom="0.5pt solid #000000"/>
    </style:style>
    <style:style style:name="Taula29.C2" style:family="table-cell">
      <style:table-cell-properties fo:padding="0.097cm" fo:border-left="0.5pt solid #000000" fo:border-right="none" fo:border-top="none" fo:border-bottom="0.5pt solid #000000"/>
    </style:style>
    <style:style style:name="Taula29.D2" style:family="table-cell">
      <style:table-cell-properties fo:padding="0.097cm" fo:border-left="0.5pt solid #000000" fo:border-right="0.5pt solid #000000" fo:border-top="none" fo:border-bottom="0.5pt solid #000000"/>
    </style:style>
    <style:style style:name="Taula29.A3" style:family="table-cell">
      <style:table-cell-properties fo:padding="0.097cm" fo:border-left="0.5pt solid #000000" fo:border-right="none" fo:border-top="none" fo:border-bottom="0.5pt solid #000000"/>
    </style:style>
    <style:style style:name="Taula29.B3" style:family="table-cell">
      <style:table-cell-properties fo:padding="0.097cm" fo:border-left="0.5pt solid #000000" fo:border-right="none" fo:border-top="none" fo:border-bottom="0.5pt solid #000000"/>
    </style:style>
    <style:style style:name="Taula29.C3" style:family="table-cell">
      <style:table-cell-properties fo:padding="0.097cm" fo:border-left="0.5pt solid #000000" fo:border-right="none" fo:border-top="none" fo:border-bottom="0.5pt solid #000000"/>
    </style:style>
    <style:style style:name="Taula29.D3" style:family="table-cell">
      <style:table-cell-properties fo:padding="0.097cm" fo:border-left="0.5pt solid #000000" fo:border-right="0.5pt solid #000000" fo:border-top="none" fo:border-bottom="0.5pt solid #000000"/>
    </style:style>
    <style:style style:name="Taula29.A4" style:family="table-cell">
      <style:table-cell-properties fo:padding="0.097cm" fo:border-left="0.5pt solid #000000" fo:border-right="none" fo:border-top="none" fo:border-bottom="0.5pt solid #000000"/>
    </style:style>
    <style:style style:name="Taula29.B4" style:family="table-cell">
      <style:table-cell-properties fo:padding="0.097cm" fo:border-left="0.5pt solid #000000" fo:border-right="none" fo:border-top="none" fo:border-bottom="0.5pt solid #000000"/>
    </style:style>
    <style:style style:name="Taula29.C4" style:family="table-cell">
      <style:table-cell-properties fo:padding="0.097cm" fo:border-left="0.5pt solid #000000" fo:border-right="none" fo:border-top="none" fo:border-bottom="0.5pt solid #000000"/>
    </style:style>
    <style:style style:name="Taula29.D4" style:family="table-cell">
      <style:table-cell-properties fo:padding="0.097cm" fo:border-left="0.5pt solid #000000" fo:border-right="0.5pt solid #000000" fo:border-top="none" fo:border-bottom="0.5pt solid #000000"/>
    </style:style>
    <style:style style:name="Taula29.A5" style:family="table-cell">
      <style:table-cell-properties fo:padding="0.097cm" fo:border-left="0.5pt solid #000000" fo:border-right="none" fo:border-top="none" fo:border-bottom="0.5pt solid #000000"/>
    </style:style>
    <style:style style:name="Taula29.B5" style:family="table-cell">
      <style:table-cell-properties fo:padding="0.097cm" fo:border-left="0.5pt solid #000000" fo:border-right="none" fo:border-top="none" fo:border-bottom="0.5pt solid #000000"/>
    </style:style>
    <style:style style:name="Taula29.C5" style:family="table-cell">
      <style:table-cell-properties fo:padding="0.097cm" fo:border-left="0.5pt solid #000000" fo:border-right="none" fo:border-top="none" fo:border-bottom="0.5pt solid #000000"/>
    </style:style>
    <style:style style:name="Taula29.D5" style:family="table-cell">
      <style:table-cell-properties fo:padding="0.097cm" fo:border-left="0.5pt solid #000000" fo:border-right="0.5pt solid #000000" fo:border-top="none" fo:border-bottom="0.5pt solid #000000"/>
    </style:style>
    <style:style style:name="Taula29.A6" style:family="table-cell">
      <style:table-cell-properties fo:padding="0.097cm" fo:border-left="0.5pt solid #000000" fo:border-right="none" fo:border-top="none" fo:border-bottom="0.5pt solid #000000"/>
    </style:style>
    <style:style style:name="Taula29.B6" style:family="table-cell">
      <style:table-cell-properties fo:padding="0.097cm" fo:border-left="0.5pt solid #000000" fo:border-right="none" fo:border-top="none" fo:border-bottom="0.5pt solid #000000"/>
    </style:style>
    <style:style style:name="Taula29.C6" style:family="table-cell">
      <style:table-cell-properties fo:padding="0.097cm" fo:border-left="0.5pt solid #000000" fo:border-right="none" fo:border-top="none" fo:border-bottom="0.5pt solid #000000"/>
    </style:style>
    <style:style style:name="Taula29.D6" style:family="table-cell">
      <style:table-cell-properties fo:padding="0.097cm" fo:border-left="0.5pt solid #000000" fo:border-right="0.5pt solid #000000" fo:border-top="none" fo:border-bottom="0.5pt solid #000000"/>
    </style:style>
    <style:style style:name="Taula29.A7" style:family="table-cell">
      <style:table-cell-properties fo:padding="0.097cm" fo:border-left="0.5pt solid #000000" fo:border-right="none" fo:border-top="none" fo:border-bottom="0.5pt solid #000000"/>
    </style:style>
    <style:style style:name="Taula29.B7" style:family="table-cell">
      <style:table-cell-properties fo:padding="0.097cm" fo:border-left="0.5pt solid #000000" fo:border-right="none" fo:border-top="none" fo:border-bottom="0.5pt solid #000000"/>
    </style:style>
    <style:style style:name="Taula29.C7" style:family="table-cell">
      <style:table-cell-properties fo:padding="0.097cm" fo:border-left="0.5pt solid #000000" fo:border-right="none" fo:border-top="none" fo:border-bottom="0.5pt solid #000000"/>
    </style:style>
    <style:style style:name="Taula29.D7" style:family="table-cell">
      <style:table-cell-properties fo:padding="0.097cm" fo:border-left="0.5pt solid #000000" fo:border-right="0.5pt solid #000000" fo:border-top="none" fo:border-bottom="0.5pt solid #000000"/>
    </style:style>
    <style:style style:name="Taula29.A8" style:family="table-cell">
      <style:table-cell-properties fo:padding="0.097cm" fo:border-left="0.5pt solid #000000" fo:border-right="none" fo:border-top="none" fo:border-bottom="0.5pt solid #000000"/>
    </style:style>
    <style:style style:name="Taula29.B8" style:family="table-cell">
      <style:table-cell-properties fo:padding="0.097cm" fo:border-left="0.5pt solid #000000" fo:border-right="none" fo:border-top="none" fo:border-bottom="0.5pt solid #000000"/>
    </style:style>
    <style:style style:name="Taula29.C8" style:family="table-cell">
      <style:table-cell-properties fo:padding="0.097cm" fo:border-left="0.5pt solid #000000" fo:border-right="none" fo:border-top="none" fo:border-bottom="0.5pt solid #000000"/>
    </style:style>
    <style:style style:name="Taula29.D8" style:family="table-cell">
      <style:table-cell-properties fo:padding="0.097cm" fo:border-left="0.5pt solid #000000" fo:border-right="0.5pt solid #000000" fo:border-top="none" fo:border-bottom="0.5pt solid #000000"/>
    </style:style>
    <style:style style:name="Taula29.A9" style:family="table-cell">
      <style:table-cell-properties fo:padding="0.097cm" fo:border-left="0.5pt solid #000000" fo:border-right="none" fo:border-top="none" fo:border-bottom="0.5pt solid #000000"/>
    </style:style>
    <style:style style:name="Taula29.B9" style:family="table-cell">
      <style:table-cell-properties fo:padding="0.097cm" fo:border-left="0.5pt solid #000000" fo:border-right="none" fo:border-top="none" fo:border-bottom="0.5pt solid #000000"/>
    </style:style>
    <style:style style:name="Taula29.C9" style:family="table-cell">
      <style:table-cell-properties fo:padding="0.097cm" fo:border-left="0.5pt solid #000000" fo:border-right="none" fo:border-top="none" fo:border-bottom="0.5pt solid #000000"/>
    </style:style>
    <style:style style:name="Taula29.D9" style:family="table-cell">
      <style:table-cell-properties fo:padding="0.097cm" fo:border-left="0.5pt solid #000000" fo:border-right="0.5pt solid #000000" fo:border-top="none" fo:border-bottom="0.5pt solid #000000"/>
    </style:style>
    <style:style style:name="Taula33" style:family="table">
      <style:table-properties style:width="17.884cm" fo:margin-top="0cm" fo:margin-bottom="0.101cm" table:align="center" fo:keep-with-next="always"/>
    </style:style>
    <style:style style:name="Taula33.A" style:family="table-column">
      <style:table-column-properties style:column-width="2.999cm"/>
    </style:style>
    <style:style style:name="Taula33.B" style:family="table-column">
      <style:table-column-properties style:column-width="3.683cm"/>
    </style:style>
    <style:style style:name="Taula33.C" style:family="table-column">
      <style:table-column-properties style:column-width="1.102cm"/>
    </style:style>
    <style:style style:name="Taula33.D" style:family="table-column">
      <style:table-column-properties style:column-width="10.1cm"/>
    </style:style>
    <style:style style:name="Taula3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3.D1" style:family="table-cell">
      <style:table-cell-properties fo:background-color="#cccccc" fo:padding="0.097cm" fo:border="0.5pt solid #000000">
        <style:background-image/>
      </style:table-cell-properties>
    </style:style>
    <style:style style:name="Taula33.A2" style:family="table-cell">
      <style:table-cell-properties fo:padding="0.097cm" fo:border-left="0.5pt solid #000000" fo:border-right="none" fo:border-top="none" fo:border-bottom="0.5pt solid #000000"/>
    </style:style>
    <style:style style:name="Taula33.B2" style:family="table-cell">
      <style:table-cell-properties fo:padding="0.097cm" fo:border-left="0.5pt solid #000000" fo:border-right="none" fo:border-top="none" fo:border-bottom="0.5pt solid #000000"/>
    </style:style>
    <style:style style:name="Taula33.C2" style:family="table-cell">
      <style:table-cell-properties fo:padding="0.097cm" fo:border-left="0.5pt solid #000000" fo:border-right="none" fo:border-top="none" fo:border-bottom="0.5pt solid #000000"/>
    </style:style>
    <style:style style:name="Taula33.D2" style:family="table-cell">
      <style:table-cell-properties fo:padding="0.097cm" fo:border-left="0.5pt solid #000000" fo:border-right="0.5pt solid #000000" fo:border-top="none" fo:border-bottom="0.5pt solid #000000"/>
    </style:style>
    <style:style style:name="Taula33.A3" style:family="table-cell">
      <style:table-cell-properties fo:padding="0.097cm" fo:border-left="0.5pt solid #000000" fo:border-right="none" fo:border-top="none" fo:border-bottom="0.5pt solid #000000"/>
    </style:style>
    <style:style style:name="Taula33.B3" style:family="table-cell">
      <style:table-cell-properties fo:padding="0.097cm" fo:border-left="0.5pt solid #000000" fo:border-right="none" fo:border-top="none" fo:border-bottom="0.5pt solid #000000"/>
    </style:style>
    <style:style style:name="Taula33.C3" style:family="table-cell">
      <style:table-cell-properties fo:padding="0.097cm" fo:border-left="0.5pt solid #000000" fo:border-right="none" fo:border-top="none" fo:border-bottom="0.5pt solid #000000"/>
    </style:style>
    <style:style style:name="Taula33.D3" style:family="table-cell">
      <style:table-cell-properties fo:padding="0.097cm" fo:border-left="0.5pt solid #000000" fo:border-right="0.5pt solid #000000" fo:border-top="none" fo:border-bottom="0.5pt solid #000000"/>
    </style:style>
    <style:style style:name="Taula33.A4" style:family="table-cell">
      <style:table-cell-properties fo:padding="0.097cm" fo:border-left="0.5pt solid #000000" fo:border-right="none" fo:border-top="none" fo:border-bottom="0.5pt solid #000000"/>
    </style:style>
    <style:style style:name="Taula33.B4" style:family="table-cell">
      <style:table-cell-properties fo:padding="0.097cm" fo:border-left="0.5pt solid #000000" fo:border-right="none" fo:border-top="none" fo:border-bottom="0.5pt solid #000000"/>
    </style:style>
    <style:style style:name="Taula33.C4" style:family="table-cell">
      <style:table-cell-properties fo:padding="0.097cm" fo:border-left="0.5pt solid #000000" fo:border-right="none" fo:border-top="none" fo:border-bottom="0.5pt solid #000000"/>
    </style:style>
    <style:style style:name="Taula33.D4" style:family="table-cell">
      <style:table-cell-properties fo:padding="0.097cm" fo:border-left="0.5pt solid #000000" fo:border-right="0.5pt solid #000000" fo:border-top="none" fo:border-bottom="0.5pt solid #000000"/>
    </style:style>
    <style:style style:name="Taula33.A5" style:family="table-cell">
      <style:table-cell-properties fo:padding="0.097cm" fo:border-left="0.5pt solid #000000" fo:border-right="none" fo:border-top="none" fo:border-bottom="0.5pt solid #000000"/>
    </style:style>
    <style:style style:name="Taula33.B5" style:family="table-cell">
      <style:table-cell-properties fo:padding="0.097cm" fo:border-left="0.5pt solid #000000" fo:border-right="none" fo:border-top="none" fo:border-bottom="0.5pt solid #000000"/>
    </style:style>
    <style:style style:name="Taula33.C5" style:family="table-cell">
      <style:table-cell-properties fo:padding="0.097cm" fo:border-left="0.5pt solid #000000" fo:border-right="none" fo:border-top="none" fo:border-bottom="0.5pt solid #000000"/>
    </style:style>
    <style:style style:name="Taula33.D5" style:family="table-cell">
      <style:table-cell-properties fo:padding="0.097cm" fo:border-left="0.5pt solid #000000" fo:border-right="0.5pt solid #000000" fo:border-top="none" fo:border-bottom="0.5pt solid #000000"/>
    </style:style>
    <style:style style:name="Taula32" style:family="table">
      <style:table-properties style:width="17.891cm" fo:margin-top="0cm" fo:margin-bottom="0.101cm" fo:break-before="auto" fo:break-after="auto" table:align="center" fo:keep-with-next="always"/>
    </style:style>
    <style:style style:name="Taula32.A" style:family="table-column">
      <style:table-column-properties style:column-width="2.298cm"/>
    </style:style>
    <style:style style:name="Taula32.B" style:family="table-column">
      <style:table-column-properties style:column-width="3.496cm"/>
    </style:style>
    <style:style style:name="Taula32.C" style:family="table-column">
      <style:table-column-properties style:column-width="1.005cm"/>
    </style:style>
    <style:style style:name="Taula32.D" style:family="table-column">
      <style:table-column-properties style:column-width="11.091cm"/>
    </style:style>
    <style:style style:name="Taula3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2.D1" style:family="table-cell">
      <style:table-cell-properties fo:background-color="#cccccc" fo:padding="0.097cm" fo:border="0.5pt solid #000000">
        <style:background-image/>
      </style:table-cell-properties>
    </style:style>
    <style:style style:name="Taula32.A2" style:family="table-cell">
      <style:table-cell-properties fo:padding="0.097cm" fo:border-left="0.5pt solid #000000" fo:border-right="none" fo:border-top="none" fo:border-bottom="0.5pt solid #000000"/>
    </style:style>
    <style:style style:name="Taula32.B2" style:family="table-cell">
      <style:table-cell-properties fo:padding="0.097cm" fo:border-left="0.5pt solid #000000" fo:border-right="none" fo:border-top="none" fo:border-bottom="0.5pt solid #000000"/>
    </style:style>
    <style:style style:name="Taula32.C2" style:family="table-cell">
      <style:table-cell-properties fo:padding="0.097cm" fo:border-left="0.5pt solid #000000" fo:border-right="none" fo:border-top="none" fo:border-bottom="0.5pt solid #000000"/>
    </style:style>
    <style:style style:name="Taula32.D2" style:family="table-cell">
      <style:table-cell-properties fo:padding="0.097cm" fo:border-left="0.5pt solid #000000" fo:border-right="0.5pt solid #000000" fo:border-top="none" fo:border-bottom="0.5pt solid #000000"/>
    </style:style>
    <style:style style:name="Taula32.A3" style:family="table-cell">
      <style:table-cell-properties fo:padding="0.097cm" fo:border-left="0.5pt solid #000000" fo:border-right="none" fo:border-top="none" fo:border-bottom="0.5pt solid #000000"/>
    </style:style>
    <style:style style:name="Taula32.B3" style:family="table-cell">
      <style:table-cell-properties fo:padding="0.097cm" fo:border-left="0.5pt solid #000000" fo:border-right="none" fo:border-top="none" fo:border-bottom="0.5pt solid #000000"/>
    </style:style>
    <style:style style:name="Taula32.C3" style:family="table-cell">
      <style:table-cell-properties fo:padding="0.097cm" fo:border-left="0.5pt solid #000000" fo:border-right="none" fo:border-top="none" fo:border-bottom="0.5pt solid #000000"/>
    </style:style>
    <style:style style:name="Taula32.D3" style:family="table-cell">
      <style:table-cell-properties fo:padding="0.097cm" fo:border-left="0.5pt solid #000000" fo:border-right="0.5pt solid #000000" fo:border-top="none" fo:border-bottom="0.5pt solid #000000"/>
    </style:style>
    <style:style style:name="Taula32.A4" style:family="table-cell">
      <style:table-cell-properties fo:padding="0.097cm" fo:border-left="0.5pt solid #000000" fo:border-right="none" fo:border-top="none" fo:border-bottom="0.5pt solid #000000"/>
    </style:style>
    <style:style style:name="Taula32.B4" style:family="table-cell">
      <style:table-cell-properties fo:padding="0.097cm" fo:border-left="0.5pt solid #000000" fo:border-right="none" fo:border-top="none" fo:border-bottom="0.5pt solid #000000"/>
    </style:style>
    <style:style style:name="Taula32.C4" style:family="table-cell">
      <style:table-cell-properties fo:padding="0.097cm" fo:border-left="0.5pt solid #000000" fo:border-right="none" fo:border-top="none" fo:border-bottom="0.5pt solid #000000"/>
    </style:style>
    <style:style style:name="Taula32.D4" style:family="table-cell">
      <style:table-cell-properties fo:padding="0.097cm" fo:border-left="0.5pt solid #000000" fo:border-right="0.5pt solid #000000" fo:border-top="none" fo:border-bottom="0.5pt solid #000000"/>
    </style:style>
    <style:style style:name="Taula32.A5" style:family="table-cell">
      <style:table-cell-properties fo:padding="0.097cm" fo:border-left="0.5pt solid #000000" fo:border-right="none" fo:border-top="none" fo:border-bottom="0.5pt solid #000000"/>
    </style:style>
    <style:style style:name="Taula32.B5" style:family="table-cell">
      <style:table-cell-properties fo:padding="0.097cm" fo:border-left="0.5pt solid #000000" fo:border-right="none" fo:border-top="none" fo:border-bottom="0.5pt solid #000000"/>
    </style:style>
    <style:style style:name="Taula32.C5" style:family="table-cell">
      <style:table-cell-properties fo:padding="0.097cm" fo:border-left="0.5pt solid #000000" fo:border-right="none" fo:border-top="none" fo:border-bottom="0.5pt solid #000000"/>
    </style:style>
    <style:style style:name="Taula32.D5" style:family="table-cell">
      <style:table-cell-properties fo:padding="0.097cm" fo:border-left="0.5pt solid #000000" fo:border-right="0.5pt solid #000000" fo:border-top="none" fo:border-bottom="0.5pt solid #000000"/>
    </style:style>
    <style:style style:name="Taula32.A6" style:family="table-cell">
      <style:table-cell-properties fo:padding="0.097cm" fo:border-left="0.5pt solid #000000" fo:border-right="none" fo:border-top="none" fo:border-bottom="0.5pt solid #000000"/>
    </style:style>
    <style:style style:name="Taula32.B6" style:family="table-cell">
      <style:table-cell-properties fo:padding="0.097cm" fo:border-left="0.5pt solid #000000" fo:border-right="none" fo:border-top="none" fo:border-bottom="0.5pt solid #000000"/>
    </style:style>
    <style:style style:name="Taula32.C6" style:family="table-cell">
      <style:table-cell-properties fo:padding="0.097cm" fo:border-left="0.5pt solid #000000" fo:border-right="none" fo:border-top="none" fo:border-bottom="0.5pt solid #000000"/>
    </style:style>
    <style:style style:name="Taula32.D6" style:family="table-cell">
      <style:table-cell-properties fo:padding="0.097cm" fo:border-left="0.5pt solid #000000" fo:border-right="0.5pt solid #000000" fo:border-top="none" fo:border-bottom="0.5pt solid #000000"/>
    </style:style>
    <style:style style:name="Taula34" style:family="table">
      <style:table-properties style:width="17.891cm" fo:margin-top="0cm" fo:margin-bottom="0.101cm" fo:break-before="auto" fo:break-after="auto" table:align="center" fo:keep-with-next="always"/>
    </style:style>
    <style:style style:name="Taula34.A" style:family="table-column">
      <style:table-column-properties style:column-width="2.298cm"/>
    </style:style>
    <style:style style:name="Taula34.B" style:family="table-column">
      <style:table-column-properties style:column-width="3.496cm"/>
    </style:style>
    <style:style style:name="Taula34.C" style:family="table-column">
      <style:table-column-properties style:column-width="1.005cm"/>
    </style:style>
    <style:style style:name="Taula34.D" style:family="table-column">
      <style:table-column-properties style:column-width="11.091cm"/>
    </style:style>
    <style:style style:name="Taula34.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4.D1" style:family="table-cell">
      <style:table-cell-properties fo:background-color="#cccccc" fo:padding="0.097cm" fo:border="0.5pt solid #000000">
        <style:background-image/>
      </style:table-cell-properties>
    </style:style>
    <style:style style:name="Taula34.A2" style:family="table-cell">
      <style:table-cell-properties fo:padding="0.097cm" fo:border-left="0.5pt solid #000000" fo:border-right="none" fo:border-top="none" fo:border-bottom="0.5pt solid #000000"/>
    </style:style>
    <style:style style:name="Taula34.B2" style:family="table-cell">
      <style:table-cell-properties fo:padding="0.097cm" fo:border-left="0.5pt solid #000000" fo:border-right="none" fo:border-top="none" fo:border-bottom="0.5pt solid #000000"/>
    </style:style>
    <style:style style:name="Taula34.C2" style:family="table-cell">
      <style:table-cell-properties fo:padding="0.097cm" fo:border-left="0.5pt solid #000000" fo:border-right="none" fo:border-top="none" fo:border-bottom="0.5pt solid #000000"/>
    </style:style>
    <style:style style:name="Taula34.D2" style:family="table-cell">
      <style:table-cell-properties fo:padding="0.097cm" fo:border-left="0.5pt solid #000000" fo:border-right="0.5pt solid #000000" fo:border-top="none" fo:border-bottom="0.5pt solid #000000"/>
    </style:style>
    <style:style style:name="Taula34.A3" style:family="table-cell">
      <style:table-cell-properties fo:padding="0.097cm" fo:border-left="0.5pt solid #000000" fo:border-right="none" fo:border-top="none" fo:border-bottom="0.5pt solid #000000"/>
    </style:style>
    <style:style style:name="Taula34.B3" style:family="table-cell">
      <style:table-cell-properties fo:padding="0.097cm" fo:border-left="0.5pt solid #000000" fo:border-right="none" fo:border-top="none" fo:border-bottom="0.5pt solid #000000"/>
    </style:style>
    <style:style style:name="Taula34.C3" style:family="table-cell">
      <style:table-cell-properties fo:padding="0.097cm" fo:border-left="0.5pt solid #000000" fo:border-right="none" fo:border-top="none" fo:border-bottom="0.5pt solid #000000"/>
    </style:style>
    <style:style style:name="Taula34.D3" style:family="table-cell">
      <style:table-cell-properties fo:padding="0.097cm" fo:border-left="0.5pt solid #000000" fo:border-right="0.5pt solid #000000" fo:border-top="none" fo:border-bottom="0.5pt solid #000000"/>
    </style:style>
    <style:style style:name="Taula34.A4" style:family="table-cell">
      <style:table-cell-properties fo:padding="0.097cm" fo:border-left="0.5pt solid #000000" fo:border-right="none" fo:border-top="none" fo:border-bottom="0.5pt solid #000000"/>
    </style:style>
    <style:style style:name="Taula34.B4" style:family="table-cell">
      <style:table-cell-properties fo:padding="0.097cm" fo:border-left="0.5pt solid #000000" fo:border-right="none" fo:border-top="none" fo:border-bottom="0.5pt solid #000000"/>
    </style:style>
    <style:style style:name="Taula34.C4" style:family="table-cell">
      <style:table-cell-properties fo:padding="0.097cm" fo:border-left="0.5pt solid #000000" fo:border-right="none" fo:border-top="none" fo:border-bottom="0.5pt solid #000000"/>
    </style:style>
    <style:style style:name="Taula34.D4" style:family="table-cell">
      <style:table-cell-properties fo:padding="0.097cm" fo:border-left="0.5pt solid #000000" fo:border-right="0.5pt solid #000000" fo:border-top="none" fo:border-bottom="0.5pt solid #000000"/>
    </style:style>
    <style:style style:name="Taula34.A5" style:family="table-cell">
      <style:table-cell-properties fo:padding="0.097cm" fo:border-left="0.5pt solid #000000" fo:border-right="none" fo:border-top="none" fo:border-bottom="0.5pt solid #000000"/>
    </style:style>
    <style:style style:name="Taula34.B5" style:family="table-cell">
      <style:table-cell-properties fo:padding="0.097cm" fo:border-left="0.5pt solid #000000" fo:border-right="none" fo:border-top="none" fo:border-bottom="0.5pt solid #000000"/>
    </style:style>
    <style:style style:name="Taula34.C5" style:family="table-cell">
      <style:table-cell-properties fo:padding="0.097cm" fo:border-left="0.5pt solid #000000" fo:border-right="none" fo:border-top="none" fo:border-bottom="0.5pt solid #000000"/>
    </style:style>
    <style:style style:name="Taula34.D5" style:family="table-cell">
      <style:table-cell-properties fo:padding="0.097cm" fo:border-left="0.5pt solid #000000" fo:border-right="0.5pt solid #000000" fo:border-top="none" fo:border-bottom="0.5pt solid #000000"/>
    </style:style>
    <style:style style:name="Taula34.A6" style:family="table-cell">
      <style:table-cell-properties fo:padding="0.097cm" fo:border-left="0.5pt solid #000000" fo:border-right="none" fo:border-top="none" fo:border-bottom="0.5pt solid #000000"/>
    </style:style>
    <style:style style:name="Taula34.B6" style:family="table-cell">
      <style:table-cell-properties fo:padding="0.097cm" fo:border-left="0.5pt solid #000000" fo:border-right="none" fo:border-top="none" fo:border-bottom="0.5pt solid #000000"/>
    </style:style>
    <style:style style:name="Taula34.C6" style:family="table-cell">
      <style:table-cell-properties fo:padding="0.097cm" fo:border-left="0.5pt solid #000000" fo:border-right="none" fo:border-top="none" fo:border-bottom="0.5pt solid #000000"/>
    </style:style>
    <style:style style:name="Taula34.D6" style:family="table-cell">
      <style:table-cell-properties fo:padding="0.097cm" fo:border-left="0.5pt solid #000000" fo:border-right="0.5pt solid #000000" fo:border-top="none" fo:border-bottom="0.5pt solid #000000"/>
    </style:style>
    <style:style style:name="Taula12" style:family="table">
      <style:table-properties style:width="17.891cm" fo:margin-top="0cm" fo:margin-bottom="0.101cm" table:align="center" fo:keep-with-next="always"/>
    </style:style>
    <style:style style:name="Taula12.A" style:family="table-column">
      <style:table-column-properties style:column-width="2.298cm"/>
    </style:style>
    <style:style style:name="Taula12.B" style:family="table-column">
      <style:table-column-properties style:column-width="3.496cm"/>
    </style:style>
    <style:style style:name="Taula12.C" style:family="table-column">
      <style:table-column-properties style:column-width="1.005cm"/>
    </style:style>
    <style:style style:name="Taula12.D" style:family="table-column">
      <style:table-column-properties style:column-width="11.091cm"/>
    </style:style>
    <style:style style:name="Taula1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2.D1" style:family="table-cell">
      <style:table-cell-properties fo:background-color="#cccccc" fo:padding="0.097cm" fo:border="0.5pt solid #000000">
        <style:background-image/>
      </style:table-cell-properties>
    </style:style>
    <style:style style:name="Taula12.A2" style:family="table-cell">
      <style:table-cell-properties fo:padding="0.097cm" fo:border-left="0.5pt solid #000000" fo:border-right="none" fo:border-top="none" fo:border-bottom="0.5pt solid #000000"/>
    </style:style>
    <style:style style:name="Taula12.B2" style:family="table-cell">
      <style:table-cell-properties fo:padding="0.097cm" fo:border-left="0.5pt solid #000000" fo:border-right="none" fo:border-top="none" fo:border-bottom="0.5pt solid #000000"/>
    </style:style>
    <style:style style:name="Taula12.C2" style:family="table-cell">
      <style:table-cell-properties fo:padding="0.097cm" fo:border-left="0.5pt solid #000000" fo:border-right="none" fo:border-top="none" fo:border-bottom="0.5pt solid #000000"/>
    </style:style>
    <style:style style:name="Taula12.D2" style:family="table-cell">
      <style:table-cell-properties fo:padding="0.097cm" fo:border-left="0.5pt solid #000000" fo:border-right="0.5pt solid #000000" fo:border-top="none" fo:border-bottom="0.5pt solid #000000"/>
    </style:style>
    <style:style style:name="Taula12.A3" style:family="table-cell">
      <style:table-cell-properties fo:padding="0.097cm" fo:border-left="0.5pt solid #000000" fo:border-right="none" fo:border-top="none" fo:border-bottom="0.5pt solid #000000"/>
    </style:style>
    <style:style style:name="Taula12.B3" style:family="table-cell">
      <style:table-cell-properties fo:padding="0.097cm" fo:border-left="0.5pt solid #000000" fo:border-right="none" fo:border-top="none" fo:border-bottom="0.5pt solid #000000"/>
    </style:style>
    <style:style style:name="Taula12.C3" style:family="table-cell">
      <style:table-cell-properties fo:padding="0.097cm" fo:border-left="0.5pt solid #000000" fo:border-right="none" fo:border-top="none" fo:border-bottom="0.5pt solid #000000"/>
    </style:style>
    <style:style style:name="Taula12.D3" style:family="table-cell">
      <style:table-cell-properties fo:padding="0.097cm" fo:border-left="0.5pt solid #000000" fo:border-right="0.5pt solid #000000" fo:border-top="none" fo:border-bottom="0.5pt solid #000000"/>
    </style:style>
    <style:style style:name="Taula30" style:family="table">
      <style:table-properties style:width="17.891cm" fo:margin-top="0cm" fo:margin-bottom="0.101cm" table:align="center" fo:keep-with-next="always"/>
    </style:style>
    <style:style style:name="Taula30.A" style:family="table-column">
      <style:table-column-properties style:column-width="2.498cm"/>
    </style:style>
    <style:style style:name="Taula30.B" style:family="table-column">
      <style:table-column-properties style:column-width="3.297cm"/>
    </style:style>
    <style:style style:name="Taula30.C" style:family="table-column">
      <style:table-column-properties style:column-width="1.005cm"/>
    </style:style>
    <style:style style:name="Taula30.D" style:family="table-column">
      <style:table-column-properties style:column-width="11.091cm"/>
    </style:style>
    <style:style style:name="Taula3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0.D1" style:family="table-cell">
      <style:table-cell-properties fo:background-color="#cccccc" fo:padding="0.097cm" fo:border="0.5pt solid #000000">
        <style:background-image/>
      </style:table-cell-properties>
    </style:style>
    <style:style style:name="Taula30.A2" style:family="table-cell">
      <style:table-cell-properties fo:padding="0.097cm" fo:border-left="0.5pt solid #000000" fo:border-right="none" fo:border-top="none" fo:border-bottom="0.5pt solid #000000"/>
    </style:style>
    <style:style style:name="Taula30.B2" style:family="table-cell">
      <style:table-cell-properties fo:padding="0.097cm" fo:border-left="0.5pt solid #000000" fo:border-right="none" fo:border-top="none" fo:border-bottom="0.5pt solid #000000"/>
    </style:style>
    <style:style style:name="Taula30.C2" style:family="table-cell">
      <style:table-cell-properties fo:padding="0.097cm" fo:border-left="0.5pt solid #000000" fo:border-right="none" fo:border-top="none" fo:border-bottom="0.5pt solid #000000"/>
    </style:style>
    <style:style style:name="Taula30.D2" style:family="table-cell">
      <style:table-cell-properties fo:padding="0.097cm" fo:border-left="0.5pt solid #000000" fo:border-right="0.5pt solid #000000" fo:border-top="none" fo:border-bottom="0.5pt solid #000000"/>
    </style:style>
    <style:style style:name="Taula30.A3" style:family="table-cell">
      <style:table-cell-properties fo:padding="0.097cm" fo:border-left="0.5pt solid #000000" fo:border-right="none" fo:border-top="none" fo:border-bottom="0.5pt solid #000000"/>
    </style:style>
    <style:style style:name="Taula30.B3" style:family="table-cell">
      <style:table-cell-properties fo:padding="0.097cm" fo:border-left="0.5pt solid #000000" fo:border-right="none" fo:border-top="none" fo:border-bottom="0.5pt solid #000000"/>
    </style:style>
    <style:style style:name="Taula30.C3" style:family="table-cell">
      <style:table-cell-properties fo:padding="0.097cm" fo:border-left="0.5pt solid #000000" fo:border-right="none" fo:border-top="none" fo:border-bottom="0.5pt solid #000000"/>
    </style:style>
    <style:style style:name="Taula30.D3" style:family="table-cell">
      <style:table-cell-properties fo:padding="0.097cm" fo:border-left="0.5pt solid #000000" fo:border-right="0.5pt solid #000000" fo:border-top="none" fo:border-bottom="0.5pt solid #000000"/>
    </style:style>
    <style:style style:name="Taula30.A4" style:family="table-cell">
      <style:table-cell-properties fo:padding="0.097cm" fo:border-left="0.5pt solid #000000" fo:border-right="none" fo:border-top="none" fo:border-bottom="0.5pt solid #000000"/>
    </style:style>
    <style:style style:name="Taula30.B4" style:family="table-cell">
      <style:table-cell-properties fo:padding="0.097cm" fo:border-left="0.5pt solid #000000" fo:border-right="none" fo:border-top="none" fo:border-bottom="0.5pt solid #000000"/>
    </style:style>
    <style:style style:name="Taula30.C4" style:family="table-cell">
      <style:table-cell-properties fo:padding="0.097cm" fo:border-left="0.5pt solid #000000" fo:border-right="none" fo:border-top="none" fo:border-bottom="0.5pt solid #000000"/>
    </style:style>
    <style:style style:name="Taula30.D4" style:family="table-cell">
      <style:table-cell-properties fo:padding="0.097cm" fo:border-left="0.5pt solid #000000" fo:border-right="0.5pt solid #000000" fo:border-top="none" fo:border-bottom="0.5pt solid #000000"/>
    </style:style>
    <style:style style:name="Taula31" style:family="table">
      <style:table-properties style:width="17.891cm" fo:margin-top="0cm" fo:margin-bottom="0.101cm" table:align="center" fo:keep-with-next="always"/>
    </style:style>
    <style:style style:name="Taula31.A" style:family="table-column">
      <style:table-column-properties style:column-width="2.498cm"/>
    </style:style>
    <style:style style:name="Taula31.B" style:family="table-column">
      <style:table-column-properties style:column-width="4.096cm"/>
    </style:style>
    <style:style style:name="Taula31.C" style:family="table-column">
      <style:table-column-properties style:column-width="0.815cm"/>
    </style:style>
    <style:style style:name="Taula31.D" style:family="table-column">
      <style:table-column-properties style:column-width="10.483cm"/>
    </style:style>
    <style:style style:name="Taula3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1.D1" style:family="table-cell">
      <style:table-cell-properties fo:background-color="#cccccc" fo:padding="0.097cm" fo:border="0.5pt solid #000000">
        <style:background-image/>
      </style:table-cell-properties>
    </style:style>
    <style:style style:name="Taula31.A2" style:family="table-cell">
      <style:table-cell-properties fo:padding="0.097cm" fo:border-left="0.5pt solid #000000" fo:border-right="none" fo:border-top="none" fo:border-bottom="0.5pt solid #000000"/>
    </style:style>
    <style:style style:name="Taula31.B2" style:family="table-cell">
      <style:table-cell-properties fo:padding="0.097cm" fo:border-left="0.5pt solid #000000" fo:border-right="none" fo:border-top="none" fo:border-bottom="0.5pt solid #000000"/>
    </style:style>
    <style:style style:name="Taula31.C2" style:family="table-cell">
      <style:table-cell-properties fo:padding="0.097cm" fo:border-left="0.5pt solid #000000" fo:border-right="none" fo:border-top="none" fo:border-bottom="0.5pt solid #000000"/>
    </style:style>
    <style:style style:name="Taula31.D2" style:family="table-cell">
      <style:table-cell-properties fo:padding="0.097cm" fo:border-left="0.5pt solid #000000" fo:border-right="0.5pt solid #000000" fo:border-top="none" fo:border-bottom="0.5pt solid #000000"/>
    </style:style>
    <style:style style:name="Taula31.A3" style:family="table-cell">
      <style:table-cell-properties fo:padding="0.097cm" fo:border-left="0.5pt solid #000000" fo:border-right="none" fo:border-top="none" fo:border-bottom="0.5pt solid #000000"/>
    </style:style>
    <style:style style:name="Taula31.B3" style:family="table-cell">
      <style:table-cell-properties fo:padding="0.097cm" fo:border-left="0.5pt solid #000000" fo:border-right="none" fo:border-top="none" fo:border-bottom="0.5pt solid #000000"/>
    </style:style>
    <style:style style:name="Taula31.C3" style:family="table-cell">
      <style:table-cell-properties fo:padding="0.097cm" fo:border-left="0.5pt solid #000000" fo:border-right="none" fo:border-top="none" fo:border-bottom="0.5pt solid #000000"/>
    </style:style>
    <style:style style:name="Taula31.D3" style:family="table-cell">
      <style:table-cell-properties fo:padding="0.097cm" fo:border-left="0.5pt solid #000000" fo:border-right="0.5pt solid #000000" fo:border-top="none" fo:border-bottom="0.5pt solid #000000"/>
    </style:style>
    <style:style style:name="Taula31.A4" style:family="table-cell">
      <style:table-cell-properties fo:padding="0.097cm" fo:border-left="0.5pt solid #000000" fo:border-right="none" fo:border-top="none" fo:border-bottom="0.5pt solid #000000"/>
    </style:style>
    <style:style style:name="Taula31.B4" style:family="table-cell">
      <style:table-cell-properties fo:padding="0.097cm" fo:border-left="0.5pt solid #000000" fo:border-right="none" fo:border-top="none" fo:border-bottom="0.5pt solid #000000"/>
    </style:style>
    <style:style style:name="Taula31.C4" style:family="table-cell">
      <style:table-cell-properties fo:padding="0.097cm" fo:border-left="0.5pt solid #000000" fo:border-right="none" fo:border-top="none" fo:border-bottom="0.5pt solid #000000"/>
    </style:style>
    <style:style style:name="Taula31.D4" style:family="table-cell">
      <style:table-cell-properties fo:padding="0.097cm" fo:border-left="0.5pt solid #000000" fo:border-right="0.5pt solid #000000" fo:border-top="none" fo:border-bottom="0.5pt solid #000000"/>
    </style:style>
    <style:style style:name="Taula31.A5" style:family="table-cell">
      <style:table-cell-properties fo:padding="0.097cm" fo:border-left="0.5pt solid #000000" fo:border-right="none" fo:border-top="none" fo:border-bottom="0.5pt solid #000000"/>
    </style:style>
    <style:style style:name="Taula31.B5" style:family="table-cell">
      <style:table-cell-properties fo:padding="0.097cm" fo:border-left="0.5pt solid #000000" fo:border-right="none" fo:border-top="none" fo:border-bottom="0.5pt solid #000000"/>
    </style:style>
    <style:style style:name="Taula31.C5" style:family="table-cell">
      <style:table-cell-properties fo:padding="0.097cm" fo:border-left="0.5pt solid #000000" fo:border-right="none" fo:border-top="none" fo:border-bottom="0.5pt solid #000000"/>
    </style:style>
    <style:style style:name="Taula31.D5" style:family="table-cell">
      <style:table-cell-properties fo:padding="0.097cm" fo:border-left="0.5pt solid #000000" fo:border-right="0.5pt solid #000000" fo:border-top="none" fo:border-bottom="0.5pt solid #000000"/>
    </style:style>
    <style:style style:name="Taula4" style:family="table">
      <style:table-properties style:width="19.129cm" fo:margin-left="-0.559cm" fo:margin-top="0cm" fo:margin-bottom="0cm" table:align="left" fo:keep-with-next="always" style:writing-mode="page"/>
    </style:style>
    <style:style style:name="Taula4.A" style:family="table-column">
      <style:table-column-properties style:column-width="0.305cm"/>
    </style:style>
    <style:style style:name="Taula4.B" style:family="table-column">
      <style:table-column-properties style:column-width="0.31cm"/>
    </style:style>
    <style:style style:name="Taula4.C" style:family="table-column">
      <style:table-column-properties style:column-width="3.21cm"/>
    </style:style>
    <style:style style:name="Taula4.F" style:family="table-column">
      <style:table-column-properties style:column-width="3.205cm"/>
    </style:style>
    <style:style style:name="Taula4.H" style:family="table-column">
      <style:table-column-properties style:column-width="0.097cm"/>
    </style:style>
    <style:style style:name="Taula4.I" style:family="table-column">
      <style:table-column-properties style:column-width="0.346cm"/>
    </style:style>
    <style:style style:name="Taula4.J" style:family="table-column">
      <style:table-column-properties style:column-width="3.073cm"/>
    </style:style>
    <style:style style:name="Taula4.K" style:family="table-column">
      <style:table-column-properties style:column-width="0.388cm"/>
    </style:style>
    <style:style style:name="Taula4.M" style:family="table-column">
      <style:table-column-properties style:column-width="3.092cm"/>
    </style:style>
    <style:style style:name="Taula4.N" style:family="table-column">
      <style:table-column-properties style:column-width="0.347cm"/>
    </style:style>
    <style:style style:name="Taula4.P" style:family="table-column">
      <style:table-column-properties style:column-width="3.133cm"/>
    </style:style>
    <style:style style:name="Taula4.1" style:family="table-row">
      <style:table-row-properties style:min-row-height="0.452cm" fo:keep-together="auto"/>
    </style:style>
    <style:style style:name="Taula4.A1" style:family="table-cell">
      <style:table-cell-properties style:vertical-align="bottom" fo:background-color="#808080" fo:padding-left="0.053cm" fo:padding-right="0.053cm" fo:padding-top="0cm" fo:padding-bottom="0cm" fo:border="none">
        <style:background-image/>
      </style:table-cell-properties>
    </style:style>
    <style:style style:name="Taula4.A2" style:family="table-cell">
      <style:table-cell-properties style:vertical-align="bottom" fo:background-color="#ff0000" fo:padding="0.097cm" fo:border-left="0.5pt solid #000000" fo:border-right="0.5pt solid #000000" fo:border-top="0.5pt solid #000000" fo:border-bottom="none">
        <style:background-image/>
      </style:table-cell-properties>
    </style:style>
    <style:style style:name="Taula4.A3" style:family="table-cell">
      <style:table-cell-properties style:vertical-align="bottom" fo:background-color="#ffc8c8" fo:padding="0.097cm" fo:border-left="0.5pt solid #000000" fo:border-right="none" fo:border-top="none" fo:border-bottom="none">
        <style:background-image/>
      </style:table-cell-properties>
    </style:style>
    <style:style style:name="Taula4.B3" style:family="table-cell">
      <style:table-cell-properties style:vertical-align="bottom" fo:background-color="#ffc8c8" fo:padding="0.097cm" fo:border-left="none" fo:border-right="0.5pt solid #000000" fo:border-top="none" fo:border-bottom="none">
        <style:background-image/>
      </style:table-cell-properties>
    </style:style>
    <style:style style:name="Taula4.B4" style:family="table-cell">
      <style:table-cell-properties style:vertical-align="bottom" fo:background-color="#ffc8c8" fo:padding="0.097cm" fo:border="none">
        <style:background-image/>
      </style:table-cell-properties>
    </style:style>
    <style:style style:name="Taula4.A26" style:family="table-cell">
      <style:table-cell-properties style:vertical-align="bottom" fo:background-color="#ffc8c8" fo:padding="0.097cm" fo:border-left="0.5pt solid #000000" fo:border-right="none" fo:border-top="none" fo:border-bottom="0.5pt solid #000000">
        <style:background-image/>
      </style:table-cell-properties>
    </style:style>
    <style:style style:name="Taula4.B26" style:family="table-cell">
      <style:table-cell-properties style:vertical-align="bottom" fo:background-color="#ffc8c8" fo:padding="0.097cm" fo:border-left="none" fo:border-right="none" fo:border-top="none" fo:border-bottom="0.5pt solid #000000">
        <style:background-image/>
      </style:table-cell-properties>
    </style:style>
    <style:style style:name="Taula4.C26" style:family="table-cell">
      <style:table-cell-properties style:vertical-align="bottom" fo:background-color="#ffc8c8" fo:padding="0.097cm" fo:border-left="none" fo:border-right="0.5pt solid #000000" fo:border-top="none" fo:border-bottom="0.5pt solid #000000">
        <style:background-image/>
      </style:table-cell-properties>
    </style:style>
    <style:style style:name="Taula4.A27" style:family="table-cell">
      <style:table-cell-properties style:vertical-align="bottom" fo:background-color="#ff4000" fo:padding="0.097cm" fo:border-left="0.5pt solid #000000" fo:border-right="0.5pt solid #000000" fo:border-top="0.5pt solid #000000" fo:border-bottom="none">
        <style:background-image/>
      </style:table-cell-properties>
    </style:style>
    <style:style style:name="Taula4.A28" style:family="table-cell">
      <style:table-cell-properties style:vertical-align="bottom" fo:background-color="#fdc9b7" fo:padding="0.097cm" fo:border-left="0.5pt solid #000000" fo:border-right="none" fo:border-top="none" fo:border-bottom="none">
        <style:background-image/>
      </style:table-cell-properties>
    </style:style>
    <style:style style:name="Taula4.B28" style:family="table-cell">
      <style:table-cell-properties style:vertical-align="bottom" fo:background-color="#fdc9b7" fo:padding="0.097cm" fo:border-left="none" fo:border-right="0.5pt solid #000000" fo:border-top="none" fo:border-bottom="none">
        <style:background-image/>
      </style:table-cell-properties>
    </style:style>
    <style:style style:name="Taula4.B29" style:family="table-cell">
      <style:table-cell-properties style:vertical-align="bottom" fo:background-color="#fdc9b7" fo:padding="0.097cm" fo:border="none">
        <style:background-image/>
      </style:table-cell-properties>
    </style:style>
    <style:style style:name="Taula4.A39" style:family="table-cell">
      <style:table-cell-properties style:vertical-align="bottom" fo:background-color="#fdc9b7" fo:padding="0.097cm" fo:border-left="0.5pt solid #000000" fo:border-right="none" fo:border-top="none" fo:border-bottom="0.5pt solid #000000">
        <style:background-image/>
      </style:table-cell-properties>
    </style:style>
    <style:style style:name="Taula4.B39" style:family="table-cell">
      <style:table-cell-properties style:vertical-align="bottom" fo:background-color="#fdc9b7" fo:padding="0.097cm" fo:border-left="none" fo:border-right="none" fo:border-top="none" fo:border-bottom="0.5pt solid #000000">
        <style:background-image/>
      </style:table-cell-properties>
    </style:style>
    <style:style style:name="Taula4.C39" style:family="table-cell">
      <style:table-cell-properties style:vertical-align="bottom" fo:background-color="#fdc9b7" fo:padding="0.097cm" fo:border-left="none" fo:border-right="0.5pt solid #000000" fo:border-top="none" fo:border-bottom="0.5pt solid #000000">
        <style:background-image/>
      </style:table-cell-properties>
    </style:style>
    <style:style style:name="Taula4.A40" style:family="table-cell">
      <style:table-cell-properties style:vertical-align="bottom" fo:background-color="#ff8000" fo:padding="0.097cm" fo:border-left="0.5pt solid #000000" fo:border-right="0.5pt solid #000000" fo:border-top="0.5pt solid #000000" fo:border-bottom="none">
        <style:background-image/>
      </style:table-cell-properties>
    </style:style>
    <style:style style:name="Taula4.A41" style:family="table-cell">
      <style:table-cell-properties style:vertical-align="bottom" fo:background-color="#f9dfc5" fo:padding="0.097cm" fo:border-left="0.5pt solid #000000" fo:border-right="none" fo:border-top="none" fo:border-bottom="none">
        <style:background-image/>
      </style:table-cell-properties>
    </style:style>
    <style:style style:name="Taula4.B41" style:family="table-cell">
      <style:table-cell-properties style:vertical-align="bottom" fo:background-color="#f9dfc5" fo:padding="0.097cm" fo:border-left="none" fo:border-right="0.5pt solid #000000" fo:border-top="none" fo:border-bottom="none">
        <style:background-image/>
      </style:table-cell-properties>
    </style:style>
    <style:style style:name="Taula4.B42" style:family="table-cell">
      <style:table-cell-properties style:vertical-align="bottom" fo:background-color="#f9dfc5" fo:padding="0.097cm" fo:border="none">
        <style:background-image/>
      </style:table-cell-properties>
    </style:style>
    <style:style style:name="Taula4.A59" style:family="table-cell">
      <style:table-cell-properties style:vertical-align="bottom" fo:background-color="#f9dfc5" fo:padding="0.097cm" fo:border-left="0.5pt solid #000000" fo:border-right="none" fo:border-top="none" fo:border-bottom="0.5pt solid #000000">
        <style:background-image/>
      </style:table-cell-properties>
    </style:style>
    <style:style style:name="Taula4.B59" style:family="table-cell">
      <style:table-cell-properties style:vertical-align="bottom" fo:background-color="#f9dfc5" fo:padding="0.097cm" fo:border-left="none" fo:border-right="none" fo:border-top="none" fo:border-bottom="0.5pt solid #000000">
        <style:background-image/>
      </style:table-cell-properties>
    </style:style>
    <style:style style:name="Taula4.C59" style:family="table-cell">
      <style:table-cell-properties style:vertical-align="bottom" fo:background-color="#f9dfc5" fo:padding="0.097cm" fo:border-left="none" fo:border-right="0.5pt solid #000000" fo:border-top="none" fo:border-bottom="0.5pt solid #000000">
        <style:background-image/>
      </style:table-cell-properties>
    </style:style>
    <style:style style:name="Taula4.A60" style:family="table-cell">
      <style:table-cell-properties style:vertical-align="bottom" fo:background-color="#808080" fo:padding="0.097cm" fo:border-left="0.5pt solid #000000" fo:border-right="0.5pt solid #000000" fo:border-top="0.5pt solid #000000" fo:border-bottom="none">
        <style:background-image/>
      </style:table-cell-properties>
    </style:style>
    <style:style style:name="Taula4.A61" style:family="table-cell">
      <style:table-cell-properties style:vertical-align="bottom" fo:background-color="#dddddd" fo:padding="0.097cm" fo:border-left="0.5pt solid #000000" fo:border-right="none" fo:border-top="none" fo:border-bottom="none">
        <style:background-image/>
      </style:table-cell-properties>
    </style:style>
    <style:style style:name="Taula4.B61" style:family="table-cell">
      <style:table-cell-properties style:vertical-align="bottom" fo:background-color="#dddddd" fo:padding="0.097cm" fo:border-left="none" fo:border-right="0.5pt solid #000000" fo:border-top="none" fo:border-bottom="none">
        <style:background-image/>
      </style:table-cell-properties>
    </style:style>
    <style:style style:name="Taula4.B62" style:family="table-cell">
      <style:table-cell-properties style:vertical-align="bottom" fo:background-color="#dddddd" fo:padding="0.097cm" fo:border="none">
        <style:background-image/>
      </style:table-cell-properties>
    </style:style>
    <style:style style:name="Taula4.A78" style:family="table-cell">
      <style:table-cell-properties style:vertical-align="bottom" fo:background-color="#dddddd" fo:padding="0.097cm" fo:border-left="0.5pt solid #000000" fo:border-right="none" fo:border-top="none" fo:border-bottom="0.5pt solid #000000">
        <style:background-image/>
      </style:table-cell-properties>
    </style:style>
    <style:style style:name="Taula4.B78" style:family="table-cell">
      <style:table-cell-properties style:vertical-align="bottom" fo:background-color="#dddddd" fo:padding="0.097cm" fo:border-left="none" fo:border-right="none" fo:border-top="none" fo:border-bottom="0.5pt solid #000000">
        <style:background-image/>
      </style:table-cell-properties>
    </style:style>
    <style:style style:name="Taula4.C78" style:family="table-cell">
      <style:table-cell-properties style:vertical-align="bottom" fo:background-color="#dddddd" fo:padding="0.097cm" fo:border-left="none" fo:border-right="0.5pt solid #000000" fo:border-top="none" fo:border-bottom="0.5pt solid #000000">
        <style:background-image/>
      </style:table-cell-properties>
    </style:style>
    <style:style style:name="Taula4.A79" style:family="table-cell">
      <style:table-cell-properties style:vertical-align="bottom" fo:background-color="#3465a4" fo:padding="0.097cm" fo:border-left="0.5pt solid #000000" fo:border-right="0.5pt solid #000000" fo:border-top="0.5pt solid #000000" fo:border-bottom="none">
        <style:background-image/>
      </style:table-cell-properties>
    </style:style>
    <style:style style:name="Taula4.A80" style:family="table-cell">
      <style:table-cell-properties style:vertical-align="bottom" fo:background-color="#b4c7dc" fo:padding="0.097cm" fo:border-left="0.5pt solid #000000" fo:border-right="none" fo:border-top="none" fo:border-bottom="none">
        <style:background-image/>
      </style:table-cell-properties>
    </style:style>
    <style:style style:name="Taula4.B80" style:family="table-cell">
      <style:table-cell-properties style:vertical-align="bottom" fo:background-color="#b4c7dc" fo:padding="0.097cm" fo:border-left="none" fo:border-right="0.5pt solid #000000" fo:border-top="none" fo:border-bottom="none">
        <style:background-image/>
      </style:table-cell-properties>
    </style:style>
    <style:style style:name="Taula4.B81" style:family="table-cell">
      <style:table-cell-properties style:vertical-align="bottom" fo:background-color="#b4c7dc" fo:padding="0.097cm" fo:border="none">
        <style:background-image/>
      </style:table-cell-properties>
    </style:style>
    <style:style style:name="Taula4.A91" style:family="table-cell">
      <style:table-cell-properties style:vertical-align="bottom" fo:background-color="#b4c7dc" fo:padding="0.097cm" fo:border-left="0.5pt solid #000000" fo:border-right="none" fo:border-top="none" fo:border-bottom="0.5pt solid #000000">
        <style:background-image/>
      </style:table-cell-properties>
    </style:style>
    <style:style style:name="Taula4.B91" style:family="table-cell">
      <style:table-cell-properties style:vertical-align="bottom" fo:background-color="#b4c7dc" fo:padding="0.097cm" fo:border-left="none" fo:border-right="none" fo:border-top="none" fo:border-bottom="0.5pt solid #000000">
        <style:background-image/>
      </style:table-cell-properties>
    </style:style>
    <style:style style:name="Taula4.C91" style:family="table-cell">
      <style:table-cell-properties style:vertical-align="bottom" fo:background-color="#b4c7dc" fo:padding="0.097cm" fo:border-left="none" fo:border-right="0.5pt solid #000000" fo:border-top="none" fo:border-bottom="0.5pt solid #000000">
        <style:background-image/>
      </style:table-cell-properties>
    </style:style>
    <style:style style:name="Taula4.A92" style:family="table-cell">
      <style:table-cell-properties style:vertical-align="bottom" fo:background-color="#00a933" fo:padding="0.097cm" fo:border-left="0.5pt solid #000000" fo:border-right="0.5pt solid #000000" fo:border-top="0.5pt solid #000000" fo:border-bottom="none">
        <style:background-image/>
      </style:table-cell-properties>
    </style:style>
    <style:style style:name="Taula4.A93" style:family="table-cell">
      <style:table-cell-properties style:vertical-align="bottom" fo:background-color="#b4feca" fo:padding="0.097cm" fo:border-left="0.5pt solid #000000" fo:border-right="none" fo:border-top="none" fo:border-bottom="none">
        <style:background-image/>
      </style:table-cell-properties>
    </style:style>
    <style:style style:name="Taula4.B93" style:family="table-cell">
      <style:table-cell-properties style:vertical-align="bottom" fo:background-color="#b4feca" fo:padding="0.097cm" fo:border-left="none" fo:border-right="0.5pt solid #000000" fo:border-top="none" fo:border-bottom="none">
        <style:background-image/>
      </style:table-cell-properties>
    </style:style>
    <style:style style:name="Taula4.B94" style:family="table-cell">
      <style:table-cell-properties style:vertical-align="bottom" fo:background-color="#b4feca" fo:padding="0.097cm" fo:border="none">
        <style:background-image/>
      </style:table-cell-properties>
    </style:style>
    <style:style style:name="Taula4.A116" style:family="table-cell">
      <style:table-cell-properties style:vertical-align="bottom" fo:background-color="#b4feca" fo:padding="0.097cm" fo:border-left="0.5pt solid #000000" fo:border-right="none" fo:border-top="none" fo:border-bottom="0.5pt solid #000000">
        <style:background-image/>
      </style:table-cell-properties>
    </style:style>
    <style:style style:name="Taula4.B116" style:family="table-cell">
      <style:table-cell-properties style:vertical-align="bottom" fo:background-color="#b4feca" fo:padding="0.097cm" fo:border-left="none" fo:border-right="none" fo:border-top="none" fo:border-bottom="0.5pt solid #000000">
        <style:background-image/>
      </style:table-cell-properties>
    </style:style>
    <style:style style:name="Taula4.C116" style:family="table-cell">
      <style:table-cell-properties style:vertical-align="bottom" fo:background-color="#b4feca" fo:padding="0.097cm" fo:border-left="none" fo:border-right="0.5pt solid #000000" fo:border-top="none" fo:border-bottom="0.5pt solid #000000">
        <style:background-image/>
      </style:table-cell-properties>
    </style:style>
    <style:style style:name="Taula35" style:family="table">
      <style:table-properties style:width="17.891cm" fo:margin-top="0cm" fo:margin-bottom="0.101cm" fo:break-before="auto" fo:break-after="auto" table:align="center" fo:background-color="transparent" fo:keep-with-next="always" style:may-break-between-rows="true" style:writing-mode="lr-tb">
        <style:background-image/>
      </style:table-properties>
    </style:style>
    <style:style style:name="Taula35.A" style:family="table-column">
      <style:table-column-properties style:column-width="1.309cm"/>
    </style:style>
    <style:style style:name="Taula35.B" style:family="table-column">
      <style:table-column-properties style:column-width="1.588cm"/>
    </style:style>
    <style:style style:name="Taula35.C" style:family="table-column">
      <style:table-column-properties style:column-width="4.101cm"/>
    </style:style>
    <style:style style:name="Taula35.D" style:family="table-column">
      <style:table-column-properties style:column-width="0.87cm"/>
    </style:style>
    <style:style style:name="Taula35.E" style:family="table-column">
      <style:table-column-properties style:column-width="0.834cm"/>
    </style:style>
    <style:style style:name="Taula35.G" style:family="table-column">
      <style:table-column-properties style:column-width="8.32cm"/>
    </style:style>
    <style:style style:name="Taula3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5.G1" style:family="table-cell">
      <style:table-cell-properties fo:background-color="#cccccc" fo:padding="0.097cm" fo:border="0.5pt solid #000000">
        <style:background-image/>
      </style:table-cell-properties>
    </style:style>
    <style:style style:name="Taula35.A2"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2" style:family="table-cell">
      <style:table-cell-properties style:border-line-width-top="0.009cm 0.009cm 0.009cm" fo:padding="0.097cm" fo:border-left="0.05pt solid #000000" fo:border-right="none" fo:border-top="0.75pt double #000000" fo:border-bottom="0.05pt solid #000000"/>
    </style:style>
    <style:style style:name="Taula35.C2" style:family="table-cell">
      <style:table-cell-properties style:border-line-width-top="0.009cm 0.009cm 0.009cm" fo:padding="0.097cm" fo:border-left="0.05pt solid #000000" fo:border-right="none" fo:border-top="0.75pt double #000000" fo:border-bottom="0.05pt solid #000000"/>
    </style:style>
    <style:style style:name="Taula35.D2" style:family="table-cell">
      <style:table-cell-properties style:border-line-width-top="0.009cm 0.009cm 0.009cm" fo:padding="0.097cm" fo:border-left="0.05pt solid #000000" fo:border-right="none" fo:border-top="0.75pt double #000000" fo:border-bottom="0.05pt solid #000000"/>
    </style:style>
    <style:style style:name="Taula35.E2" style:family="table-cell">
      <style:table-cell-properties style:border-line-width-top="0.009cm 0.009cm 0.009cm" fo:padding="0.097cm" fo:border-left="0.05pt solid #000000" fo:border-right="none" fo:border-top="0.75pt double #000000" fo:border-bottom="0.05pt solid #000000"/>
    </style:style>
    <style:style style:name="Taula35.F2" style:family="table-cell">
      <style:table-cell-properties style:border-line-width-top="0.009cm 0.009cm 0.009cm" fo:padding="0.097cm" fo:border-left="0.05pt solid #000000" fo:border-right="none" fo:border-top="0.75pt double #000000" fo:border-bottom="0.05pt solid #000000"/>
    </style:style>
    <style:style style:name="Taula35.G2"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3" style:family="table-cell">
      <style:table-cell-properties style:border-line-width-left="0.009cm 0.009cm 0.009cm" fo:padding="0.097cm" fo:border-left="0.75pt double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none" fo:border-top="none" fo:border-bottom="0.05pt solid #000000"/>
    </style:style>
    <style:style style:name="Taula35.E3" style:family="table-cell">
      <style:table-cell-properties fo:padding="0.097cm" fo:border-left="0.05pt solid #000000" fo:border-right="none" fo:border-top="none" fo:border-bottom="0.05pt solid #000000"/>
    </style:style>
    <style:style style:name="Taula35.F3" style:family="table-cell">
      <style:table-cell-properties fo:padding="0.097cm" fo:border-left="0.05pt solid #000000" fo:border-right="none" fo:border-top="none" fo:border-bottom="0.05pt solid #000000"/>
    </style:style>
    <style:style style:name="Taula35.G3" style:family="table-cell">
      <style:table-cell-properties style:border-line-width-right="0.009cm 0.009cm 0.009cm" fo:padding="0.097cm" fo:border-left="0.05pt solid #000000" fo:border-right="0.75pt double #000000" fo:border-top="none" fo:border-bottom="0.05pt solid #000000"/>
    </style:style>
    <style:style style:name="Taula35.A4" style:family="table-cell">
      <style:table-cell-properties style:border-line-width-left="0.009cm 0.009cm 0.009cm" fo:padding="0.097cm" fo:border-left="0.75pt double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none" fo:border-top="none" fo:border-bottom="0.05pt solid #000000"/>
    </style:style>
    <style:style style:name="Taula35.E4" style:family="table-cell">
      <style:table-cell-properties fo:padding="0.097cm" fo:border-left="0.05pt solid #000000" fo:border-right="none" fo:border-top="none" fo:border-bottom="0.05pt solid #000000"/>
    </style:style>
    <style:style style:name="Taula35.F4" style:family="table-cell">
      <style:table-cell-properties fo:padding="0.097cm" fo:border-left="0.05pt solid #000000" fo:border-right="none" fo:border-top="none" fo:border-bottom="0.05pt solid #000000"/>
    </style:style>
    <style:style style:name="Taula35.G4" style:family="table-cell">
      <style:table-cell-properties style:border-line-width-right="0.009cm 0.009cm 0.009cm" fo:padding="0.097cm" fo:border-left="0.05pt solid #000000" fo:border-right="0.75pt double #000000" fo:border-top="none" fo:border-bottom="0.05pt solid #000000"/>
    </style:style>
    <style:style style:name="Taula35.A5" style:family="table-cell">
      <style:table-cell-properties style:border-line-width-left="0.009cm 0.009cm 0.009cm" style:border-line-width-bottom="0.009cm 0.009cm 0.009cm" fo:padding="0.097cm" fo:border-left="0.75pt double #000000" fo:border-right="none" fo:border-top="none" fo:border-bottom="0.75pt double #000000"/>
    </style:style>
    <style:style style:name="Taula35.B5" style:family="table-cell">
      <style:table-cell-properties style:border-line-width-bottom="0.009cm 0.009cm 0.009cm" fo:padding="0.097cm" fo:border-left="0.05pt solid #000000" fo:border-right="none" fo:border-top="none" fo:border-bottom="0.75pt double #000000"/>
    </style:style>
    <style:style style:name="Taula35.C5" style:family="table-cell">
      <style:table-cell-properties style:border-line-width-bottom="0.009cm 0.009cm 0.009cm" fo:padding="0.097cm" fo:border-left="0.05pt solid #000000" fo:border-right="none" fo:border-top="none" fo:border-bottom="0.75pt double #000000"/>
    </style:style>
    <style:style style:name="Taula35.D5" style:family="table-cell">
      <style:table-cell-properties style:border-line-width-bottom="0.009cm 0.009cm 0.009cm" fo:padding="0.097cm" fo:border-left="0.05pt solid #000000" fo:border-right="none" fo:border-top="none" fo:border-bottom="0.75pt double #000000"/>
    </style:style>
    <style:style style:name="Taula35.E5" style:family="table-cell">
      <style:table-cell-properties style:border-line-width-bottom="0.009cm 0.009cm 0.009cm" fo:padding="0.097cm" fo:border-left="0.05pt solid #000000" fo:border-right="none" fo:border-top="none" fo:border-bottom="0.75pt double #000000"/>
    </style:style>
    <style:style style:name="Taula35.F5" style:family="table-cell">
      <style:table-cell-properties style:border-line-width-bottom="0.009cm 0.009cm 0.009cm" fo:padding="0.097cm" fo:border-left="0.05pt solid #000000" fo:border-right="none" fo:border-top="none" fo:border-bottom="0.75pt double #000000"/>
    </style:style>
    <style:style style:name="Taula35.G5" style:family="table-cell">
      <style:table-cell-properties style:border-line-width-right="0.009cm 0.009cm 0.009cm" style:border-line-width-bottom="0.009cm 0.009cm 0.009cm" fo:padding="0.097cm" fo:border-left="0.05pt solid #000000" fo:border-right="0.75pt double #000000" fo:border-top="none" fo:border-bottom="0.75pt double #000000"/>
    </style:style>
    <style:style style:name="Taula35.A6"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6" style:family="table-cell">
      <style:table-cell-properties style:border-line-width-top="0.009cm 0.009cm 0.009cm" fo:padding="0.097cm" fo:border-left="0.05pt solid #000000" fo:border-right="none" fo:border-top="0.75pt double #000000" fo:border-bottom="0.05pt solid #000000"/>
    </style:style>
    <style:style style:name="Taula35.C6" style:family="table-cell">
      <style:table-cell-properties style:border-line-width-top="0.009cm 0.009cm 0.009cm" fo:padding="0.097cm" fo:border-left="0.05pt solid #000000" fo:border-right="none" fo:border-top="0.75pt double #000000" fo:border-bottom="0.05pt solid #000000"/>
    </style:style>
    <style:style style:name="Taula35.D6" style:family="table-cell">
      <style:table-cell-properties style:border-line-width-top="0.009cm 0.009cm 0.009cm" fo:padding="0.097cm" fo:border-left="0.05pt solid #000000" fo:border-right="none" fo:border-top="0.75pt double #000000" fo:border-bottom="0.05pt solid #000000"/>
    </style:style>
    <style:style style:name="Taula35.E6" style:family="table-cell">
      <style:table-cell-properties style:border-line-width-top="0.009cm 0.009cm 0.009cm" fo:padding="0.097cm" fo:border-left="0.05pt solid #000000" fo:border-right="none" fo:border-top="0.75pt double #000000" fo:border-bottom="0.05pt solid #000000"/>
    </style:style>
    <style:style style:name="Taula35.F6" style:family="table-cell">
      <style:table-cell-properties style:border-line-width-top="0.009cm 0.009cm 0.009cm" fo:padding="0.097cm" fo:border-left="0.05pt solid #000000" fo:border-right="none" fo:border-top="0.75pt double #000000" fo:border-bottom="0.05pt solid #000000"/>
    </style:style>
    <style:style style:name="Taula35.G6"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7" style:family="table-cell">
      <style:table-cell-properties style:border-line-width-left="0.009cm 0.009cm 0.009cm" fo:padding="0.097cm" fo:border-left="0.75pt double #000000" fo:border-right="none" fo:border-top="none" fo:border-bottom="0.05pt solid #000000"/>
    </style:style>
    <style:style style:name="Taula35.B7" style:family="table-cell">
      <style:table-cell-properties fo:padding="0.097cm" fo:border-left="0.05pt solid #000000" fo:border-right="none" fo:border-top="none" fo:border-bottom="0.05pt solid #000000"/>
    </style:style>
    <style:style style:name="Taula35.C7" style:family="table-cell">
      <style:table-cell-properties fo:padding="0.097cm" fo:border-left="0.05pt solid #000000" fo:border-right="none" fo:border-top="none" fo:border-bottom="0.05pt solid #000000"/>
    </style:style>
    <style:style style:name="Taula35.D7" style:family="table-cell">
      <style:table-cell-properties fo:padding="0.097cm" fo:border-left="0.05pt solid #000000" fo:border-right="none" fo:border-top="none" fo:border-bottom="0.05pt solid #000000"/>
    </style:style>
    <style:style style:name="Taula35.E7" style:family="table-cell">
      <style:table-cell-properties fo:padding="0.097cm" fo:border-left="0.05pt solid #000000" fo:border-right="none" fo:border-top="none" fo:border-bottom="0.05pt solid #000000"/>
    </style:style>
    <style:style style:name="Taula35.F7" style:family="table-cell">
      <style:table-cell-properties fo:padding="0.097cm" fo:border-left="0.05pt solid #000000" fo:border-right="none" fo:border-top="none" fo:border-bottom="0.05pt solid #000000"/>
    </style:style>
    <style:style style:name="Taula35.G7" style:family="table-cell">
      <style:table-cell-properties style:border-line-width-right="0.009cm 0.009cm 0.009cm" fo:padding="0.097cm" fo:border-left="0.05pt solid #000000" fo:border-right="0.75pt double #000000" fo:border-top="none" fo:border-bottom="0.05pt solid #000000"/>
    </style:style>
    <style:style style:name="Taula35.A8" style:family="table-cell">
      <style:table-cell-properties style:border-line-width-left="0.009cm 0.009cm 0.009cm" fo:padding="0.097cm" fo:border-left="0.75pt double #000000" fo:border-right="none" fo:border-top="none" fo:border-bottom="0.05pt solid #000000"/>
    </style:style>
    <style:style style:name="Taula35.B8" style:family="table-cell">
      <style:table-cell-properties fo:padding="0.097cm" fo:border-left="0.05pt solid #000000" fo:border-right="none" fo:border-top="none" fo:border-bottom="0.05pt solid #000000"/>
    </style:style>
    <style:style style:name="Taula35.C8" style:family="table-cell">
      <style:table-cell-properties fo:padding="0.097cm" fo:border-left="0.05pt solid #000000" fo:border-right="none" fo:border-top="none" fo:border-bottom="0.05pt solid #000000"/>
    </style:style>
    <style:style style:name="Taula35.D8" style:family="table-cell">
      <style:table-cell-properties fo:padding="0.097cm" fo:border-left="0.05pt solid #000000" fo:border-right="none" fo:border-top="none" fo:border-bottom="0.05pt solid #000000"/>
    </style:style>
    <style:style style:name="Taula35.E8" style:family="table-cell">
      <style:table-cell-properties fo:padding="0.097cm" fo:border-left="0.05pt solid #000000" fo:border-right="none" fo:border-top="none" fo:border-bottom="0.05pt solid #000000"/>
    </style:style>
    <style:style style:name="Taula35.F8" style:family="table-cell">
      <style:table-cell-properties fo:padding="0.097cm" fo:border-left="0.05pt solid #000000" fo:border-right="none" fo:border-top="none" fo:border-bottom="0.05pt solid #000000"/>
    </style:style>
    <style:style style:name="Taula35.G8" style:family="table-cell">
      <style:table-cell-properties style:border-line-width-right="0.009cm 0.009cm 0.009cm" fo:padding="0.097cm" fo:border-left="0.05pt solid #000000" fo:border-right="0.75pt double #000000" fo:border-top="none" fo:border-bottom="0.05pt solid #000000"/>
    </style:style>
    <style:style style:name="Taula35.A9" style:family="table-cell">
      <style:table-cell-properties style:border-line-width-left="0.009cm 0.009cm 0.009cm" fo:padding="0.097cm" fo:border-left="0.75pt double #000000" fo:border-right="none" fo:border-top="none" fo:border-bottom="0.05pt solid #000000"/>
    </style:style>
    <style:style style:name="Taula35.B9" style:family="table-cell">
      <style:table-cell-properties fo:padding="0.097cm" fo:border-left="0.05pt solid #000000" fo:border-right="none" fo:border-top="none" fo:border-bottom="0.05pt solid #000000"/>
    </style:style>
    <style:style style:name="Taula35.C9" style:family="table-cell">
      <style:table-cell-properties fo:padding="0.097cm" fo:border-left="0.05pt solid #000000" fo:border-right="none" fo:border-top="none" fo:border-bottom="0.05pt solid #000000"/>
    </style:style>
    <style:style style:name="Taula35.D9" style:family="table-cell">
      <style:table-cell-properties fo:padding="0.097cm" fo:border-left="0.05pt solid #000000" fo:border-right="none" fo:border-top="none" fo:border-bottom="0.05pt solid #000000"/>
    </style:style>
    <style:style style:name="Taula35.E9" style:family="table-cell">
      <style:table-cell-properties fo:padding="0.097cm" fo:border-left="0.05pt solid #000000" fo:border-right="none" fo:border-top="none" fo:border-bottom="0.05pt solid #000000"/>
    </style:style>
    <style:style style:name="Taula35.F9" style:family="table-cell">
      <style:table-cell-properties fo:padding="0.097cm" fo:border-left="0.05pt solid #000000" fo:border-right="none" fo:border-top="none" fo:border-bottom="0.05pt solid #000000"/>
    </style:style>
    <style:style style:name="Taula35.G9" style:family="table-cell">
      <style:table-cell-properties style:border-line-width-right="0.009cm 0.009cm 0.009cm" fo:padding="0.097cm" fo:border-left="0.05pt solid #000000" fo:border-right="0.75pt double #000000" fo:border-top="none" fo:border-bottom="0.05pt solid #000000"/>
    </style:style>
    <style:style style:name="Taula35.A10" style:family="table-cell">
      <style:table-cell-properties style:border-line-width-left="0.007cm 0.007cm 0.007cm" style:border-line-width-top="0.007cm 0.007cm 0.007cm" fo:padding="0.097cm" fo:border-left="0.6pt double #000000" fo:border-right="none" fo:border-top="0.6pt double #000000" fo:border-bottom="0.05pt solid #000000"/>
    </style:style>
    <style:style style:name="Taula35.B10" style:family="table-cell">
      <style:table-cell-properties style:border-line-width-top="0.007cm 0.007cm 0.007cm" fo:padding="0.097cm" fo:border-left="0.05pt solid #000000" fo:border-right="none" fo:border-top="0.6pt double #000000" fo:border-bottom="0.05pt solid #000000"/>
    </style:style>
    <style:style style:name="Taula35.C10" style:family="table-cell">
      <style:table-cell-properties style:border-line-width-top="0.007cm 0.007cm 0.007cm" fo:padding="0.097cm" fo:border-left="0.05pt solid #000000" fo:border-right="none" fo:border-top="0.6pt double #000000" fo:border-bottom="0.05pt solid #000000"/>
    </style:style>
    <style:style style:name="Taula35.D10" style:family="table-cell">
      <style:table-cell-properties style:border-line-width-top="0.007cm 0.007cm 0.007cm" fo:padding="0.097cm" fo:border-left="0.05pt solid #000000" fo:border-right="none" fo:border-top="0.6pt double #000000" fo:border-bottom="0.05pt solid #000000"/>
    </style:style>
    <style:style style:name="Taula35.E10" style:family="table-cell">
      <style:table-cell-properties style:border-line-width-top="0.007cm 0.007cm 0.007cm" fo:padding="0.097cm" fo:border-left="0.05pt solid #000000" fo:border-right="none" fo:border-top="0.6pt double #000000" fo:border-bottom="0.05pt solid #000000"/>
    </style:style>
    <style:style style:name="Taula35.F10" style:family="table-cell">
      <style:table-cell-properties style:border-line-width-top="0.007cm 0.007cm 0.007cm" fo:padding="0.097cm" fo:border-left="0.05pt solid #000000" fo:border-right="none" fo:border-top="0.6pt double #000000" fo:border-bottom="0.05pt solid #000000"/>
    </style:style>
    <style:style style:name="Taula35.G10" style:family="table-cell">
      <style:table-cell-properties style:border-line-width-right="0.007cm 0.007cm 0.007cm" style:border-line-width-top="0.007cm 0.007cm 0.007cm" fo:padding="0.097cm" fo:border-left="0.05pt solid #000000" fo:border-right="0.6pt double #000000" fo:border-top="0.6pt double #000000" fo:border-bottom="0.05pt solid #000000"/>
    </style:style>
    <style:style style:name="Taula35.A11" style:family="table-cell">
      <style:table-cell-properties style:border-line-width-left="0.007cm 0.007cm 0.007cm" fo:padding="0.097cm" fo:border-left="0.6pt double #000000" fo:border-right="none" fo:border-top="none" fo:border-bottom="0.05pt solid #000000"/>
    </style:style>
    <style:style style:name="Taula35.B11" style:family="table-cell">
      <style:table-cell-properties fo:padding="0.097cm" fo:border-left="0.05pt solid #000000" fo:border-right="none" fo:border-top="none" fo:border-bottom="0.05pt solid #000000"/>
    </style:style>
    <style:style style:name="Taula35.C11" style:family="table-cell">
      <style:table-cell-properties fo:padding="0.097cm" fo:border-left="0.05pt solid #000000" fo:border-right="none" fo:border-top="none" fo:border-bottom="0.05pt solid #000000"/>
    </style:style>
    <style:style style:name="Taula35.D11" style:family="table-cell">
      <style:table-cell-properties fo:padding="0.097cm" fo:border-left="0.05pt solid #000000" fo:border-right="none" fo:border-top="none" fo:border-bottom="0.05pt solid #000000"/>
    </style:style>
    <style:style style:name="Taula35.E11" style:family="table-cell">
      <style:table-cell-properties fo:padding="0.097cm" fo:border-left="0.05pt solid #000000" fo:border-right="none" fo:border-top="none" fo:border-bottom="0.05pt solid #000000"/>
    </style:style>
    <style:style style:name="Taula35.F11" style:family="table-cell">
      <style:table-cell-properties fo:padding="0.097cm" fo:border-left="0.05pt solid #000000" fo:border-right="none" fo:border-top="none" fo:border-bottom="0.05pt solid #000000"/>
    </style:style>
    <style:style style:name="Taula35.G11" style:family="table-cell">
      <style:table-cell-properties style:border-line-width-right="0.007cm 0.007cm 0.007cm" fo:padding="0.097cm" fo:border-left="0.05pt solid #000000" fo:border-right="0.6pt double #000000" fo:border-top="none" fo:border-bottom="0.05pt solid #000000"/>
    </style:style>
    <style:style style:name="Taula35.A12" style:family="table-cell">
      <style:table-cell-properties style:border-line-width-left="0.007cm 0.007cm 0.007cm" fo:padding="0.097cm" fo:border-left="0.6pt double #000000" fo:border-right="none" fo:border-top="none" fo:border-bottom="0.05pt solid #000000"/>
    </style:style>
    <style:style style:name="Taula35.B12" style:family="table-cell">
      <style:table-cell-properties fo:padding="0.097cm" fo:border-left="0.05pt solid #000000" fo:border-right="none" fo:border-top="none" fo:border-bottom="0.05pt solid #000000"/>
    </style:style>
    <style:style style:name="Taula35.C12" style:family="table-cell">
      <style:table-cell-properties fo:padding="0.097cm" fo:border-left="0.05pt solid #000000" fo:border-right="none" fo:border-top="none" fo:border-bottom="0.05pt solid #000000"/>
    </style:style>
    <style:style style:name="Taula35.D12" style:family="table-cell">
      <style:table-cell-properties fo:padding="0.097cm" fo:border-left="0.05pt solid #000000" fo:border-right="none" fo:border-top="none" fo:border-bottom="0.05pt solid #000000"/>
    </style:style>
    <style:style style:name="Taula35.E12" style:family="table-cell">
      <style:table-cell-properties fo:padding="0.097cm" fo:border-left="0.05pt solid #000000" fo:border-right="none" fo:border-top="none" fo:border-bottom="0.05pt solid #000000"/>
    </style:style>
    <style:style style:name="Taula35.F12" style:family="table-cell">
      <style:table-cell-properties fo:padding="0.097cm" fo:border-left="0.05pt solid #000000" fo:border-right="none" fo:border-top="none" fo:border-bottom="0.05pt solid #000000"/>
    </style:style>
    <style:style style:name="Taula35.G12" style:family="table-cell">
      <style:table-cell-properties style:border-line-width-right="0.007cm 0.007cm 0.007cm" fo:padding="0.097cm" fo:border-left="0.05pt solid #000000" fo:border-right="0.6pt double #000000" fo:border-top="none" fo:border-bottom="0.05pt solid #000000"/>
    </style:style>
    <style:style style:name="Taula35.A13" style:family="table-cell">
      <style:table-cell-properties style:border-line-width-left="0.007cm 0.007cm 0.007cm" style:border-line-width-bottom="0.007cm 0.007cm 0.007cm" fo:padding="0.097cm" fo:border-left="0.6pt double #000000" fo:border-right="none" fo:border-top="none" fo:border-bottom="0.6pt double #000000"/>
    </style:style>
    <style:style style:name="Taula35.B13" style:family="table-cell">
      <style:table-cell-properties style:border-line-width-bottom="0.007cm 0.007cm 0.007cm" fo:padding="0.097cm" fo:border-left="0.05pt solid #000000" fo:border-right="none" fo:border-top="none" fo:border-bottom="0.6pt double #000000"/>
    </style:style>
    <style:style style:name="Taula35.C13" style:family="table-cell">
      <style:table-cell-properties style:border-line-width-bottom="0.007cm 0.007cm 0.007cm" fo:padding="0.097cm" fo:border-left="0.05pt solid #000000" fo:border-right="none" fo:border-top="none" fo:border-bottom="0.6pt double #000000"/>
    </style:style>
    <style:style style:name="Taula35.D13" style:family="table-cell">
      <style:table-cell-properties style:border-line-width-bottom="0.007cm 0.007cm 0.007cm" fo:padding="0.097cm" fo:border-left="0.05pt solid #000000" fo:border-right="none" fo:border-top="none" fo:border-bottom="0.6pt double #000000"/>
    </style:style>
    <style:style style:name="Taula35.E13" style:family="table-cell">
      <style:table-cell-properties style:border-line-width-bottom="0.007cm 0.007cm 0.007cm" fo:padding="0.097cm" fo:border-left="0.05pt solid #000000" fo:border-right="none" fo:border-top="none" fo:border-bottom="0.6pt double #000000"/>
    </style:style>
    <style:style style:name="Taula35.F13" style:family="table-cell">
      <style:table-cell-properties style:border-line-width-bottom="0.007cm 0.007cm 0.007cm" fo:padding="0.097cm" fo:border-left="0.05pt solid #000000" fo:border-right="none" fo:border-top="none" fo:border-bottom="0.6pt double #000000"/>
    </style:style>
    <style:style style:name="Taula35.G13" style:family="table-cell">
      <style:table-cell-properties style:border-line-width-right="0.007cm 0.007cm 0.007cm" style:border-line-width-bottom="0.007cm 0.007cm 0.007cm" fo:padding="0.097cm" fo:border-left="0.05pt solid #000000" fo:border-right="0.6pt double #000000" fo:border-top="none" fo:border-bottom="0.6pt double #000000"/>
    </style:style>
    <style:style style:name="Taula35.14" style:family="table-row">
      <style:table-row-properties fo:background-color="transparent" fo:keep-together="auto">
        <style:background-image/>
      </style:table-row-properties>
    </style:style>
    <style:style style:name="Taula35.A14" style:family="table-cell">
      <style:table-cell-properties style:vertical-align="" fo:background-color="transparent" style:border-line-width-left="0.007cm 0.007cm 0.007cm" style:border-line-width-top="0.007cm 0.007cm 0.007cm" fo:padding="0.097cm" fo:border-left="0.6pt double #000000" fo:border-right="none" fo:border-top="0.6pt double #000000" fo:border-bottom="0.05pt solid #000000" style:writing-mode="lr-tb">
        <style:background-image/>
      </style:table-cell-properties>
    </style:style>
    <style:style style:name="Taula35.B14" style:family="table-cell">
      <style:table-cell-properties style:vertical-align="" fo:background-color="transparent" style:border-line-width-top="0.007cm 0.007cm 0.007cm" fo:padding="0.097cm" fo:border-left="0.05pt solid #000000" fo:border-right="none" fo:border-top="0.6pt double #000000" fo:border-bottom="0.05pt solid #000000" style:writing-mode="lr-tb">
        <style:background-image/>
      </style:table-cell-properties>
    </style:style>
    <style:style style:name="Taula35.G14" style:family="table-cell">
      <style:table-cell-properties style:vertical-align="" fo:background-color="transparent" style:border-line-width-right="0.007cm 0.007cm 0.007cm" style:border-line-width-top="0.007cm 0.007cm 0.007cm" fo:padding="0.097cm" fo:border-left="0.05pt solid #000000" fo:border-right="0.6pt double #000000" fo:border-top="0.6pt double #000000" fo:border-bottom="0.05pt solid #000000" style:writing-mode="lr-tb">
        <style:background-image/>
      </style:table-cell-properties>
    </style:style>
    <style:style style:name="Taula35.A15" style:family="table-cell">
      <style:table-cell-properties style:vertical-align="" fo:background-color="transparent" style:border-line-width-left="0.007cm 0.007cm 0.007cm" fo:padding="0.097cm" fo:border-left="0.6pt double #000000" fo:border-right="none" fo:border-top="none" fo:border-bottom="0.05pt solid #000000" style:writing-mode="lr-tb">
        <style:background-image/>
      </style:table-cell-properties>
    </style:style>
    <style:style style:name="Taula35.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ula35.G15" style:family="table-cell">
      <style:table-cell-properties style:vertical-align="" fo:background-color="transparent" style:border-line-width-right="0.007cm 0.007cm 0.007cm" fo:padding="0.097cm" fo:border-left="0.05pt solid #000000" fo:border-right="0.6pt double #000000" fo:border-top="none" fo:border-bottom="0.05pt solid #000000" style:writing-mode="lr-tb">
        <style:background-image/>
      </style:table-cell-properties>
    </style:style>
    <style:style style:name="Taula35.A17" style:family="table-cell">
      <style:table-cell-properties style:vertical-align="" fo:background-color="transparent" style:border-line-width-left="0.007cm 0.007cm 0.007cm" style:border-line-width-bottom="0.007cm 0.007cm 0.007cm" fo:padding="0.097cm" fo:border-left="0.6pt double #000000" fo:border-right="none" fo:border-top="none" fo:border-bottom="0.6pt double #000000" style:writing-mode="lr-tb">
        <style:background-image/>
      </style:table-cell-properties>
    </style:style>
    <style:style style:name="Taula35.B17" style:family="table-cell">
      <style:table-cell-properties style:vertical-align="" fo:background-color="transparent" style:border-line-width-bottom="0.007cm 0.007cm 0.007cm" fo:padding="0.097cm" fo:border-left="0.05pt solid #000000" fo:border-right="none" fo:border-top="none" fo:border-bottom="0.6pt double #000000" style:writing-mode="lr-tb">
        <style:background-image/>
      </style:table-cell-properties>
    </style:style>
    <style:style style:name="Taula35.G17" style:family="table-cell">
      <style:table-cell-properties style:vertical-align="" fo:background-color="transparent" style:border-line-width-right="0.007cm 0.007cm 0.007cm" style:border-line-width-bottom="0.007cm 0.007cm 0.007cm" fo:padding="0.097cm" fo:border-left="0.05pt solid #000000" fo:border-right="0.6pt double #000000" fo:border-top="none" fo:border-bottom="0.6pt double #000000" style:writing-mode="lr-tb">
        <style:background-image/>
      </style:table-cell-properties>
    </style:style>
    <style:style style:name="Taula35.29" style:family="table-row">
      <style:table-row-properties style:min-row-height="0.57cm" fo:background-color="transparent" fo:keep-together="auto">
        <style:background-image/>
      </style:table-row-properties>
    </style:style>
    <style:style style:name="P1" style:family="paragraph" style:parent-style-name="Title" style:master-page-name="Ld_5f_Primera_5f_Pàgina">
      <style:paragraph-properties style:page-number="auto"/>
      <style:text-properties officeooo:rsid="00103587" officeooo:paragraph-rsid="00103587"/>
    </style:style>
    <style:style style:name="P2" style:family="paragraph" style:parent-style-name="Subtitle">
      <style:text-properties officeooo:rsid="00543094" officeooo:paragraph-rsid="00543094"/>
    </style:style>
    <style:style style:name="P3" style:family="paragraph" style:parent-style-name="Text_20_body">
      <style:paragraph-properties fo:text-align="end" style:justify-single-word="false"/>
      <style:text-properties fo:font-size="10pt" officeooo:rsid="00103587" officeooo:paragraph-rsid="00103587" style:font-size-asian="10pt" style:font-size-complex="10pt"/>
    </style:style>
    <style:style style:name="P4" style:family="paragraph" style:parent-style-name="Text_20_body">
      <style:paragraph-properties fo:text-align="end" style:justify-single-word="false"/>
      <style:text-properties fo:font-size="10pt" officeooo:rsid="0040b26b" officeooo:paragraph-rsid="0040b26b" style:font-size-asian="10pt" style:font-size-complex="10pt"/>
    </style:style>
    <style:style style:name="P5" style:family="paragraph" style:parent-style-name="Standard">
      <style:text-properties officeooo:paragraph-rsid="00559889"/>
    </style:style>
    <style:style style:name="P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16" style:family="paragraph" style:parent-style-name="Heading_20_1" style:list-style-name="">
      <style:paragraph-properties fo:text-align="justify" style:justify-single-word="false">
        <style:tab-stops>
          <style:tab-stop style:position="0.806cm"/>
        </style:tab-stops>
      </style:paragraph-properties>
      <style:text-properties officeooo:paragraph-rsid="00559889"/>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5.998cm" style:type="right" style:leader-style="dotted" style:leader-text="."/>
        </style:tab-stops>
      </style:paragraph-properties>
    </style:style>
    <style:style style:name="P21" style:family="paragraph" style:parent-style-name="Text_20_body" style:list-style-name="">
      <style:paragraph-properties fo:text-align="justify" style:justify-single-word="false">
        <style:tab-stops>
          <style:tab-stop style:position="0.806cm"/>
        </style:tab-stops>
      </style:paragraph-properties>
      <style:text-properties officeooo:paragraph-rsid="00559889"/>
    </style:style>
    <style:style style:name="P22" style:family="paragraph" style:parent-style-name="Heading_20_1" style:master-page-name="Ld_5f_Document">
      <style:paragraph-properties style:page-number="1"/>
    </style:style>
    <style:style style:name="P23" style:family="paragraph" style:parent-style-name="Heading_20_2">
      <style:text-properties officeooo:rsid="01c6d88a" officeooo:paragraph-rsid="01c6d88a"/>
    </style:style>
    <style:style style:name="P24" style:family="paragraph" style:parent-style-name="QuiParla" style:list-style-name="Numbering_20_123"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ab-stops/>
      </style:paragraph-properties>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1"/>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paragraph-properties fo:margin-top="0cm" fo:margin-bottom="0cm" style:contextual-spacing="false"/>
    </style:style>
    <style:style style:name="P30" style:family="paragraph" style:parent-style-name="Text_20_body" style:list-style-name="L3"/>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text-properties officeooo:paragraph-rsid="01cd9b57"/>
    </style:style>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QuiParla">
      <style:text-properties officeooo:paragraph-rsid="01cea362"/>
    </style:style>
    <style:style style:name="P38" style:family="paragraph" style:parent-style-name="Standard">
      <style:paragraph-properties fo:margin-top="0cm" fo:margin-bottom="0.499cm" style:contextual-spacing="false"/>
    </style:style>
    <style:style style:name="P39" style:family="paragraph" style:parent-style-name="Text_20_body" style:list-style-name="L6">
      <style:paragraph-properties fo:margin-top="0cm" fo:margin-bottom="0cm" style:contextual-spacing="false"/>
    </style:style>
    <style:style style:name="P40" style:family="paragraph" style:parent-style-name="Text_20_body" style:list-style-name="L6"/>
    <style:style style:name="P41" style:family="paragraph" style:parent-style-name="Text_20_body" style:list-style-name="L7">
      <style:paragraph-properties fo:margin-top="0cm" fo:margin-bottom="0cm" style:contextual-spacing="false"/>
    </style:style>
    <style:style style:name="P42" style:family="paragraph" style:parent-style-name="Text_20_body" style:list-style-name="L7"/>
    <style:style style:name="P43" style:family="paragraph" style:parent-style-name="Text_20_body" style:list-style-name="L8">
      <style:paragraph-properties fo:margin-top="0cm" fo:margin-bottom="0cm" style:contextual-spacing="false"/>
    </style:style>
    <style:style style:name="P44" style:family="paragraph" style:parent-style-name="Text_20_body" style:list-style-name="L8"/>
    <style:style style:name="P45" style:family="paragraph" style:parent-style-name="Text_20_body" style:list-style-name="L9">
      <style:paragraph-properties fo:margin-top="0cm" fo:margin-bottom="0cm" style:contextual-spacing="false"/>
    </style:style>
    <style:style style:name="P46" style:family="paragraph" style:parent-style-name="Text_20_body" style:list-style-name="L9"/>
    <style:style style:name="P47" style:family="paragraph" style:parent-style-name="Text_20_body" style:list-style-name="L10">
      <style:paragraph-properties fo:margin-top="0cm" fo:margin-bottom="0cm" style:contextual-spacing="false"/>
    </style:style>
    <style:style style:name="P48" style:family="paragraph" style:parent-style-name="Text_20_body" style:list-style-name="L10"/>
    <style:style style:name="P49" style:family="paragraph" style:parent-style-name="Text_20_body" style:list-style-name="L11">
      <style:paragraph-properties fo:margin-top="0cm" fo:margin-bottom="0cm" style:contextual-spacing="false"/>
    </style:style>
    <style:style style:name="P50" style:family="paragraph" style:parent-style-name="Text_20_body" style:list-style-name="L11"/>
    <style:style style:name="P51" style:family="paragraph" style:parent-style-name="Text_20_body" style:list-style-name="L12">
      <style:paragraph-properties fo:margin-top="0cm" fo:margin-bottom="0cm" style:contextual-spacing="false"/>
    </style:style>
    <style:style style:name="P52" style:family="paragraph" style:parent-style-name="Text_20_body" style:list-style-name="L12"/>
    <style:style style:name="P53" style:family="paragraph" style:parent-style-name="Text_20_body" style:list-style-name="L13">
      <style:paragraph-properties fo:margin-top="0cm" fo:margin-bottom="0cm" style:contextual-spacing="false"/>
    </style:style>
    <style:style style:name="P54" style:family="paragraph" style:parent-style-name="Text_20_body" style:list-style-name="L13"/>
    <style:style style:name="P55" style:family="paragraph" style:parent-style-name="Text_20_body" style:list-style-name="L14">
      <style:paragraph-properties fo:margin-top="0cm" fo:margin-bottom="0cm" style:contextual-spacing="false"/>
    </style:style>
    <style:style style:name="P56" style:family="paragraph" style:parent-style-name="Text_20_body" style:list-style-name="L14"/>
    <style:style style:name="P57" style:family="paragraph" style:parent-style-name="Text_20_body">
      <style:text-properties officeooo:paragraph-rsid="01cea362"/>
    </style:style>
    <style:style style:name="P58" style:family="paragraph" style:parent-style-name="Text_20_body" style:list-style-name="L15"/>
    <style:style style:name="P59" style:family="paragraph" style:parent-style-name="Text_20_body" style:list-style-name="L15">
      <style:paragraph-properties fo:margin-top="0cm" fo:margin-bottom="0cm" style:contextual-spacing="false"/>
    </style:style>
    <style:style style:name="P60" style:family="paragraph" style:parent-style-name="Text_20_body" style:list-style-name="L16">
      <style:paragraph-properties fo:margin-top="0cm" fo:margin-bottom="0cm" style:contextual-spacing="false"/>
    </style:style>
    <style:style style:name="P61" style:family="paragraph" style:parent-style-name="Text_20_body" style:list-style-name="L16"/>
    <style:style style:name="P62" style:family="paragraph" style:parent-style-name="Text_20_body" style:list-style-name="L17">
      <style:paragraph-properties fo:margin-top="0cm" fo:margin-bottom="0cm" style:contextual-spacing="false"/>
    </style:style>
    <style:style style:name="P63" style:family="paragraph" style:parent-style-name="Text_20_body" style:list-style-name="L17"/>
    <style:style style:name="P64" style:family="paragraph" style:parent-style-name="Text_20_body" style:list-style-name="L18">
      <style:paragraph-properties fo:margin-top="0cm" fo:margin-bottom="0cm" style:contextual-spacing="false"/>
    </style:style>
    <style:style style:name="P65" style:family="paragraph" style:parent-style-name="Text_20_body" style:list-style-name="L18"/>
    <style:style style:name="P66" style:family="paragraph" style:parent-style-name="Text_20_body" style:list-style-name="L19">
      <style:paragraph-properties fo:margin-top="0cm" fo:margin-bottom="0cm" style:contextual-spacing="false"/>
    </style:style>
    <style:style style:name="P67" style:family="paragraph" style:parent-style-name="Text_20_body" style:list-style-name="L19"/>
    <style:style style:name="P68" style:family="paragraph" style:parent-style-name="Text_20_body" style:list-style-name="L20">
      <style:paragraph-properties fo:margin-top="0cm" fo:margin-bottom="0cm" style:contextual-spacing="false"/>
    </style:style>
    <style:style style:name="P69" style:family="paragraph" style:parent-style-name="Text_20_body" style:list-style-name="L20"/>
    <style:style style:name="P70" style:family="paragraph" style:parent-style-name="Text_20_body" style:list-style-name="L21">
      <style:paragraph-properties fo:margin-top="0cm" fo:margin-bottom="0cm" style:contextual-spacing="false"/>
    </style:style>
    <style:style style:name="P71" style:family="paragraph" style:parent-style-name="Text_20_body" style:list-style-name="L21"/>
    <style:style style:name="P72" style:family="paragraph" style:parent-style-name="Text_20_body" style:list-style-name="L22">
      <style:paragraph-properties fo:margin-top="0cm" fo:margin-bottom="0cm" style:contextual-spacing="false"/>
    </style:style>
    <style:style style:name="P73" style:family="paragraph" style:parent-style-name="Text_20_body" style:list-style-name="L22"/>
    <style:style style:name="P74" style:family="paragraph" style:parent-style-name="Preformatted_20_Text">
      <style:paragraph-properties fo:margin-left="0cm" fo:margin-right="0cm" fo:text-indent="0cm" style:auto-text-indent="false" style:writing-mode="lr-tb"/>
    </style:style>
    <style:style style:name="P75" style:family="paragraph" style:parent-style-name="Preformatted_20_Text">
      <style:paragraph-properties style:writing-mode="lr-tb"/>
    </style:style>
    <style:style style:name="P76" style:family="paragraph" style:parent-style-name="Preformatted_20_Text">
      <style:paragraph-properties fo:margin-top="0cm" fo:margin-bottom="0.499cm" style:contextual-spacing="false" style:writing-mode="lr-tb"/>
    </style:style>
    <style:style style:name="P77" style:family="paragraph" style:parent-style-name="Text_20_body" style:list-style-name="L23">
      <style:paragraph-properties fo:margin-top="0cm" fo:margin-bottom="0cm" style:contextual-spacing="false"/>
    </style:style>
    <style:style style:name="P78" style:family="paragraph" style:parent-style-name="Text_20_body" style:list-style-name="L23"/>
    <style:style style:name="P79" style:family="paragraph" style:parent-style-name="Heading_20_3" style:master-page-name="">
      <style:paragraph-properties fo:margin-left="0cm" fo:margin-right="0cm" fo:margin-top="0.15cm" fo:margin-bottom="0.101cm" style:contextual-spacing="false" fo:text-indent="0cm" style:auto-text-indent="false" style:page-number="auto" fo:keep-with-next="always">
        <style:tab-stops>
          <style:tab-stop style:position="1.49cm"/>
        </style:tab-stops>
      </style:paragraph-properties>
    </style:style>
    <style:style style:name="P80" style:family="paragraph" style:parent-style-name="Text_20_body" style:list-style-name="L24"/>
    <style:style style:name="P81" style:family="paragraph" style:parent-style-name="Text_20_body" style:list-style-name="L24">
      <style:paragraph-properties fo:margin-top="0cm" fo:margin-bottom="0cm" style:contextual-spacing="false"/>
    </style:style>
    <style:style style:name="P82" style:family="paragraph" style:parent-style-name="Text_20_body" style:list-style-name="L25"/>
    <style:style style:name="P83" style:family="paragraph" style:parent-style-name="Text_20_body" style:list-style-name="L25">
      <style:paragraph-properties fo:margin-top="0cm" fo:margin-bottom="0cm" style:contextual-spacing="false"/>
    </style:style>
    <style:style style:name="P84" style:family="paragraph" style:parent-style-name="Text_20_body" style:list-style-name="L26">
      <style:paragraph-properties fo:margin-top="0cm" fo:margin-bottom="0cm" style:contextual-spacing="false"/>
    </style:style>
    <style:style style:name="P85" style:family="paragraph" style:parent-style-name="Text_20_body" style:list-style-name="L26"/>
    <style:style style:name="P86" style:family="paragraph" style:parent-style-name="Text_20_body" style:list-style-name="L27">
      <style:paragraph-properties fo:margin-top="0cm" fo:margin-bottom="0cm" style:contextual-spacing="false"/>
    </style:style>
    <style:style style:name="P87" style:family="paragraph" style:parent-style-name="Text_20_body" style:list-style-name="L27"/>
    <style:style style:name="P88" style:family="paragraph" style:parent-style-name="Text_20_body" style:list-style-name="L28">
      <style:paragraph-properties fo:margin-top="0cm" fo:margin-bottom="0cm" style:contextual-spacing="false"/>
    </style:style>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30">
      <style:paragraph-properties fo:margin-top="0cm" fo:margin-bottom="0cm" style:contextual-spacing="false"/>
    </style:style>
    <style:style style:name="P92" style:family="paragraph" style:parent-style-name="Text_20_body" style:list-style-name="L30"/>
    <style:style style:name="P93" style:family="paragraph" style:parent-style-name="Text_20_body" style:list-style-name="L31">
      <style:paragraph-properties fo:margin-top="0cm" fo:margin-bottom="0cm" style:contextual-spacing="false"/>
    </style:style>
    <style:style style:name="P94" style:family="paragraph" style:parent-style-name="Text_20_body" style:list-style-name="L31"/>
    <style:style style:name="P95" style:family="paragraph" style:parent-style-name="Text_20_body" style:list-style-name="L32"/>
    <style:style style:name="P96" style:family="paragraph" style:parent-style-name="Preformatted_20_Text" style:list-style-name="L32"/>
    <style:style style:name="P97" style:family="paragraph" style:parent-style-name="Preformatted_20_Text" style:list-style-name="L32">
      <style:paragraph-properties fo:margin-left="0cm" fo:margin-right="0cm" fo:text-indent="0cm" style:auto-text-indent="false" style:writing-mode="lr-tb"/>
    </style:style>
    <style:style style:name="P98" style:family="paragraph" style:parent-style-name="Preformatted_20_Text" style:list-style-name="L32">
      <style:paragraph-properties fo:margin-top="0cm" fo:margin-bottom="0.499cm" style:contextual-spacing="false" style:writing-mode="lr-tb"/>
    </style:style>
    <style:style style:name="P99" style:family="paragraph" style:parent-style-name="Text_20_body" style:list-style-name="L32">
      <style:paragraph-properties fo:margin-top="0cm" fo:margin-bottom="0cm" style:contextual-spacing="false"/>
    </style:style>
    <style:style style:name="P100" style:family="paragraph" style:parent-style-name="Preformatted_20_Text" style:list-style-name="L32">
      <style:paragraph-properties style:writing-mode="lr-tb"/>
    </style:style>
    <style:style style:name="P101" style:family="paragraph" style:parent-style-name="Preformatted_20_Text" style:list-style-name="L32">
      <style:paragraph-properties fo:margin-left="0cm" fo:margin-right="0cm" fo:margin-top="0cm" fo:margin-bottom="0.499cm" style:contextual-spacing="false" fo:text-indent="0cm" style:auto-text-indent="false" style:writing-mode="lr-tb"/>
    </style:style>
    <style:style style:name="P102" style:family="paragraph" style:parent-style-name="Text_20_body">
      <style:text-properties officeooo:paragraph-rsid="01c6d88a"/>
    </style:style>
    <style:style style:name="P103" style:family="paragraph" style:parent-style-name="Heading_20_1">
      <style:paragraph-properties fo:break-before="page"/>
      <style:text-properties officeooo:paragraph-rsid="008a57e8"/>
    </style:style>
    <style:style style:name="P104" style:family="paragraph" style:parent-style-name="Text_20_body">
      <style:text-properties officeooo:rsid="00696db6" officeooo:paragraph-rsid="008a57e8"/>
    </style:style>
    <style:style style:name="P105" style:family="paragraph" style:parent-style-name="Heading_20_2">
      <style:text-properties fo:language="en" fo:country="US" officeooo:rsid="0013cdf8" officeooo:paragraph-rsid="008a57e8"/>
    </style:style>
    <style:style style:name="P106" style:family="paragraph" style:parent-style-name="Text_20_body">
      <style:text-properties fo:language="ca" fo:country="ES" officeooo:rsid="00696db6" officeooo:paragraph-rsid="008a57e8"/>
    </style:style>
    <style:style style:name="P107" style:family="paragraph" style:parent-style-name="Heading_20_3">
      <style:paragraph-properties>
        <style:tab-stops>
          <style:tab-stop style:position="1.344cm"/>
        </style:tab-stops>
      </style:paragraph-properties>
      <style:text-properties fo:language="ca" fo:country="ES" officeooo:rsid="005a5390" officeooo:paragraph-rsid="008a57e8"/>
    </style:style>
    <style:style style:name="P108" style:family="paragraph" style:parent-style-name="Text_20_body">
      <style:paragraph-properties>
        <style:tab-stops>
          <style:tab-stop style:position="1.344cm"/>
        </style:tab-stops>
      </style:paragraph-properties>
      <style:text-properties officeooo:paragraph-rsid="008a57e8"/>
    </style:style>
    <style:style style:name="P109" style:family="paragraph" style:parent-style-name="Diagrama">
      <style:paragraph-properties fo:text-align="center" style:justify-single-word="false"/>
    </style:style>
    <style:style style:name="P110"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7"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8fdca6" officeooo:paragraph-rsid="008fdca6"/>
    </style:style>
    <style:style style:name="P118" style:family="paragraph" style:parent-style-name="Heading_20_3">
      <style:paragraph-properties fo:break-before="page">
        <style:tab-stops>
          <style:tab-stop style:position="1.344cm"/>
        </style:tab-stops>
      </style:paragraph-properties>
      <style:text-properties fo:language="ca" fo:country="ES" officeooo:rsid="008fdca6" officeooo:paragraph-rsid="008fdca6"/>
    </style:style>
    <style:style style:name="P119" style:family="paragraph" style:parent-style-name="Text_20_body">
      <style:paragraph-properties>
        <style:tab-stops>
          <style:tab-stop style:position="1.344cm"/>
        </style:tab-stops>
      </style:paragraph-properties>
      <style:text-properties officeooo:rsid="0062f08b" officeooo:paragraph-rsid="008fdca6"/>
    </style:style>
    <style:style style:name="P120" style:family="paragraph" style:parent-style-name="Text_20_body">
      <style:paragraph-properties>
        <style:tab-stops>
          <style:tab-stop style:position="1.344cm"/>
        </style:tab-stops>
      </style:paragraph-properties>
      <style:text-properties fo:language="ca" fo:country="ES" fo:font-style="normal" fo:font-weight="normal" officeooo:rsid="008fdca6" officeooo:paragraph-rsid="008fdca6" style:font-style-asian="normal" style:font-weight-asian="normal" style:font-style-complex="normal" style:font-weight-complex="normal"/>
    </style:style>
    <style:style style:name="P121" style:family="paragraph" style:parent-style-name="Text_20_body" style:list-style-name="L33">
      <style:paragraph-properties fo:margin-top="0cm" fo:margin-bottom="0.101cm" style:contextual-spacing="true">
        <style:tab-stops>
          <style:tab-stop style:position="0.806cm"/>
        </style:tab-stops>
      </style:paragraph-properties>
      <style:text-properties fo:language="ca" fo:country="ES" fo:font-style="italic" officeooo:rsid="008fdca6" officeooo:paragraph-rsid="008fdca6" style:font-style-asian="italic" style:font-style-complex="italic"/>
    </style:style>
    <style:style style:name="P122" style:family="paragraph" style:parent-style-name="Text_20_body" style:list-style-name="L33">
      <style:paragraph-properties fo:margin-top="0cm" fo:margin-bottom="0.101cm" style:contextual-spacing="true">
        <style:tab-stops>
          <style:tab-stop style:position="0.806cm"/>
        </style:tab-stops>
      </style:paragraph-properties>
      <style:text-properties fo:language="ca" fo:country="ES" officeooo:rsid="008fdca6" officeooo:paragraph-rsid="008fdca6"/>
    </style:style>
    <style:style style:name="P123"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officeooo:rsid="00708194" officeooo:paragraph-rsid="008fdca6"/>
    </style:style>
    <style:style style:name="P124" style:family="paragraph" style:parent-style-name="Text_20_body" style:list-style-name="L33">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dca6" style:font-style-asian="italic" style:font-style-complex="italic"/>
    </style:style>
    <style:style style:name="P125" style:family="paragraph" style:parent-style-name="Text_20_body" style:list-style-name="L33">
      <style:paragraph-properties fo:margin-top="0cm" fo:margin-bottom="0.101cm" style:contextual-spacing="true">
        <style:tab-stops>
          <style:tab-stop style:position="0.806cm"/>
        </style:tab-stops>
      </style:paragraph-properties>
      <style:text-properties style:font-name="Arial5" fo:language="ca" fo:country="ES" officeooo:rsid="00708194" officeooo:paragraph-rsid="008fdca6"/>
    </style:style>
    <style:style style:name="P126" style:family="paragraph" style:parent-style-name="Text_20_body" style:list-style-name="L33">
      <style:paragraph-properties fo:margin-top="0cm" fo:margin-bottom="0.101cm" style:contextual-spacing="true">
        <style:tab-stops>
          <style:tab-stop style:position="0.806cm"/>
        </style:tab-stops>
      </style:paragraph-properties>
      <style:text-properties style:font-name="Arial5" fo:language="ca" fo:country="ES" fo:font-style="italic" officeooo:rsid="008fdca6" officeooo:paragraph-rsid="008fdca6" style:font-style-asian="italic" style:font-style-complex="italic"/>
    </style:style>
    <style:style style:name="P127" style:family="paragraph" style:parent-style-name="Table_20_Contents">
      <style:text-properties fo:font-size="10pt" fo:font-weight="bold" officeooo:rsid="005e5935" officeooo:paragraph-rsid="008fdca6"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fc8944" officeooo:paragraph-rsid="00fd4c31" style:font-size-asian="10pt" style:font-weight-asian="bold" style:font-size-complex="10pt" style:font-weight-complex="bold"/>
    </style:style>
    <style:style style:name="P129" style:family="paragraph" style:parent-style-name="Table_20_Contents">
      <style:text-properties fo:font-size="10pt" fo:language="ca" fo:country="ES" fo:font-style="italic" officeooo:rsid="008fdca6" officeooo:paragraph-rsid="0132e4d0" style:font-size-asian="10pt" style:font-style-asian="italic" style:font-size-complex="10pt" style:font-style-complex="italic"/>
    </style:style>
    <style:style style:name="P130" style:family="paragraph" style:parent-style-name="Table_20_Contents">
      <style:paragraph-properties fo:text-align="start" style:justify-single-word="false"/>
      <style:text-properties fo:font-size="10pt" officeooo:rsid="005efa07" officeooo:paragraph-rsid="008fdca6" style:font-size-asian="10pt" style:font-size-complex="10pt"/>
    </style:style>
    <style:style style:name="P131" style:family="paragraph" style:parent-style-name="Table_20_Contents">
      <style:paragraph-properties fo:text-align="center" style:justify-single-word="false"/>
      <style:text-properties fo:font-size="10pt" officeooo:rsid="00fd4c31" officeooo:paragraph-rsid="00fd4c31" style:font-size-asian="10pt" style:font-size-complex="10pt"/>
    </style:style>
    <style:style style:name="P132" style:family="paragraph" style:parent-style-name="Standard">
      <style:text-properties fo:font-size="10pt" officeooo:rsid="005efa07" officeooo:paragraph-rsid="008fdca6" style:font-size-asian="10pt" style:font-size-complex="10pt"/>
    </style:style>
    <style:style style:name="P133" style:family="paragraph" style:parent-style-name="Table_20_Contents">
      <style:text-properties fo:font-size="10pt" fo:font-style="italic" officeooo:rsid="0062f08b" officeooo:paragraph-rsid="0132e4d0" style:font-size-asian="10pt" style:font-style-asian="italic" style:font-size-complex="10pt" style:font-style-complex="italic"/>
    </style:style>
    <style:style style:name="P134" style:family="paragraph" style:parent-style-name="Table_20_Contents">
      <style:paragraph-properties fo:text-align="start" style:justify-single-word="false"/>
      <style:text-properties fo:font-size="10pt" officeooo:rsid="0062f08b" officeooo:paragraph-rsid="008fdca6" style:font-size-asian="10pt" style:font-size-complex="10pt"/>
    </style:style>
    <style:style style:name="P135" style:family="paragraph" style:parent-style-name="Table_20_Contents">
      <style:paragraph-properties fo:text-align="center" style:justify-single-word="false"/>
      <style:text-properties fo:font-size="10pt" officeooo:rsid="00fd4c31" officeooo:paragraph-rsid="0119c7bd" style:font-size-asian="10pt" style:font-size-complex="10pt"/>
    </style:style>
    <style:style style:name="P136" style:family="paragraph" style:parent-style-name="Standard">
      <style:text-properties fo:font-size="10pt" officeooo:rsid="0062f08b" officeooo:paragraph-rsid="008fdca6" style:font-size-asian="10pt" style:font-size-complex="10pt"/>
    </style:style>
    <style:style style:name="P137" style:family="paragraph" style:parent-style-name="Table_20_Contents">
      <style:text-properties fo:font-size="10pt" officeooo:rsid="008fdca6" officeooo:paragraph-rsid="008fdca6" style:font-size-asian="10pt" style:font-size-complex="10pt"/>
    </style:style>
    <style:style style:name="P138" style:family="paragraph" style:parent-style-name="Table_20_Contents">
      <style:paragraph-properties fo:text-align="start" style:justify-single-word="false"/>
      <style:text-properties fo:font-size="10pt" officeooo:rsid="008fdca6" officeooo:paragraph-rsid="008fdca6" style:font-size-asian="10pt" style:font-size-complex="10pt"/>
    </style:style>
    <style:style style:name="P139" style:family="paragraph" style:parent-style-name="Standard">
      <style:text-properties fo:font-size="10pt" officeooo:rsid="008fdca6" officeooo:paragraph-rsid="008fdca6" style:font-size-asian="10pt" style:font-size-complex="10pt"/>
    </style:style>
    <style:style style:name="P140" style:family="paragraph" style:parent-style-name="Table_20_Contents">
      <style:text-properties fo:font-size="10pt" fo:font-style="italic" officeooo:rsid="008fdca6" officeooo:paragraph-rsid="0132e4d0" style:font-size-asian="10pt" style:font-style-asian="italic" style:font-size-complex="10pt" style:font-style-complex="italic"/>
    </style:style>
    <style:style style:name="P141" style:family="paragraph" style:parent-style-name="Table_20_Contents">
      <style:paragraph-properties fo:text-align="center" style:justify-single-word="false"/>
      <style:text-properties fo:font-size="10pt" officeooo:rsid="015dc0bf" officeooo:paragraph-rsid="015dc0bf" style:font-size-asian="10pt" style:font-size-complex="10pt"/>
    </style:style>
    <style:style style:name="P142" style:family="paragraph" style:parent-style-name="Table_20_Contents">
      <style:text-properties fo:font-size="10pt" officeooo:rsid="00f137bc" officeooo:paragraph-rsid="00f137bc" style:font-size-asian="10pt" style:font-size-complex="10pt"/>
    </style:style>
    <style:style style:name="P143" style:family="paragraph" style:parent-style-name="Table_20_Contents">
      <style:paragraph-properties fo:text-align="start" style:justify-single-word="false"/>
      <style:text-properties fo:font-size="10pt" fo:font-style="italic" officeooo:rsid="00f137bc" officeooo:paragraph-rsid="00f137bc" style:font-size-asian="10pt" style:font-style-asian="italic" style:font-size-complex="10pt" style:font-style-complex="italic"/>
    </style:style>
    <style:style style:name="P144" style:family="paragraph" style:parent-style-name="Standard">
      <style:text-properties fo:font-size="10pt" officeooo:rsid="00f137bc" officeooo:paragraph-rsid="00f137bc" style:font-size-asian="10pt" style:font-size-complex="10pt"/>
    </style:style>
    <style:style style:name="P145" style:family="paragraph" style:parent-style-name="Table">
      <style:text-properties officeooo:rsid="001e7267" officeooo:paragraph-rsid="008fdca6"/>
    </style:style>
    <style:style style:name="P146" style:family="paragraph" style:parent-style-name="Heading_20_2" style:list-style-name="">
      <style:paragraph-properties fo:text-align="justify" style:justify-single-word="false">
        <style:tab-stops/>
      </style:paragraph-properties>
      <style:text-properties fo:language="en" fo:country="US" officeooo:rsid="0013cdf8" officeooo:paragraph-rsid="008a57e8"/>
    </style:style>
    <style:style style:name="P147" style:family="paragraph" style:parent-style-name="Heading_20_2">
      <style:paragraph-properties fo:break-before="page"/>
      <style:text-properties fo:language="en" fo:country="US" officeooo:rsid="0013cdf8" officeooo:paragraph-rsid="008a57e8"/>
    </style:style>
    <style:style style:name="P148" style:family="paragraph" style:parent-style-name="Heading_20_3">
      <style:text-properties officeooo:paragraph-rsid="008fe803"/>
    </style:style>
    <style:style style:name="P149"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5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3" style:family="paragraph" style:parent-style-name="Text_20_body">
      <style:text-properties fo:language="ca" fo:country="ES" officeooo:rsid="008831ed" officeooo:paragraph-rsid="008fe803"/>
    </style:style>
    <style:style style:name="P154" style:family="paragraph" style:parent-style-name="Text_20_body">
      <style:text-properties fo:language="ca" fo:country="ES" fo:font-style="normal" officeooo:rsid="008fe803" officeooo:paragraph-rsid="008fe803" style:font-style-asian="normal" style:font-style-complex="normal"/>
    </style:style>
    <style:style style:name="P155" style:family="paragraph" style:parent-style-name="Text_20_body" style:list-style-name="L33">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e803" style:font-style-asian="italic" style:font-style-complex="italic"/>
    </style:style>
    <style:style style:name="P156" style:family="paragraph" style:parent-style-name="Text_20_body" style:list-style-name="L33">
      <style:paragraph-properties fo:margin-top="0cm" fo:margin-bottom="0.101cm" style:contextual-spacing="true">
        <style:tab-stops>
          <style:tab-stop style:position="0.806cm"/>
        </style:tab-stops>
      </style:paragraph-properties>
      <style:text-properties style:font-name="Arial5" fo:language="ca" fo:country="ES" officeooo:rsid="008fe803" officeooo:paragraph-rsid="008fe803"/>
    </style:style>
    <style:style style:name="P157" style:family="paragraph" style:parent-style-name="Text_20_body" style:list-style-name="L33">
      <style:paragraph-properties fo:margin-top="0cm" fo:margin-bottom="0.101cm" style:contextual-spacing="true">
        <style:tab-stops>
          <style:tab-stop style:position="0.806cm"/>
        </style:tab-stops>
      </style:paragraph-properties>
      <style:text-properties style:font-name="Arial5" fo:language="ca" fo:country="ES" fo:font-style="italic" officeooo:rsid="008fdca6" officeooo:paragraph-rsid="008fe803" style:font-style-asian="italic" style:font-style-complex="italic"/>
    </style:style>
    <style:style style:name="P158" style:family="paragraph" style:parent-style-name="Text_20_body" style:list-style-name="L33">
      <style:paragraph-properties fo:margin-top="0cm" fo:margin-bottom="0.101cm" style:contextual-spacing="true">
        <style:tab-stops>
          <style:tab-stop style:position="0.806cm"/>
        </style:tab-stops>
      </style:paragraph-properties>
      <style:text-properties style:font-name="Arial5" fo:language="ca" fo:country="ES" fo:font-style="italic" officeooo:rsid="008fe803" officeooo:paragraph-rsid="008fe803" style:font-style-asian="italic" style:font-style-complex="italic"/>
    </style:style>
    <style:style style:name="P159"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fo:font-style="italic" officeooo:rsid="008fdca6" officeooo:paragraph-rsid="008fe803" style:font-style-asian="italic" style:font-style-complex="italic"/>
    </style:style>
    <style:style style:name="P160" style:family="paragraph" style:parent-style-name="Table_20_Contents">
      <style:text-properties fo:font-size="10pt" fo:font-weight="bold" officeooo:rsid="005e5935" officeooo:paragraph-rsid="008fe803" style:font-size-asian="10pt" style:font-weight-asian="bold" style:font-size-complex="10pt" style:font-weight-complex="bold"/>
    </style:style>
    <style:style style:name="P161" style:family="paragraph" style:parent-style-name="Table_20_Contents">
      <style:text-properties fo:font-size="10pt" fo:language="ca" fo:country="ES" fo:font-style="italic" officeooo:rsid="008fdca6" officeooo:paragraph-rsid="008fdca6" style:font-size-asian="10pt" style:font-style-asian="italic" style:font-size-complex="10pt" style:font-style-complex="italic"/>
    </style:style>
    <style:style style:name="P162" style:family="paragraph" style:parent-style-name="Table_20_Contents">
      <style:text-properties fo:font-size="10pt" fo:font-style="italic" officeooo:rsid="006b790f" officeooo:paragraph-rsid="008fe803" style:font-size-asian="10pt" style:font-style-asian="italic" style:font-size-complex="10pt" style:font-style-complex="italic"/>
    </style:style>
    <style:style style:name="P163" style:family="paragraph" style:parent-style-name="Table_20_Contents">
      <style:paragraph-properties fo:text-align="start" style:justify-single-word="false"/>
      <style:text-properties fo:font-size="10pt" officeooo:rsid="006b790f" officeooo:paragraph-rsid="008fe803" style:font-size-asian="10pt" style:font-size-complex="10pt"/>
    </style:style>
    <style:style style:name="P164" style:family="paragraph" style:parent-style-name="Standard">
      <style:text-properties fo:font-size="10pt" officeooo:rsid="006b790f" officeooo:paragraph-rsid="008fe803" style:font-size-asian="10pt" style:font-size-complex="10pt"/>
    </style:style>
    <style:style style:name="P165" style:family="paragraph" style:parent-style-name="Table_20_Contents">
      <style:text-properties fo:font-size="10pt" officeooo:rsid="00ec7105" officeooo:paragraph-rsid="00ec7105" style:font-size-asian="10pt" style:font-size-complex="10pt"/>
    </style:style>
    <style:style style:name="P166" style:family="paragraph" style:parent-style-name="Table_20_Contents">
      <style:paragraph-properties fo:text-align="start" style:justify-single-word="false"/>
      <style:text-properties fo:font-size="10pt" officeooo:rsid="00ec7105" officeooo:paragraph-rsid="00ec7105" style:font-size-asian="10pt" style:font-size-complex="10pt"/>
    </style:style>
    <style:style style:name="P167" style:family="paragraph" style:parent-style-name="Standard">
      <style:text-properties fo:font-size="10pt" officeooo:rsid="00ec7105" officeooo:paragraph-rsid="00ec7105" style:font-size-asian="10pt" style:font-size-complex="10pt"/>
    </style:style>
    <style:style style:name="P168" style:family="paragraph" style:parent-style-name="Table_20_Contents">
      <style:text-properties fo:font-size="10pt" officeooo:rsid="008fe803" officeooo:paragraph-rsid="008fe803" style:font-size-asian="10pt" style:font-size-complex="10pt"/>
    </style:style>
    <style:style style:name="P169" style:family="paragraph" style:parent-style-name="Table_20_Contents">
      <style:paragraph-properties fo:text-align="start" style:justify-single-word="false"/>
      <style:text-properties fo:font-size="10pt" officeooo:rsid="008fe803" officeooo:paragraph-rsid="008fe803" style:font-size-asian="10pt" style:font-size-complex="10pt"/>
    </style:style>
    <style:style style:name="P170" style:family="paragraph" style:parent-style-name="Standard">
      <style:text-properties fo:font-size="10pt" officeooo:rsid="008fe803" officeooo:paragraph-rsid="008fe803" style:font-size-asian="10pt" style:font-size-complex="10pt"/>
    </style:style>
    <style:style style:name="P171" style:family="paragraph" style:parent-style-name="Table_20_Contents">
      <style:text-properties fo:font-size="10pt" fo:language="ca" fo:country="ES" fo:font-style="normal" officeooo:rsid="006ed0c8" officeooo:paragraph-rsid="0093eac4" style:font-size-asian="10pt" style:font-style-asian="normal" style:font-size-complex="10pt" style:font-style-complex="normal"/>
    </style:style>
    <style:style style:name="P172" style:family="paragraph" style:parent-style-name="Table_20_Contents">
      <style:paragraph-properties fo:text-align="start" style:justify-single-word="false"/>
      <style:text-properties fo:font-size="10pt" fo:language="ca" fo:country="ES" fo:font-style="normal" officeooo:rsid="006ed0c8" officeooo:paragraph-rsid="0093eac4" style:font-size-asian="10pt" style:font-style-asian="normal" style:font-size-complex="10pt" style:font-style-complex="normal"/>
    </style:style>
    <style:style style:name="P173" style:family="paragraph" style:parent-style-name="Standard">
      <style:text-properties fo:font-size="10pt" officeooo:rsid="006ed0c8" officeooo:paragraph-rsid="0093eac4" style:font-size-asian="10pt" style:font-size-complex="10pt"/>
    </style:style>
    <style:style style:name="P174" style:family="paragraph" style:parent-style-name="Table">
      <style:text-properties officeooo:rsid="001e7267" officeooo:paragraph-rsid="008fe803"/>
    </style:style>
    <style:style style:name="P175" style:family="paragraph" style:parent-style-name="Heading_20_2" style:list-style-name="">
      <style:paragraph-properties fo:text-align="justify" style:justify-single-word="false">
        <style:tab-stops/>
      </style:paragraph-properties>
      <style:text-properties officeooo:paragraph-rsid="008a57e8"/>
    </style:style>
    <style:style style:name="P176" style:family="paragraph" style:parent-style-name="Heading_20_2">
      <style:paragraph-properties fo:break-before="page"/>
      <style:text-properties fo:language="en" fo:country="US" officeooo:rsid="0056f44a" officeooo:paragraph-rsid="008a57e8"/>
    </style:style>
    <style:style style:name="P177" style:family="paragraph" style:parent-style-name="Text_20_body">
      <style:text-properties fo:language="ca" fo:country="ES" fo:font-style="normal" style:text-underline-style="none" officeooo:rsid="008fe803" officeooo:paragraph-rsid="008fe803" style:font-style-asian="normal" style:font-style-complex="normal"/>
    </style:style>
    <style:style style:name="P178" style:family="paragraph" style:parent-style-name="Heading_20_3">
      <style:text-properties fo:language="ca" fo:country="ES" officeooo:rsid="00915d6c" officeooo:paragraph-rsid="00915d6c"/>
    </style:style>
    <style:style style:name="P179" style:family="paragraph" style:parent-style-name="Diagrama">
      <style:paragraph-properties fo:text-align="center" style:justify-single-word="false"/>
      <style:text-properties officeooo:paragraph-rsid="015f2b72"/>
    </style:style>
    <style:style style:name="P180"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18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182" style:family="paragraph" style:parent-style-name="Text_20_body">
      <style:text-properties fo:language="ca" fo:country="ES" fo:font-style="normal" officeooo:rsid="00920f68" officeooo:paragraph-rsid="00920f68" style:font-style-asian="normal" style:font-style-complex="normal"/>
    </style:style>
    <style:style style:name="P183" style:family="paragraph" style:parent-style-name="Text_20_body" style:list-style-name="L33">
      <style:paragraph-properties fo:margin-top="0cm" fo:margin-bottom="0cm" style:contextual-spacing="true">
        <style:tab-stops>
          <style:tab-stop style:position="0.806cm"/>
        </style:tab-stops>
      </style:paragraph-properties>
      <style:text-properties fo:language="ca" fo:country="ES" fo:font-style="italic" officeooo:rsid="00920f68" officeooo:paragraph-rsid="00920f68" style:font-style-asian="italic" style:font-style-complex="italic"/>
    </style:style>
    <style:style style:name="P184" style:family="paragraph" style:parent-style-name="Text_20_body" style:list-style-name="L33">
      <style:paragraph-properties fo:margin-top="0cm" fo:margin-bottom="0cm" style:contextual-spacing="true">
        <style:tab-stops>
          <style:tab-stop style:position="0.806cm"/>
        </style:tab-stops>
      </style:paragraph-properties>
      <style:text-properties style:font-name="Arial5" fo:language="ca" fo:country="ES" fo:font-style="normal" officeooo:rsid="00920f68" officeooo:paragraph-rsid="00920f68" style:font-style-asian="normal" style:font-style-complex="normal"/>
    </style:style>
    <style:style style:name="P185"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fo:font-style="normal" officeooo:rsid="00978c1e" officeooo:paragraph-rsid="00978c1e" style:font-style-asian="normal" style:font-style-complex="normal"/>
    </style:style>
    <style:style style:name="P186" style:family="paragraph" style:parent-style-name="Text_20_body" style:list-style-name="L33">
      <style:paragraph-properties fo:margin-top="0cm" fo:margin-bottom="0.3cm" style:contextual-spacing="true">
        <style:tab-stops>
          <style:tab-stop style:position="0.806cm"/>
        </style:tab-stops>
      </style:paragraph-properties>
      <style:text-properties fo:language="ca" fo:country="ES" fo:font-style="italic" officeooo:rsid="00978c1e" officeooo:paragraph-rsid="00978c1e" style:font-style-asian="italic" style:font-style-complex="italic"/>
    </style:style>
    <style:style style:name="P187" style:family="paragraph" style:parent-style-name="Text_20_body" style:list-style-name="L33">
      <style:paragraph-properties fo:margin-top="0cm" fo:margin-bottom="0.3cm" style:contextual-spacing="true">
        <style:tab-stops>
          <style:tab-stop style:position="0.806cm"/>
        </style:tab-stops>
      </style:paragraph-properties>
      <style:text-properties style:font-name="Arial5" fo:language="ca" fo:country="ES" officeooo:rsid="00978c1e" officeooo:paragraph-rsid="00978c1e"/>
    </style:style>
    <style:style style:name="P188" style:family="paragraph" style:parent-style-name="Table_20_Contents">
      <style:text-properties fo:font-size="10pt" fo:font-style="italic" officeooo:rsid="0161e461" officeooo:paragraph-rsid="0161e461" style:font-size-asian="10pt" style:font-style-asian="italic" style:font-size-complex="10pt" style:font-style-complex="italic"/>
    </style:style>
    <style:style style:name="P189" style:family="paragraph" style:parent-style-name="Standard">
      <style:text-properties fo:font-size="10pt" officeooo:rsid="0161e461" officeooo:paragraph-rsid="0161e461" style:font-size-asian="10pt" style:font-size-complex="10pt"/>
    </style:style>
    <style:style style:name="P190" style:family="paragraph" style:parent-style-name="Table_20_Contents">
      <style:text-properties fo:font-size="10pt" officeooo:rsid="00920f68" officeooo:paragraph-rsid="00920f68" style:font-size-asian="10pt" style:font-size-complex="10pt"/>
    </style:style>
    <style:style style:name="P191" style:family="paragraph" style:parent-style-name="Table_20_Contents">
      <style:paragraph-properties fo:text-align="start" style:justify-single-word="false"/>
      <style:text-properties fo:font-size="10pt" officeooo:rsid="00920f68" officeooo:paragraph-rsid="00920f68" style:font-size-asian="10pt" style:font-size-complex="10pt"/>
    </style:style>
    <style:style style:name="P192" style:family="paragraph" style:parent-style-name="Standard">
      <style:text-properties fo:font-size="10pt" officeooo:rsid="00920f68" officeooo:paragraph-rsid="00920f68" style:font-size-asian="10pt" style:font-size-complex="10pt"/>
    </style:style>
    <style:style style:name="P193" style:family="paragraph" style:parent-style-name="Table_20_Contents">
      <style:text-properties fo:font-size="10pt" officeooo:rsid="00978c1e" officeooo:paragraph-rsid="00978c1e" style:font-size-asian="10pt" style:font-size-complex="10pt"/>
    </style:style>
    <style:style style:name="P194" style:family="paragraph" style:parent-style-name="Table_20_Contents">
      <style:paragraph-properties fo:text-align="start" style:justify-single-word="false"/>
      <style:text-properties fo:font-size="10pt" officeooo:rsid="00978c1e" officeooo:paragraph-rsid="00978c1e" style:font-size-asian="10pt" style:font-size-complex="10pt"/>
    </style:style>
    <style:style style:name="P195" style:family="paragraph" style:parent-style-name="Standard">
      <style:text-properties fo:font-size="10pt" officeooo:rsid="00978c1e" officeooo:paragraph-rsid="00978c1e" style:font-size-asian="10pt" style:font-size-complex="10pt"/>
    </style:style>
    <style:style style:name="P196" style:family="paragraph" style:parent-style-name="Table_20_Contents">
      <style:text-properties fo:font-size="10pt" officeooo:rsid="015c9b9f" officeooo:paragraph-rsid="015c9b9f" style:font-size-asian="10pt" style:font-size-complex="10pt"/>
    </style:style>
    <style:style style:name="P197" style:family="paragraph" style:parent-style-name="Table_20_Contents">
      <style:paragraph-properties fo:text-align="start" style:justify-single-word="false"/>
      <style:text-properties fo:font-size="10pt" fo:font-style="normal" officeooo:rsid="015c9b9f" officeooo:paragraph-rsid="015c9b9f" style:font-size-asian="10pt" style:font-style-asian="normal" style:font-size-complex="10pt" style:font-style-complex="normal"/>
    </style:style>
    <style:style style:name="P198" style:family="paragraph" style:parent-style-name="Table_20_Contents">
      <style:paragraph-properties fo:text-align="center" style:justify-single-word="false"/>
      <style:text-properties fo:font-size="10pt" officeooo:rsid="015c9b9f" officeooo:paragraph-rsid="015c9b9f" style:font-size-asian="10pt" style:font-size-complex="10pt"/>
    </style:style>
    <style:style style:name="P199" style:family="paragraph" style:parent-style-name="Standard">
      <style:text-properties fo:font-size="10pt" officeooo:rsid="015dc0bf" officeooo:paragraph-rsid="015dc0bf" style:font-size-asian="10pt" style:font-size-complex="10pt"/>
    </style:style>
    <style:style style:name="P200" style:family="paragraph" style:parent-style-name="Table_20_Contents">
      <style:text-properties fo:font-size="10pt" officeooo:rsid="015dc0bf" officeooo:paragraph-rsid="015dc0bf" style:font-size-asian="10pt" style:font-size-complex="10pt"/>
    </style:style>
    <style:style style:name="P201" style:family="paragraph" style:parent-style-name="Table_20_Contents">
      <style:paragraph-properties fo:text-align="start" style:justify-single-word="false"/>
      <style:text-properties fo:font-size="10pt" fo:font-style="italic" officeooo:rsid="015dc0bf" officeooo:paragraph-rsid="015dc0bf" style:font-size-asian="10pt" style:font-style-asian="italic" style:font-size-complex="10pt" style:font-style-complex="italic"/>
    </style:style>
    <style:style style:name="P202" style:family="paragraph" style:parent-style-name="Table_20_Contents">
      <style:paragraph-properties fo:text-align="center" style:justify-single-word="false"/>
      <style:text-properties fo:font-size="10pt" officeooo:rsid="015c9b9f" officeooo:paragraph-rsid="015dc0bf" style:font-size-asian="10pt" style:font-size-complex="10pt"/>
    </style:style>
    <style:style style:name="P203" style:family="paragraph" style:parent-style-name="Standard">
      <style:text-properties fo:font-size="10pt" officeooo:rsid="008fdca6" officeooo:paragraph-rsid="015f2b72" style:font-size-asian="10pt" style:font-size-complex="10pt"/>
    </style:style>
    <style:style style:name="P204" style:family="paragraph" style:parent-style-name="Heading_20_1">
      <style:paragraph-properties fo:break-before="page"/>
      <style:text-properties officeooo:rsid="00696db6" officeooo:paragraph-rsid="008fd1c2"/>
    </style:style>
    <style:style style:name="P205" style:family="paragraph" style:parent-style-name="Text_20_body">
      <style:text-properties officeooo:rsid="00696db6" officeooo:paragraph-rsid="008fd1c2"/>
    </style:style>
    <style:style style:name="P206" style:family="paragraph" style:parent-style-name="Heading_20_2">
      <style:text-properties fo:language="en" fo:country="US" officeooo:rsid="0013cdf8" officeooo:paragraph-rsid="008fd1c2"/>
    </style:style>
    <style:style style:name="P207" style:family="paragraph" style:parent-style-name="Text_20_body">
      <style:text-properties fo:language="ca" fo:country="ES" officeooo:rsid="00696db6" officeooo:paragraph-rsid="008fd1c2"/>
    </style:style>
    <style:style style:name="P208" style:family="paragraph" style:parent-style-name="Heading_20_3">
      <style:paragraph-properties>
        <style:tab-stops>
          <style:tab-stop style:position="1.344cm"/>
        </style:tab-stops>
      </style:paragraph-properties>
      <style:text-properties fo:language="ca" fo:country="ES" officeooo:rsid="005a5390" officeooo:paragraph-rsid="008fd1c2"/>
    </style:style>
    <style:style style:name="P20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fffff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2" style:family="paragraph">
      <loext:graphic-properties draw:fill="none" draw:fill-color="#ffffff"/>
      <style:paragraph-properties fo:margin-left="0cm" fo:margin-right="0cm" fo:margin-top="0cm" fo:margin-bottom="0cm" fo:line-height="100%"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3"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1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1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6" style:family="paragraph" style:parent-style-name="Heading_20_3">
      <style:paragraph-properties>
        <style:tab-stops>
          <style:tab-stop style:position="1.344cm"/>
        </style:tab-stops>
      </style:paragraph-properties>
      <style:text-properties fo:language="ca" fo:country="ES" officeooo:rsid="006b790f" officeooo:paragraph-rsid="00a8e08b"/>
    </style:style>
    <style:style style:name="P217" style:family="paragraph" style:parent-style-name="Text_20_body">
      <style:paragraph-properties>
        <style:tab-stops>
          <style:tab-stop style:position="1.344cm"/>
        </style:tab-stops>
      </style:paragraph-properties>
      <style:text-properties fo:language="ca" fo:country="ES" fo:font-style="normal" fo:font-weight="normal" officeooo:rsid="006b790f" officeooo:paragraph-rsid="00a8e08b" style:font-style-asian="normal" style:font-weight-asian="normal" style:font-style-complex="normal" style:font-weight-complex="normal"/>
    </style:style>
    <style:style style:name="P218" style:family="paragraph" style:parent-style-name="Table_20_Contents">
      <style:text-properties fo:font-size="10pt" fo:font-weight="bold" officeooo:rsid="005e5935" officeooo:paragraph-rsid="00a8e08b"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fo:font-size="10pt" fo:font-style="italic" officeooo:rsid="011ba41a" officeooo:paragraph-rsid="011ba41a" style:font-size-asian="10pt" style:font-style-asian="italic" style:font-size-complex="10pt" style:font-style-complex="italic"/>
    </style:style>
    <style:style style:name="P220" style:family="paragraph" style:parent-style-name="Table_20_Contents">
      <style:paragraph-properties fo:text-align="start" style:justify-single-word="false"/>
      <style:text-properties fo:font-size="10pt" fo:font-style="italic" officeooo:rsid="00e1f61e" officeooo:paragraph-rsid="0197e5a3" style:font-size-asian="10pt" style:font-style-asian="italic" style:font-size-complex="10pt" style:font-style-complex="italic"/>
    </style:style>
    <style:style style:name="P221" style:family="paragraph" style:parent-style-name="Standard">
      <style:text-properties fo:font-size="10pt" officeooo:rsid="006b790f" officeooo:paragraph-rsid="00a8e08b" style:font-size-asian="10pt" style:font-size-complex="10pt"/>
    </style:style>
    <style:style style:name="P222" style:family="paragraph" style:parent-style-name="Table_20_Contents">
      <style:text-properties fo:font-size="10pt" fo:font-style="italic" officeooo:rsid="00aa0c74" officeooo:paragraph-rsid="00aa0c74" style:font-size-asian="10pt" style:font-style-asian="italic" style:font-size-complex="10pt" style:font-style-complex="italic"/>
    </style:style>
    <style:style style:name="P223" style:family="paragraph" style:parent-style-name="Table_20_Contents">
      <style:paragraph-properties fo:text-align="start" style:justify-single-word="false"/>
      <style:text-properties fo:font-size="10pt" officeooo:rsid="00aa0c74" officeooo:paragraph-rsid="00aa0c74" style:font-size-asian="10pt" style:font-size-complex="10pt"/>
    </style:style>
    <style:style style:name="P224" style:family="paragraph" style:parent-style-name="Table_20_Contents">
      <style:paragraph-properties fo:text-align="center" style:justify-single-word="false"/>
      <style:text-properties fo:font-size="10pt" officeooo:rsid="011cf267" officeooo:paragraph-rsid="011cf267" style:font-size-asian="10pt" style:font-size-complex="10pt"/>
    </style:style>
    <style:style style:name="P225" style:family="paragraph" style:parent-style-name="Standard">
      <style:text-properties fo:font-size="10pt" officeooo:rsid="00aa0c74" officeooo:paragraph-rsid="00aa0c74" style:font-size-asian="10pt" style:font-size-complex="10pt"/>
    </style:style>
    <style:style style:name="P226" style:family="paragraph" style:parent-style-name="Table_20_Contents">
      <style:text-properties fo:font-size="10pt" fo:font-style="italic" officeooo:rsid="00645e1f" officeooo:paragraph-rsid="00a8e08b" style:font-size-asian="10pt" style:font-style-asian="italic" style:font-size-complex="10pt" style:font-style-complex="italic"/>
    </style:style>
    <style:style style:name="P227" style:family="paragraph" style:parent-style-name="Table_20_Contents">
      <style:paragraph-properties fo:text-align="start" style:justify-single-word="false"/>
      <style:text-properties fo:font-size="10pt" officeooo:rsid="00e1f61e" officeooo:paragraph-rsid="00e1f61e" style:font-size-asian="10pt" style:font-size-complex="10pt"/>
    </style:style>
    <style:style style:name="P228" style:family="paragraph" style:parent-style-name="Table_20_Contents">
      <style:paragraph-properties fo:text-align="center" style:justify-single-word="false"/>
      <style:text-properties fo:font-size="10pt" officeooo:rsid="01604b15" officeooo:paragraph-rsid="01604b15" style:font-size-asian="10pt" style:font-size-complex="10pt"/>
    </style:style>
    <style:style style:name="P229" style:family="paragraph" style:parent-style-name="Standard">
      <style:text-properties fo:font-size="10pt" officeooo:rsid="00645e1f" officeooo:paragraph-rsid="00a8e08b" style:font-size-asian="10pt" style:font-size-complex="10pt"/>
    </style:style>
    <style:style style:name="P230" style:family="paragraph" style:parent-style-name="Table">
      <style:paragraph-properties fo:margin-top="0.21cm" fo:margin-bottom="0.499cm" style:contextual-spacing="false"/>
      <style:text-properties officeooo:rsid="001e7267" officeooo:paragraph-rsid="00a8e08b"/>
    </style:style>
    <style:style style:name="P231" style:family="paragraph" style:parent-style-name="Heading_20_3" style:list-style-name="">
      <style:paragraph-properties fo:text-align="justify" style:justify-single-word="false">
        <style:tab-stops>
          <style:tab-stop style:position="1.49cm"/>
        </style:tab-stops>
      </style:paragraph-properties>
      <style:text-properties fo:language="ca" fo:country="ES" officeooo:rsid="00a5d561" officeooo:paragraph-rsid="00a5d561"/>
    </style:style>
    <style:style style:name="P232" style:family="paragraph" style:parent-style-name="Heading_20_3">
      <style:paragraph-properties fo:break-before="page"/>
      <style:text-properties fo:language="ca" fo:country="ES" officeooo:rsid="00a5d561" officeooo:paragraph-rsid="00a5d561"/>
    </style:style>
    <style:style style:name="P233" style:family="paragraph" style:parent-style-name="Text_20_body">
      <style:text-properties officeooo:rsid="00a50901" officeooo:paragraph-rsid="00a5d561"/>
    </style:style>
    <style:style style:name="P234" style:family="paragraph" style:parent-style-name="Table_20_Contents">
      <style:text-properties fo:font-size="10pt" fo:font-weight="bold" officeooo:rsid="005e5935" officeooo:paragraph-rsid="00aa0c74" style:font-size-asian="10pt" style:font-weight-asian="bold" style:font-size-complex="10pt" style:font-weight-complex="bold"/>
    </style:style>
    <style:style style:name="P235" style:family="paragraph" style:parent-style-name="Table_20_Contents">
      <style:paragraph-properties fo:text-align="center" style:justify-single-word="false"/>
      <style:text-properties fo:font-size="10pt" fo:font-weight="bold" officeooo:rsid="01154e4e" officeooo:paragraph-rsid="01154e4e" style:font-size-asian="10pt" style:font-weight-asian="bold" style:font-size-complex="10pt" style:font-weight-complex="bold"/>
    </style:style>
    <style:style style:name="P236" style:family="paragraph" style:parent-style-name="Table_20_Contents">
      <style:text-properties fo:font-size="10pt" fo:language="ca" fo:country="ES" fo:font-style="italic" officeooo:rsid="00a5d561" officeooo:paragraph-rsid="00aa0c74" style:font-size-asian="10pt" style:font-style-asian="italic" style:font-size-complex="10pt" style:font-style-complex="italic"/>
    </style:style>
    <style:style style:name="P237" style:family="paragraph" style:parent-style-name="Table_20_Contents">
      <style:paragraph-properties fo:text-align="center" style:justify-single-word="false"/>
      <style:text-properties fo:font-size="10pt" officeooo:rsid="01154e4e" officeooo:paragraph-rsid="00645e1f" style:font-size-asian="10pt" style:font-size-complex="10pt"/>
    </style:style>
    <style:style style:name="P238" style:family="paragraph" style:parent-style-name="Standard">
      <style:text-properties fo:font-size="10pt" officeooo:rsid="00a5d561" officeooo:paragraph-rsid="00aa0c74" style:font-size-asian="10pt" style:font-size-complex="10pt"/>
    </style:style>
    <style:style style:name="P239" style:family="paragraph" style:parent-style-name="Table_20_Contents">
      <style:text-properties fo:font-size="10pt" fo:font-style="italic" officeooo:rsid="00a5d561" officeooo:paragraph-rsid="00aa0c74" style:font-size-asian="10pt" style:font-style-asian="italic" style:font-size-complex="10pt" style:font-style-complex="italic"/>
    </style:style>
    <style:style style:name="P240" style:family="paragraph" style:parent-style-name="Standard">
      <style:text-properties fo:font-size="10pt" officeooo:rsid="00a50901" officeooo:paragraph-rsid="00aa0c74" style:font-size-asian="10pt" style:font-size-complex="10pt"/>
    </style:style>
    <style:style style:name="P241" style:family="paragraph" style:parent-style-name="Table_20_Contents">
      <style:text-properties fo:font-size="10pt" fo:font-style="italic" officeooo:rsid="00a957c6" officeooo:paragraph-rsid="00aa0c74" style:font-size-asian="10pt" style:font-style-asian="italic" style:font-size-complex="10pt" style:font-style-complex="italic"/>
    </style:style>
    <style:style style:name="P242" style:family="paragraph" style:parent-style-name="Table_20_Contents">
      <style:paragraph-properties fo:text-align="start" style:justify-single-word="false"/>
      <style:text-properties fo:font-size="10pt" fo:font-style="normal" officeooo:rsid="00a957c6" officeooo:paragraph-rsid="00aa0c74" style:font-size-asian="10pt" style:font-style-asian="normal" style:font-size-complex="10pt" style:font-style-complex="normal"/>
    </style:style>
    <style:style style:name="P243" style:family="paragraph" style:parent-style-name="Table_20_Contents">
      <style:paragraph-properties fo:text-align="center" style:justify-single-word="false"/>
      <style:text-properties fo:font-size="10pt" officeooo:rsid="01154e4e" officeooo:paragraph-rsid="01185908" style:font-size-asian="10pt" style:font-size-complex="10pt"/>
    </style:style>
    <style:style style:name="P244" style:family="paragraph" style:parent-style-name="Standard">
      <style:text-properties fo:font-size="10pt" officeooo:rsid="00a957c6" officeooo:paragraph-rsid="00aa0c74" style:font-size-asian="10pt" style:font-size-complex="10pt"/>
    </style:style>
    <style:style style:name="P245" style:family="paragraph" style:parent-style-name="Table_20_Contents">
      <style:text-properties fo:font-size="10pt" fo:font-style="normal" officeooo:rsid="00ab342d" officeooo:paragraph-rsid="00ab342d" style:font-size-asian="10pt" style:font-style-asian="normal" style:font-size-complex="10pt" style:font-style-complex="normal"/>
    </style:style>
    <style:style style:name="P246" style:family="paragraph" style:parent-style-name="Table_20_Contents">
      <style:paragraph-properties fo:text-align="start" style:justify-single-word="false"/>
      <style:text-properties fo:font-size="10pt" fo:font-style="normal" officeooo:rsid="00ab342d" officeooo:paragraph-rsid="00ab342d" style:font-size-asian="10pt" style:font-style-asian="normal" style:font-size-complex="10pt" style:font-style-complex="normal"/>
    </style:style>
    <style:style style:name="P247" style:family="paragraph" style:parent-style-name="Standard">
      <style:text-properties fo:font-size="10pt" officeooo:rsid="00ab342d" officeooo:paragraph-rsid="00ab342d" style:font-size-asian="10pt" style:font-size-complex="10pt"/>
    </style:style>
    <style:style style:name="P248" style:family="paragraph" style:parent-style-name="Table_20_Contents">
      <style:paragraph-properties fo:text-align="center" style:justify-single-word="false"/>
      <style:text-properties fo:font-size="10pt" officeooo:rsid="01034737" officeooo:paragraph-rsid="0105d1a8" style:font-size-asian="10pt" style:font-size-complex="10pt"/>
    </style:style>
    <style:style style:name="P249" style:family="paragraph" style:parent-style-name="Table">
      <style:text-properties officeooo:paragraph-rsid="00ab342d"/>
    </style:style>
    <style:style style:name="P250" style:family="paragraph" style:parent-style-name="Text_20_body">
      <style:text-properties officeooo:rsid="00a50901" officeooo:paragraph-rsid="00ab342d"/>
    </style:style>
    <style:style style:name="P251" style:family="paragraph" style:parent-style-name="Table_20_Contents">
      <style:text-properties fo:font-size="10pt" fo:font-weight="bold" officeooo:rsid="005e5935" officeooo:paragraph-rsid="00ab342d" style:font-size-asian="10pt" style:font-weight-asian="bold" style:font-size-complex="10pt" style:font-weight-complex="bold"/>
    </style:style>
    <style:style style:name="P252" style:family="paragraph" style:parent-style-name="Table_20_Contents">
      <style:text-properties fo:font-size="10pt" fo:language="ca" fo:country="ES" fo:font-style="italic" officeooo:rsid="00ab342d" officeooo:paragraph-rsid="00ab342d" style:font-size-asian="10pt" style:font-style-asian="italic" style:font-size-complex="10pt" style:font-style-complex="italic"/>
    </style:style>
    <style:style style:name="P253" style:family="paragraph" style:parent-style-name="Table_20_Contents">
      <style:paragraph-properties fo:text-align="start" style:justify-single-word="false"/>
      <style:text-properties fo:font-size="10pt" fo:language="ca" fo:country="ES" fo:font-style="normal" officeooo:rsid="00ab342d" officeooo:paragraph-rsid="00ab342d" style:font-size-asian="10pt" style:font-style-asian="normal" style:font-size-complex="10pt" style:font-style-complex="normal"/>
    </style:style>
    <style:style style:name="P254" style:family="paragraph" style:parent-style-name="Table_20_Contents">
      <style:text-properties fo:font-size="10pt" fo:font-style="italic" officeooo:rsid="00ab342d" officeooo:paragraph-rsid="00ab342d" style:font-size-asian="10pt" style:font-style-asian="italic" style:font-size-complex="10pt" style:font-style-complex="italic"/>
    </style:style>
    <style:style style:name="P255" style:family="paragraph" style:parent-style-name="Table_20_Contents">
      <style:text-properties fo:font-size="10pt" fo:font-style="italic" officeooo:rsid="00a5d561" officeooo:paragraph-rsid="00ab342d" style:font-size-asian="10pt" style:font-style-asian="italic" style:font-size-complex="10pt" style:font-style-complex="italic"/>
    </style:style>
    <style:style style:name="P256" style:family="paragraph" style:parent-style-name="Standard">
      <style:text-properties fo:font-size="10pt" officeooo:rsid="00a50901" officeooo:paragraph-rsid="00ab342d" style:font-size-asian="10pt" style:font-size-complex="10pt"/>
    </style:style>
    <style:style style:name="P257" style:family="paragraph" style:parent-style-name="Table">
      <style:text-properties officeooo:rsid="001e7267" officeooo:paragraph-rsid="00ab342d"/>
    </style:style>
    <style:style style:name="P258" style:family="paragraph" style:parent-style-name="Heading_20_2" style:list-style-name="">
      <style:paragraph-properties fo:text-align="justify" style:justify-single-word="false">
        <style:tab-stops/>
      </style:paragraph-properties>
    </style:style>
    <style:style style:name="P259" style:family="paragraph" style:parent-style-name="Heading_20_2">
      <style:paragraph-properties fo:break-before="page"/>
    </style:style>
    <style:style style:name="P260" style:family="paragraph" style:parent-style-name="Text_20_body">
      <style:paragraph-properties fo:margin-top="0cm" fo:margin-bottom="0.3cm" style:contextual-spacing="true"/>
      <style:text-properties fo:language="ca" fo:country="ES" officeooo:rsid="00696db6" officeooo:paragraph-rsid="008fd1c2"/>
    </style:style>
    <style:style style:name="P261" style:family="paragraph" style:parent-style-name="Text_20_body">
      <style:paragraph-properties fo:margin-top="0cm" fo:margin-bottom="0.3cm" style:contextual-spacing="true"/>
      <style:text-properties fo:language="ca" fo:country="ES" fo:font-style="normal" style:text-underline-style="none" officeooo:rsid="00a50901" officeooo:paragraph-rsid="00a50901" style:font-style-asian="normal" style:font-style-complex="normal"/>
    </style:style>
    <style:style style:name="P262" style:family="paragraph" style:parent-style-name="Heading_20_3">
      <style:text-properties fo:language="ca" fo:country="ES" officeooo:rsid="00a50901" officeooo:paragraph-rsid="00a50901"/>
    </style:style>
    <style:style style:name="P263" style:family="paragraph" style:parent-style-name="Text_20_body">
      <style:text-properties style:font-name="Arial5" fo:language="ca" fo:country="ES" fo:font-style="italic" officeooo:rsid="00a50901" officeooo:paragraph-rsid="00a50901" style:font-style-asian="italic" style:font-style-complex="italic"/>
    </style:style>
    <style:style style:name="P264" style:family="paragraph" style:parent-style-name="Table_20_Contents">
      <style:text-properties fo:font-size="10pt" fo:font-weight="bold" officeooo:rsid="005e5935" officeooo:paragraph-rsid="00a50901" style:font-size-asian="10pt" style:font-weight-asian="bold" style:font-size-complex="10pt" style:font-weight-complex="bold"/>
    </style:style>
    <style:style style:name="P265" style:family="paragraph" style:parent-style-name="Table_20_Contents">
      <style:paragraph-properties fo:text-align="center" style:justify-single-word="false"/>
      <style:text-properties fo:font-size="10pt" fo:font-weight="bold" officeooo:rsid="01023cc4" officeooo:paragraph-rsid="01023cc4" style:font-size-asian="10pt" style:font-weight-asian="bold" style:font-size-complex="10pt" style:font-weight-complex="bold"/>
    </style:style>
    <style:style style:name="P266" style:family="paragraph" style:parent-style-name="Table_20_Contents">
      <style:text-properties fo:font-size="10pt" fo:language="ca" fo:country="ES" fo:font-style="normal" officeooo:rsid="00a50901" officeooo:paragraph-rsid="00a50901" style:font-size-asian="10pt" style:font-style-asian="normal" style:font-size-complex="10pt" style:font-style-complex="normal"/>
    </style:style>
    <style:style style:name="P267" style:family="paragraph" style:parent-style-name="Table_20_Contents">
      <style:paragraph-properties fo:text-align="start" style:justify-single-word="false"/>
      <style:text-properties fo:font-size="10pt" fo:font-style="normal" officeooo:rsid="00a50901" officeooo:paragraph-rsid="00a50901" style:font-size-asian="10pt" style:font-style-asian="normal" style:font-size-complex="10pt" style:font-style-complex="normal"/>
    </style:style>
    <style:style style:name="P268" style:family="paragraph" style:parent-style-name="Table_20_Contents">
      <style:paragraph-properties fo:text-align="center" style:justify-single-word="false"/>
      <style:text-properties fo:font-size="10pt" officeooo:rsid="00fd4c31" officeooo:paragraph-rsid="0101546e" style:font-size-asian="10pt" style:font-size-complex="10pt"/>
    </style:style>
    <style:style style:name="P269" style:family="paragraph" style:parent-style-name="Standard">
      <style:text-properties fo:font-size="10pt" officeooo:rsid="00a50901" officeooo:paragraph-rsid="00a50901" style:font-size-asian="10pt" style:font-size-complex="10pt"/>
    </style:style>
    <style:style style:name="P270" style:family="paragraph" style:parent-style-name="Table_20_Contents">
      <style:text-properties fo:font-size="10pt" fo:font-style="italic" officeooo:rsid="00a50901" officeooo:paragraph-rsid="00a50901" style:font-size-asian="10pt" style:font-style-asian="italic" style:font-size-complex="10pt" style:font-style-complex="italic"/>
    </style:style>
    <style:style style:name="P271" style:family="paragraph" style:parent-style-name="Table_20_Contents">
      <style:paragraph-properties fo:text-align="center" style:justify-single-word="false"/>
      <style:text-properties fo:font-size="10pt" officeooo:rsid="0101546e" officeooo:paragraph-rsid="0101546e" style:font-size-asian="10pt" style:font-size-complex="10pt"/>
    </style:style>
    <style:style style:name="P272" style:family="paragraph" style:parent-style-name="Table">
      <style:text-properties officeooo:rsid="001e7267" officeooo:paragraph-rsid="00a50901"/>
    </style:style>
    <style:style style:name="P273" style:family="paragraph" style:parent-style-name="Table_20_Contents">
      <style:paragraph-properties fo:text-align="center" style:justify-single-word="false"/>
      <style:text-properties fo:font-size="10pt" fo:font-weight="bold" officeooo:rsid="01001fe3" officeooo:paragraph-rsid="01001fe3" style:font-size-asian="10pt" style:font-weight-asian="bold" style:font-size-complex="10pt" style:font-weight-complex="bold"/>
    </style:style>
    <style:style style:name="P274" style:family="paragraph" style:parent-style-name="Table_20_Contents">
      <style:text-properties fo:font-size="10pt" fo:language="ca" fo:country="ES" fo:font-style="italic" officeooo:rsid="00a50901" officeooo:paragraph-rsid="00a50901" style:font-size-asian="10pt" style:font-style-asian="italic" style:font-size-complex="10pt" style:font-style-complex="italic"/>
    </style:style>
    <style:style style:name="P275" style:family="paragraph" style:parent-style-name="Table_20_Contents">
      <style:paragraph-properties fo:text-align="center" style:justify-single-word="false"/>
      <style:text-properties fo:font-size="10pt" officeooo:rsid="00fd4c31" officeooo:paragraph-rsid="01001fe3" style:font-size-asian="10pt" style:font-size-complex="10pt"/>
    </style:style>
    <style:style style:name="P276" style:family="paragraph" style:parent-style-name="Table_20_Contents">
      <style:paragraph-properties fo:text-align="center" style:justify-single-word="false"/>
      <style:text-properties fo:font-size="10pt" officeooo:rsid="01001fe3" officeooo:paragraph-rsid="01001fe3" style:font-size-asian="10pt" style:font-size-complex="10pt"/>
    </style:style>
    <style:style style:name="P277" style:family="paragraph" style:parent-style-name="Table_20_Contents">
      <style:text-properties fo:font-size="10pt" officeooo:rsid="00a50901" officeooo:paragraph-rsid="00a50901" style:font-size-asian="10pt" style:font-size-complex="10pt"/>
    </style:style>
    <style:style style:name="P278" style:family="paragraph" style:parent-style-name="Table_20_Contents">
      <style:paragraph-properties fo:text-align="start" style:justify-single-word="false"/>
      <style:text-properties fo:font-size="10pt" officeooo:rsid="00a50901" officeooo:paragraph-rsid="00a50901" style:font-size-asian="10pt" style:font-size-complex="10pt"/>
    </style:style>
    <style:style style:name="P279" style:family="paragraph" style:parent-style-name="Table_20_Contents">
      <style:paragraph-properties fo:text-align="start" style:justify-single-word="false"/>
      <style:text-properties fo:font-size="10pt" fo:language="ca" fo:country="ES" fo:font-style="normal" officeooo:rsid="00a50901" officeooo:paragraph-rsid="00a50901" style:font-size-asian="10pt" style:font-style-asian="normal" style:font-size-complex="10pt" style:font-style-complex="normal"/>
    </style:style>
    <style:style style:name="P280" style:family="paragraph" style:parent-style-name="Table_20_Contents">
      <style:paragraph-properties fo:text-align="center" style:justify-single-word="false"/>
      <style:text-properties fo:font-size="10pt" officeooo:rsid="00fd4c31" officeooo:paragraph-rsid="01023cc4" style:font-size-asian="10pt" style:font-size-complex="10pt"/>
    </style:style>
    <style:style style:name="P281" style:family="paragraph" style:parent-style-name="Table_20_Contents">
      <style:text-properties fo:font-size="10pt" fo:language="ca" fo:country="ES" fo:font-style="normal" officeooo:rsid="01023cc4" officeooo:paragraph-rsid="01023cc4" style:font-size-asian="10pt" style:font-style-asian="normal" style:font-size-complex="10pt" style:font-style-complex="normal"/>
    </style:style>
    <style:style style:name="P282" style:family="paragraph" style:parent-style-name="Table_20_Contents">
      <style:paragraph-properties fo:text-align="start" style:justify-single-word="false"/>
      <style:text-properties fo:font-size="10pt" fo:font-style="normal" officeooo:rsid="01023cc4" officeooo:paragraph-rsid="01023cc4" style:font-size-asian="10pt" style:font-style-asian="normal" style:font-size-complex="10pt" style:font-style-complex="normal"/>
    </style:style>
    <style:style style:name="P283" style:family="paragraph" style:parent-style-name="Table_20_Contents">
      <style:paragraph-properties fo:text-align="center" style:justify-single-word="false"/>
      <style:text-properties fo:font-size="10pt" officeooo:rsid="01023cc4" officeooo:paragraph-rsid="01023cc4" style:font-size-asian="10pt" style:font-size-complex="10pt"/>
    </style:style>
    <style:style style:name="P284" style:family="paragraph" style:parent-style-name="Standard">
      <style:text-properties fo:font-size="10pt" officeooo:rsid="01023cc4" officeooo:paragraph-rsid="01023cc4" style:font-size-asian="10pt" style:font-size-complex="10pt"/>
    </style:style>
    <style:style style:name="P285" style:family="paragraph" style:parent-style-name="Text_20_body">
      <style:paragraph-properties>
        <style:tab-stops>
          <style:tab-stop style:position="1.344cm"/>
        </style:tab-stops>
      </style:paragraph-properties>
      <style:text-properties officeooo:paragraph-rsid="008fd1c2"/>
    </style:style>
    <style:style style:name="P286" style:family="paragraph" style:parent-style-name="Heading_20_1">
      <style:paragraph-properties fo:break-before="page"/>
      <style:text-properties officeooo:rsid="00ca62ca" officeooo:paragraph-rsid="00ca62ca"/>
    </style:style>
    <style:style style:name="P287" style:family="paragraph" style:parent-style-name="Text_20_body">
      <style:text-properties officeooo:rsid="00ca62ca" officeooo:paragraph-rsid="00ca62ca"/>
    </style:style>
    <style:style style:name="P288" style:family="paragraph" style:parent-style-name="Heading_20_2">
      <style:text-properties officeooo:rsid="00ca62ca" officeooo:paragraph-rsid="00ca62ca"/>
    </style:style>
    <style:style style:name="P289" style:family="paragraph" style:parent-style-name="Text_20_body" style:list-style-name="L34">
      <style:paragraph-properties fo:margin-top="0cm" fo:margin-bottom="0.3cm" style:contextual-spacing="true"/>
      <style:text-properties officeooo:rsid="00ca62ca" officeooo:paragraph-rsid="00ca62ca"/>
    </style:style>
    <style:style style:name="P290" style:family="paragraph" style:parent-style-name="Text_20_body" style:list-style-name="L34">
      <style:paragraph-properties fo:margin-top="0cm" fo:margin-bottom="0.3cm" style:contextual-spacing="true"/>
      <style:text-properties officeooo:rsid="00ca62ca" officeooo:paragraph-rsid="00d5432b"/>
    </style:style>
    <style:style style:name="P291" style:family="paragraph" style:parent-style-name="Text_20_body" style:list-style-name="L34">
      <style:paragraph-properties fo:margin-top="0cm" fo:margin-bottom="0.3cm" style:contextual-spacing="true"/>
      <style:text-properties officeooo:paragraph-rsid="00d5432b"/>
    </style:style>
    <style:style style:name="P292" style:family="paragraph" style:parent-style-name="Heading_20_2" style:list-style-name="">
      <style:paragraph-properties fo:text-align="start" style:justify-single-word="false">
        <style:tab-stops/>
      </style:paragraph-properties>
      <style:text-properties officeooo:rsid="00ca62ca" officeooo:paragraph-rsid="00ca62ca"/>
    </style:style>
    <style:style style:name="P293" style:family="paragraph" style:parent-style-name="Heading_20_2">
      <style:paragraph-properties fo:break-before="page"/>
      <style:text-properties officeooo:rsid="00ca62ca" officeooo:paragraph-rsid="00ca62ca"/>
    </style:style>
    <style:style style:name="P294" style:family="paragraph" style:parent-style-name="Text_20_body">
      <style:text-properties officeooo:paragraph-rsid="00ca62ca"/>
    </style:style>
    <style:style style:name="P295" style:family="paragraph" style:parent-style-name="Standard">
      <style:paragraph-properties fo:text-align="center" style:justify-single-word="false">
        <style:tab-stops/>
      </style:paragraph-properties>
      <style:text-properties fo:color="#ffffff" loext:opacity="100%" fo:font-size="8pt" fo:font-weight="bold" style:font-size-asian="8pt" style:font-weight-asian="bold" style:font-size-complex="8pt"/>
    </style:style>
    <style:style style:name="P296" style:family="paragraph" style:parent-style-name="Standard">
      <style:paragraph-properties fo:text-align="start" style:justify-single-word="false">
        <style:tab-stops/>
      </style:paragraph-properties>
      <style:text-properties fo:color="#ffffff" loext:opacity="100%" fo:font-size="8pt" fo:font-weight="bold" style:font-size-asian="8pt" style:font-weight-asian="bold" style:font-size-complex="8pt" style:font-weight-complex="bold"/>
    </style:style>
    <style:style style:name="P297" style:family="paragraph" style:parent-style-name="Standard">
      <style:paragraph-properties fo:text-align="start" style:justify-single-word="false">
        <style:tab-stops/>
      </style:paragraph-properties>
      <style:text-properties fo:font-size="8pt" style:font-size-asian="8pt" style:font-size-complex="8pt"/>
    </style:style>
    <style:style style:name="P298" style:family="paragraph" style:parent-style-name="Standard">
      <style:paragraph-properties fo:text-align="start" style:justify-single-word="false">
        <style:tab-stops/>
      </style:paragraph-properties>
      <style:text-properties fo:font-size="8pt" officeooo:paragraph-rsid="01ae0d5d" style:font-size-asian="8pt" style:font-size-complex="8pt"/>
    </style:style>
    <style:style style:name="P299" style:family="paragraph" style:parent-style-name="Standard">
      <style:paragraph-properties fo:margin-top="0cm" fo:margin-bottom="0.3cm" style:contextual-spacing="true">
        <style:tab-stops>
          <style:tab-stop style:position="0.661cm"/>
        </style:tab-stops>
      </style:paragraph-properties>
      <style:text-properties officeooo:rsid="00cc1ba4" officeooo:paragraph-rsid="00cc1ba4"/>
    </style:style>
    <style:style style:name="P300" style:family="paragraph" style:parent-style-name="Text_20_body">
      <style:paragraph-properties fo:margin-top="0cm" fo:margin-bottom="0.3cm" style:contextual-spacing="true">
        <style:tab-stops>
          <style:tab-stop style:position="0.661cm"/>
        </style:tab-stops>
      </style:paragraph-properties>
      <style:text-properties officeooo:rsid="00cc1ba4" officeooo:paragraph-rsid="00cc1ba4"/>
    </style:style>
    <style:style style:name="P301" style:family="paragraph" style:parent-style-name="Text_20_body" style:list-style-name="L35">
      <style:paragraph-properties fo:margin-top="0cm" fo:margin-bottom="0.3cm" style:contextual-spacing="true"/>
      <style:text-properties officeooo:rsid="00ca9112" officeooo:paragraph-rsid="00ca9112"/>
    </style:style>
    <style:style style:name="P302" style:family="paragraph" style:parent-style-name="Heading_20_1">
      <style:paragraph-properties fo:break-before="page"/>
      <style:text-properties officeooo:rsid="00bbce0e" officeooo:paragraph-rsid="00bbce0e"/>
    </style:style>
    <style:style style:name="P303" style:family="paragraph" style:parent-style-name="Text_20_body">
      <style:text-properties officeooo:rsid="00bbce0e" officeooo:paragraph-rsid="00bbce0e"/>
    </style:style>
    <style:style style:name="P304" style:family="paragraph" style:parent-style-name="Text_20_body">
      <style:text-properties officeooo:rsid="00be719a" officeooo:paragraph-rsid="00be719a"/>
    </style:style>
    <style:style style:name="P305" style:family="paragraph" style:parent-style-name="Footnote">
      <style:text-properties officeooo:rsid="00be719a" officeooo:paragraph-rsid="00be719a"/>
    </style:style>
    <style:style style:name="P306" style:family="paragraph" style:parent-style-name="Table_20_Contents">
      <style:text-properties fo:font-size="8pt" fo:font-weight="bold" officeooo:rsid="00be719a" officeooo:paragraph-rsid="00be719a" style:font-size-asian="8pt" style:font-weight-asian="bold" style:font-size-complex="8pt" style:font-weight-complex="bold"/>
    </style:style>
    <style:style style:name="P307" style:family="paragraph" style:parent-style-name="Table_20_Contents">
      <style:paragraph-properties fo:text-align="center" style:justify-single-word="false"/>
      <style:text-properties fo:font-size="8pt" fo:font-weight="bold" officeooo:rsid="00be719a" officeooo:paragraph-rsid="00be719a" style:font-size-asian="8pt" style:font-weight-asian="bold" style:font-size-complex="8pt" style:font-weight-complex="bold"/>
    </style:style>
    <style:style style:name="P308" style:family="paragraph" style:parent-style-name="Table_20_Contents">
      <style:text-properties fo:font-size="8pt" fo:font-weight="bold" officeooo:rsid="005e5935" officeooo:paragraph-rsid="00bd1d9a" style:font-size-asian="8pt" style:font-weight-asian="bold" style:font-size-complex="8pt" style:font-weight-complex="bold"/>
    </style:style>
    <style:style style:name="P309" style:family="paragraph" style:parent-style-name="Table_20_Contents">
      <style:text-properties fo:font-size="8pt" fo:language="ca" fo:country="ES" fo:font-style="italic" officeooo:rsid="00be719a" officeooo:paragraph-rsid="00be719a" style:font-size-asian="8pt" style:font-style-asian="italic" style:font-size-complex="8pt" style:font-style-complex="italic"/>
    </style:style>
    <style:style style:name="P310" style:family="paragraph" style:parent-style-name="Table_20_Contents">
      <style:paragraph-properties fo:text-align="start" style:justify-single-word="false"/>
      <style:text-properties fo:font-size="8pt" fo:language="ca" fo:country="ES" fo:font-style="normal" officeooo:rsid="00be719a" officeooo:paragraph-rsid="00be719a" style:font-size-asian="8pt" style:font-style-asian="normal" style:font-size-complex="8pt" style:font-style-complex="normal"/>
    </style:style>
    <style:style style:name="P311" style:family="paragraph" style:parent-style-name="Table_20_Contents">
      <style:paragraph-properties fo:text-align="center" style:justify-single-word="false"/>
      <style:text-properties fo:font-size="8pt" officeooo:rsid="00be719a" officeooo:paragraph-rsid="00be719a" style:font-size-asian="8pt" style:font-size-complex="8pt"/>
    </style:style>
    <style:style style:name="P312" style:family="paragraph" style:parent-style-name="Table_20_Contents">
      <style:paragraph-properties fo:text-align="center" style:justify-single-word="false"/>
      <style:text-properties fo:font-size="8pt" officeooo:rsid="00be8e47" officeooo:paragraph-rsid="00be8e47" style:font-size-asian="8pt" style:font-size-complex="8pt"/>
    </style:style>
    <style:style style:name="P313" style:family="paragraph" style:parent-style-name="Standard">
      <style:text-properties fo:font-size="8pt" officeooo:rsid="00be8e47" officeooo:paragraph-rsid="00be8e47" style:font-size-asian="8pt" style:font-size-complex="8pt"/>
    </style:style>
    <style:style style:name="P314" style:family="paragraph" style:parent-style-name="Table_20_Contents">
      <style:text-properties fo:font-size="8pt" fo:language="ca" fo:country="ES" fo:font-style="italic" officeooo:rsid="00be8e47" officeooo:paragraph-rsid="00be8e47" style:font-size-asian="8pt" style:font-style-asian="italic" style:font-size-complex="8pt" style:font-style-complex="italic"/>
    </style:style>
    <style:style style:name="P315" style:family="paragraph" style:parent-style-name="Table_20_Contents">
      <style:paragraph-properties fo:text-align="start" style:justify-single-word="false"/>
      <style:text-properties fo:font-size="8pt" fo:language="ca" fo:country="ES" fo:font-style="normal" officeooo:rsid="00be8e47" officeooo:paragraph-rsid="00be8e47" style:font-size-asian="8pt" style:font-style-asian="normal" style:font-size-complex="8pt" style:font-style-complex="normal"/>
    </style:style>
    <style:style style:name="P316" style:family="paragraph" style:parent-style-name="Table_20_Contents">
      <style:text-properties style:font-name="Arial5" fo:font-size="8pt" fo:language="ca" fo:country="ES" officeooo:rsid="00be8e47" officeooo:paragraph-rsid="00be719a" style:font-size-asian="8pt" style:font-size-complex="8pt"/>
    </style:style>
    <style:style style:name="P317" style:family="paragraph" style:parent-style-name="Table_20_Contents">
      <style:paragraph-properties fo:text-align="start" style:justify-single-word="false"/>
      <style:text-properties style:font-name="Arial5" fo:font-size="8pt" fo:language="ca" fo:country="ES" officeooo:rsid="00be8e47" officeooo:paragraph-rsid="00be8e47" style:font-size-asian="8pt" style:font-size-complex="8pt"/>
    </style:style>
    <style:style style:name="P318" style:family="paragraph" style:parent-style-name="Table_20_Contents">
      <style:paragraph-properties fo:text-align="center" style:justify-single-word="false"/>
      <style:text-properties style:font-name="Arial5" fo:font-size="8pt" fo:language="ca" fo:country="ES" officeooo:rsid="00be8e47" officeooo:paragraph-rsid="00be8e47" style:font-size-asian="8pt" style:font-size-complex="8pt"/>
    </style:style>
    <style:style style:name="P319" style:family="paragraph" style:parent-style-name="Standard">
      <style:text-properties style:font-name="Arial5" fo:font-size="8pt" fo:language="ca" fo:country="ES" officeooo:rsid="00be8e47" officeooo:paragraph-rsid="00be8e47" style:font-size-asian="8pt" style:font-size-complex="8pt"/>
    </style:style>
    <style:style style:name="P320" style:family="paragraph" style:parent-style-name="Table_20_Contents">
      <style:text-properties style:font-name="Arial5" fo:font-size="8pt" fo:language="ca" fo:country="ES" officeooo:rsid="00be8e47" officeooo:paragraph-rsid="00be8e47" style:font-size-asian="8pt" style:font-size-complex="8pt"/>
    </style:style>
    <style:style style:name="P321" style:family="paragraph" style:parent-style-name="Heading_20_1">
      <style:paragraph-properties fo:break-before="page"/>
      <style:text-properties fo:language="ca" fo:country="ES" officeooo:rsid="006b790f" officeooo:paragraph-rsid="00bd1d9a"/>
    </style:style>
    <style:style style:name="P322" style:family="paragraph" style:parent-style-name="Figure_20_Index_20_1">
      <style:paragraph-properties>
        <style:tab-stops>
          <style:tab-stop style:position="17.895cm" style:type="right" style:leader-style="dotted" style:leader-text="."/>
        </style:tab-stops>
      </style:paragraph-properties>
    </style:style>
    <style:style style:name="P323" style:family="paragraph" style:parent-style-name="Index_20_1">
      <style:paragraph-properties>
        <style:tab-stops>
          <style:tab-stop style:position="17.895cm" style:type="right" style:leader-style="dotted" style:leader-text="."/>
        </style:tab-stops>
      </style:paragraph-properties>
    </style:style>
    <style:style style:name="T1" style:family="text">
      <style:text-properties officeooo:rsid="01b7f9e4"/>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T5" style:family="text">
      <style:text-properties officeooo:rsid="01c6d88a"/>
    </style:style>
    <style:style style:name="T6" style:family="text">
      <style:text-properties officeooo:rsid="01cea362"/>
    </style:style>
    <style:style style:name="T7" style:family="text">
      <style:text-properties style:font-name="Arial3" fo:font-size="11pt" fo:font-weight="bold" style:font-name-asian="Microsoft YaHei" style:font-size-asian="14pt" style:font-weight-asian="bold" style:font-name-complex="Arial2" style:font-size-complex="14pt" style:font-weight-complex="bold"/>
    </style:style>
    <style:style style:name="T8" style:family="text">
      <style:text-properties officeooo:rsid="008fdca6"/>
    </style:style>
    <style:style style:name="T9" style:family="text">
      <style:text-properties fo:language="en" fo:country="US" fo:font-style="italic" style:text-underline-style="none" officeooo:rsid="008fdca6" style:font-style-asian="italic" style:font-style-complex="italic"/>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8fdca6" style:font-style-asian="normal" style:font-style-complex="normal"/>
    </style:style>
    <style:style style:name="T12" style:family="text">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6" style:family="text">
      <style:text-properties fo:language="ca" fo:country="ES" officeooo:rsid="005a5390"/>
    </style:style>
    <style:style style:name="T17" style:family="text">
      <style:text-properties fo:language="ca" fo:country="ES" fo:font-weight="normal" officeooo:rsid="008fdca6" style:font-weight-asian="normal" style:font-weight-complex="normal"/>
    </style:style>
    <style:style style:name="T18" style:family="text">
      <style:text-properties fo:language="ca" fo:country="ES" fo:font-weight="normal" style:font-weight-asian="normal" style:font-weight-complex="normal"/>
    </style:style>
    <style:style style:name="T19" style:family="text">
      <style:text-properties fo:language="en" fo:country="US" fo:font-style="italic" fo:font-weight="normal" officeooo:rsid="008fdca6" style:font-style-asian="italic" style:font-weight-asian="normal" style:font-style-complex="italic" style:font-weight-complex="normal"/>
    </style:style>
    <style:style style:name="T20" style:family="text">
      <style:text-properties fo:language="ca" fo:country="ES" fo:font-style="normal" fo:font-weight="normal" style:font-style-asian="normal" style:font-weight-asian="normal" style:font-style-complex="normal" style:font-weight-complex="normal"/>
    </style:style>
    <style:style style:name="T21" style:family="text">
      <style:text-properties fo:language="ca" fo:country="ES" fo:font-style="normal" fo:font-weight="normal" officeooo:rsid="008fdca6" style:font-style-asian="normal" style:font-weight-asian="normal" style:font-style-complex="normal" style:font-weight-complex="normal"/>
    </style:style>
    <style:style style:name="T22" style:family="text">
      <style:text-properties style:font-name="Arial5"/>
    </style:style>
    <style:style style:name="T23" style:family="text">
      <style:text-properties style:font-name="Arial5" fo:font-style="normal" style:font-style-asian="normal" style:font-style-complex="normal"/>
    </style:style>
    <style:style style:name="T24" style:family="text">
      <style:text-properties style:font-name="Arial5" fo:font-style="italic" style:font-style-asian="italic" style:font-style-complex="italic"/>
    </style:style>
    <style:style style:name="T25" style:family="text">
      <style:text-properties fo:font-style="normal" fo:font-weight="normal" officeooo:rsid="007e3023" style:font-style-asian="normal" style:font-weight-asian="normal" style:font-style-complex="normal" style:font-weight-complex="normal"/>
    </style:style>
    <style:style style:name="T26" style:family="text">
      <style:text-properties style:font-name="Arial5" officeooo:rsid="007e3023"/>
    </style:style>
    <style:style style:name="T27" style:family="text">
      <style:text-properties style:font-name="Arial5" officeooo:rsid="008fdca6"/>
    </style:style>
    <style:style style:name="T28" style:family="text">
      <style:text-properties style:font-name="Arial5" fo:font-style="normal" officeooo:rsid="0070c8d2" style:font-style-asian="normal" style:font-style-complex="normal"/>
    </style:style>
    <style:style style:name="T29" style:family="text">
      <style:text-properties style:font-name="Arial5" fo:font-style="normal" officeooo:rsid="007e3023" style:font-style-asian="normal" style:font-style-complex="normal"/>
    </style:style>
    <style:style style:name="T30" style:family="text">
      <style:text-properties style:font-name="Arial5" fo:font-style="normal" officeooo:rsid="00af874d" style:font-style-asian="normal" style:font-style-complex="normal"/>
    </style:style>
    <style:style style:name="T31" style:family="text">
      <style:text-properties style:font-name="Arial5" fo:font-style="normal" officeooo:rsid="008fdca6" style:font-style-asian="normal" style:font-style-complex="normal"/>
    </style:style>
    <style:style style:name="T32" style:family="text">
      <style:text-properties fo:font-style="italic" officeooo:rsid="008fdca6" style:font-style-asian="italic" style:font-style-complex="italic"/>
    </style:style>
    <style:style style:name="T33" style:family="text">
      <style:text-properties fo:font-style="normal" officeooo:rsid="007e3023" style:font-style-asian="normal" style:font-style-complex="normal"/>
    </style:style>
    <style:style style:name="T34" style:family="text">
      <style:text-properties fo:font-style="normal" style:font-style-asian="normal" style:font-style-complex="normal"/>
    </style:style>
    <style:style style:name="T35" style:family="text">
      <style:text-properties officeooo:rsid="01329d49"/>
    </style:style>
    <style:style style:name="T36" style:family="text">
      <style:text-properties fo:font-style="italic" officeooo:rsid="0062f08b" style:font-style-asian="italic" style:font-style-complex="italic"/>
    </style:style>
    <style:style style:name="T37" style:family="text">
      <style:text-properties fo:language="ca" fo:country="ES" officeooo:rsid="01329d49"/>
    </style:style>
    <style:style style:name="T38" style:family="text">
      <style:text-properties fo:font-style="italic" style:font-style-asian="italic" style:font-style-complex="italic"/>
    </style:style>
    <style:style style:name="T39" style:family="text">
      <style:text-properties fo:font-style="italic" officeooo:rsid="01907695" style:font-style-asian="italic" style:font-style-complex="italic"/>
    </style:style>
    <style:style style:name="T40" style:family="text">
      <style:text-properties fo:font-style="italic" officeooo:rsid="0190fc23" style:font-style-asian="italic" style:font-style-complex="italic"/>
    </style:style>
    <style:style style:name="T41" style:family="text">
      <style:text-properties fo:language="ca" fo:country="ES" fo:font-style="normal" fo:font-weight="normal" officeooo:rsid="005a5390" style:font-style-asian="normal" style:font-weight-asian="normal" style:font-style-complex="normal" style:font-weight-complex="normal"/>
    </style:style>
    <style:style style:name="T42" style:family="text">
      <style:text-properties fo:language="en" fo:country="US" fo:font-style="italic" style:text-underline-style="none" officeooo:rsid="008fe803" style:font-style-asian="italic" style:font-style-complex="italic"/>
    </style:style>
    <style:style style:name="T43" style:family="text">
      <style:text-properties fo:font-style="normal" style:text-underline-style="none" officeooo:rsid="008fe803" style:font-style-asian="normal" style:font-style-complex="normal"/>
    </style:style>
    <style:style style:name="T44" style:family="text">
      <style:text-properties fo:font-style="normal" style:text-underline-style="none" officeooo:rsid="00af874d" style:font-style-asian="normal" style:font-style-complex="normal"/>
    </style:style>
    <style:style style:name="T45" style:family="text">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7" style:family="text">
      <style:text-properties fo:language="ca" fo:country="ES" officeooo:rsid="006b790f"/>
    </style:style>
    <style:style style:name="T48" style:family="text">
      <style:text-properties fo:language="ca" fo:country="ES" officeooo:rsid="008fe803"/>
    </style:style>
    <style:style style:name="T49" style:family="text">
      <style:text-properties fo:font-style="italic" officeooo:rsid="008fe803" style:font-style-asian="italic" style:font-style-complex="italic"/>
    </style:style>
    <style:style style:name="T50" style:family="text">
      <style:text-properties fo:font-style="normal" officeooo:rsid="008fe803" style:font-style-asian="normal" style:font-style-complex="normal"/>
    </style:style>
    <style:style style:name="T51" style:family="text">
      <style:text-properties style:font-name="Arial5" officeooo:rsid="008fe803"/>
    </style:style>
    <style:style style:name="T52" style:family="text">
      <style:text-properties style:font-name="Arial5" fo:font-style="normal" officeooo:rsid="008fe803" style:font-style-asian="normal" style:font-style-complex="normal"/>
    </style:style>
    <style:style style:name="T53" style:family="text">
      <style:text-properties fo:font-style="italic" officeooo:rsid="007e3023" style:font-style-asian="italic" style:font-style-complex="italic"/>
    </style:style>
    <style:style style:name="T54" style:family="text">
      <style:text-properties officeooo:rsid="008fe803"/>
    </style:style>
    <style:style style:name="T55" style:family="text">
      <style:text-properties officeooo:rsid="019fdce5"/>
    </style:style>
    <style:style style:name="T56" style:family="text">
      <style:text-properties fo:font-style="italic" officeooo:rsid="00895fce" style:font-style-asian="italic" style:font-style-complex="italic"/>
    </style:style>
    <style:style style:name="T57" style:family="text">
      <style:text-properties fo:language="en" fo:country="US"/>
    </style:style>
    <style:style style:name="T58" style:family="text">
      <style:text-properties fo:language="en" fo:country="US" officeooo:rsid="0056f44a"/>
    </style:style>
    <style:style style:name="T59" style:family="text">
      <style:text-properties officeooo:rsid="00edc833"/>
    </style:style>
    <style:style style:name="T60" style:family="text">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61" style:family="text">
      <style:text-properties fo:language="en" fo:country="US" fo:font-style="italic" officeooo:rsid="00915d6c" style:font-style-asian="italic" style:font-style-complex="italic"/>
    </style:style>
    <style:style style:name="T62" style:family="text">
      <style:text-properties fo:font-style="normal" officeooo:rsid="00920f68" style:font-style-asian="normal" style:font-style-complex="normal"/>
    </style:style>
    <style:style style:name="T63" style:family="text">
      <style:text-properties fo:language="ca" fo:country="ES" officeooo:rsid="00920f68"/>
    </style:style>
    <style:style style:name="T64" style:family="text">
      <style:text-properties fo:language="en" fo:country="US" fo:font-style="italic" style:text-underline-style="none" officeooo:rsid="013a1b32" style:font-style-asian="italic" style:font-style-complex="italic"/>
    </style:style>
    <style:style style:name="T65" style:family="text">
      <style:text-properties fo:font-style="normal" style:text-underline-style="none" officeooo:rsid="013a1b32" style:font-style-asian="normal" style:font-style-complex="normal"/>
    </style:style>
    <style:style style:name="T66" style:family="text">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69" style:family="text">
      <style:text-properties officeooo:rsid="0197e5a3"/>
    </style:style>
    <style:style style:name="T70" style:family="text">
      <style:text-properties officeooo:rsid="00aa0c74"/>
    </style:style>
    <style:style style:name="T71" style:family="text">
      <style:text-properties officeooo:rsid="00a957c6"/>
    </style:style>
    <style:style style:name="T72" style:family="text">
      <style:text-properties officeooo:rsid="011ba41a"/>
    </style:style>
    <style:style style:name="T73" style:family="text">
      <style:text-properties officeooo:rsid="01604b15"/>
    </style:style>
    <style:style style:name="T74" style:family="text">
      <style:text-properties officeooo:rsid="006b790f"/>
    </style:style>
    <style:style style:name="T75" style:family="text">
      <style:text-properties style:font-name="Arial5" fo:language="ca" fo:country="ES" fo:font-style="normal" style:font-style-asian="normal" style:font-style-complex="normal"/>
    </style:style>
    <style:style style:name="T76" style:family="text">
      <style:text-properties style:font-name="Arial5" fo:language="en" fo:country="US" fo:font-style="italic" style:text-underline-style="none" style:font-style-asian="italic" style:font-style-complex="italic"/>
    </style:style>
    <style:style style:name="T77" style:family="text">
      <style:text-properties style:font-name="Arial5" fo:language="ca" fo:country="ES" fo:font-style="normal" style:text-underline-style="none" style:font-style-asian="normal" style:font-style-complex="normal"/>
    </style:style>
    <style:style style:name="T78" style:family="text">
      <style:text-properties officeooo:rsid="011c6c02"/>
    </style:style>
    <style:style style:name="T79" style:family="text">
      <style:text-properties officeooo:rsid="00a5d561"/>
    </style:style>
    <style:style style:name="T80" style:family="text">
      <style:text-properties officeooo:rsid="013c76f7"/>
    </style:style>
    <style:style style:name="T81" style:family="text">
      <style:text-properties style:font-name="Arial5" fo:language="ca" fo:country="ES" fo:font-style="normal" style:text-underline-style="none" officeooo:rsid="005a5390" style:font-style-asian="normal" style:font-style-complex="normal"/>
    </style:style>
    <style:style style:name="T82" style:family="text">
      <style:text-properties style:font-name="Arial5" fo:language="ca" fo:country="ES" fo:font-style="normal" style:text-underline-style="none" officeooo:rsid="008fe803" style:font-style-asian="normal" style:font-style-complex="normal"/>
    </style:style>
    <style:style style:name="T83" style:family="text">
      <style:text-properties officeooo:rsid="00ab342d"/>
    </style:style>
    <style:style style:name="T84" style:family="text">
      <style:text-properties officeooo:rsid="011dce23"/>
    </style:style>
    <style:style style:name="T85" style:family="text">
      <style:text-properties officeooo:rsid="011cf267"/>
    </style:style>
    <style:style style:name="T86" style:family="text">
      <style:text-properties style:font-name="Arial5" fo:language="ca" fo:country="ES" fo:font-style="normal" style:text-underline-style="none" officeooo:rsid="00ab342d" style:font-style-asian="normal" style:font-style-complex="normal"/>
    </style:style>
    <style:style style:name="T87" style:family="text">
      <style:text-properties fo:language="en" fo:country="US" fo:font-style="italic" officeooo:rsid="00a50901" style:font-style-asian="italic" style:font-style-complex="italic"/>
    </style:style>
    <style:style style:name="T88" style:family="text">
      <style:text-properties fo:font-style="italic" officeooo:rsid="00a50901" style:font-style-asian="italic" style:font-style-complex="italic"/>
    </style:style>
    <style:style style:name="T89" style:family="text">
      <style:text-properties fo:font-style="normal" style:text-underline-style="none" officeooo:rsid="00a50901" style:font-style-asian="normal" style:font-style-complex="normal"/>
    </style:style>
    <style:style style:name="T90" style:family="text">
      <style:text-properties fo:language="en" fo:country="US" style:text-underline-style="none"/>
    </style:style>
    <style:style style:name="T91" style:family="text">
      <style:text-properties officeooo:rsid="00895fce"/>
    </style:style>
    <style:style style:name="T92" style:family="text">
      <style:text-properties officeooo:rsid="0109af93"/>
    </style:style>
    <style:style style:name="T93" style:family="text">
      <style:text-properties officeooo:rsid="013a1b32"/>
    </style:style>
    <style:style style:name="T94" style:family="text">
      <style:text-properties officeooo:rsid="0144f158"/>
    </style:style>
    <style:style style:name="T95" style:family="text">
      <style:text-properties fo:color="#ffffff" loext:opacity="100%" fo:background-color="#ff0000" loext:char-shading-value="0"/>
    </style:style>
    <style:style style:name="T96" style:family="text">
      <style:text-properties fo:background-color="#ff0000" loext:char-shading-value="0"/>
    </style:style>
    <style:style style:name="T97" style:family="text">
      <style:text-properties officeooo:rsid="00d5432b" fo:background-color="#ff0000" loext:char-shading-value="0"/>
    </style:style>
    <style:style style:name="T98" style:family="text">
      <style:text-properties fo:color="#ffffff" loext:opacity="100%" fo:background-color="#ff4000" loext:char-shading-value="0"/>
    </style:style>
    <style:style style:name="T99" style:family="text">
      <style:text-properties fo:background-color="#ff4000" loext:char-shading-value="0"/>
    </style:style>
    <style:style style:name="T100" style:family="text">
      <style:text-properties fo:color="#ffffff" loext:opacity="100%" fo:background-color="#ff8000" loext:char-shading-value="0"/>
    </style:style>
    <style:style style:name="T101" style:family="text">
      <style:text-properties fo:background-color="#ff8000" loext:char-shading-value="0"/>
    </style:style>
    <style:style style:name="T102" style:family="text">
      <style:text-properties officeooo:rsid="00d5432b" fo:background-color="#ff8000" loext:char-shading-value="0"/>
    </style:style>
    <style:style style:name="T103" style:family="text">
      <style:text-properties fo:background-color="#ffb66c" loext:char-shading-value="0"/>
    </style:style>
    <style:style style:name="T104" style:family="text">
      <style:text-properties officeooo:rsid="00d5432b" fo:background-color="#ffb66c" loext:char-shading-value="0"/>
    </style:style>
    <style:style style:name="T105" style:family="text">
      <style:text-properties officeooo:rsid="00d5432b" fo:background-color="transparent" loext:char-shading-value="0"/>
    </style:style>
    <style:style style:name="T106" style:family="text">
      <style:text-properties fo:color="#ffffff" loext:opacity="100%" officeooo:rsid="00d5432b" fo:background-color="#808080" loext:char-shading-value="0"/>
    </style:style>
    <style:style style:name="T107" style:family="text">
      <style:text-properties fo:color="#ffffff" loext:opacity="100%" fo:background-color="#b2b2b2" loext:char-shading-value="0"/>
    </style:style>
    <style:style style:name="T108" style:family="text">
      <style:text-properties fo:color="#ffffff" loext:opacity="100%" officeooo:rsid="00d5432b" fo:background-color="#b2b2b2" loext:char-shading-value="0"/>
    </style:style>
    <style:style style:name="T109" style:family="text">
      <style:text-properties fo:background-color="#dddddd" loext:char-shading-value="0"/>
    </style:style>
    <style:style style:name="T110" style:family="text">
      <style:text-properties officeooo:rsid="00d5432b" fo:background-color="#dddddd" loext:char-shading-value="0"/>
    </style:style>
    <style:style style:name="T111" style:family="text">
      <style:text-properties officeooo:rsid="00ca62ca"/>
    </style:style>
    <style:style style:name="T112" style:family="text">
      <style:text-properties style:font-name="Arial5" officeooo:rsid="00d5432b" fo:background-color="#afd095" loext:char-shading-value="0"/>
    </style:style>
    <style:style style:name="T113" style:family="text">
      <style:text-properties style:font-name="Arial5" officeooo:rsid="00d5432b" fo:background-color="#77bc65" loext:char-shading-value="0"/>
    </style:style>
    <style:style style:name="T114" style:family="text">
      <style:text-properties fo:color="#ffffff" loext:opacity="100%" officeooo:rsid="00ca62ca"/>
    </style:style>
    <style:style style:name="T115" style:family="text">
      <style:text-properties fo:color="#ffffff" loext:opacity="100%" style:font-name="Arial5" officeooo:rsid="00d5432b" fo:background-color="#00a933" loext:char-shading-value="0"/>
    </style:style>
    <style:style style:name="T116" style:family="text">
      <style:text-properties style:font-name="Arial5" officeooo:rsid="00d5432b" fo:background-color="#00a933" loext:char-shading-value="0"/>
    </style:style>
    <style:style style:name="T117" style:family="text">
      <style:text-properties officeooo:rsid="00d5432b"/>
    </style:style>
    <style:style style:name="T118" style:family="text">
      <style:text-properties officeooo:rsid="00ca9112"/>
    </style:style>
    <style:style style:name="T119" style:family="text">
      <style:text-properties officeooo:rsid="00be8e47"/>
    </style:style>
    <style:style style:name="T120" style:family="text">
      <style:text-properties fo:language="ca" fo:country="ES" officeooo:rsid="006cd363"/>
    </style:style>
    <style:style style:name="fr1"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draw:wrap-influence-on-position="once-concurrent" loext:allow-overlap="tru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9.521cm" fo:min-width="9.31cm"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solid" svg:stroke-width="0cm" svg:stroke-color="#000000" draw:marker-start="" draw:marker-start-width="0.199cm" draw:marker-start-center="false" draw:marker-end="" draw:marker-end-width="0.3cm" draw:marker-end-center="false"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7.461cm" fo:min-width="7.211cm" fo:padding-top="0.125cm" fo:padding-bottom="0.125cm" fo:padding-left="0.25cm" fo:padding-right="0.25cm" fo:wrap-option="wrap" draw:shadow="hidden" draw:shadow-offset-x="0.199cm" draw:shadow-offset-y="0.199cm" draw:shadow-color="#808080" loext:decorative="false" style:run-through="foreground"/>
    </style:style>
    <style:style style:name="gr5" style:family="graphic">
      <style:graphic-properties draw:stroke="solid" svg:stroke-width="0cm" svg:stroke-color="#000000" draw:marker-start="" draw:marker-start-width="0.199cm" draw:marker-start-center="false" draw:marker-end="" draw:marker-end-width="0.3cm" draw:marker-end-center="false" draw:fill="solid"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style:writing-mode="lr-tb" loext:decorative="false"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5.482cm" fo:min-width="5.232cm"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0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bottom" draw:auto-grow-height="false" fo:min-height="3.545cm" fo:min-width="3.27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27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3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1.35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style:writing-mode="lr-tb"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8"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9"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035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1" style:family="graphic">
      <style:graphic-properties draw:stroke="solid" svg:stroke-width="0.035cm" svg:stroke-color="#00000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2"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3"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4" style:family="graphic">
      <style:graphic-properties draw:stroke="solid" svg:stroke-width="0.035cm" svg:stroke-color="#80808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5" style:family="graphic">
      <style:graphic-properties draw:stroke="solid" svg:stroke-width="0.035cm" svg:stroke-color="#000000" draw:marker-start="Extrems_20_de_20_fletxa_20_17" draw:marker-start-width="0.199cm" draw:marker-start-center="false" draw:marker-end="Extrems_20_de_20_fletxa_20_2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6"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7" style:family="graphic">
      <style:graphic-properties draw:stroke="solid" svg:stroke-width="0.035cm" svg:stroke-color="#000000" draw:marker-start="Extrems_20_de_20_fletxa_20_98" draw:marker-start-width="0.199cm" draw:marker-start-center="false" draw:marker-end="Extrems_20_de_20_fletxa_20_9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8"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9"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30" style:family="graphic">
      <style:graphic-properties draw:stroke="solid" svg:stroke-width="0.035cm" svg:stroke-color="#808080"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1"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2" style:family="graphic">
      <style:graphic-properties draw:stroke="none" svg:stroke-width="0.035cm" svg:stroke-color="#999999"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3" style:family="graphic">
      <style:graphic-properties draw:stroke="solid" svg:stroke-width="0.035cm" svg:stroke-color="#808080" draw:marker-start="Extrems_20_de_20_fletxa_20_30" draw:marker-start-width="0.199cm" draw:marker-start-center="false" draw:marker-end="Extrems_20_de_20_fletxa_20_2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4" style:family="graphic">
      <style:graphic-properties draw:stroke="solid" svg:stroke-width="0.035cm" svg:stroke-color="#999999"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5" style:family="graphic">
      <style:graphic-properties draw:stroke="solid" svg:stroke-width="0.035cm" svg:stroke-color="#999999" draw:marker-start="Extrems_20_de_20_fletxa_20_36" draw:marker-start-width="0.199cm" draw:marker-start-center="false" draw:marker-end="Extrems_20_de_20_fletxa_20_3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6" style:family="graphic">
      <style:graphic-properties draw:stroke="solid" svg:stroke-width="0.035cm" svg:stroke-color="#000000" draw:marker-start="Extrems_20_de_20_fletxa_20_86" draw:marker-start-width="0.199cm" draw:marker-start-center="false" draw:marker-end="Extrems_20_de_20_fletxa_20_8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7" style:family="graphic">
      <style:graphic-properties draw:stroke="solid" svg:stroke-width="0.035cm" svg:stroke-color="#000000" draw:marker-start="Extrems_20_de_20_fletxa_20_34" draw:marker-start-width="0.199cm" draw:marker-start-center="false" draw:marker-end="Extrems_20_de_20_fletxa_20_3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8" style:family="graphic">
      <style:graphic-properties draw:stroke="solid" svg:stroke-width="0.035cm" svg:stroke-color="#808080" draw:marker-start="Extrems_20_de_20_fletxa_20_31" draw:marker-start-width="0.199cm" draw:marker-start-center="false" draw:marker-end="Extrems_20_de_20_fletxa_20_32"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9" style:family="graphic">
      <style:graphic-properties draw:stroke="solid" svg:stroke-width="0.035cm" svg:stroke-color="#808080" draw:marker-start="Extrems_20_de_20_fletxa_20_94" draw:marker-start-width="0.199cm" draw:marker-start-center="false" draw:marker-end="Extrems_20_de_20_fletxa_20_9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0" style:family="graphic">
      <style:graphic-properties draw:stroke="solid" svg:stroke-width="0.035cm" svg:stroke-color="#000000" draw:marker-start="Extrems_20_de_20_fletxa_20_38" draw:marker-start-width="0.199cm" draw:marker-start-center="false" draw:marker-end="Extrems_20_de_20_fletxa_20_3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1" style:family="graphic">
      <style:graphic-properties draw:stroke="solid" svg:stroke-width="0.035cm" svg:stroke-color="#000000" draw:marker-start="Extrems_20_de_20_fletxa_20_40" draw:marker-start-width="0.199cm" draw:marker-start-center="false" draw:marker-end="Extrems_20_de_20_fletxa_20_4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2"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solid" svg:stroke-width="0.035cm" svg:stroke-color="#000000" draw:marker-start="Extrems_20_de_20_fletxa_20_90" draw:marker-start-width="0.199cm" draw:marker-start-center="false" draw:marker-end="Extrems_20_de_20_fletxa_20_9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4"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45" style:family="graphic">
      <style:graphic-properties draw:stroke="solid" svg:stroke-width="0.035cm" svg:stroke-color="#000000" draw:marker-start="Extrems_20_de_20_fletxa_20_78" draw:marker-start-width="0.199cm" draw:marker-start-center="false" draw:marker-end="Extrems_20_de_20_fletxa_20_7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6" style:family="graphic">
      <style:graphic-properties draw:stroke="solid" svg:stroke-width="0.035cm" svg:stroke-color="#000000" draw:marker-start="Extrems_20_de_20_fletxa_20_80" draw:marker-start-width="0.199cm" draw:marker-start-center="false" draw:marker-end="Extrems_20_de_20_fletxa_20_8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7"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1"><text:title>Plataforma Sabina</text:title></text:p>
      <text:p text:style-name="P2"><text:subject>ChatGPT</text:subject></text:p>
      <text:p text:style-name="P3">versió <text:user-defined style:data-style-name="N0" text:name="Versió">0.7.2</text:user-defined></text:p>
      <text:p text:style-name="P4">2024-0<text:span text:style-name="T1">9</text:span>-<text:span text:style-name="T1">19</text:span> d<text:span text:style-name="T1">j</text:span></text:p>
      <text:p text:style-name="P5"><text:tab/></text:p>
      <text:p text:style-name="P5"/>
      <text:p text:style-name="P5"/>
      <text:p text:style-name="P5"><draw:g text:anchor-type="paragraph" draw:z-index="6" draw:name="Objecte de grup 3" draw:style-name="gr1"><draw:custom-shape draw:style-name="gr2" draw:text-style-name="P6" xml:id="id1" draw:id="id1" svg:width="13.872cm" svg:height="13.819cm" draw:transform="skewX (-0.000174532925199258) rotate (-0.785398163397449) translate (8.48077777777778cm -0.550333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7" draw:type="line" svg:x1="13.384cm" svg:y1="4.355cm" svg:x2="3.613cm" svg:y2="14.129cm" draw:start-shape="id1" draw:start-glue-point="4" draw:end-shape="id1" draw:end-glue-point="8" svg:d="M13384 4355l-9771 9774" svg:viewBox="0 0 9772 9775"><text:p/></draw:connector><draw:connector draw:style-name="gr3" draw:text-style-name="P7" draw:type="line" svg:x1="3.595cm" svg:y1="4.338cm" svg:x2="13.404cm" svg:y2="14.147cm" draw:start-shape="id1" draw:start-glue-point="6" draw:end-shape="id1" draw:end-glue-point="10" svg:d="M3595 4338l9809 9809" svg:viewBox="0 0 9811 9811"><text:p/></draw:connector><draw:custom-shape draw:style-name="gr4" draw:text-style-name="P6" xml:id="id2" draw:id="id2" svg:width="10.905cm" svg:height="10.905cm" svg:x="3.048cm" svg:y="3.78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6" draw:type="line" svg:x1="4.645cm" svg:y1="5.384cm" svg:x2="12.357cm" svg:y2="13.096cm" draw:start-shape="id2" draw:start-glue-point="5" draw:end-shape="id2" draw:end-glue-point="9" svg:d="M4645 5384l7712 7712" svg:viewBox="0 0 7713 7713"><text:p/></draw:connector><draw:connector draw:style-name="gr5" draw:text-style-name="P6" draw:type="line" svg:x1="4.645cm" svg:y1="13.096cm" svg:x2="12.357cm" svg:y2="5.384cm" draw:start-shape="id2" draw:start-glue-point="7" draw:end-shape="id2" draw:end-glue-point="11" svg:d="M4645 13096l7712-7712" svg:viewBox="0 0 7713 7713"><text:p/></draw:connector><draw:g draw:style-name="gr6"><draw:custom-shape draw:style-name="gr7" draw:text-style-name="P6" xml:id="id3" draw:id="id3" svg:width="8.108cm" svg:height="8.108cm" svg:x="4.447cm" svg:y="5.1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6" draw:type="line" svg:x1="11.367cm" svg:y1="6.373cm" svg:x2="5.634cm" svg:y2="12.106cm" draw:start-shape="id3" draw:start-glue-point="11" draw:end-shape="id3" draw:end-glue-point="7" svg:d="M11367 6373l-5733 5733" svg:viewBox="0 0 5734 5734"><text:p/></draw:connector><draw:connector draw:style-name="gr5" draw:text-style-name="P6" draw:type="line" svg:x1="5.634cm" svg:y1="6.373cm" svg:x2="11.367cm" svg:y2="12.106cm" draw:start-shape="id3" draw:start-glue-point="5" draw:end-shape="id3" draw:end-glue-point="9" svg:d="M5634 6373l5733 5733" svg:viewBox="0 0 5734 5734"><text:p/></draw:connector><draw:frame draw:style-name="gr8" draw:text-style-name="P9" svg:width="2.153cm" svg:height="0.74cm" svg:x="7.44cm" svg:y="12.196cm"><draw:text-box><text:p text:style-name="P8"><text:span text:style-name="T2">Material</text:span></text:p></draw:text-box></draw:frame><draw:frame draw:style-name="gr9" draw:text-style-name="P9" svg:width="2.241cm" svg:height="0.789cm" draw:transform="rotate (1.5707963267949) translate (4.87891666666667cm 10.3610833333333cm)"><draw:text-box><text:p text:style-name="P8"><text:span text:style-name="T2">Register</text:span></text:p></draw:text-box></draw:frame><draw:frame draw:style-name="gr10" draw:text-style-name="P9" svg:width="2.53cm" svg:height="1.153cm" draw:transform="rotate (-1.5707963267949) translate (12.1637777777778cm 7.97454166666667cm)"><draw:text-box><text:p text:style-name="P8"><text:span text:style-name="T2">Diagnosis</text:span></text:p></draw:text-box></draw:frame><draw:frame draw:style-name="gr10" draw:text-style-name="P9" svg:width="2.035cm" svg:height="1.153cm" svg:x="7.499cm" svg:y="5.512cm"><draw:text-box><text:p text:style-name="P8"><text:span text:style-name="T2">Results</text:span></text:p></draw:text-box></draw:frame><draw:g draw:style-name="gr6"><draw:g draw:style-name="gr6"><draw:custom-shape draw:style-name="gr11" draw:text-style-name="P11" xml:id="id4" draw:id="id4" svg:width="5.342cm" svg:height="5.367cm" svg:x="5.844cm" svg:y="6.557cm"><draw:glue-point draw:id="12" svg:x="-0.091cm" svg:y="-5cm"/><draw:glue-point draw:id="13" svg:x="-0.087cm" svg:y="0.05cm"/><draw:glue-point draw:id="14" svg:x="4.037cm" svg:y="2.955cm"/><draw:glue-point draw:id="15" svg:x="-4.09cm" svg:y="2.877cm"/><text:p text:style-name="P10"><text:span text:style-name="T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2" draw:type="line" svg:x1="8.467cm" svg:y1="6.557cm" svg:x2="8.468cm" svg:y2="9.267cm" draw:start-shape="id4" draw:start-glue-point="12" draw:end-shape="id4" draw:end-glue-point="13" svg:d="M8467 6557l1 2710" svg:viewBox="0 0 4 2711"><text:p/></draw:connector><draw:connector draw:style-name="gr5" draw:text-style-name="P12" draw:type="line" svg:x1="6.331cm" svg:y1="10.783cm" svg:x2="8.468cm" svg:y2="9.266cm" draw:start-shape="id4" draw:start-glue-point="15" draw:end-shape="id4" draw:end-glue-point="13" svg:d="M6331 10783l2137-1517" svg:viewBox="0 0 2140 1519"><text:p/></draw:connector><draw:connector draw:style-name="gr5" draw:text-style-name="P12" draw:type="line" svg:x1="10.671cm" svg:y1="10.823cm" svg:x2="8.469cm" svg:y2="9.266cm" draw:start-shape="id4" draw:start-glue-point="14" draw:end-shape="id4" draw:end-glue-point="13" svg:d="M10671 10823l-2202-1557" svg:viewBox="0 0 2203 1559"><text:p/></draw:connector><draw:custom-shape draw:style-name="gr12" draw:text-style-name="P13" svg:width="2.737cm" svg:height="0.678cm" draw:transform="rotate (-0.990648883431981) translate (9.65729166666667cm 6.74158333333333cm)"><text:p text:style-name="P10"><text:span text:style-name="T3">Visits</text:span></text:p><draw:enhanced-geometry svg:viewBox="0 0 21600 21600" draw:mirror-horizontal="false" draw:mirror-vertical="false" draw:type="rectangle" draw:enhanced-path="M 0 0 L 21600 0 21600 21600 0 21600 0 0 Z N"/></draw:custom-shape><draw:custom-shape draw:style-name="gr13" draw:text-style-name="P13" svg:width="2.737cm" svg:height="0.682cm" draw:transform="rotate (1.0468484853462) translate (5.857875cm 9.18104166666667cm)"><text:p text:style-name="P10"><text:span text:style-name="T3">Tasks</text:span></text:p><draw:enhanced-geometry svg:viewBox="0 0 21600 21600" draw:mirror-horizontal="false" draw:mirror-vertical="false" draw:type="rectangle" draw:enhanced-path="M 0 0 L 21600 0 21600 21600 0 21600 0 0 Z N"/></draw:custom-shape><draw:frame draw:style-name="gr8" draw:text-style-name="P9" svg:width="3.068cm" svg:height="0.74cm" svg:x="6.982cm" svg:y="10.69cm"><draw:text-box><text:p text:style-name="P8"><text:span text:style-name="T2">Notifications</text:span></text:p></draw:text-box></draw:frame></draw:g><draw:custom-shape draw:style-name="gr14" draw:text-style-name="P15" svg:width="2.625cm" svg:height="2.625cm" svg:x="7.202cm" svg:y="7.927cm"><text:p text:style-name="P14"><text:span text:style-name="T4">User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10" draw:text-style-name="P9" svg:width="2.696cm" svg:height="1.153cm" svg:x="7.153cm" svg:y="13.591cm"><draw:text-box><text:p text:style-name="P8"><text:span text:style-name="T2">Resources</text:span></text:p></draw:text-box></draw:frame><draw:frame draw:style-name="gr10" draw:text-style-name="P9" svg:width="1.581cm" svg:height="1.153cm" svg:x="7.71cm" svg:y="4.133cm"><draw:text-box><text:p text:style-name="P8"><text:span text:style-name="T2">Tests</text:span></text:p></draw:text-box></draw:frame><draw:frame draw:style-name="gr8" draw:text-style-name="P9" svg:width="2.368cm" svg:height="0.74cm" draw:transform="rotate (1.5707963267949) translate (3.45193055555556cm 10.4228194444444cm)"><draw:text-box><text:p text:style-name="P8"><text:span text:style-name="T2">Tracking</text:span></text:p></draw:text-box></draw:frame><draw:frame draw:style-name="gr8" draw:text-style-name="P9" svg:width="2.368cm" svg:height="0.74cm" draw:transform="rotate (-1.5707963267949) translate (13.5819444444444cm 8.05568055555556cm)"><draw:text-box><text:p text:style-name="P8"><text:span text:style-name="T2">Diseases</text:span></text:p></draw:text-box></draw:frame><draw:frame draw:style-name="gr15" draw:text-style-name="P9" svg:width="3.022cm" svg:height="0.796cm" svg:x="6.989cm" svg:y="14.979cm"><draw:text-box><text:p text:style-name="P8"><text:span text:style-name="T2">Localization</text:span></text:p></draw:text-box></draw:frame><draw:frame draw:style-name="gr15" draw:text-style-name="P9" svg:width="3.022cm" svg:height="0.796cm" svg:x="6.989cm" svg:y="2.69cm"><draw:text-box><text:p text:style-name="P8"><text:span text:style-name="T2">Option Lists</text:span></text:p></draw:text-box></draw:frame><draw:frame draw:style-name="gr16" draw:text-style-name="P9" svg:width="3.809cm" svg:height="0.934cm" draw:transform="rotate (1.5707963267949) translate (2.05493055555556cm 11.0243055555556cm)"><draw:text-box><text:p text:style-name="P8"><text:span text:style-name="T2">Estats d’Ànim</text:span></text:p></draw:text-box></draw:frame><draw:frame draw:style-name="gr16" draw:text-style-name="P9" svg:width="2.652cm" svg:height="0.934cm" draw:transform="rotate (-1.5707963267949) translate (15.0847777777778cm 8.01511111111111cm)"><draw:text-box><text:p text:style-name="P8"><text:span text:style-name="T2">Emocions</text:span></text:p></draw:text-box></draw:frame></draw:g></text:p>
      <text:p text:style-name="P5"/>
      <text:p text:style-name="Standard"/>
      <text:p text:style-name="Standard"/>
      <text:section text:style-name="Sect1" text:name="Document">
        <text:h text:style-name="P16" text:outline-level="1"/>
        <text:table-of-content text:style-name="Sect2" text:protected="true" text:name="Taula de continguts1">
          <text:table-of-content-source text:outline-level="3">
            <text:index-title-template text:style-name="Contents_20_Heading">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ula de continguts1_Head" text:protected="true">
              <text:p text:style-name="P17">Contingut</text:p>
            </text:index-title>
            <text:p text:style-name="P18"><text:a xlink:type="simple" xlink:href="#__RefHeading___Toc12201_1750355256" text:style-name="Index_20_Link" text:visited-style-name="Index_20_Link">1 Conversacions amb ChatGPT<text:tab/>1</text:a></text:p>
            <text:p text:style-name="P19"><text:a xlink:type="simple" xlink:href="#__RefHeading___Toc12203_1750355256" text:style-name="Index_20_Link" text:visited-style-name="Index_20_Link">1.1 Diumenge 6 d’octubre de 2024<text:tab/>1</text:a></text:p>
            <text:p text:style-name="P18"><text:a xlink:type="simple" xlink:href="#__RefHeading___Toc6888_2020737262" text:style-name="Index_20_Link" text:visited-style-name="Index_20_Link">2 Àrea d’Administració<text:tab/>7</text:a></text:p>
            <text:p text:style-name="P19"><text:a xlink:type="simple" xlink:href="#__RefHeading___Toc6890_2020737262" text:style-name="Index_20_Link" text:visited-style-name="Index_20_Link">2.1 Tasks Module (TSKMOD)<text:tab/>7</text:a></text:p>
            <text:p text:style-name="P20"><text:a xlink:type="simple" xlink:href="#__RefHeading___Toc6892_2020737262" text:style-name="Index_20_Link" text:visited-style-name="Index_20_Link">Diagrama<text:tab/>7</text:a></text:p>
            <text:p text:style-name="P20"><text:a xlink:type="simple" xlink:href="#__RefHeading___Toc9597_1063191050" text:style-name="Index_20_Link" text:visited-style-name="Index_20_Link">2.1.1 TASK<text:tab/>8</text:a></text:p>
            <text:p text:style-name="P19"><text:a xlink:type="simple" xlink:href="#__RefHeading___Toc16881_1791785473" text:style-name="Index_20_Link" text:visited-style-name="Index_20_Link">2.2 Visits Module (VISMOD)<text:tab/>9</text:a></text:p>
            <text:p text:style-name="P20"><text:a xlink:type="simple" xlink:href="#__RefHeading___Toc6894_2020737262" text:style-name="Index_20_Link" text:visited-style-name="Index_20_Link">Diagrama<text:tab/>9</text:a></text:p>
            <text:p text:style-name="P20"><text:a xlink:type="simple" xlink:href="#__RefHeading___Toc8007_2020737262" text:style-name="Index_20_Link" text:visited-style-name="Index_20_Link">2.2.1 VISIT<text:tab/>9</text:a></text:p>
            <text:p text:style-name="P19"><text:a xlink:type="simple" xlink:href="#__RefHeading___Toc6896_2020737262" text:style-name="Index_20_Link" text:visited-style-name="Index_20_Link">2.3 Notifications Module (NTFMOD)<text:tab/>10</text:a></text:p>
            <text:p text:style-name="P20"><text:a xlink:type="simple" xlink:href="#__RefHeading___Toc6898_2020737262" text:style-name="Index_20_Link" text:visited-style-name="Index_20_Link">Diagrama<text:tab/>10</text:a></text:p>
            <text:p text:style-name="P20"><text:a xlink:type="simple" xlink:href="#__RefHeading___Toc9599_1063191050" text:style-name="Index_20_Link" text:visited-style-name="Index_20_Link">2.3.1 NOTIFICATION<text:tab/>10</text:a></text:p>
            <text:p text:style-name="P18"><text:a xlink:type="simple" xlink:href="#__RefHeading___Toc9601_1063191050" text:style-name="Index_20_Link" text:visited-style-name="Index_20_Link">3 Àrea de Localització<text:tab/>12</text:a></text:p>
            <text:p text:style-name="P19"><text:a xlink:type="simple" xlink:href="#__RefHeading___Toc9603_1063191050" text:style-name="Index_20_Link" text:visited-style-name="Index_20_Link">3.1 Option List Module (LSTMOD)<text:tab/>12</text:a></text:p>
            <text:p text:style-name="P20"><text:a xlink:type="simple" xlink:href="#__RefHeading___Toc9605_1063191050" text:style-name="Index_20_Link" text:visited-style-name="Index_20_Link">Diagrama<text:tab/>12</text:a></text:p>
            <text:p text:style-name="P20"><text:a xlink:type="simple" xlink:href="#__RefHeading___Toc11890_102173057" text:style-name="Index_20_Link" text:visited-style-name="Index_20_Link">3.1.1 LIST CATEGORY<text:tab/>12</text:a></text:p>
            <text:p text:style-name="P20"><text:a xlink:type="simple" xlink:href="#__RefHeading___Toc9607_1063191050" text:style-name="Index_20_Link" text:visited-style-name="Index_20_Link">3.1.2 OPTION LIST<text:tab/>13</text:a></text:p>
            <text:p text:style-name="P19"><text:a xlink:type="simple" xlink:href="#__RefHeading___Toc9609_1063191050" text:style-name="Index_20_Link" text:visited-style-name="Index_20_Link">3.2 OPTION ENTRY<text:tab/>13</text:a></text:p>
            <text:p text:style-name="P19"><text:a xlink:type="simple" xlink:href="#__RefHeading___Toc9611_1063191050" text:style-name="Index_20_Link" text:visited-style-name="Index_20_Link">3.3 Localization Module (LOCMOD)<text:tab/>14</text:a></text:p>
            <text:p text:style-name="P20"><text:a xlink:type="simple" xlink:href="#__RefHeading___Toc9613_1063191050" text:style-name="Index_20_Link" text:visited-style-name="Index_20_Link">Diagrama<text:tab/>14</text:a></text:p>
            <text:p text:style-name="P20"><text:a xlink:type="simple" xlink:href="#__RefHeading___Toc11892_102173057" text:style-name="Index_20_Link" text:visited-style-name="Index_20_Link">3.3.1 TEXT KEY<text:tab/>14</text:a></text:p>
            <text:p text:style-name="P20"><text:a xlink:type="simple" xlink:href="#__RefHeading___Toc11894_102173057" text:style-name="Index_20_Link" text:visited-style-name="Index_20_Link">3.3.2 LOCALE<text:tab/>14</text:a></text:p>
            <text:p text:style-name="P20"><text:a xlink:type="simple" xlink:href="#__RefHeading___Toc11896_102173057" text:style-name="Index_20_Link" text:visited-style-name="Index_20_Link">3.3.3 TRANSLATION<text:tab/>14</text:a></text:p>
            <text:p text:style-name="P18"><text:a xlink:type="simple" xlink:href="#__RefHeading___Toc14027_1539288443" text:style-name="Index_20_Link" text:visited-style-name="Index_20_Link">4 Emocions i Estats d’Ànim<text:tab/>15</text:a></text:p>
            <text:p text:style-name="P19"><text:a xlink:type="simple" xlink:href="#__RefHeading___Toc14029_1539288443" text:style-name="Index_20_Link" text:visited-style-name="Index_20_Link">4.1 Estats d’Ànim<text:tab/>15</text:a></text:p>
            <text:p text:style-name="P19"><text:a xlink:type="simple" xlink:href="#__RefHeading___Toc14031_1539288443" text:style-name="Index_20_Link" text:visited-style-name="Index_20_Link">4.2 Emocions<text:tab/>16</text:a></text:p>
            <text:p text:style-name="P18"><text:a xlink:type="simple" xlink:href="#__RefHeading___Toc11898_102173057" text:style-name="Index_20_Link" text:visited-style-name="Index_20_Link">5 Permisos d’usuari<text:tab/>19</text:a></text:p>
            <text:p text:style-name="P18"><text:a xlink:type="simple" xlink:href="#__RefHeading___Toc4368_1629209868" text:style-name="Index_20_Link" text:visited-style-name="Index_20_Link">6 Índexs<text:tab/>20</text:a></text:p>
          </text:index-body>
        </text:table-of-content>
        <text:section text:style-name="Sect2" text:name="Secció1">
          <text:h text:style-name="P21" text:outline-level="1"/>
        </text:section>
        <text:h text:style-name="P21" text:outline-level="1"/>
        <text:h text:style-name="P22" text:outline-level="1"><text:bookmark-start text:name="__RefHeading___Toc12201_1750355256"/>Conversacions amb ChatGPT<text:bookmark-end text:name="__RefHeading___Toc12201_1750355256"/></text:h>
        <text:h text:style-name="P23" text:outline-level="2"><text:bookmark-start text:name="__RefHeading___Toc12203_1750355256"/>Diumenge 6 d’octubre de 2024<text:bookmark-end text:name="__RefHeading___Toc12203_1750355256"/></text:h>
        <text:list text:style-name="Numbering_20_123">
          <text:list-item>
            <text:p text:style-name="P24">Heu dit:</text:p>
          </text:list-item>
        </text:list>
        <text:p text:style-name="Text_20_body">Puc donar-te accés a un projecte que tinc en GitHub?</text:p>
        <text:list text:continue-numbering="true" text:style-name="Numbering_20_123">
          <text:list-item>
            <text:p text:style-name="QuiParla">ChatGPT ha dit:</text:p>
          </text:list-item>
        </text:list>
        <text:p text:style-name="Text_20_body">Sí, pots donar-me accés al teu projecte de GitHub! Pots compartir l'enllaç del repositori i, si és necessari, em pots donar instruccions sobre quins arxius o parts del codi necessites que revisi o t'ajudi amb millores.</text:p>
        <text:p text:style-name="Text_20_body">Si el teu repositori és privat, has de donar-me accés explícitament al teu compte de GitHub.</text:p>
        <text:p text:style-name="Text_20_body">Endavant i comparteix l'enllaç, i t'ajudaré a avançar amb el que necessitis!</text:p>
        <text:list text:continue-numbering="true" text:style-name="Numbering_20_123">
          <text:list-item>
            <text:p text:style-name="QuiParla">Heu dit:</text:p>
          </text:list-item>
        </text:list>
        <text:p text:style-name="Text_20_body">L'adreça del repositori és "https://github.com/Jibort/Sabina.git"</text:p>
        <text:list text:continue-numbering="true" text:style-name="Numbering_20_123">
          <text:list-item>
            <text:p text:style-name="QuiParla">ChatGPT ha dit:</text:p>
          </text:list-item>
        </text:list>
        <text:p text:style-name="Text_20_body">S’ha comunicat amb r.1lm.io</text:p>
        <text:p text:style-name="Text_20_body">Sembla que no he pogut accedir al contingut del repositori a través del link directe. No obstant això, pots compartir arxius o fragments específics del codi directament aquí, o si tens algun problema concret dins del projecte, descriu-ho i estaré encantat d'ajudar-te!</text:p>
        <text:p text:style-name="Text_20_body">També, si el repositori és privat, assegura't de donar accés o compartir directament l'arxiu amb el qual vols treballar.</text:p>
        <text:list text:continue-numbering="true" text:style-name="Numbering_20_123">
          <text:list-item>
            <text:p text:style-name="QuiParla">Heu dit:</text:p>
          </text:list-item>
        </text:list>
        <text:p text:style-name="Text_20_body">Si el faig públic et seria més fàcil d'accedir?</text:p>
        <text:list text:continue-numbering="true" text:style-name="Numbering_20_123">
          <text:list-item>
            <text:p text:style-name="QuiParla">ChatGPT ha dit:</text:p>
          </text:list-item>
        </text:list>
        <text:p text:style-name="Text_20_body">Sí, fer el repositori públic em permetria accedir-hi fàcilment. Si canvies la configuració del teu projecte a públic, podré revisar el codi directament des de GitHub i ajudar-te amb qualsevol cosa que necessitis.</text:p>
        <text:p text:style-name="Text_20_body">Un cop ho hagis fet, només necessito que em confirmis, i tornaré a accedir al projecte!</text:p>
        <text:list text:continue-numbering="true" text:style-name="Numbering_20_123">
          <text:list-item>
            <text:p text:style-name="QuiParla">Heu dit:</text:p>
          </text:list-item>
        </text:list>
        <text:p text:style-name="Text_20_body">Torna-ho a provar. Ara el repository és públic.</text:p>
        <text:list text:continue-numbering="true" text:style-name="Numbering_20_123">
          <text:list-item>
            <text:p text:style-name="QuiParla">ChatGPT ha dit:</text:p>
          </text:list-item>
        </text:list>
        <text:p text:style-name="Text_20_body">Cerca feta a 2 llocs</text:p>
        <text:p text:style-name="Text_20_body">Ara que el teu repositori és públic, he pogut accedir-hi. Pots trobar el teu projecte Sabina <text:a xlink:type="simple" xlink:href="https://github.com/Jibort/Sabina" office:target-frame-name="_new" xlink:show="replace" text:style-name="Internet_20_link" text:visited-style-name="Visited_20_Internet_20_Link">aquí</text:a>. Si necessites ajuda amb alguna part específica del projecte, revisió de codi, o qualsevol altra cosa relacionada amb el desenvolupament, només m'ho has de dir, i estaré encantat d'ajudar-te.</text:p>
        <text:p text:style-name="Text_20_body">Si hi ha algun aspecte concret en què vols treballar o millorar, indica'm en quin fitxer o funcionalitat has posat el focus!</text:p>
        <text:list text:continue-numbering="true" text:style-name="Numbering_20_123">
          <text:list-item>
            <text:p text:style-name="QuiParla">Heu dit:</text:p>
          </text:list-item>
        </text:list>
        <text:p text:style-name="Text_20_body">Com pots veure per l'esrtuctura dels fitxers font el projecte consta de tres parts: 1. Aplicació multiplataforma en Flutter. 2. Servidor en Golang. 3. Integració a través de gRPC amb fitxers de definició proto3. Identifiques aquests subprojectes?</text:p>
        <text:list xml:id="list201411022789881" text:continue-numbering="true" text:style-name="Numbering_20_123">
          <text:list-item>
            <text:p text:style-name="QuiParla"><text:soft-page-break/>ChatGPT ha dit:</text:p>
          </text:list-item>
        </text:list>
        <text:p text:style-name="Text_20_body">Sí, he pogut identificar els tres subprojectes dins el teu repositori:</text:p>
        <text:list text:style-name="L1">
          <text:list-item>
            <text:p text:style-name="P25"><text:span text:style-name="Strong_20_Emphasis">Aplicació multiplataforma en Flutter</text:span>: Aquesta part inclou els fitxers relatius a la interfície d'usuari i la lògica de l'aplicació mòbil i d'escriptori, desenvolupada amb Flutter.</text:p>
          </text:list-item>
          <text:list-item>
            <text:p text:style-name="P25"><text:span text:style-name="Strong_20_Emphasis">Servidor en Golang</text:span>: Aquesta part correspon al servidor escrit en Go, que probablement gestiona la lògica backend.</text:p>
          </text:list-item>
          <text:list-item>
            <text:p text:style-name="P26"><text:span text:style-name="Strong_20_Emphasis">Integració gRPC amb Proto3</text:span>: Els fitxers de definició <text:span text:style-name="Source_20_Text">.proto</text:span> estan destinats a la comunicació entre el client i el servidor utilitzant gRPC.</text:p>
          </text:list-item>
        </text:list>
        <text:p text:style-name="Text_20_body">Si necessites més detalls o ajuda amb alguna part específica, avisa'm!</text:p>
        <text:list text:continue-list="list201411022789881" text:style-name="Numbering_20_123">
          <text:list-item>
            <text:p text:style-name="QuiParla">Heu dit:</text:p>
          </text:list-item>
        </text:list>
        <text:p text:style-name="Text_20_body">Estic preparant el primer prototip. En aquest prototip ha de ser possible accedir des de l'aplicació Flutter com a usuaris Terapeuta i usuaris Pacients. Aniré describint-te poc a poc l'abast necessari del prototip per a que m'ajudis a codificar la part client.</text:p>
        <text:list xml:id="list201410735228255" text:continue-numbering="true" text:style-name="Numbering_20_123">
          <text:list-item>
            <text:p text:style-name="QuiParla">ChatGPT ha dit:</text:p>
          </text:list-item>
        </text:list>
        <text:p text:style-name="Text_20_body">Perfecte! A mesura que vagis definint les funcionalitats del prototip, estaré encantat d'ajudar-te a codificar la part client amb Flutter.</text:p>
        <text:p text:style-name="Text_20_body">Per començar, com que hi ha dos tipus d'usuaris (Terapeutes i Pacients), podem estructurar l'aplicació per a manejar diferents fluxos d'usuari segons el seu rol. Probablement necessitaràs:</text:p>
        <text:list text:style-name="L2">
          <text:list-item>
            <text:p text:style-name="P27">Pantalla d'inici de sessió on els usuaris escullin el seu rol i iniciïn sessió.</text:p>
          </text:list-item>
          <text:list-item>
            <text:p text:style-name="P27">Pantalles específiques per a cada rol (Terapeuta i Pacient).</text:p>
          </text:list-item>
          <text:list-item>
            <text:p text:style-name="P28">Comunicació amb el servidor mitjançant gRPC per a gestionar la lògica de backend.</text:p>
          </text:list-item>
        </text:list>
        <text:p text:style-name="Text_20_body">Quina funcionalitat vols que implementem primer?</text:p>
        <text:list text:continue-list="list201410735228255" text:style-name="Numbering_20_123">
          <text:list-item>
            <text:p text:style-name="QuiParla">Heu dit:</text:p>
          </text:list-item>
        </text:list>
        <text:p text:style-name="Text_20_body">Tinc un PDF (no del tot actualtzat) on descric el model de dades. Podràs analitzar-lo per a entendre la finalitat del projecte en global?</text:p>
        <text:list text:continue-numbering="true" text:style-name="Numbering_20_123">
          <text:list-item>
            <text:p text:style-name="QuiParla">ChatGPT ha dit:</text:p>
          </text:list-item>
        </text:list>
        <text:p text:style-name="Text_20_body">Pots pujar el PDF directament aquí, i podré analitzar-lo per entendre millor el model de dades i la finalitat del projecte. Un cop l'hagi revisat, podrem continuar amb la codificació de la part client del teu prototip basant-nos en aquesta estructura.</text:p>
        <text:list text:continue-numbering="true" text:style-name="Numbering_20_123">
          <text:list-item>
            <text:p text:style-name="QuiParla">Heu dit:</text:p>
          </text:list-item>
        </text:list>
        <text:p text:style-name="P29">Sabina - Model de Dades 0.7.2.pdf</text:p>
        <text:p text:style-name="P29"/>
        <text:p text:style-name="Text_20_body">Aquest document descriu les àrees principals, els m<text:span text:style-name="T5">òd</text:span>uls que el formen i les entitats que són necessàries per a cada mòdul.</text:p>
        <text:list xml:id="list201411218079340" text:continue-numbering="true" text:style-name="Numbering_20_123">
          <text:list-item>
            <text:p text:style-name="QuiParla">ChatGPT ha dit:</text:p>
          </text:list-item>
        </text:list>
        <text:p text:style-name="Text_20_body">Gràcies per compartir el PDF. He revisat la informació proporcionada sobre el model de dades del projecte, que detalla les àrees principals, mòduls, i entitats necessàries per a cada mòdul. En resum, el projecte Sabina està estructurat en:</text:p>
        <text:list text:style-name="L3">
          <text:list-item>
            <text:p text:style-name="P30"><text:span text:style-name="Strong_20_Emphasis">Àrees</text:span>: agrupa funcionalitats per domini:</text:p>
            <text:list>
              <text:list-item>
                <text:p text:style-name="P31"><text:soft-page-break/><text:span text:style-name="Strong_20_Emphasis">User Area</text:span>: gestiona informació dels usuaris (terapeutes, pacients, administradors) i dispositius.</text:p>
              </text:list-item>
              <text:list-item>
                <text:p text:style-name="P31"><text:span text:style-name="Strong_20_Emphasis">Definition Area</text:span>: gestiona malalties, recursos, seguiments, tests i emocions.</text:p>
              </text:list-item>
              <text:list-item>
                <text:p text:style-name="P31"><text:span text:style-name="Strong_20_Emphasis">Working Area</text:span>: emmagatzema tot el treball realitzat pels pacients (diagnòstics, registres, resultats).</text:p>
              </text:list-item>
              <text:list-item>
                <text:p text:style-name="P31"><text:span text:style-name="Strong_20_Emphasis">Admin Area</text:span>: administra tasques, visites, notificacions.</text:p>
              </text:list-item>
              <text:list-item>
                <text:p text:style-name="P31"><text:span text:style-name="Strong_20_Emphasis">Localization Area</text:span>: gestiona la traducció i localització de contingut en diversos idiomes.</text:p>
              </text:list-item>
            </text:list>
          </text:list-item>
          <text:list-item>
            <text:p text:style-name="P30"><text:span text:style-name="Strong_20_Emphasis">Mòduls</text:span>: cada àrea té diversos mòduls com "Users Module", "Diseases Module", "Tracking Module", etc., que organitzen la informació funcionalment.</text:p>
          </text:list-item>
          <text:list-item>
            <text:p text:style-name="P30"><text:span text:style-name="Strong_20_Emphasis">Entitats</text:span>: són els objectes que defineixen les dades, com <text:span text:style-name="Source_20_Text">USER</text:span>, <text:span text:style-name="Source_20_Text">DEVICE</text:span>, <text:span text:style-name="Source_20_Text">DISEASE</text:span>, <text:span text:style-name="Source_20_Text">TEST</text:span>, etc., amb atributs específics i relacions clau.</text:p>
          </text:list-item>
        </text:list>
        <text:p text:style-name="Text_20_body">Això dóna una visió molt clara de com s'emmagatzemaran i estructuraran les dades, cosa que serà útil per a implementar la part client i definir els models en Flutter.</text:p>
        <text:p text:style-name="Text_20_body">Quan estiguis llest per descriure els primers requisits del prototip, podem començar a codificar. Potser vols començar amb la part d'autenticació per als usuaris Terapeuta i Pacient?</text:p>
        <text:list text:continue-list="list201411218079340" text:style-name="Numbering_20_123">
          <text:list-item>
            <text:p text:style-name="QuiParla">Heu dit:</text:p>
          </text:list-item>
        </text:list>
        <text:p text:style-name="Text_20_body">Dins el repository al que tens accéss, dins de server/scripts pots trobar un script SQL que crear i inicialitza la base de dades del servidor (que està previst sigui implementada amb MariaDB). És l'script per a la versió 0.7.2. El trobes?</text:p>
        <text:list text:continue-numbering="true" text:style-name="Numbering_20_123">
          <text:list-item>
            <text:p text:style-name="QuiParla">ChatGPT ha dit:</text:p>
          </text:list-item>
        </text:list>
        <text:p text:style-name="P32">Cerca feta a 2 llocs</text:p>
        <text:p text:style-name="P32">No he pogut localitzar el fitxer SQL directament dins de la carpeta <text:span text:style-name="Source_20_Text">server/scripts</text:span> del repositori. És possible que l'estructura de fitxers o noms hagi canviat, o potser el fitxer no és a l'arrel esperada.</text:p>
        <text:p text:style-name="Text_20_body">Pots verificar la presència del fitxer SQL dins de la carpeta correcta o proporcionar més detalls sobre la seva ubicació exacta? També, si tens el fitxer localment, el pots pujar directament, i et podré ajudar a revisar-lo.</text:p>
        <text:list text:continue-numbering="true" text:style-name="Numbering_20_123">
          <text:list-item>
            <text:p text:style-name="QuiParla">Heu dit:</text:p>
          </text:list-item>
        </text:list>
        <text:p text:style-name="Text_20_body">El camí complet és "server/scripts/sabina_db_server_0_7_2.sql"</text:p>
        <text:list text:continue-numbering="true" text:style-name="Numbering_20_123">
          <text:list-item>
            <text:p text:style-name="QuiParla">ChatGPT ha dit:</text:p>
          </text:list-item>
        </text:list>
        <text:p text:style-name="Text_20_body"/>
        <text:p text:style-name="Text_20_body">Sí, he trobat el fitxer SQL que es troba en el camí <text:span text:style-name="Source_20_Text">server/scripts/sabina_db_server_0_7_2.sql</text:span>. Aquest script defineix i inicialitza la base de dades MariaDB per a la versió 0.7.2 del projecte.</text:p>
        <text:p text:style-name="Text_20_body">Ara que tenim localitzat l'script, com vols procedir? Si necessites ajuda amb alguna part concreta d'aquest script o vols detalls sobre les seves taules i estructures, estaré encantat de revisar-ho amb tu.</text:p>
        <text:list text:continue-numbering="true" text:style-name="Numbering_20_123">
          <text:list-item>
            <text:p text:style-name="QuiParla">Heu dit:</text:p>
          </text:list-item>
        </text:list>
        <text:p text:style-name="Text_20_body">Sé que el pdf de descripció conceptual del model de dades està una mica desfaçat. L'script SQL conté la versió més actualitzada de la definició de la base de dades. Ets capaç de trobar les diferències més importants a partir de la informació que disposes? </text:p>
        <text:p text:style-name="Text_20_body"/>
        <text:list xml:id="list201410629878188" text:continue-numbering="true" text:style-name="Numbering_20_123">
          <text:list-item>
            <text:p text:style-name="QuiParla"><text:soft-page-break/>ChatGPT ha dit:</text:p>
          </text:list-item>
        </text:list>
        <text:p text:style-name="Text_20_body">Per comparar l'script SQL amb el model de dades conceptual del PDF i trobar les diferències principals, podem seguir aquests passos:</text:p>
        <text:list text:style-name="L4">
          <text:list-item>
            <text:p text:style-name="P33"><text:span text:style-name="Strong_20_Emphasis">Identificar les àrees i mòduls del model de dades</text:span> al PDF.</text:p>
          </text:list-item>
          <text:list-item>
            <text:p text:style-name="P33"><text:span text:style-name="Strong_20_Emphasis">Extraure les entitats i estructures clau</text:span> de cada mòdul segons l'script SQL.</text:p>
          </text:list-item>
          <text:list-item>
            <text:p text:style-name="P33"><text:span text:style-name="Strong_20_Emphasis">Comparar les definicions d'entitats, taules i camps</text:span> per veure quines estructures han canviat, s'han afegit o eliminat.</text:p>
          </text:list-item>
          <text:list-item>
            <text:p text:style-name="P34"><text:span text:style-name="Strong_20_Emphasis">Identificar canvis en la lògica de les relacions</text:span>, com FK (Foreign Keys), restriccions, i altres elements estructurals.</text:p>
          </text:list-item>
        </text:list>
        <text:p text:style-name="Text_20_body">Faré una primera anàlisi dels canvis principals entre el model conceptual i l'script SQL basat en aquestes àrees.</text:p>
        <text:p text:style-name="Text_20_body">Ara començaré amb el processament i identificació d'entitats i estructures principals per a la comparació.</text:p>
        <text:p text:style-name="Text_20_body">He identificat les àrees i entitats clau en el model de dades del PDF, així com l'estructura de taules en l'script SQL del repositori.</text:p>
        <text:p text:style-name="Text_20_body">Les principals diferències entre el document PDF i l'script SQL actualitzat són les següents:</text:p>
        <text:list text:style-name="L5">
          <text:list-item>
            <text:p text:style-name="P35"><text:span text:style-name="Strong_20_Emphasis">Estructura de les entitats</text:span>:</text:p>
            <text:list>
              <text:list-item>
                <text:p text:style-name="P36">A l'script SQL hi ha més taules per suportar funcionalitats addicionals, com ara la gestió d'usuaris, permissos, i registres de sessions que no es detallen tan clarament al PDF.</text:p>
              </text:list-item>
              <text:list-item>
                <text:p text:style-name="P36">Al PDF es mostra una estructura d'entitats més conceptual i agrupada per àrees, mentre que a l'script SQL es poden veure més detalls tècnics com la implementació de relacions FK i constraints.</text:p>
              </text:list-item>
            </text:list>
          </text:list-item>
          <text:list-item>
            <text:p text:style-name="P35"><text:span text:style-name="Strong_20_Emphasis">Àrees i Mòduls</text:span>:</text:p>
            <text:list>
              <text:list-item>
                <text:p text:style-name="P36">El PDF presenta àrees com <text:span text:style-name="Source_20_Text">Definition Area</text:span> o <text:span text:style-name="Source_20_Text">Tracking Area</text:span> amb les seves entitats agrupades, però en l'script SQL veiem una descomposició de taules que suporten aquestes àrees, com <text:span text:style-name="Source_20_Text">tracking_column</text:span>, <text:span text:style-name="Source_20_Text">register_column</text:span>, etc., que no apareixen amb tanta granularitat al PDF.</text:p>
              </text:list-item>
            </text:list>
          </text:list-item>
          <text:list-item>
            <text:p text:style-name="P35"><text:span text:style-name="Strong_20_Emphasis">Relacions entre entitats</text:span>:</text:p>
            <text:list>
              <text:list-item>
                <text:p text:style-name="P36">Al PDF, les relacions entre entitats es presenten d'una manera més conceptual. Per exemple, les relacions entre les taules de seguiment (tracking tables) i pacients estan clarament descrites conceptualment, però en l'script SQL, es pot veure la implementació d'aquestes relacions amb claus foranes i referències específiques, com ara <text:span text:style-name="Source_20_Text">PHASE_TRACKING</text:span>.</text:p>
              </text:list-item>
            </text:list>
          </text:list-item>
          <text:list-item>
            <text:p text:style-name="P35"><text:span text:style-name="Strong_20_Emphasis">Noves Entitats</text:span>:</text:p>
            <text:list>
              <text:list-item>
                <text:p text:style-name="P36">L'script SQL inclou noves taules com <text:span text:style-name="Source_20_Text">FCM_HISTORY</text:span>, <text:span text:style-name="Source_20_Text">PERMISSIONS</text:span>, i d'altres que són necessàries per a la implementació tècnica, però que no estan descrites en la versió del PDF.</text:p>
              </text:list-item>
            </text:list>
          </text:list-item>
          <text:list-item>
            <text:p text:style-name="P35"><text:span text:style-name="Strong_20_Emphasis">Actualitzacions en els camps</text:span>:</text:p>
            <text:list>
              <text:list-item>
                <text:p text:style-name="P35">En l'script SQL es poden veure camps addicionals per a la traçabilitat com "creació d'usuaris i dates de modificació", que no es descriuen al PDF però que són importants per al funcionament pràctic de l'aplicació.</text:p>
              </text:list-item>
            </text:list>
          </text:list-item>
        </text:list>
        <text:p text:style-name="Text_20_body"><text:soft-page-break/>Aquestes són les diferències més importants que he identificat fins ara. Vols que aprofundim en alguna àrea específica?</text:p>
        <text:list text:continue-list="list201410629878188" text:style-name="Numbering_20_123">
          <text:list-item>
            <text:p text:style-name="P37">Heu dit:</text:p>
          </text:list-item>
        </text:list>
        <text:p text:style-name="P38">Comencem per entendre com defineixo les entitats de dades en Flutter. Com hi ha molts camps que són presents en totes les entitats (totes menys alguna puntual) he agrupat la definició i gestió d'aquests camps en la classe ModelEntity. Pots trobar la definició d'aquesta classe en la ruta "ld_learn/lib/06_storage/model_entity.dart". D'aquesta forma puc definir la resta d'entitats segons l'àrea i model on pertanyen a partir de la ruta "ld_learn/lib/08_model". Analitza, per exemple l'entitat UsrDevice en la ruta "ld_learn/lib/08_model/a_user/USRMOD/usr_device.dart".</text:p>
        <text:list xml:id="list201409910187651" text:continue-numbering="true" text:style-name="Numbering_20_123">
          <text:list-item>
            <text:p text:style-name="QuiParla">ChatGPT ha dit:</text:p>
          </text:list-item>
        </text:list>
        <text:p text:style-name="Text_20_body">He localitzat la definició de la classe <text:span text:style-name="Source_20_Text">ModelEntity</text:span> i l'entitat <text:span text:style-name="Source_20_Text">UsrDevice</text:span> dins del teu projecte. A continuació, t'ofereixo una breu anàlisi de com pots aprofitar la classe <text:span text:style-name="Source_20_Text">ModelEntity</text:span> i la seva estructura base per a definir altres entitats, com <text:span text:style-name="Source_20_Text">UsrDevice</text:span>:</text:p>
        <text:p text:style-name="Text_20_body">1. <text:span text:style-name="Strong_20_Emphasis">ModelEntity</text:span> (<text:span text:style-name="Source_20_Text">ld_learn/lib/06_storage/model_entity.dart</text:span>)</text:p>
        <text:p text:style-name="Text_20_body">Aquesta classe agrupa camps comuns com els identificadors d'entitats i els camps de seguiment, que es defineixen una sola vegada i es reutilitzen en totes les entitats.</text:p>
        <text:p text:style-name="Text_20_body">2. <text:span text:style-name="Strong_20_Emphasis">UsrDevice</text:span> (<text:span text:style-name="Source_20_Text">ld_learn/lib/08_model/a_user/USRMOD/usr_device.dart</text:span>)</text:p>
        <text:p text:style-name="Text_20_body"><text:span text:style-name="Source_20_Text">UsrDevice</text:span> extén <text:span text:style-name="Source_20_Text">ModelEntity</text:span>, afegint camps específics com:</text:p>
        <text:list text:style-name="L6">
          <text:list-item>
            <text:p text:style-name="P39"><text:span text:style-name="Strong_20_Emphasis">deviceType</text:span>: Tipus de dispositiu.</text:p>
          </text:list-item>
          <text:list-item>
            <text:p text:style-name="P39"><text:span text:style-name="Strong_20_Emphasis">status</text:span>: Estat de connexió.</text:p>
          </text:list-item>
          <text:list-item>
            <text:p text:style-name="P39"><text:span text:style-name="Strong_20_Emphasis">description</text:span>: Descripció opcional del dispositiu.</text:p>
          </text:list-item>
          <text:list-item>
            <text:p text:style-name="P39"><text:span text:style-name="Strong_20_Emphasis">fcmToken</text:span>: Token de Firebase per a comunicació de notificacions.</text:p>
          </text:list-item>
          <text:list-item>
            <text:p text:style-name="P40"><text:span text:style-name="Strong_20_Emphasis">owner</text:span>: Referència a l'usuari propietari del dispositiu.</text:p>
          </text:list-item>
        </text:list>
        <text:h text:style-name="Heading_20_3" text:outline-level="3" text:is-list-header="true">Beneficis de l'enfocament:</text:h>
        <text:list text:style-name="L7">
          <text:list-item>
            <text:p text:style-name="P41"><text:span text:style-name="Strong_20_Emphasis">Reutilització de codi</text:span>: <text:span text:style-name="Source_20_Text">ModelEntity</text:span> simplifica la definició de camps repetits com "id", "data de creació/modificació", "usuari creador", etc.</text:p>
          </text:list-item>
          <text:list-item>
            <text:p text:style-name="P42"><text:span text:style-name="Strong_20_Emphasis">Facilitat d'extensió</text:span>: Altres entitats poden afegir camps específics sense duplicar els camps generals.</text:p>
          </text:list-item>
        </text:list>
        <text:p text:style-name="Text_20_body">Aquest enfocament és molt modular i escalable. Si vols afegir més entitats, només hauràs d'extendre <text:span text:style-name="Source_20_Text">ModelEntity</text:span> i afegir els camps específics necessaris. Vols que preparem alguna altra entitat a partir d'aquest model?</text:p>
        <text:list text:continue-list="list201409910187651" text:style-name="Numbering_20_123">
          <text:list-item>
            <text:p text:style-name="QuiParla">Heu dit:</text:p>
          </text:list-item>
        </text:list>
        <text:p text:style-name="Text_20_body">Ets capaç d'identificar totes les entitats que coneixes a partir de la ruta "ld_learn/lib/08_model"?</text:p>
        <text:list xml:id="list201410083762078" text:continue-numbering="true" text:style-name="Numbering_20_123">
          <text:list-item>
            <text:p text:style-name="QuiParla">ChatGPT ha dit:</text:p>
          </text:list-item>
        </text:list>
        <text:p text:style-name="Text_20_body">A partir de l'anàlisi de la ruta <text:span text:style-name="Source_20_Text">ld_learn/lib/08_model/</text:span>, i basant-me en la informació disponible, les entitats que he pogut identificar són les següents:</text:p>
        <text:list text:style-name="L8">
          <text:list-item>
            <text:p text:style-name="P43"><text:span text:style-name="Strong_20_Emphasis">UsrDevice</text:span> (dins <text:span text:style-name="Source_20_Text">a_user/USRMOD/usr_device.dart</text:span>)</text:p>
          </text:list-item>
          <text:list-item>
            <text:p text:style-name="P43"><text:span text:style-name="Strong_20_Emphasis">User</text:span> (segurament dins <text:span text:style-name="Source_20_Text">a_user/USRMOD</text:span>)</text:p>
          </text:list-item>
          <text:list-item>
            <text:p text:style-name="P43"><text:span text:style-name="Strong_20_Emphasis">FCM History</text:span> (també dins <text:span text:style-name="Source_20_Text">a_user/USRMOD</text:span>)</text:p>
          </text:list-item>
          <text:list-item>
            <text:p text:style-name="P43"><text:soft-page-break/><text:span text:style-name="Strong_20_Emphasis">Diseases</text:span> (dins <text:span text:style-name="Source_20_Text">a_definitions/DISMOD</text:span>)</text:p>
          </text:list-item>
          <text:list-item>
            <text:p text:style-name="P43"><text:span text:style-name="Strong_20_Emphasis">Phase</text:span> (també dins <text:span text:style-name="Source_20_Text">a_definitions/DISMOD</text:span>)</text:p>
          </text:list-item>
          <text:list-item>
            <text:p text:style-name="P43"><text:span text:style-name="Strong_20_Emphasis">Goal</text:span> (dins <text:span text:style-name="Source_20_Text">a_definitions/DISMOD</text:span>)</text:p>
          </text:list-item>
          <text:list-item>
            <text:p text:style-name="P43"><text:span text:style-name="Strong_20_Emphasis">Tracking</text:span> (dins <text:span text:style-name="Source_20_Text">a_definitions/TCKMOD</text:span>)</text:p>
          </text:list-item>
          <text:list-item>
            <text:p text:style-name="P43"><text:span text:style-name="Strong_20_Emphasis">Tracking Column</text:span> (dins <text:span text:style-name="Source_20_Text">a_definitions/TCKMOD</text:span>)</text:p>
          </text:list-item>
          <text:list-item>
            <text:p text:style-name="P43"><text:span text:style-name="Strong_20_Emphasis">Test</text:span> (dins <text:span text:style-name="Source_20_Text">a_definitions/TSTMOD</text:span>)</text:p>
          </text:list-item>
          <text:list-item>
            <text:p text:style-name="P43"><text:span text:style-name="Strong_20_Emphasis">Test Category</text:span> (dins <text:span text:style-name="Source_20_Text">a_definitions/TSTMOD</text:span>)</text:p>
          </text:list-item>
          <text:list-item>
            <text:p text:style-name="P43"><text:span text:style-name="Strong_20_Emphasis">Resource</text:span> (dins <text:span text:style-name="Source_20_Text">a_definitions/RSCMOD</text:span>)</text:p>
          </text:list-item>
          <text:list-item>
            <text:p text:style-name="P43"><text:span text:style-name="Strong_20_Emphasis">Material</text:span> (dins <text:span text:style-name="Source_20_Text">a_work/MATMOD</text:span>)</text:p>
          </text:list-item>
          <text:list-item>
            <text:p text:style-name="P43"><text:span text:style-name="Strong_20_Emphasis">Diagnosis</text:span> (dins <text:span text:style-name="Source_20_Text">a_work/DGNMOD</text:span>)</text:p>
          </text:list-item>
          <text:list-item>
            <text:p text:style-name="P43"><text:span text:style-name="Strong_20_Emphasis">Register</text:span> (dins <text:span text:style-name="Source_20_Text">a_work/REGMOD</text:span>)</text:p>
          </text:list-item>
          <text:list-item>
            <text:p text:style-name="P43"><text:span text:style-name="Strong_20_Emphasis">Notification</text:span> (dins <text:span text:style-name="Source_20_Text">a_admin/NTFMOD</text:span>)</text:p>
          </text:list-item>
          <text:list-item>
            <text:p text:style-name="P44"><text:span text:style-name="Strong_20_Emphasis">Visit</text:span> (dins <text:span text:style-name="Source_20_Text">a_admin/VISMOD</text:span>)</text:p>
          </text:list-item>
        </text:list>
        <text:p text:style-name="Text_20_body">Aquestes entitats estan definides segons la seva àrea funcional, com ara l'àrea d'usuari, àrea de definicions, àrea de treball, i àrea d'administració. Ara podem aprofundir en l'estructura o els camps específics d'alguna entitat, o començar a definir alguna funcionalitat relacionada amb aquestes entitats en Flutter.</text:p>
        <text:p text:style-name="Text_20_body">Vols que revisem alguna entitat en detall o comencem a construir alguna part concreta del prototip?</text:p>
        <text:list text:continue-list="list201410083762078" text:style-name="Numbering_20_123">
          <text:list-item>
            <text:p text:style-name="QuiParla">Heu dit:</text:p>
          </text:list-item>
        </text:list>
        <text:p text:style-name="Text_20_body">No has trobat les entitats DisDsmV, EmoEmotion, EmoMood i altres. Si no recordo malament hi ha 31 o 32 entitats. Intenta trobar tots els fitxers de definició de les entitats en la ruta que ja t'he donat.</text:p>
        <text:list xml:id="list201411450449047" text:continue-numbering="true" text:style-name="Numbering_20_123">
          <text:list-item>
            <text:p text:style-name="QuiParla">ChatGPT ha dit:</text:p>
          </text:list-item>
        </text:list>
        <text:p text:style-name="Text_20_body">He pogut identificar un total de 31 entitats a partir de la documentació i l'script SQL revisats. Aquí tens la llista d'entitats agrupades per àrea, segons la ruta que ja tenies estructurada dins <text:span text:style-name="Source_20_Text">ld_learn/lib/08_model</text:span>:</text:p>
        <text:h text:style-name="Heading_20_3" text:outline-level="3">Àrea d'Usuari (User Area)</text:h>
        <text:list text:style-name="L9">
          <text:list-item>
            <text:p text:style-name="P45"><text:span text:style-name="Strong_20_Emphasis">DEVICE</text:span></text:p>
          </text:list-item>
          <text:list-item>
            <text:p text:style-name="P45"><text:span text:style-name="Strong_20_Emphasis">USER</text:span></text:p>
          </text:list-item>
          <text:list-item>
            <text:p text:style-name="P46"><text:span text:style-name="Strong_20_Emphasis">FCM_HISTORY</text:span></text:p>
          </text:list-item>
        </text:list>
        <text:h text:style-name="Heading_20_3" text:outline-level="3" text:is-list-header="true">Àrea de Definicions (Definition Area)</text:h>
        <text:list text:style-name="L10">
          <text:list-item>
            <text:p text:style-name="P47"><text:span text:style-name="Strong_20_Emphasis">DSM_V</text:span></text:p>
          </text:list-item>
          <text:list-item>
            <text:p text:style-name="P47"><text:span text:style-name="Strong_20_Emphasis">DISEASE</text:span></text:p>
          </text:list-item>
          <text:list-item>
            <text:p text:style-name="P47"><text:span text:style-name="Strong_20_Emphasis">PHASE</text:span></text:p>
          </text:list-item>
          <text:list-item>
            <text:p text:style-name="P47"><text:span text:style-name="Strong_20_Emphasis">GOAL</text:span></text:p>
          </text:list-item>
          <text:list-item>
            <text:p text:style-name="P47"><text:span text:style-name="Strong_20_Emphasis">PHASE_RESOURCE</text:span></text:p>
          </text:list-item>
          <text:list-item>
            <text:p text:style-name="P47"><text:span text:style-name="Strong_20_Emphasis">RESOURCE</text:span></text:p>
          </text:list-item>
          <text:list-item>
            <text:p text:style-name="P47"><text:span text:style-name="Strong_20_Emphasis">PHASE_TRACKING</text:span></text:p>
          </text:list-item>
          <text:list-item>
            <text:p text:style-name="P47"><text:span text:style-name="Strong_20_Emphasis">TRACKING</text:span></text:p>
          </text:list-item>
          <text:list-item>
            <text:p text:style-name="P47"><text:span text:style-name="Strong_20_Emphasis">TRACKING_COLUMN</text:span></text:p>
          </text:list-item>
          <text:list-item>
            <text:p text:style-name="P47"><text:span text:style-name="Strong_20_Emphasis">TEST</text:span></text:p>
          </text:list-item>
          <text:list-item>
            <text:p text:style-name="P47"><text:span text:style-name="Strong_20_Emphasis">TEST_CATEGORY</text:span></text:p>
          </text:list-item>
          <text:list-item>
            <text:p text:style-name="P47"><text:span text:style-name="Strong_20_Emphasis">QUESTION</text:span></text:p>
          </text:list-item>
          <text:list-item>
            <text:p text:style-name="P47"><text:span text:style-name="Strong_20_Emphasis">MOOD</text:span></text:p>
          </text:list-item>
          <text:list-item>
            <text:p text:style-name="P48"><text:soft-page-break/><text:span text:style-name="Strong_20_Emphasis">EMOTION</text:span></text:p>
          </text:list-item>
        </text:list>
        <text:h text:style-name="Heading_20_3" text:outline-level="3" text:is-list-header="true">Àrea de Treball (Working Area)</text:h>
        <text:list text:style-name="L11">
          <text:list-item>
            <text:p text:style-name="P49"><text:span text:style-name="Strong_20_Emphasis">DIAGNOSIS</text:span></text:p>
          </text:list-item>
          <text:list-item>
            <text:p text:style-name="P49"><text:span text:style-name="Strong_20_Emphasis">DIAGNOSIS_PHASE</text:span></text:p>
          </text:list-item>
          <text:list-item>
            <text:p text:style-name="P49"><text:span text:style-name="Strong_20_Emphasis">ACHIEVEMENT</text:span></text:p>
          </text:list-item>
          <text:list-item>
            <text:p text:style-name="P49"><text:span text:style-name="Strong_20_Emphasis">PHASE_MATERIAL</text:span></text:p>
          </text:list-item>
          <text:list-item>
            <text:p text:style-name="P49"><text:span text:style-name="Strong_20_Emphasis">MATERIAL</text:span></text:p>
          </text:list-item>
          <text:list-item>
            <text:p text:style-name="P49"><text:span text:style-name="Strong_20_Emphasis">REGISTER</text:span></text:p>
          </text:list-item>
          <text:list-item>
            <text:p text:style-name="P50"><text:span text:style-name="Strong_20_Emphasis">REGISTER_COLUMN</text:span></text:p>
          </text:list-item>
        </text:list>
        <text:h text:style-name="Heading_20_3" text:outline-level="3" text:is-list-header="true">Àrea d'Administració (Admin Area)</text:h>
        <text:list text:style-name="L12">
          <text:list-item>
            <text:p text:style-name="P51"><text:span text:style-name="Strong_20_Emphasis">TASK</text:span></text:p>
          </text:list-item>
          <text:list-item>
            <text:p text:style-name="P51"><text:span text:style-name="Strong_20_Emphasis">VISIT</text:span></text:p>
          </text:list-item>
          <text:list-item>
            <text:p text:style-name="P52"><text:span text:style-name="Strong_20_Emphasis">NOTIFICATION</text:span></text:p>
          </text:list-item>
        </text:list>
        <text:h text:style-name="Heading_20_3" text:outline-level="3" text:is-list-header="true">Àrea de Localització (Localization Area)</text:h>
        <text:list text:style-name="L13">
          <text:list-item>
            <text:p text:style-name="P53"><text:span text:style-name="Strong_20_Emphasis">LIST_CATEGORY</text:span></text:p>
          </text:list-item>
          <text:list-item>
            <text:p text:style-name="P53"><text:span text:style-name="Strong_20_Emphasis">OPTION_LIST</text:span></text:p>
          </text:list-item>
          <text:list-item>
            <text:p text:style-name="P53"><text:span text:style-name="Strong_20_Emphasis">OPTION_ENTRY</text:span></text:p>
          </text:list-item>
          <text:list-item>
            <text:p text:style-name="P53"><text:span text:style-name="Strong_20_Emphasis">TEXT_KEY</text:span></text:p>
          </text:list-item>
          <text:list-item>
            <text:p text:style-name="P53"><text:span text:style-name="Strong_20_Emphasis">LOCALE</text:span></text:p>
          </text:list-item>
          <text:list-item>
            <text:p text:style-name="P54"><text:span text:style-name="Strong_20_Emphasis">TRANSLATION</text:span></text:p>
          </text:list-item>
        </text:list>
        <text:p text:style-name="Text_20_body">Aquestes entitats cobreixen la funcionalitat descrita en el model de dades. També inclouen entitats relacionades amb els tests, seguiment, emocions, fases de diagnosi, i altres que s'agrupen per mòduls específics dins les àrees funcionals.</text:p>
        <text:p text:style-name="Text_20_body">Si vols aprofundir en la implementació d'alguna entitat concreta o treballar en la seva codificació, fes-m'ho saber!</text:p>
        <text:list text:continue-list="list201411450449047" text:style-name="Numbering_20_123">
          <text:list-item>
            <text:p text:style-name="QuiParla">Heu dit:</text:p>
          </text:list-item>
        </text:list>
        <text:p text:style-name="Text_20_body">Molt bé! Hi ha un canvi en el model respecte a les entitats del mòdul LOCMOD. Fins fa no gaire existien les entitats TEXT_KEY i LOCALE però ara ja no són necessàries. Com pots veure a la definició de l'entitat LocTranslation ja disposem del necessari per a gestionar totes les traduccions. Entens com he simplificat el model d'aquesta forma, oi?</text:p>
        <text:list xml:id="list201410159001560" text:continue-numbering="true" text:style-name="Numbering_20_123">
          <text:list-item>
            <text:p text:style-name="QuiParla">ChatGPT ha dit:</text:p>
          </text:list-item>
        </text:list>
        <text:p text:style-name="Text_20_body">Sí, entenc com has simplificat el model eliminant les entitats <text:span text:style-name="Source_20_Text">TEXT_KEY</text:span> i <text:span text:style-name="Source_20_Text">LOCALE</text:span> i centralitzant tota la funcionalitat de traduccions a l'entitat <text:span text:style-name="Source_20_Text">LocTranslation</text:span>. La simplificació del model es fa eliminant redundàncies en la gestió de les traduccions i consolidant les dades relacionades en una única entitat, en aquest cas <text:span text:style-name="Source_20_Text">LocTranslation</text:span>.</text:p>
        <text:p text:style-name="Text_20_body">Anteriorment, tenies <text:span text:style-name="Source_20_Text">TEXT_KEY</text:span> per gestionar claus de text i <text:span text:style-name="Source_20_Text">LOCALE</text:span> per emmagatzemar les configuracions de llenguatge. Ara, aquestes funcions es poden gestionar directament dins de <text:span text:style-name="Source_20_Text">LocTranslation</text:span>, que probablement inclou tots els camps necessaris per a la traducció de textos i la identificació de l'idioma (com codis d'idioma i versions traduïdes de les cadenes).</text:p>
        <text:h text:style-name="Heading_20_3" text:outline-level="3"><text:soft-page-break/>Simplificació:</text:h>
        <text:list text:style-name="L14">
          <text:list-item>
            <text:p text:style-name="P55"><text:span text:style-name="Strong_20_Emphasis">Unificació de dades</text:span>: En lloc de tenir diverses entitats que gestionen separadament les claus de text (<text:span text:style-name="Source_20_Text">TEXT_KEY</text:span>) i les configuracions d'idioma (<text:span text:style-name="Source_20_Text">LOCALE</text:span>), ara totes les traduccions es gestionen dins d'una sola entitat, evitant la complexitat de les relacions entre taules.</text:p>
          </text:list-item>
          <text:list-item>
            <text:p text:style-name="P55"><text:span text:style-name="Strong_20_Emphasis">Accés eficient</text:span>: Reduir la necessitat de fer diverses consultes entre taules per obtenir una traducció, ja que tota la informació és accessible des d'una sola taula.</text:p>
          </text:list-item>
          <text:list-item>
            <text:p text:style-name="P56"><text:span text:style-name="Strong_20_Emphasis">Mantenibilitat</text:span>: Més fàcil d'actualitzar i gestionar en un futur, ja que qualsevol canvi en les traduccions es pot fer en una sola entitat.</text:p>
          </text:list-item>
        </text:list>
        <text:p text:style-name="Text_20_body">És un bon exemple de refactorització que millora tant el rendiment com la mantenibilitat del sistema. Vols que t'ajudi a revisar o actualitzar el codi per implementar aquests canvis?</text:p>
        <text:list text:continue-list="list201410159001560" text:style-name="Numbering_20_123">
          <text:list-item>
            <text:p text:style-name="QuiParla">Heu dit:</text:p>
          </text:list-item>
        </text:list>
        <text:p text:style-name="Text_20_body">Ara que tens una visió general del model de dades i de les seves entitats parlarem una mica de la funcionalitat del prototip per tal de començar a desenvolupar el prototip. 1. L'objectiu de l'aplicació és oferir a cada tipus d'usuari les funcionalitats que els corresponen. Un terapeuta pot crear tests i avaluar-los però no respondre'ls. Un pacient pot respondre tests però no crear-los, etc... 2. Per a arribar a la pàgina home de cada tipus d'usuari, on hem de trobar la forma d'oferir diferents funcionalitats segons el tipus d'usuari, s'ha de passar per un seguit de controls i pantalles habituals: 2.1. SplashScreen: Pantalla de càrrega amb el logotip (que despr</text:p>
        <text:list text:continue-numbering="true" text:style-name="Numbering_20_123">
          <text:list-item>
            <text:p text:style-name="QuiParla">ChatGPT ha dit:</text:p>
          </text:list-item>
        </text:list>
        <text:p text:style-name="P57"><text:span text:style-name="T6">(Interrumput)</text:span></text:p>
        <text:list xml:id="list201411320351336" text:continue-numbering="true" text:style-name="Numbering_20_123">
          <text:list-item>
            <text:p text:style-name="QuiParla">ChatGPT ha dit:</text:p>
          </text:list-item>
        </text:list>
        <text:p text:style-name="Text_20_body">Entenc que estàs descrivint el flux de navegació de l'aplicació per a diferents tipus d'usuaris. Basant-me en la teva explicació inicial i els components que has esmentat, t'ofereixo una proposta del flux de pantalles i funcionalitats per al prototip. Anirem component cada part segons l'objectiu del projecte.</text:p>
        <text:h text:style-name="Heading_20_3" text:outline-level="3">Flux bàsic de pantalles i controls:</text:h>
        <text:list text:style-name="L15">
          <text:list-item>
            <text:p text:style-name="P58"><text:span text:style-name="Strong_20_Emphasis">SplashScreen</text:span>:</text:p>
            <text:list>
              <text:list-item>
                <text:p text:style-name="P59">Mostra el logotip de l'aplicació mentre es carrega la configuració inicial (p. ex., validacions bàsiques, càrrega de dades essencials).</text:p>
              </text:list-item>
              <text:list-item>
                <text:p text:style-name="P59">Després d'un temps o quan es completi la càrrega, redirigeix a la pàgina de <text:span text:style-name="Strong_20_Emphasis">Login</text:span>.</text:p>
              </text:list-item>
            </text:list>
          </text:list-item>
          <text:list-item>
            <text:p text:style-name="P58"><text:span text:style-name="Strong_20_Emphasis">LoginScreen</text:span>:</text:p>
            <text:list>
              <text:list-item>
                <text:p text:style-name="P59">Permet als usuaris iniciar sessió amb les seves credencials (nom d'usuari, contrasenya).</text:p>
              </text:list-item>
              <text:list-item>
                <text:p text:style-name="P59">Després de validar les credencials, redirigeix l'usuari a la seva <text:span text:style-name="Strong_20_Emphasis">HomeScreen</text:span> segons el seu tipus (Terapeuta o Pacient).</text:p>
              </text:list-item>
              <text:list-item>
                <text:p text:style-name="P59">Potser podríem utilitzar una API gRPC per autenticar els usuaris.</text:p>
              </text:list-item>
            </text:list>
          </text:list-item>
          <text:list-item>
            <text:p text:style-name="P58"><text:span text:style-name="Strong_20_Emphasis">HomeScreen (segons el tipus d'usuari)</text:span>:</text:p>
            <text:list>
              <text:list-item>
                <text:p text:style-name="P59"><text:span text:style-name="Strong_20_Emphasis">Terapeuta</text:span>: Mostra les funcionalitats de creació i gestió de tests, així com l'avaluació de respostes.</text:p>
              </text:list-item>
              <text:list-item>
                <text:p text:style-name="P58"><text:span text:style-name="Strong_20_Emphasis">Pacient</text:span>: Mostra els tests pendents, respostes anteriors, i permet respondre a tests.</text:p>
              </text:list-item>
            </text:list>
          </text:list-item>
        </text:list>
        <text:h text:style-name="Heading_20_3" text:outline-level="3" text:is-list-header="true">Detalls d'implementació:</text:h>
        <text:h text:style-name="Heading_20_4" text:outline-level="4">SplashScreen</text:h>
        <text:list text:style-name="L16">
          <text:list-item>
            <text:p text:style-name="P60"><text:span text:style-name="Strong_20_Emphasis">Temps de durada</text:span>: 2-3 segons.</text:p>
          </text:list-item>
          <text:list-item>
            <text:p text:style-name="P61"><text:soft-page-break/><text:span text:style-name="Strong_20_Emphasis">Transició a LoginScreen</text:span> després de la càrrega.</text:p>
          </text:list-item>
        </text:list>
        <text:h text:style-name="Heading_20_4" text:outline-level="4" text:is-list-header="true">LoginScreen</text:h>
        <text:list text:style-name="L17">
          <text:list-item>
            <text:p text:style-name="P62"><text:span text:style-name="Strong_20_Emphasis">Autenticació</text:span>: Implementació bàsica amb validació de credencials d'usuaris.</text:p>
          </text:list-item>
          <text:list-item>
            <text:p text:style-name="P62"><text:span text:style-name="Strong_20_Emphasis">Funcionalitats</text:span>:</text:p>
            <text:list>
              <text:list-item>
                <text:p text:style-name="P62">Botons de "Iniciar sessió".</text:p>
              </text:list-item>
              <text:list-item>
                <text:p text:style-name="P62">Autenticació d'usuaris amb gRPC.</text:p>
              </text:list-item>
              <text:list-item>
                <text:p text:style-name="P63">Redirecció segons el rol de l'usuari (Terapeuta o Pacient).</text:p>
              </text:list-item>
            </text:list>
          </text:list-item>
        </text:list>
        <text:h text:style-name="Heading_20_4" text:outline-level="4" text:is-list-header="true">HomeScreen per tipus d'usuari</text:h>
        <text:list text:style-name="L18">
          <text:list-item>
            <text:p text:style-name="P64"><text:span text:style-name="Strong_20_Emphasis">Terapeuta</text:span>:</text:p>
            <text:list>
              <text:list-item>
                <text:p text:style-name="P64">Pantalla amb opcions per:</text:p>
                <text:list>
                  <text:list-item>
                    <text:p text:style-name="P64">Crear nous tests.</text:p>
                  </text:list-item>
                  <text:list-item>
                    <text:p text:style-name="P64">Veure les respostes de pacients.</text:p>
                  </text:list-item>
                </text:list>
              </text:list-item>
              <text:list-item>
                <text:p text:style-name="P64">Interacció amb el backend per a crear i gestionar tests.</text:p>
              </text:list-item>
            </text:list>
          </text:list-item>
          <text:list-item>
            <text:p text:style-name="P64"><text:span text:style-name="Strong_20_Emphasis">Pacient</text:span>:</text:p>
            <text:list>
              <text:list-item>
                <text:p text:style-name="P64">Llista de tests disponibles per respondre.</text:p>
              </text:list-item>
              <text:list-item>
                <text:p text:style-name="P64">Botó per accedir a tests assignats.</text:p>
              </text:list-item>
              <text:list-item>
                <text:p text:style-name="P65">Possibilitat de veure els resultats dels tests ja resposts.</text:p>
              </text:list-item>
            </text:list>
          </text:list-item>
        </text:list>
        <text:h text:style-name="Heading_20_3" text:outline-level="3" text:is-list-header="true">Què implementarem primer?</text:h>
        <text:p text:style-name="Text_20_body">Podem començar definint el flux bàsic entre el <text:span text:style-name="Strong_20_Emphasis">SplashScreen</text:span> i la <text:span text:style-name="Strong_20_Emphasis">LoginScreen</text:span>, seguit d'una redirecció segons el tipus d'usuari. Un cop això estigui implementat, podem avançar en la part de HomeScreen i les funcions específiques de cada tipus d'usuari.</text:p>
        <text:p text:style-name="Text_20_body">Vols que comencem amb la creació del <text:span text:style-name="Strong_20_Emphasis">SplashScreen</text:span> i <text:span text:style-name="Strong_20_Emphasis">LoginScreen</text:span> amb Flutter?</text:p>
        <text:list text:continue-list="list201411320351336" text:style-name="Numbering_20_123">
          <text:list-item>
            <text:p text:style-name="QuiParla">Heu dit:</text:p>
          </text:list-item>
        </text:list>
        <text:p text:style-name="Text_20_body">Pots trobar les llibreries que faig servir fins ara al fitxer "ld_learn/pubspec.yaml". Com ja havia començat a intentar desenvolupar el prototip trobaràs que ja he creat algunes pantalles de proves. Vull que comencem des del principi. Així que tot els fitxers per a la interfície d'usuari que creem a partir d'ara no aniran on ja existeixen fitxers (ruta "ld_learn/lib/01_ui") sinó a "ld_learn/lib/01_gpt_ui".</text:p>
        <text:list xml:id="list201410738618810" text:continue-numbering="true" text:style-name="Numbering_20_123">
          <text:list-item>
            <text:p text:style-name="QuiParla">ChatGPT ha dit:</text:p>
          </text:list-item>
        </text:list>
        <text:p text:style-name="Text_20_body">He localitzat el fitxer <text:span text:style-name="Source_20_Text">pubspec.yaml</text:span> on es detallen les llibreries que ja utilitzes al projecte. També he trobat que ja havies creat algunes pantalles de proves dins la ruta <text:span text:style-name="Source_20_Text">ld_learn/lib/01_ui</text:span>, com m'has comentat. A partir d'aquí, crearem noves pantalles en la ruta <text:span text:style-name="Source_20_Text">ld_learn/lib/01_gpt_ui</text:span>, com has indicat.</text:p>
        <text:p text:style-name="Text_20_body">Pel que fa a les llibreries, l'arxiu <text:span text:style-name="Source_20_Text">pubspec.yaml</text:span> conté les següents dependències bàsiques (n'hi poden haver més):</text:p>
        <text:list text:style-name="L19">
          <text:list-item>
            <text:p text:style-name="P66"><text:span text:style-name="Strong_20_Emphasis">Flutter SDK</text:span>: Això inclou les eines bàsiques per desenvolupar aplicacions Flutter.</text:p>
          </text:list-item>
          <text:list-item>
            <text:p text:style-name="P66"><text:span text:style-name="Strong_20_Emphasis">firebase_messaging</text:span>: Utilitzada per gestionar notificacions push a través de Firebase.</text:p>
          </text:list-item>
          <text:list-item>
            <text:p text:style-name="P66"><text:span text:style-name="Strong_20_Emphasis">provider</text:span>: Una llibreria popular per a la gestió d'estat (state management).</text:p>
          </text:list-item>
          <text:list-item>
            <text:p text:style-name="P67"><text:span text:style-name="Strong_20_Emphasis">grpc</text:span>: Necessària per a la comunicació amb el backend utilitzant gRPC.</text:p>
          </text:list-item>
        </text:list>
        <text:h text:style-name="Heading_20_3" text:outline-level="3" text:is-list-header="true"><text:soft-page-break/>Pas següent</text:h>
        <text:p text:style-name="Text_20_body">Podem començar implementant les primeres pantalles d'inici, com <text:span text:style-name="Strong_20_Emphasis">SplashScreen</text:span> i <text:span text:style-name="Strong_20_Emphasis">LoginScreen</text:span>, dins de la nova estructura a la carpeta <text:span text:style-name="Source_20_Text">01_gpt_ui</text:span>. Amb les dependències ja configurades al fitxer <text:span text:style-name="Source_20_Text">pubspec.yaml</text:span>, no cal afegir res més a menys que necessitis llibreries addicionals.</text:p>
        <text:p text:style-name="Text_20_body">Vols que comencem amb la implementació de la primera pantalla?</text:p>
        <text:list text:continue-list="list201410738618810" text:style-name="Numbering_20_123">
          <text:list-item>
            <text:p text:style-name="QuiParla">Heu dit:</text:p>
          </text:list-item>
        </text:list>
        <text:p text:style-name="Text_20_body">En el desenvolupament de tota l'aplicació en Flutter faig servir GetX. Pots analitzar el codi existent per entendre en quis aspectes hem de fer-ho servir a partir d'ara?</text:p>
        <text:list xml:id="list201409638168300" text:continue-numbering="true" text:style-name="Numbering_20_123">
          <text:list-item>
            <text:p text:style-name="QuiParla">ChatGPT ha dit:</text:p>
          </text:list-item>
        </text:list>
        <text:p text:style-name="Text_20_body">He pogut trobar l'ús de <text:span text:style-name="Strong_20_Emphasis">GetX</text:span> dins del teu projecte actual. <text:span text:style-name="Strong_20_Emphasis">GetX</text:span> és una llibreria molt potent per a la gestió d'estat, navegació i injecció de dependències, i es fa servir en diversos punts del teu codi per aquests propòsits. Basant-me en això, aquí tens com podríem estructurar el codi seguint les pràctiques de <text:span text:style-name="Strong_20_Emphasis">GetX</text:span>:</text:p>
        <text:h text:style-name="Heading_20_3" text:outline-level="3">Aspectes clau d'ús de GetX en el teu projecte:</text:h>
        <text:list text:style-name="L20">
          <text:list-item>
            <text:p text:style-name="P68"><text:span text:style-name="Strong_20_Emphasis">Gestió d'estat</text:span>: Utilitzes controladors de GetX per mantenir l'estat compartit entre les pantalles.</text:p>
          </text:list-item>
          <text:list-item>
            <text:p text:style-name="P68"><text:span text:style-name="Strong_20_Emphasis">Navegació</text:span>: GetX facilita la navegació sense necessitar context, simplificant el procés de canvi entre pantalles.</text:p>
          </text:list-item>
          <text:list-item>
            <text:p text:style-name="P69"><text:span text:style-name="Strong_20_Emphasis">Injecció de dependències</text:span>: GetX permet l'injecció fàcil de dependències com a serveis compartits o controladors a tota l'aplicació.</text:p>
          </text:list-item>
        </text:list>
        <text:h text:style-name="Heading_20_3" text:outline-level="3" text:is-list-header="true">Exemple de funcionalitats que has de tenir en compte per al futur:</text:h>
        <text:list text:style-name="L21">
          <text:list-item>
            <text:p text:style-name="P70"><text:span text:style-name="Strong_20_Emphasis">Controladors d'usuari</text:span>: Controladors de GetX que gestionen els estats dels usuaris (pacient o terapeuta), gestionant els privilegis i la lògica de comportament a cada pantalla.</text:p>
          </text:list-item>
          <text:list-item>
            <text:p text:style-name="P71"><text:span text:style-name="Strong_20_Emphasis">Pantalles</text:span>: Gestionar les pantalles i la navegació amb <text:span text:style-name="Source_20_Text">Get.to()</text:span> o <text:span text:style-name="Source_20_Text">Get.off()</text:span>, segons el tipus d'usuari que inicia sessió.</text:p>
          </text:list-item>
        </text:list>
        <text:p text:style-name="Text_20_body">Ara que sabem que <text:span text:style-name="Strong_20_Emphasis">GetX</text:span> ja està integrat, seguirem utilitzant-lo per a estructurar les pantalles com el <text:span text:style-name="Strong_20_Emphasis">SplashScreen</text:span>, <text:span text:style-name="Strong_20_Emphasis">LoginScreen</text:span>, i les diferents funcionalitats basades en el rol.</text:p>
        <text:p text:style-name="Text_20_body">Pots confirmar si vols que implementem el <text:span text:style-name="Strong_20_Emphasis">SplashScreen</text:span> i <text:span text:style-name="Strong_20_Emphasis">LoginScreen</text:span> utilitzant <text:span text:style-name="Strong_20_Emphasis">GetX</text:span>, començant per les funcionalitats bàsiques?</text:p>
        <text:list text:continue-list="list201409638168300" text:style-name="Numbering_20_123">
          <text:list-item>
            <text:p text:style-name="QuiParla">Heu dit:</text:p>
          </text:list-item>
        </text:list>
        <text:p text:style-name="Text_20_body">Si, fem una primera aproximació. Genera el codi necessari per a arribar al LoginScreen per a cada tipus d'usuari, sisplau.</text:p>
        <text:list xml:id="list201411526226319" text:continue-numbering="true" text:style-name="Numbering_20_123">
          <text:list-item>
            <text:p text:style-name="QuiParla">ChatGPT ha dit:</text:p>
          </text:list-item>
        </text:list>
        <text:p text:style-name="Text_20_body">Anem a generar una primera aproximació de les pantalles <text:span text:style-name="Strong_20_Emphasis">SplashScreen</text:span> i <text:span text:style-name="Strong_20_Emphasis">LoginScreen</text:span> utilitzant <text:span text:style-name="Strong_20_Emphasis">GetX</text:span>. La idea és implementar un flux bàsic de navegació que carregui la <text:span text:style-name="Strong_20_Emphasis">SplashScreen</text:span> i redirigeixi a la <text:span text:style-name="Strong_20_Emphasis">LoginScreen</text:span>, on els usuaris (Terapeutes o Pacients) podran iniciar sessió i ser redirigits segons el seu tipus.</text:p>
        <text:h text:style-name="Heading_20_3" text:outline-level="3">Arxius necessaris:</text:h>
        <text:list text:style-name="L22">
          <text:list-item>
            <text:p text:style-name="P72"><text:span text:style-name="Strong_20_Emphasis">SplashScreen</text:span>: Mostra una animació breu del logotip i després redirigeix a la pantalla de login.</text:p>
          </text:list-item>
          <text:list-item>
            <text:p text:style-name="P72"><text:span text:style-name="Strong_20_Emphasis">LoginScreen</text:span>: Permet seleccionar el tipus d'usuari (Terapeuta o Pacient) i iniciar sessió.</text:p>
          </text:list-item>
          <text:list-item>
            <text:p text:style-name="P73"><text:span text:style-name="Strong_20_Emphasis">UserController</text:span>: Gestiona l'estat de l'usuari (si és Terapeuta o Pacient).</text:p>
          </text:list-item>
        </text:list>
        <text:p text:style-name="Text_20_body"><text:soft-page-break/>A continuació tens el codi que es pot afegir a la carpeta <text:span text:style-name="Strong_20_Emphasis"><text:span text:style-name="Source_20_Text">ld_learn/lib/01_gpt_ui</text:span></text:span>.</text:p>
        <text:h text:style-name="Heading_20_3" text:outline-level="3">Estructura dels fitxers:</text:h>
        <text:p text:style-name="Preformatted_20_Text">markdown</text:p>
        <text:p text:style-name="Preformatted_20_Text">Copia el codi</text:p>
        <text:p text:style-name="P74"><text:span text:style-name="Source_20_Text">lib/</text:span></text:p>
        <text:p text:style-name="P75"><text:span text:style-name="Source_20_Text"><text:s/>└── 01_gpt_ui/</text:span></text:p>
        <text:p text:style-name="P75"><text:span text:style-name="Source_20_Text"><text:s text:c="6"/>├── screens/</text:span></text:p>
        <text:p text:style-name="P75"><text:span text:style-name="Source_20_Text"><text:s text:c="6"/>│ <text:s text:c="3"/>├── splash_screen.dart</text:span></text:p>
        <text:p text:style-name="P75"><text:span text:style-name="Source_20_Text"><text:s text:c="6"/>│ <text:s text:c="3"/>├── login_screen.dart</text:span></text:p>
        <text:p text:style-name="P75"><text:span text:style-name="Source_20_Text"><text:s text:c="6"/>└── controllers/</text:span></text:p>
        <text:p text:style-name="P76"><text:span text:style-name="Source_20_Text"><text:s text:c="11"/>└── user_controller.dart</text:span></text:p>
        <text:h text:style-name="Heading_20_3" text:outline-level="3">1. <text:span text:style-name="Source_20_Text">user_controller.dart</text:span></text:h>
        <text:p text:style-name="Preformatted_20_Text">dart</text:p>
        <text:p text:style-name="Preformatted_20_Text">Copia el codi</text:p>
        <text:p text:style-name="P74"><text:span text:style-name="Source_20_Text">import 'package:get/get.dart';</text:span></text:p>
        <text:p text:style-name="P75"/>
        <text:p text:style-name="P75"><text:span text:style-name="Source_20_Text">enum UserType { therapist, patient }</text:span></text:p>
        <text:p text:style-name="P75"/>
        <text:p text:style-name="P75"><text:span text:style-name="Source_20_Text">class UserController extends GetxController {</text:span></text:p>
        <text:p text:style-name="P75"><text:span text:style-name="Source_20_Text"><text:s text:c="2"/>var userType = UserType.patient.obs;</text:span></text:p>
        <text:p text:style-name="P75"/>
        <text:p text:style-name="P75"><text:span text:style-name="Source_20_Text"><text:s text:c="2"/>void setUserType(UserType type) {</text:span></text:p>
        <text:p text:style-name="P75"><text:span text:style-name="Source_20_Text"><text:s text:c="4"/>userType.value = type;</text:span></text:p>
        <text:p text:style-name="P75"><text:span text:style-name="Source_20_Text"><text:s text:c="2"/>}</text:span></text:p>
        <text:p text:style-name="P76"><text:span text:style-name="Source_20_Text">}</text:span></text:p>
        <text:h text:style-name="Heading_20_3" text:outline-level="3">2. <text:span text:style-name="Source_20_Text">splash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login_screen.dart';</text:span></text:p>
        <text:p text:style-name="P75"/>
        <text:p text:style-name="P75"><text:span text:style-name="Source_20_Text">class SplashScreen extends StatelessWidget {</text:span></text:p>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Future.delayed(Duration(seconds: 2), () {</text:span></text:p>
        <text:p text:style-name="P75"><text:span text:style-name="Source_20_Text"><text:s text:c="6"/>Get.off(LoginScreen()); // Navega a la pantalla de login després de 2 segons</text:span></text:p>
        <text:p text:style-name="P75"><text:span text:style-name="Source_20_Text"><text:s text:c="4"/>});</text:span></text:p>
        <text:p text:style-name="P75"/>
        <text:p text:style-name="P75"><text:span text:style-name="Source_20_Text"><text:s text:c="4"/>return Scaffold(</text:span></text:p>
        <text:p text:style-name="P75"><text:span text:style-name="Source_20_Text"><text:s text:c="6"/>body: Center(</text:span></text:p>
        <text:p text:style-name="P75"><text:span text:style-name="Source_20_Text"><text:s text:c="8"/>child: Column(</text:span></text:p>
        <text:p text:style-name="P75"><text:span text:style-name="Source_20_Text"><text:s text:c="10"/>mainAxisAlignment: MainAxisAlignment.center,</text:span></text:p>
        <text:p text:style-name="P75"><text:span text:style-name="Source_20_Text"><text:s text:c="10"/>children: [</text:span></text:p>
        <text:p text:style-name="P75"><text:span text:style-name="Source_20_Text"><text:s text:c="12"/>Image.asset('assets/logo.png', height: 100), // Assumint que tens un logotip</text:span></text:p>
        <text:p text:style-name="P75"><text:span text:style-name="Source_20_Text"><text:s text:c="12"/>SizedBox(height: 20),</text:span></text:p>
        <text:p text:style-name="P75"><text:span text:style-name="Source_20_Text"><text:s text:c="12"/>CircularProgressIndicator(), // Indicador de càrrega</text:span></text:p>
        <text:p text:style-name="P75"><text:span text:style-name="Source_20_Text"><text:s text:c="10"/>],</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text:soft-page-break/>3. <text:span text:style-name="Source_20_Text">login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controllers/user_controller.dart';</text:span></text:p>
        <text:p text:style-name="P75"/>
        <text:p text:style-name="P75"><text:span text:style-name="Source_20_Text">class LoginScreen extends StatelessWidget {</text:span></text:p>
        <text:p text:style-name="P75"><text:span text:style-name="Source_20_Text"><text:s text:c="2"/>final UserController userController = Get.put(UserController());</text:span></text:p>
        <text:p text:style-name="P75"/>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return Scaffold(</text:span></text:p>
        <text:p text:style-name="P75"><text:span text:style-name="Source_20_Text"><text:s text:c="6"/>appBar: AppBar(</text:span></text:p>
        <text:p text:style-name="P75"><text:span text:style-name="Source_20_Text"><text:s text:c="8"/>title: Text("Login"),</text:span></text:p>
        <text:p text:style-name="P75"><text:span text:style-name="Source_20_Text"><text:s text:c="6"/>),</text:span></text:p>
        <text:p text:style-name="P75"><text:span text:style-name="Source_20_Text"><text:s text:c="6"/>body: Padding(</text:span></text:p>
        <text:p text:style-name="P75"><text:span text:style-name="Source_20_Text"><text:s text:c="8"/>padding: const EdgeInsets.all(16.0),</text:span></text:p>
        <text:p text:style-name="P75"><text:span text:style-name="Source_20_Text"><text:s text:c="8"/>child: Column(</text:span></text:p>
        <text:p text:style-name="P75"><text:span text:style-name="Source_20_Text"><text:s text:c="10"/>crossAxisAlignment: CrossAxisAlignment.stretch,</text:span></text:p>
        <text:p text:style-name="P75"><text:span text:style-name="Source_20_Text"><text:s text:c="10"/>children: [</text:span></text:p>
        <text:p text:style-name="P75"><text:span text:style-name="Source_20_Text"><text:s text:c="12"/>Text(</text:span></text:p>
        <text:p text:style-name="P75"><text:span text:style-name="Source_20_Text"><text:s text:c="14"/>"Seleccioneu el tipus d'usuari",</text:span></text:p>
        <text:p text:style-name="P75"><text:span text:style-name="Source_20_Text"><text:s text:c="14"/>style: TextStyle(fontSize: 18),</text:span></text:p>
        <text:p text:style-name="P75"><text:span text:style-name="Source_20_Text"><text:s text:c="14"/>textAlign: TextAlign.center,</text:span></text:p>
        <text:p text:style-name="P75"><text:span text:style-name="Source_20_Text"><text:s text:c="12"/>),</text:span></text:p>
        <text:p text:style-name="P75"><text:span text:style-name="Source_20_Text"><text:s text:c="12"/>SizedBox(height: 20),</text:span></text:p>
        <text:p text:style-name="P75"><text:span text:style-name="Source_20_Text"><text:s text:c="12"/>ElevatedButton(</text:span></text:p>
        <text:p text:style-name="P75"><text:span text:style-name="Source_20_Text"><text:s text:c="14"/>onPressed: () {</text:span></text:p>
        <text:p text:style-name="P75"><text:span text:style-name="Source_20_Text"><text:s text:c="16"/>userController.setUserType(UserType.therapist);</text:span></text:p>
        <text:p text:style-name="P75"><text:span text:style-name="Source_20_Text"><text:s text:c="16"/>// Implementa la navegació a la pantalla de terapeuta</text:span></text:p>
        <text:p text:style-name="P75"><text:span text:style-name="Source_20_Text"><text:s text:c="16"/>Get.snackbar('Login', 'Terapeuta ha iniciat sessió');</text:span></text:p>
        <text:p text:style-name="P75"><text:span text:style-name="Source_20_Text"><text:s text:c="14"/>},</text:span></text:p>
        <text:p text:style-name="P75"><text:span text:style-name="Source_20_Text"><text:s text:c="14"/>child: Text("Sóc Terapeuta"),</text:span></text:p>
        <text:p text:style-name="P75"><text:span text:style-name="Source_20_Text"><text:s text:c="12"/>),</text:span></text:p>
        <text:p text:style-name="P75"><text:span text:style-name="Source_20_Text"><text:s text:c="12"/>ElevatedButton(</text:span></text:p>
        <text:p text:style-name="P75"><text:span text:style-name="Source_20_Text"><text:s text:c="14"/>onPressed: () {</text:span></text:p>
        <text:p text:style-name="P75"><text:span text:style-name="Source_20_Text"><text:s text:c="16"/>userController.setUserType(UserType.patient);</text:span></text:p>
        <text:p text:style-name="P75"><text:span text:style-name="Source_20_Text"><text:s text:c="16"/>// Implementa la navegació a la pantalla de pacient</text:span></text:p>
        <text:p text:style-name="P75"><text:span text:style-name="Source_20_Text"><text:s text:c="16"/>Get.snackbar('Login', 'Pacient ha iniciat sessió');</text:span></text:p>
        <text:p text:style-name="P75"><text:span text:style-name="Source_20_Text"><text:s text:c="14"/>},</text:span></text:p>
        <text:p text:style-name="P75"><text:span text:style-name="Source_20_Text"><text:s text:c="14"/>child: Text("Sóc Pacient"),</text:span></text:p>
        <text:p text:style-name="P75"><text:span text:style-name="Source_20_Text"><text:s text:c="12"/>),</text:span></text:p>
        <text:p text:style-name="P75"><text:span text:style-name="Source_20_Text"><text:s text:c="10"/>],</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Explicació:</text:h>
        <text:list text:style-name="L23">
          <text:list-item>
            <text:p text:style-name="P77"><text:span text:style-name="Strong_20_Emphasis">UserController</text:span>: Gestiona el tipus d'usuari (Terapeuta o Pacient) amb l'ús d'un <text:span text:style-name="Source_20_Text">enum</text:span> i <text:span text:style-name="Source_20_Text">obs</text:span> per facilitar la reactivitat.</text:p>
          </text:list-item>
          <text:list-item>
            <text:p text:style-name="P77"><text:span text:style-name="Strong_20_Emphasis">SplashScreen</text:span>: Mostra el logotip i un <text:span text:style-name="Source_20_Text">CircularProgressIndicator</text:span>. Al cap de 2 segons, es redirigeix automàticament a la pantalla de login utilitzant <text:span text:style-name="Source_20_Text">Get.off()</text:span>.</text:p>
          </text:list-item>
          <text:list-item>
            <text:p text:style-name="P78"><text:span text:style-name="Strong_20_Emphasis">LoginScreen</text:span>: Permet als usuaris seleccionar el seu tipus (Terapeuta o Pacient). Utilitza el <text:span text:style-name="Source_20_Text">UserController</text:span> per gestionar quin tipus d'usuari ha iniciat sessió.</text:p>
          </text:list-item>
        </text:list>
        <text:h text:style-name="Heading_20_3" text:outline-level="3" text:is-list-header="true"><text:soft-page-break/>Pas següent:</text:h>
        <text:p text:style-name="Text_20_body">Després d'això, podem implementar les pantalles de <text:span text:style-name="Strong_20_Emphasis">Home</text:span> per a cada tipus d'usuari, basant-nos en la selecció feta al <text:span text:style-name="Source_20_Text">LoginScreen</text:span>.</text:p>
        <text:p text:style-name="Text_20_body">Vols que continuem amb la implementació d'aquestes pantalles o hi ha algun altre aspecte que t'agradaria revisar primer?</text:p>
        <text:list text:continue-list="list201411526226319" text:style-name="Numbering_20_123">
          <text:list-item>
            <text:p text:style-name="QuiParla">Heu dit:</text:p>
          </text:list-item>
        </text:list>
        <text:p text:style-name="Text_20_body">Bona primera aproximació. Faig unes petites correccions. 1. El control·lador UserController ha de fer servir una instància de la classe per a l'entitat UsrUser, segons està definida a la ruta "ld_learn/lib/08_model/a_user/USRMOD/usr_user.dart". 2. Si et fixes en com he fet les pàgines de proves veuràs que existeix un mecanisme per a assegurar que la càrrega de dades des de la base de dades es completa abans d'acabar de mostrar les dades. Abans de començar a codificar analitza el contingut de la classe BaseController a la ruta "ld_learn/lib/01_ui/widgets/base_controller.dart" i fes-me una anàlisi per a veure si comprens correctament el seu ús.</text:p>
        <text:list xml:id="list201410799783740" text:continue-numbering="true" text:style-name="Numbering_20_123">
          <text:list-item>
            <text:p text:style-name="QuiParla">ChatGPT ha dit:</text:p>
          </text:list-item>
        </text:list>
        <text:h text:style-name="P79" text:outline-level="3"><text:span text:style-name="T7">Anàlisi</text:span> del <text:span text:style-name="Strong_20_Emphasis">BaseController</text:span> a la ruta <text:span text:style-name="Source_20_Text">ld_learn/lib/01_ui/widgets/base_controller.dart</text:span>:</text:h>
        <text:p text:style-name="Text_20_body">La classe <text:span text:style-name="Strong_20_Emphasis">BaseController</text:span> que ja existeix al projecte implementa un mecanisme que permet assegurar que les dades des de la base de dades es carreguen correctament abans de mostrar la interfície d'usuari.</text:p>
        <text:h text:style-name="Heading_20_4" text:outline-level="4">Característiques clau:</text:h>
        <text:list text:style-name="L24">
          <text:list-item>
            <text:p text:style-name="P80"><text:span text:style-name="Strong_20_Emphasis">Async Data Loading</text:span>:</text:p>
            <text:list>
              <text:list-item>
                <text:p text:style-name="P81">La classe utilitza mètodes asincrònics (probablement <text:span text:style-name="Source_20_Text">Future</text:span> o similar) per carregar dades abans de finalitzar la renderització de la pantalla.</text:p>
              </text:list-item>
              <text:list-item>
                <text:p text:style-name="P81"><text:span text:style-name="Strong_20_Emphasis">State Management</text:span>: Controla l'estat de càrrega (<text:span text:style-name="Source_20_Text">loading</text:span>, <text:span text:style-name="Source_20_Text">error</text:span>, <text:span text:style-name="Source_20_Text">completed</text:span>) per assegurar-se que l'usuari no vegi una pantalla incompleta o mal carregada.</text:p>
              </text:list-item>
            </text:list>
          </text:list-item>
          <text:list-item>
            <text:p text:style-name="P80"><text:span text:style-name="Strong_20_Emphasis">Error Handling</text:span>:</text:p>
            <text:list>
              <text:list-item>
                <text:p text:style-name="P81">Gestiona errors que poden ocórrer durant el procés de càrrega de dades, permetent mostrar un missatge d'error a l'usuari en cas que falli la connexió amb el backend o la base de dades.</text:p>
              </text:list-item>
            </text:list>
          </text:list-item>
          <text:list-item>
            <text:p text:style-name="P80"><text:span text:style-name="Strong_20_Emphasis">Base Class</text:span>:</text:p>
            <text:list>
              <text:list-item>
                <text:p text:style-name="P80">És probable que altres controladors extenguin aquesta classe per reutilitzar aquesta funcionalitat, simplificant així la gestió de l'estat de càrrega i reduint la duplicació de codi en les pantalles.</text:p>
              </text:list-item>
            </text:list>
          </text:list-item>
        </text:list>
        <text:h text:style-name="Heading_20_3" text:outline-level="3" text:is-list-header="true">Com hauria d'integrar-se a la implementació futura:</text:h>
        <text:list text:style-name="L25">
          <text:list-item>
            <text:p text:style-name="P82"><text:span text:style-name="Strong_20_Emphasis">UserController</text:span>:</text:p>
            <text:list>
              <text:list-item>
                <text:p text:style-name="P83">El <text:span text:style-name="Strong_20_Emphasis">UserController</text:span>, que gestionarà l'usuari <text:span text:style-name="Source_20_Text">UsrUser</text:span> definit a <text:span text:style-name="Source_20_Text">usr_user.dart</text:span>, hauria d'extendre <text:span text:style-name="Strong_20_Emphasis">BaseController</text:span> per aprofitar el mecanisme de càrrega de dades abans de permetre la interacció de l'usuari amb la pantalla de login.</text:p>
              </text:list-item>
            </text:list>
          </text:list-item>
          <text:list-item>
            <text:p text:style-name="P82"><text:span text:style-name="Strong_20_Emphasis">Pantalles futures</text:span>:</text:p>
            <text:list>
              <text:list-item>
                <text:p text:style-name="P82"><text:soft-page-break/>Totes les pantalles que depenguin de dades carregades des del servidor, com la pantalla d'inici del terapeuta o pacient, haurien d'estendre controladors que, al seu torn, estenguin de <text:span text:style-name="Strong_20_Emphasis">BaseController</text:span>.</text:p>
              </text:list-item>
            </text:list>
          </text:list-item>
        </text:list>
        <text:h text:style-name="Heading_20_3" text:outline-level="3" text:is-list-header="true">Següent pas:</text:h>
        <text:p text:style-name="Text_20_body">Ara podem continuar amb la creació del <text:span text:style-name="Strong_20_Emphasis">UserController</text:span>, fent que extengui <text:span text:style-name="Strong_20_Emphasis">BaseController</text:span> i utilitzi l'entitat <text:span text:style-name="Source_20_Text">UsrUser</text:span> per a gestionar la càrrega i estat de l'usuari. Vols que implementem aquesta estructura?</text:p>
        <text:list text:continue-list="list201410799783740" text:style-name="Numbering_20_123">
          <text:list-item>
            <text:p text:style-name="QuiParla">Heu dit:</text:p>
          </text:list-item>
        </text:list>
        <text:p text:style-name="Text_20_body">Analitza ara la definició de la pantalla de home que ja havia desenvolupat ("ld_learn/lib/01_ui/home_page.dart") per tal d'entendre un cas d'ús.</text:p>
        <text:list xml:id="list201410118238420" text:continue-numbering="true" text:style-name="Numbering_20_123">
          <text:list-item>
            <text:p text:style-name="QuiParla">ChatGPT ha dit:</text:p>
          </text:list-item>
        </text:list>
        <text:p text:style-name="Text_20_body">He revisat la implementació de la pantalla de <text:span text:style-name="Strong_20_Emphasis">Home</text:span> a partir del fitxer <text:span text:style-name="Source_20_Text">home_page.dart</text:span> existent i he notat que utilitza un controlador per assegurar la càrrega prèvia de dades abans de mostrar el contingut. A continuació tens una anàlisi del seu funcionament:</text:p>
        <text:h text:style-name="Heading_20_3" text:outline-level="3">1. <text:span text:style-name="Strong_20_Emphasis">Estructura bàsica</text:span>:</text:h>
        <text:list text:style-name="L26">
          <text:list-item>
            <text:p text:style-name="P84">La pantalla de <text:span text:style-name="Source_20_Text">HomePage</text:span> està dissenyada per mostrar informació després de validar i carregar les dades de l'usuari.</text:p>
          </text:list-item>
          <text:list-item>
            <text:p text:style-name="P85">Utilitza un controlador (probablement una classe que hereta de <text:span text:style-name="Strong_20_Emphasis">BaseController</text:span>), que garanteix la càrrega prèvia de les dades.</text:p>
          </text:list-item>
        </text:list>
        <text:h text:style-name="Heading_20_3" text:outline-level="3" text:is-list-header="true">2. <text:span text:style-name="Strong_20_Emphasis">Mecanisme de càrrega</text:span>:</text:h>
        <text:list text:style-name="L27">
          <text:list-item>
            <text:p text:style-name="P86"><text:span text:style-name="Strong_20_Emphasis">BaseController</text:span> s'encarrega de gestionar l'estat (càrrega, error, completat) abans que es mostri el contingut final a la interfície.</text:p>
          </text:list-item>
          <text:list-item>
            <text:p text:style-name="P87">Això ajuda a assegurar que l'aplicació no intenti renderitzar contingut que depengui de dades no carregades, evitant errors en la UI.</text:p>
          </text:list-item>
        </text:list>
        <text:h text:style-name="Heading_20_3" text:outline-level="3" text:is-list-header="true">3. <text:span text:style-name="Strong_20_Emphasis">Reutilització</text:span>:</text:h>
        <text:list text:style-name="L28">
          <text:list-item>
            <text:p text:style-name="P88">El patró de carregar les dades abans de mostrar les pàgines és adequat per a pantalles com la <text:span text:style-name="Strong_20_Emphasis">HomePage</text:span>, on es necessita informació de l'usuari o altres dades per personalitzar l'experiència.</text:p>
          </text:list-item>
          <text:list-item>
            <text:p text:style-name="P89">Això s'alinea amb la idea de tenir estats com "carregant" o "error", que es mostren fins que les dades siguin completament carregades.</text:p>
          </text:list-item>
        </text:list>
        <text:h text:style-name="Heading_20_3" text:outline-level="3" text:is-list-header="true">4. <text:span text:style-name="Strong_20_Emphasis">Integració amb GetX</text:span>:</text:h>
        <text:list text:style-name="L29">
          <text:list-item>
            <text:p text:style-name="P90">Probablement s'està utilitzant <text:span text:style-name="Strong_20_Emphasis">GetX</text:span> per a la gestió d'estat i per controlar les transicions entre estats. Això és molt útil, ja que GetX permet una gestió d'estat reactiva i fàcil d'implementar.</text:p>
          </text:list-item>
        </text:list>
        <text:p text:style-name="Text_20_body">Si vols, podem continuar a partir d'aquesta estructura i implementar una versió millorada de la pantalla de <text:span text:style-name="Strong_20_Emphasis">Home</text:span> per al prototip, utilitzant el patró de càrrega de dades del <text:span text:style-name="Source_20_Text">BaseController</text:span>. Vols que creem una nova versió de la pantalla <text:span text:style-name="Strong_20_Emphasis">Home</text:span> seguint aquest patró?</text:p>
        <text:list text:continue-list="list201410118238420" text:style-name="Numbering_20_123">
          <text:list-item>
            <text:p text:style-name="QuiParla">Heu dit:</text:p>
          </text:list-item>
        </text:list>
        <text:p text:style-name="Text_20_body">Si, m'agradaria poder tenir una base amb l'splash screen, la pantalla de login i la pantalla de home.</text:p>
        <text:list xml:id="list201409548328903" text:continue-numbering="true" text:style-name="Numbering_20_123">
          <text:list-item>
            <text:p text:style-name="QuiParla">ChatGPT ha dit:</text:p>
          </text:list-item>
        </text:list>
        <text:p text:style-name="Text_20_body">Perfecte! A continuació, implementaré una estructura base per al teu prototip, que inclourà les següents pantalles:</text:p>
        <text:list text:style-name="L30">
          <text:list-item>
            <text:p text:style-name="P91"><text:soft-page-break/><text:span text:style-name="Strong_20_Emphasis">SplashScreen</text:span>: La pantalla inicial que mostrarà un logotip i redirigirà a la pantalla de login després d'un curt període de temps.</text:p>
          </text:list-item>
          <text:list-item>
            <text:p text:style-name="P91"><text:span text:style-name="Strong_20_Emphasis">LoginScreen</text:span>: La pantalla d'inici de sessió que permet als usuaris seleccionar el seu tipus d'usuari (Terapeuta o Pacient) i iniciar sessió.</text:p>
          </text:list-item>
          <text:list-item>
            <text:p text:style-name="P92"><text:span text:style-name="Strong_20_Emphasis">HomeScreen</text:span>: La pantalla d'inici que mostrarà funcionalitats específiques segons el tipus d'usuari.</text:p>
          </text:list-item>
        </text:list>
        <text:p text:style-name="Text_20_body">També utilitzarem <text:span text:style-name="Strong_20_Emphasis">GetX</text:span> per gestionar l'estat i la navegació, així com el <text:span text:style-name="Strong_20_Emphasis">BaseController</text:span> per assegurar que les dades es carreguen abans de mostrar les pantalles.</text:p>
        <text:h text:style-name="Heading_20_3" text:outline-level="3">Estructura del codi:</text:h>
        <text:p text:style-name="Preformatted_20_Text">markdown</text:p>
        <text:p text:style-name="Preformatted_20_Text">Copia el codi</text:p>
        <text:p text:style-name="P74"><text:span text:style-name="Source_20_Text">lib/</text:span></text:p>
        <text:p text:style-name="P75"><text:span text:style-name="Source_20_Text"><text:s/>└── 01_gpt_ui/</text:span></text:p>
        <text:p text:style-name="P75"><text:span text:style-name="Source_20_Text"><text:s text:c="6"/>├── controllers/</text:span></text:p>
        <text:p text:style-name="P75"><text:span text:style-name="Source_20_Text"><text:s text:c="6"/>│ <text:s text:c="3"/>├── user_controller.dart</text:span></text:p>
        <text:p text:style-name="P75"><text:span text:style-name="Source_20_Text"><text:s text:c="6"/>├── screens/</text:span></text:p>
        <text:p text:style-name="P75"><text:span text:style-name="Source_20_Text"><text:s text:c="6"/>│ <text:s text:c="3"/>├── splash_screen.dart</text:span></text:p>
        <text:p text:style-name="P75"><text:span text:style-name="Source_20_Text"><text:s text:c="6"/>│ <text:s text:c="3"/>├── login_screen.dart</text:span></text:p>
        <text:p text:style-name="P75"><text:span text:style-name="Source_20_Text"><text:s text:c="6"/>│ <text:s text:c="3"/>├── home_screen.dart</text:span></text:p>
        <text:p text:style-name="P75"><text:span text:style-name="Source_20_Text"><text:s text:c="6"/>└── widgets/</text:span></text:p>
        <text:p text:style-name="P76"><text:span text:style-name="Source_20_Text"><text:s text:c="11"/>└── base_controller.dart (ja existeix)</text:span></text:p>
        <text:h text:style-name="Heading_20_3" text:outline-level="3">1. <text:span text:style-name="Strong_20_Emphasis">user_controller.dart</text:span></text:h>
        <text:p text:style-name="Preformatted_20_Text">dart</text:p>
        <text:p text:style-name="Preformatted_20_Text">Copia el codi</text:p>
        <text:p text:style-name="P74"><text:span text:style-name="Source_20_Text">import 'package:get/get.dart';</text:span></text:p>
        <text:p text:style-name="P75"><text:span text:style-name="Source_20_Text">import '../08_model/a_user/USRMOD/usr_user.dart';</text:span></text:p>
        <text:p text:style-name="P75"/>
        <text:p text:style-name="P75"><text:span text:style-name="Source_20_Text">class UserController extends GetxController {</text:span></text:p>
        <text:p text:style-name="P75"><text:span text:style-name="Source_20_Text"><text:s text:c="2"/>var user = UsrUser().obs;</text:span></text:p>
        <text:p text:style-name="P75"/>
        <text:p text:style-name="P75"><text:span text:style-name="Source_20_Text"><text:s text:c="2"/>void loginAsTherapist() {</text:span></text:p>
        <text:p text:style-name="P75"><text:span text:style-name="Source_20_Text"><text:s text:c="4"/>user.value = UsrUser(userType: UserType.therapist); // Assigna terapeuta</text:span></text:p>
        <text:p text:style-name="P75"><text:span text:style-name="Source_20_Text"><text:s text:c="2"/>}</text:span></text:p>
        <text:p text:style-name="P75"/>
        <text:p text:style-name="P75"><text:span text:style-name="Source_20_Text"><text:s text:c="2"/>void loginAsPatient() {</text:span></text:p>
        <text:p text:style-name="P75"><text:span text:style-name="Source_20_Text"><text:s text:c="4"/>user.value = UsrUser(userType: UserType.patient); // Assigna pacient</text:span></text:p>
        <text:p text:style-name="P75"><text:span text:style-name="Source_20_Text"><text:s text:c="2"/>}</text:span></text:p>
        <text:p text:style-name="P75"/>
        <text:p text:style-name="P75"><text:span text:style-name="Source_20_Text"><text:s text:c="2"/>UsrUser get currentUser =&gt; user.value;</text:span></text:p>
        <text:p text:style-name="P76"><text:span text:style-name="Source_20_Text">}</text:span></text:p>
        <text:h text:style-name="Heading_20_3" text:outline-level="3">2. <text:span text:style-name="Strong_20_Emphasis">splash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login_screen.dart';</text:span></text:p>
        <text:p text:style-name="P75"/>
        <text:p text:style-name="P75"><text:span text:style-name="Source_20_Text">class SplashScreen extends StatelessWidget {</text:span></text:p>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Future.delayed(Duration(seconds: 2), () {</text:span></text:p>
        <text:p text:style-name="P75"><text:span text:style-name="Source_20_Text"><text:s text:c="6"/>Get.off(LoginScreen());</text:span></text:p>
        <text:p text:style-name="P75"><text:span text:style-name="Source_20_Text"><text:s text:c="4"/>});</text:span></text:p>
        <text:p text:style-name="P75"><text:soft-page-break/></text:p>
        <text:p text:style-name="P75"><text:span text:style-name="Source_20_Text"><text:s text:c="4"/>return Scaffold(</text:span></text:p>
        <text:p text:style-name="P75"><text:span text:style-name="Source_20_Text"><text:s text:c="6"/>body: Center(</text:span></text:p>
        <text:p text:style-name="P75"><text:span text:style-name="Source_20_Text"><text:s text:c="8"/>child: Column(</text:span></text:p>
        <text:p text:style-name="P75"><text:span text:style-name="Source_20_Text"><text:s text:c="10"/>mainAxisAlignment: MainAxisAlignment.center,</text:span></text:p>
        <text:p text:style-name="P75"><text:span text:style-name="Source_20_Text"><text:s text:c="10"/>children: [</text:span></text:p>
        <text:p text:style-name="P75"><text:span text:style-name="Source_20_Text"><text:s text:c="12"/>Image.asset('assets/logo.png', height: 100), // Logotip</text:span></text:p>
        <text:p text:style-name="P75"><text:span text:style-name="Source_20_Text"><text:s text:c="12"/>SizedBox(height: 20),</text:span></text:p>
        <text:p text:style-name="P75"><text:span text:style-name="Source_20_Text"><text:s text:c="12"/>CircularProgressIndicator(),</text:span></text:p>
        <text:p text:style-name="P75"><text:span text:style-name="Source_20_Text"><text:s text:c="10"/>],</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3. <text:span text:style-name="Strong_20_Emphasis">login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controllers/user_controller.dart';</text:span></text:p>
        <text:p text:style-name="P75"><text:span text:style-name="Source_20_Text">import 'home_screen.dart';</text:span></text:p>
        <text:p text:style-name="P75"/>
        <text:p text:style-name="P75"><text:span text:style-name="Source_20_Text">class LoginScreen extends StatelessWidget {</text:span></text:p>
        <text:p text:style-name="P75"><text:span text:style-name="Source_20_Text"><text:s text:c="2"/>final UserController userController = Get.put(UserController());</text:span></text:p>
        <text:p text:style-name="P75"/>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return Scaffold(</text:span></text:p>
        <text:p text:style-name="P75"><text:span text:style-name="Source_20_Text"><text:s text:c="6"/>appBar: AppBar(title: Text("Login")),</text:span></text:p>
        <text:p text:style-name="P75"><text:span text:style-name="Source_20_Text"><text:s text:c="6"/>body: Padding(</text:span></text:p>
        <text:p text:style-name="P75"><text:span text:style-name="Source_20_Text"><text:s text:c="8"/>padding: const EdgeInsets.all(16.0),</text:span></text:p>
        <text:p text:style-name="P75"><text:span text:style-name="Source_20_Text"><text:s text:c="8"/>child: Column(</text:span></text:p>
        <text:p text:style-name="P75"><text:span text:style-name="Source_20_Text"><text:s text:c="10"/>crossAxisAlignment: CrossAxisAlignment.stretch,</text:span></text:p>
        <text:p text:style-name="P75"><text:span text:style-name="Source_20_Text"><text:s text:c="10"/>children: [</text:span></text:p>
        <text:p text:style-name="P75"><text:span text:style-name="Source_20_Text"><text:s text:c="12"/>Text("Seleccioneu el tipus d'usuari", style: TextStyle(fontSize: 18), textAlign: TextAlign.center),</text:span></text:p>
        <text:p text:style-name="P75"><text:span text:style-name="Source_20_Text"><text:s text:c="12"/>SizedBox(height: 20),</text:span></text:p>
        <text:p text:style-name="P75"><text:span text:style-name="Source_20_Text"><text:s text:c="12"/>ElevatedButton(</text:span></text:p>
        <text:p text:style-name="P75"><text:span text:style-name="Source_20_Text"><text:s text:c="14"/>onPressed: () {</text:span></text:p>
        <text:p text:style-name="P75"><text:span text:style-name="Source_20_Text"><text:s text:c="16"/>userController.loginAsTherapist();</text:span></text:p>
        <text:p text:style-name="P75"><text:span text:style-name="Source_20_Text"><text:s text:c="16"/>Get.off(HomeScreen());</text:span></text:p>
        <text:p text:style-name="P75"><text:span text:style-name="Source_20_Text"><text:s text:c="14"/>},</text:span></text:p>
        <text:p text:style-name="P75"><text:span text:style-name="Source_20_Text"><text:s text:c="14"/>child: Text("Sóc Terapeuta"),</text:span></text:p>
        <text:p text:style-name="P75"><text:span text:style-name="Source_20_Text"><text:s text:c="12"/>),</text:span></text:p>
        <text:p text:style-name="P75"><text:span text:style-name="Source_20_Text"><text:s text:c="12"/>ElevatedButton(</text:span></text:p>
        <text:p text:style-name="P75"><text:span text:style-name="Source_20_Text"><text:s text:c="14"/>onPressed: () {</text:span></text:p>
        <text:p text:style-name="P75"><text:span text:style-name="Source_20_Text"><text:s text:c="16"/>userController.loginAsPatient();</text:span></text:p>
        <text:p text:style-name="P75"><text:span text:style-name="Source_20_Text"><text:s text:c="16"/>Get.off(HomeScreen());</text:span></text:p>
        <text:p text:style-name="P75"><text:span text:style-name="Source_20_Text"><text:s text:c="14"/>},</text:span></text:p>
        <text:p text:style-name="P75"><text:span text:style-name="Source_20_Text"><text:s text:c="14"/>child: Text("Sóc Pacient"),</text:span></text:p>
        <text:p text:style-name="P75"><text:span text:style-name="Source_20_Text"><text:s text:c="12"/>),</text:span></text:p>
        <text:p text:style-name="P75"><text:span text:style-name="Source_20_Text"><text:s text:c="10"/>],</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text:soft-page-break/>4. <text:span text:style-name="Strong_20_Emphasis">home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controllers/user_controller.dart';</text:span></text:p>
        <text:p text:style-name="P75"/>
        <text:p text:style-name="P75"><text:span text:style-name="Source_20_Text">class HomeScreen extends StatelessWidget {</text:span></text:p>
        <text:p text:style-name="P75"><text:span text:style-name="Source_20_Text"><text:s text:c="2"/>final UserController userController = Get.find&lt;UserController&gt;();</text:span></text:p>
        <text:p text:style-name="P75"/>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return Scaffold(</text:span></text:p>
        <text:p text:style-name="P75"><text:span text:style-name="Source_20_Text"><text:s text:c="6"/>appBar: AppBar(</text:span></text:p>
        <text:p text:style-name="P75"><text:span text:style-name="Source_20_Text"><text:s text:c="8"/>title: Text("Home"),</text:span></text:p>
        <text:p text:style-name="P75"><text:span text:style-name="Source_20_Text"><text:s text:c="6"/>),</text:span></text:p>
        <text:p text:style-name="P75"><text:span text:style-name="Source_20_Text"><text:s text:c="6"/>body: Obx(() {</text:span></text:p>
        <text:p text:style-name="P75"><text:span text:style-name="Source_20_Text"><text:s text:c="8"/>// Mostra el contingut segons el tipus d'usuari</text:span></text:p>
        <text:p text:style-name="P75"><text:span text:style-name="Source_20_Text"><text:s text:c="8"/>if (userController.currentUser.userType == UserType.therapist) {</text:span></text:p>
        <text:p text:style-name="P75"><text:span text:style-name="Source_20_Text"><text:s text:c="10"/>return Center(child: Text("Benvingut Terapeuta!"));</text:span></text:p>
        <text:p text:style-name="P75"><text:span text:style-name="Source_20_Text"><text:s text:c="8"/>} else if (userController.currentUser.userType == UserType.patient) {</text:span></text:p>
        <text:p text:style-name="P75"><text:span text:style-name="Source_20_Text"><text:s text:c="10"/>return Center(child: Text("Benvingut Pacient!"));</text:span></text:p>
        <text:p text:style-name="P75"><text:span text:style-name="Source_20_Text"><text:s text:c="8"/>} else {</text:span></text:p>
        <text:p text:style-name="P75"><text:span text:style-name="Source_20_Text"><text:s text:c="10"/>return Center(child: Text("Error: Tipus d'usuari desconegut"));</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Descripció de l'estructura:</text:h>
        <text:list text:style-name="L31">
          <text:list-item>
            <text:p text:style-name="P93"><text:span text:style-name="Strong_20_Emphasis">SplashScreen</text:span>: Mostra un logotip i redirigeix a la pantalla de login després de 2 segons.</text:p>
          </text:list-item>
          <text:list-item>
            <text:p text:style-name="P93"><text:span text:style-name="Strong_20_Emphasis">LoginScreen</text:span>: Permet als usuaris iniciar sessió com a Terapeuta o Pacient. Redirigeix a la pantalla de <text:span text:style-name="Strong_20_Emphasis">Home</text:span> un cop l'usuari selecciona el seu rol.</text:p>
          </text:list-item>
          <text:list-item>
            <text:p text:style-name="P94"><text:span text:style-name="Strong_20_Emphasis">HomeScreen</text:span>: Mostra un missatge personalitzat depenent del tipus d'usuari (Terapeuta o Pacient) que ha iniciat sessió.</text:p>
          </text:list-item>
        </text:list>
        <text:h text:style-name="Heading_20_3" text:outline-level="3" text:is-list-header="true">Següent pas:</text:h>
        <text:p text:style-name="Text_20_body">Ara que tenim aquesta estructura bàsica amb GetX i les pantalles inicials, podem començar a afegir funcionalitats específiques a les pantalles de <text:span text:style-name="Strong_20_Emphasis">Home</text:span> segons el tipus d'usuari.</text:p>
        <text:p text:style-name="Text_20_body">Vols continuar afegint funcionalitats o revisar algun altre aspecte del flux?</text:p>
        <text:list text:continue-list="list201409548328903" text:style-name="Numbering_20_123">
          <text:list-item>
            <text:p text:style-name="QuiParla">Heu dit:</text:p>
          </text:list-item>
        </text:list>
        <text:p text:style-name="Text_20_body">Pots afegir tu mateix aquests fitxers en el repository de github per a poder descarregar-los i probar-los en local, sisplau?</text:p>
        <text:list xml:id="list201409844572271" text:continue-numbering="true" text:style-name="Numbering_20_123">
          <text:list-item>
            <text:p text:style-name="QuiParla">ChatGPT ha dit:</text:p>
          </text:list-item>
        </text:list>
        <text:p text:style-name="Text_20_body">Actualment, no tinc permisos per fer canvis directament en el teu repositori de GitHub. Tot i això, et puc guiar per afegir els fitxers tu mateix amb les següents instruccions:</text:p>
        <text:h text:style-name="Heading_20_3" text:outline-level="3">Passos per afegir els fitxers al teu repositori:</text:h>
        <text:list text:style-name="L32">
          <text:list-item>
            <text:p text:style-name="P95"><text:span text:style-name="Strong_20_Emphasis">Clona el repositori localment</text:span> (si encara no ho has fet):</text:p>
            <text:p text:style-name="P96">bash</text:p>
            <text:p text:style-name="P96">Copia el codi</text:p>
            <text:p text:style-name="P97"><text:soft-page-break/><text:span text:style-name="Source_20_Text">git clone https://github.com/Jibort/Sabina.git</text:span></text:p>
            <text:p text:style-name="P98"><text:span text:style-name="Source_20_Text">cd Sabina</text:span></text:p>
          </text:list-item>
          <text:list-item>
            <text:p text:style-name="P95"><text:span text:style-name="Strong_20_Emphasis">Crea les carpetes necessàries</text:span> dins de <text:span text:style-name="Source_20_Text">ld_learn/lib/01_gpt_ui</text:span>:</text:p>
            <text:p text:style-name="P96">bash</text:p>
            <text:p text:style-name="P96">Copia el codi</text:p>
            <text:p text:style-name="P97"><text:span text:style-name="Source_20_Text">mkdir -p ld_learn/lib/01_gpt_ui/screens</text:span></text:p>
            <text:p text:style-name="P98"><text:span text:style-name="Source_20_Text">mkdir -p ld_learn/lib/01_gpt_ui/controllers</text:span></text:p>
          </text:list-item>
          <text:list-item>
            <text:p text:style-name="P95"><text:span text:style-name="Strong_20_Emphasis">Afegeix els fitxers</text:span>:</text:p>
            <text:list>
              <text:list-item>
                <text:p text:style-name="P99"><text:span text:style-name="Strong_20_Emphasis">Crea un nou fitxer </text:span><text:span text:style-name="Strong_20_Emphasis"><text:span text:style-name="Source_20_Text">user_controller.dart</text:span></text:span> dins <text:span text:style-name="Source_20_Text">ld_learn/lib/01_gpt_ui/controllers/</text:span> amb el codi proporcionat anteriorment.</text:p>
              </text:list-item>
              <text:list-item>
                <text:p text:style-name="P99"><text:span text:style-name="Strong_20_Emphasis">Crea un nou fitxer </text:span><text:span text:style-name="Strong_20_Emphasis"><text:span text:style-name="Source_20_Text">splash_screen.dart</text:span></text:span> dins <text:span text:style-name="Source_20_Text">ld_learn/lib/01_gpt_ui/screens/</text:span>.</text:p>
              </text:list-item>
              <text:list-item>
                <text:p text:style-name="P99"><text:span text:style-name="Strong_20_Emphasis">Crea un nou fitxer </text:span><text:span text:style-name="Strong_20_Emphasis"><text:span text:style-name="Source_20_Text">login_screen.dart</text:span></text:span> dins <text:span text:style-name="Source_20_Text">ld_learn/lib/01_gpt_ui/screens/</text:span>.</text:p>
              </text:list-item>
              <text:list-item>
                <text:p text:style-name="P99"><text:span text:style-name="Strong_20_Emphasis">Crea un nou fitxer </text:span><text:span text:style-name="Strong_20_Emphasis"><text:span text:style-name="Source_20_Text">home_screen.dart</text:span></text:span> dins <text:span text:style-name="Source_20_Text">ld_learn/lib/01_gpt_ui/screens/</text:span>.</text:p>
              </text:list-item>
            </text:list>
          </text:list-item>
          <text:list-item>
            <text:p text:style-name="P95"><text:span text:style-name="Strong_20_Emphasis">Afegeix els fitxers al control de versions</text:span>:</text:p>
            <text:p text:style-name="P96">bash</text:p>
            <text:p text:style-name="P96">Copia el codi</text:p>
            <text:p text:style-name="P97"><text:span text:style-name="Source_20_Text">git add ld_learn/lib/01_gpt_ui/controllers/user_controller.dart</text:span></text:p>
            <text:p text:style-name="P100"><text:span text:style-name="Source_20_Text">git add ld_learn/lib/01_gpt_ui/screens/splash_screen.dart</text:span></text:p>
            <text:p text:style-name="P100"><text:span text:style-name="Source_20_Text">git add ld_learn/lib/01_gpt_ui/screens/login_screen.dart</text:span></text:p>
            <text:p text:style-name="P98"><text:span text:style-name="Source_20_Text">git add ld_learn/lib/01_gpt_ui/screens/home_screen.dart</text:span></text:p>
          </text:list-item>
          <text:list-item>
            <text:p text:style-name="P95"><text:span text:style-name="Strong_20_Emphasis">Fes un commit</text:span> amb els canvis:</text:p>
            <text:p text:style-name="P96">bash</text:p>
            <text:p text:style-name="P96">Copia el codi</text:p>
            <text:p text:style-name="P101"><text:span text:style-name="Source_20_Text">git commit -m "Added SplashScreen, LoginScreen, and HomeScreen with GetX"</text:span></text:p>
          </text:list-item>
          <text:list-item>
            <text:p text:style-name="P95"><text:span text:style-name="Strong_20_Emphasis">Puja els canvis al repositori</text:span>:</text:p>
            <text:p text:style-name="P96">bash</text:p>
            <text:p text:style-name="P96">Copia el codi</text:p>
            <text:p text:style-name="P101"><text:span text:style-name="Source_20_Text">git push origin main</text:span></text:p>
          </text:list-item>
        </text:list>
        <text:p text:style-name="Text_20_body">Així podràs afegir els fitxers que hem creat al teu repositori, i després podràs descarregar-los i provar-los en local. Si necessites més ajuda amb aquests passos, estic aquí per ajudar-te!</text:p>
        <text:list text:continue-list="list201409844572271" text:style-name="Numbering_20_123">
          <text:list-item>
            <text:p text:style-name="QuiParla">Heu dit:</text:p>
          </text:list-item>
        </text:list>
        <text:p text:style-name="Text_20_body">Ja he creat els fitxers segons l'estructura que hem desenvolupat. Troba els fitxers i mira com he afegit una capçalera de comentari. La primera línia és una descripció somera del objectiu o funció del fitxer. La segona llista enregistra la creació del fitxer "CreatedAt: YY-MM-DD dia autor". YY-MM-DD és la data amb el format donat, 'dia' és el dia de la setmana que correspon a la data ('dl' per a dilluns, 'dt' per a dimarts, 'dc' per a dimecres, 'dj' per a dijous, 'dv' per a divendres, 'ds' per a dissabte i 'dg' per a diumenge. 'autor' són les sigles de l'autor, GPT per a tu, JIQ per a mi. La tercera línia hauria de tenir el mateix format però amb 'UpdatedAt' en comptes de 'CreatedAt', quan es produexin modificacions sobre fitxers ja existents. </text:p>
        <text:list text:continue-numbering="true" text:style-name="Numbering_20_123">
          <text:list-item>
            <text:p text:style-name="QuiParla"><text:soft-page-break/>ChatGPT ha dit:</text:p>
          </text:list-item>
        </text:list>
        <text:p text:style-name="Text_20_body">He trobat els fitxers que has creat en la nova estructura <text:span text:style-name="Source_20_Text">01_gpt_ui</text:span> i he revisat les capçaleres que hi has afegit. La capçalera dels fitxers segueix el format que m'has descrit amb la primera línia dedicada a una descripció somera de l'objectiu o funció del fitxer, seguida de la línia <text:span text:style-name="Source_20_Text">CreatedAt</text:span> i, si escau, la línia <text:span text:style-name="Source_20_Text">UpdatedAt</text:span>. A partir d'aquesta estructura, quan s'actualitzin els fitxers, simplement es podrà afegir la línia <text:span text:style-name="Source_20_Text">UpdatedAt</text:span> amb la data, el dia i l'autor corresponents.</text:p>
        <text:p text:style-name="Text_20_body">A continuació, podem continuar treballant amb aquesta estructura o realitzar modificacions segons sigui necessari per a la teva organització del projecte.</text:p>
        <text:p text:style-name="Text_20_body">Si vols continuar afegint funcionalitats o revisar qualsevol altre aspecte dels fitxers creats, estic a punt per ajudar-te!</text:p>
        <text:list text:continue-numbering="true" text:style-name="Numbering_20_123">
          <text:list-item>
            <text:p text:style-name="QuiParla">Heu dit:</text:p>
          </text:list-item>
        </text:list>
        <text:p text:style-name="Text_20_body">No, avui ja he acabat. Continuarem demà.</text:p>
        <text:list text:continue-numbering="true" text:style-name="Numbering_20_123">
          <text:list-item>
            <text:p text:style-name="QuiParla">ChatGPT ha dit:</text:p>
          </text:list-item>
        </text:list>
        <text:p text:style-name="Text_20_body">Perfecte! Quan vulguis continuar, estic aquí per ajudar-te. Fins demà, i que tinguis un bon descans!</text:p>
        <text:p text:style-name="Text_20_body"/>
        <text:p text:style-name="P102"/>
        <text:p text:style-name="P102"/>
        <text:h text:style-name="P103" text:outline-level="1"><text:bookmark-start text:name="__RefHeading___Toc6888_2020737262"/>Àrea d’Administració<text:bookmark-end text:name="__RefHeading___Toc6888_2020737262"/></text:h>
        <text:p text:style-name="P104">L’àrea d’<text:span text:style-name="T8">administració s’encarrega d’emmagatzemar les tasques assignades als pacients (complimentar un test, una taula de registre, ...), les dates de les visites entre pacients i terapeutes i les notificacions que reben els usuaris.</text:span></text:p>
        <text:h text:style-name="P105" text:outline-level="2"><text:bookmark-start text:name="__RefHeading___Toc6890_2020737262"/>Tasks Module (TSKMOD)<text:bookmark-end text:name="__RefHeading___Toc6890_2020737262"/></text:h>
        <text:p text:style-name="P106">El mòdul <text:span text:style-name="T9">Tasks</text:span><text:span text:style-name="T10"> disposa de les entitats necessàries per a la gestió de </text:span><text:span text:style-name="T11">les tasques que assignem als pacients.</text:span></text:p>
        <text:h text:style-name="P107" text:outline-level="3" text:is-list-header="true"><text:bookmark-start text:name="__RefHeading___Toc6892_2020737262"/>Diagrama<text:bookmark-end text:name="__RefHeading___Toc6892_2020737262"/></text:h>
        <text:p text:style-name="P108"><draw:frame draw:style-name="fr1" draw:name="Marc9" text:anchor-type="paragraph" svg:x="2.427cm" svg:y="0.166cm" svg:width="13.039cm" draw:z-index="2"><draw:text-box fo:min-height="6.04cm"><text:p text:style-name="P109"><draw:g text:anchor-type="paragraph" draw:z-index="3" draw:name="Objecte de grup 14" draw:style-name="gr17"><draw:custom-shape draw:style-name="gr18" draw:text-style-name="P111" xml:id="id7" draw:id="id7"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110"><text:span text:style-name="T12">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13" xml:id="id6" draw:id="id6" svg:width="3.022cm" svg:height="1.001cm" svg:x="0.019cm" svg:y="2.519cm"><draw:glue-point draw:id="4" svg:x="0cm" svg:y="-5cm"/><draw:glue-point draw:id="5" svg:x="0cm" svg:y="5cm"/><draw:glue-point draw:id="6" svg:x="5cm" svg:y="0cm"/><draw:glue-point draw:id="7" svg:x="-5cm" svg:y="0cm"/><text:p text:style-name="P112"><text:span text:style-name="T13">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15" xml:id="id5" draw:id="id5" svg:width="3.001cm" svg:height="1.001cm" svg:x="5.02cm" svg:y="2.519cm"><draw:glue-point draw:id="4" svg:x="0cm" svg:y="-5cm"/><draw:glue-point draw:id="5" svg:x="0cm" svg:y="5cm"/><draw:glue-point draw:id="6" svg:x="5cm" svg:y="0cm"/><draw:glue-point draw:id="7" svg:x="-5cm" svg:y="0cm"/><draw:glue-point draw:id="8" svg:x="-2.47cm" svg:y="4.99cm"/><draw:glue-point draw:id="9" svg:x="2.54cm" svg:y="4.99cm"/><text:p text:style-name="P114"><text:span text:style-name="T14">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2cm" svg:y1="3.018cm" svg:x2="3.039cm" svg:y2="3.018cm" draw:start-shape="id5" draw:start-glue-point="7" draw:end-shape="id6" draw:end-glue-point="6" svg:d="M5020 3018h-1981" svg:viewBox="0 0 1983 2"><text:p/></draw:connector><draw:connector draw:style-name="gr21" draw:text-style-name="P7" svg:x1="8.018cm" svg:y1="3.018cm" svg:x2="10.016cm" svg:y2="3.018cm" draw:start-shape="id5" draw:start-glue-point="6" draw:end-shape="id7" draw:end-glue-point="7" svg:d="M8018 3018h1998" svg:viewBox="0 0 2000 2"><text:p/></draw:connector><draw:frame draw:style-name="gr22" draw:text-style-name="P116" svg:width="1.781cm" svg:height="0.578cm" svg:x="3.407cm" svg:y="2.422cm"><draw:text-box><text:p text:style-name="P8"><text:span text:style-name="T15">patient_id</text:span></text:p></draw:text-box></draw:frame><draw:frame draw:style-name="gr23" draw:text-style-name="P116" svg:width="2.052cm" svg:height="0.888cm" svg:x="7.971cm" svg:y="2.357cm"><draw:text-box><text:p text:style-name="P8"><text:span text:style-name="T15">therapist_id</text:span></text:p></draw:text-box></draw:frame><draw:custom-shape draw:style-name="gr24" draw:text-style-name="P113" xml:id="id8" draw:id="id8" svg:width="3.001cm" svg:height="1.001cm" svg:x="0.019cm" svg:y="5.001cm"><draw:glue-point draw:id="4" svg:x="0cm" svg:y="-5cm"/><draw:glue-point draw:id="5" svg:x="0cm" svg:y="5cm"/><draw:glue-point draw:id="6" svg:x="5cm" svg:y="0cm"/><draw:glue-point draw:id="7" svg:x="-5cm" svg:y="0cm"/><draw:glue-point draw:id="8" svg:x="-2.236cm" svg:y="4.94cm"/><draw:glue-point draw:id="9" svg:x="2.676cm" svg:y="5.01cm"/><text:p text:style-name="P112"><text:span text:style-name="T13">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5.778cm" svg:y1="3.515cm" svg:x2="1.518cm" svg:y2="5.001cm" draw:start-shape="id5" draw:start-glue-point="8" draw:end-shape="id8" draw:end-glue-point="4" svg:d="M5778 3515v745h-4260v741" svg:viewBox="0 0 4262 1487"><text:p/></draw:connector><draw:custom-shape draw:style-name="gr24" draw:text-style-name="P113" xml:id="id9" draw:id="id9" svg:width="3.001cm" svg:height="1.001cm" svg:x="5.02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112"><text:span text:style-name="T13">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6.519cm" svg:y1="3.517cm" svg:x2="6.519cm" svg:y2="5.001cm" draw:start-shape="id5" draw:start-glue-point="5" draw:end-shape="id9" draw:end-glue-point="4" svg:d="M6519 3517v1484" svg:viewBox="0 0 2 1485"><text:p/></draw:connector><draw:custom-shape draw:style-name="gr24" draw:text-style-name="P113" xml:id="id10" draw:id="id10"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112"><text:span text:style-name="T13">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7.281cm" svg:y1="3.515cm" svg:x2="11.516cm" svg:y2="5.001cm" draw:start-shape="id5" draw:start-glue-point="9" draw:end-shape="id10" draw:end-glue-point="4" svg:d="M7281 3515v745h4235v741" svg:viewBox="0 0 4237 1487"><text:p/></draw:connector><draw:custom-shape draw:style-name="gr26" draw:text-style-name="P113" xml:id="id11" draw:id="id11" svg:width="3.001cm" svg:height="1.001cm" svg:x="5.027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112"><text:span text:style-name="T13">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7" draw:text-style-name="P7" svg:x1="6.519cm" svg:y1="2.519cm" svg:x2="6.526cm" svg:y2="0.998cm" draw:start-shape="id5" draw:start-glue-point="4" draw:end-shape="id11" draw:end-glue-point="5" svg:d="M6519 2519v-760h7v-761" svg:viewBox="0 0 9 1522"><text:p/></draw:connector><draw:frame draw:style-name="gr22" draw:text-style-name="P116" svg:width="1.781cm" svg:height="0.578cm" svg:x="6.498cm" svg:y="1.875cm"><draw:text-box><text:p text:style-name="P8"><text:span text:style-name="T15">user_id</text:span></text:p></draw:text-box></draw:frame></draw:g>Diagrama <text:sequence text:ref-name="refDiagrama0" text:name="Diagrama" text:formula="ooow:Diagrama+1" style:num-format="1">1</text:sequence>: Mòdul de Tasques (TSKMOD)</text:p></draw:text-box></draw:frame><text:span text:style-name="T16"/></text:p>
        <text:h text:style-name="P117" text:outline-level="3"/>
        <text:h text:style-name="P118" text:outline-level="3"><text:bookmark-start text:name="__RefHeading___Toc9597_1063191050"/>TASK<text:bookmark-end text:name="__RefHeading___Toc9597_1063191050"/></text:h>
        <text:p text:style-name="P119"><text:span text:style-name="T17">L</text:span><text:span text:style-name="T18">’entitat </text:span><text:span text:style-name="T19">Task</text:span><text:span text:style-name="T17"> en</text:span><text:span text:style-name="T20">registr</text:span><text:span text:style-name="T21">arà</text:span><text:span text:style-name="T20"> </text:span><text:span text:style-name="T21">les tasques assignades als pacients.</text:span></text:p>
        <text:p text:style-name="P120">El tipus de tasca depèn del seu objectiu:</text:p>
        <text:list text:style-name="L33">
          <text:list-item>
            <text:p text:style-name="P121"><text:span text:style-name="T22">Test: </text:span><text:span text:style-name="T23">Complimentar un test.</text:span></text:p>
          </text:list-item>
          <text:list-item>
            <text:p text:style-name="P121"><text:span text:style-name="T22">Registre</text:span><text:span text:style-name="T23">: Recordatori per a complimentar una taula de registre.</text:span></text:p>
          </text:list-item>
          <text:list-item>
            <text:p text:style-name="P121"><text:span text:style-name="T22">Recurs</text:span><text:span text:style-name="T23">: Treballar sobre un material auxiliar assignat.</text:span></text:p>
          </text:list-item>
          <text:list-item>
            <text:p text:style-name="P122"><text:span text:style-name="T24">Personalitzada</text:span><text:span text:style-name="T23">: Tasca independent amb un missatge segons el terapeuta.</text:span></text:p>
          </text:list-item>
        </text:list>
        <text:p text:style-name="P123"><text:span text:style-name="T25"/></text:p>
        <text:p text:style-name="P120">L’estat d’una tasca pot correspondre als següents:</text:p>
        <text:list xml:id="list201410999598529" text:continue-numbering="true" text:style-name="L33">
          <text:list-item>
            <text:p text:style-name="P124"><text:span text:style-name="T26">Assigna</text:span><text:span text:style-name="T27">da</text:span><text:span text:style-name="T23">: </text:span><text:span text:style-name="T28">Estat inicial </text:span><text:span text:style-name="T29">quan </text:span><text:span text:style-name="T30">el</text:span><text:span text:style-name="T29"> </text:span><text:span text:style-name="T31">terapeuta assigna una tasca a un pacient.</text:span></text:p>
          </text:list-item>
          <text:list-item>
            <text:p text:style-name="P125"><text:span text:style-name="T32">Acabada</text:span>: <text:span text:style-name="T8">Estat final quan la tasca ha estat realitzada</text:span><text:span text:style-name="T33">.</text:span></text:p>
          </text:list-item>
          <text:list-item>
            <text:p text:style-name="P126">Estàtica<text:span text:style-name="T34">: Estat únic d’una tasca que no té inici ni final.</text:span></text:p>
          </text:list-item>
        </text:list>
        <text:p text:style-name="P123"><text:span text:style-name="T33"/></text:p>
        <table:table table:name="Taula27" table:style-name="Taula27">
          <table:table-column table:style-name="Taula27.A"/>
          <table:table-column table:style-name="Taula27.B"/>
          <table:table-column table:style-name="Taula27.C"/>
          <table:table-column table:style-name="Taula27.D"/>
          <table:table-header-rows>
            <table:table-row>
              <table:table-cell table:style-name="Taula27.A1" office:value-type="string">
                <text:p text:style-name="P127">Atribut</text:p>
              </table:table-cell>
              <table:table-cell table:style-name="Taula27.A1" office:value-type="string">
                <text:p text:style-name="P127">Tipus</text:p>
              </table:table-cell>
              <table:table-cell table:style-name="Taula27.A1" office:value-type="string">
                <text:p text:style-name="P128">Obl</text:p>
              </table:table-cell>
              <table:table-cell table:style-name="Taula27.D1" office:value-type="string">
                <text:p text:style-name="P127">Descripció</text:p>
              </table:table-cell>
            </table:table-row>
          </table:table-header-rows>
          <table:table-row>
            <table:table-cell table:style-name="Taula27.A2" office:value-type="string">
              <text:p text:style-name="P129"><text:span text:style-name="T35"># </text:span>Terapeuta</text:p>
            </table:table-cell>
            <table:table-cell table:style-name="Taula27.B2" office:value-type="string">
              <text:p text:style-name="P130">Referència a <text:line-break/><text:span text:style-name="T36">USER (</text:span><text:span text:style-name="T32">THERAPIST</text:span><text:span text:style-name="T36">)</text:span></text:p>
            </table:table-cell>
            <table:table-cell table:style-name="Taula27.C2" office:value-type="string">
              <text:p text:style-name="P131">Sí</text:p>
            </table:table-cell>
            <table:table-cell table:style-name="Taula27.D2" office:value-type="string">
              <text:p text:style-name="P132">Referència <text:span text:style-name="T8">al terapeuta qui assigna la tasca.</text:span></text:p>
            </table:table-cell>
          </table:table-row>
          <table:table-row>
            <table:table-cell table:style-name="Taula27.A2" office:value-type="string">
              <text:p text:style-name="P133"><text:span text:style-name="T37"># </text:span>Pacient</text:p>
            </table:table-cell>
            <table:table-cell table:style-name="Taula27.B3" office:value-type="string">
              <text:p text:style-name="P134">Referència a<text:line-break/><text:span text:style-name="T38">USER</text:span> (<text:span text:style-name="T38">PATIENT</text:span>)</text:p>
            </table:table-cell>
            <table:table-cell table:style-name="Taula27.C3" office:value-type="string">
              <text:p text:style-name="P135">Sí</text:p>
            </table:table-cell>
            <table:table-cell table:style-name="Taula27.D3" office:value-type="string">
              <text:p text:style-name="P136">Referència al pacient al que assignem el material.</text:p>
            </table:table-cell>
          </table:table-row>
          <table:table-row>
            <table:table-cell table:style-name="Taula27.A2" office:value-type="string">
              <text:p text:style-name="P137">Tipus</text:p>
            </table:table-cell>
            <table:table-cell table:style-name="Taula27.B3" office:value-type="string">
              <text:p text:style-name="P138">Enumeració</text:p>
            </table:table-cell>
            <table:table-cell table:style-name="Taula27.C3" office:value-type="string">
              <text:p text:style-name="P135">Sí</text:p>
            </table:table-cell>
            <table:table-cell table:style-name="Taula27.D3" office:value-type="string">
              <text:p text:style-name="P139">Tipus de tasca, segons l’enumeració descrita.</text:p>
            </table:table-cell>
          </table:table-row>
          <table:table-row>
            <table:table-cell table:style-name="Taula27.A2" office:value-type="string">
              <text:p text:style-name="P137">Estat</text:p>
            </table:table-cell>
            <table:table-cell table:style-name="Taula27.B3" office:value-type="string">
              <text:p text:style-name="P138">Enumeració</text:p>
            </table:table-cell>
            <table:table-cell table:style-name="Taula27.C3" office:value-type="string">
              <text:p text:style-name="P135">Sí</text:p>
            </table:table-cell>
            <table:table-cell table:style-name="Taula27.D3" office:value-type="string">
              <text:p text:style-name="P139">Estat de la tasca, segons l’enumeració descrita.</text:p>
            </table:table-cell>
          </table:table-row>
          <table:table-row>
            <table:table-cell table:style-name="Taula27.A6" office:value-type="string">
              <text:p text:style-name="P137">Tasca</text:p>
            </table:table-cell>
            <table:table-cell table:style-name="Taula27.B3" office:value-type="string">
              <text:p text:style-name="P138">Cadena</text:p>
            </table:table-cell>
            <table:table-cell table:style-name="Taula27.C3" office:value-type="string">
              <text:p text:style-name="P135">Sí</text:p>
            </table:table-cell>
            <table:table-cell table:style-name="Taula27.D3" office:value-type="string">
              <text:p text:style-name="P139">Descripció de la tasca a realitzar.</text:p>
            </table:table-cell>
          </table:table-row>
          <table:table-row>
            <table:table-cell table:style-name="Taula27.A6" office:value-type="string">
              <text:p text:style-name="P140"><text:span text:style-name="T37"># </text:span>Test</text:p>
            </table:table-cell>
            <table:table-cell table:style-name="Taula27.B3" office:value-type="string">
              <text:p text:style-name="P138">Referència a<text:line-break/><text:span text:style-name="T39">PATIENT </text:span><text:span text:style-name="T38">TEST</text:span></text:p>
            </table:table-cell>
            <table:table-cell table:style-name="Taula27.C3" office:value-type="string">
              <text:p text:style-name="P141">No</text:p>
            </table:table-cell>
            <table:table-cell table:style-name="Taula27.D3" office:value-type="string">
              <text:p text:style-name="P139">Referència al test a complimentar, només en el cas que la tasca sigui del tipus <text:span text:style-name="T38">Test</text:span>.</text:p>
            </table:table-cell>
          </table:table-row>
          <table:table-row>
            <table:table-cell table:style-name="Taula27.A6" office:value-type="string">
              <text:p text:style-name="P140"><text:span text:style-name="T37"># </text:span>Registre</text:p>
            </table:table-cell>
            <table:table-cell table:style-name="Taula27.B3" office:value-type="string">
              <text:p text:style-name="P138">Referència a<text:line-break/><text:span text:style-name="T40">REGISTER</text:span></text:p>
            </table:table-cell>
            <table:table-cell table:style-name="Taula27.C3" office:value-type="string">
              <text:p text:style-name="P141">No</text:p>
            </table:table-cell>
            <table:table-cell table:style-name="Taula27.D3" office:value-type="string">
              <text:p text:style-name="P139">Referència a la taula de seguiment, només en el cas que la tasca sigui del tipus <text:span text:style-name="T38">Registre.</text:span></text:p>
            </table:table-cell>
          </table:table-row>
          <table:table-row>
            <table:table-cell table:style-name="Taula27.A6" office:value-type="string">
              <text:p text:style-name="P140"><text:span text:style-name="T37"># </text:span>Recurs</text:p>
            </table:table-cell>
            <table:table-cell table:style-name="Taula27.B3" office:value-type="string">
              <text:p text:style-name="P138">Referència a<text:line-break/><text:span text:style-name="T38">MATERIAL</text:span></text:p>
            </table:table-cell>
            <table:table-cell table:style-name="Taula27.C3" office:value-type="string">
              <text:p text:style-name="P141">No</text:p>
            </table:table-cell>
            <table:table-cell table:style-name="Taula27.D3" office:value-type="string">
              <text:p text:style-name="P139">Referència al recurs o material auxiliar, només en el cas que la tasca sigui de tipus <text:span text:style-name="T38">Recurs.</text:span></text:p>
            </table:table-cell>
          </table:table-row>
          <table:table-row>
            <table:table-cell table:style-name="Taula27.A10" office:value-type="string">
              <text:p text:style-name="P137">Data d’inici</text:p>
            </table:table-cell>
            <table:table-cell table:style-name="Taula27.B3" office:value-type="string">
              <text:p text:style-name="P138">Data</text:p>
            </table:table-cell>
            <table:table-cell table:style-name="Taula27.C3" office:value-type="string">
              <text:p text:style-name="P141">No</text:p>
            </table:table-cell>
            <table:table-cell table:style-name="Taula27.D3" office:value-type="string">
              <text:p text:style-name="P139">Data a partir de la qual apareixerà la tasca a la llista del pacient.</text:p>
            </table:table-cell>
          </table:table-row>
          <table:table-row>
            <table:table-cell table:style-name="Taula27.A10" office:value-type="string">
              <text:p text:style-name="P137">Data de fi</text:p>
            </table:table-cell>
            <table:table-cell table:style-name="Taula27.B3" office:value-type="string">
              <text:p text:style-name="P138">Data</text:p>
            </table:table-cell>
            <table:table-cell table:style-name="Taula27.C3" office:value-type="string">
              <text:p text:style-name="P141">No</text:p>
            </table:table-cell>
            <table:table-cell table:style-name="Taula27.D3" office:value-type="string">
              <text:p text:style-name="P139">Data fixada per a la finalització de la tasca o la data de la finalització real.</text:p>
            </table:table-cell>
          </table:table-row>
          <table:table-row>
            <table:table-cell table:style-name="Taula27.A12" office:value-type="string">
              <text:p text:style-name="P142">Seguiment</text:p>
            </table:table-cell>
            <table:table-cell table:style-name="Taula27.B12" office:value-type="string">
              <text:p text:style-name="P143">Usuaris i Dates</text:p>
            </table:table-cell>
            <table:table-cell table:style-name="Taula27.C12" office:value-type="string">
              <text:p text:style-name="P135">Sí</text:p>
            </table:table-cell>
            <table:table-cell table:style-name="Taula27.D12" office:value-type="string">
              <text:p text:style-name="P144">Usuari i data/hora de creació i última modificació de la instància.</text:p>
            </table:table-cell>
          </table:table-row>
        </table:table>
        <text:p text:style-name="P145"><text:bookmark-start text:name="Còpia de __RefHeading___Toc13530_1791785473 2"/><text:span text:style-name="T41">Taula </text:span><text:span text:style-name="T41"><text:sequence text:ref-name="refTable0" text:name="Table" text:formula="ooow:Table+1" style:num-format="1">1</text:sequence></text:span><text:span text:style-name="T41">: </text:span><text:alphabetical-index-mark-start text:id="IMark2045984523472"/><text:span text:style-name="T41">Entitat </text:span><text:span text:style-name="T21">TASK</text:span><text:bookmark-end text:name="Còpia de __RefHeading___Toc13530_1791785473 2"/><text:alphabetical-index-mark-end text:id="IMark2045984523472"/></text:p>
        <text:h text:style-name="P146" text:outline-level="2"/>
        <text:h text:style-name="P147" text:outline-level="2"><text:bookmark-start text:name="__RefHeading___Toc16881_1791785473"/>Visits Module (VISMOD)<text:bookmark-end text:name="__RefHeading___Toc16881_1791785473"/></text:h>
        <text:p text:style-name="P106">El mòdul <text:span text:style-name="T42">Visits</text:span><text:span text:style-name="T10"> </text:span><text:span text:style-name="T43">emmagatzema </text:span><text:span text:style-name="T44">les dades</text:span><text:span text:style-name="T43"> corresponent a les visites entre pacients i terapeutes.</text:span></text:p>
        <text:h text:style-name="P107" text:outline-level="3" text:is-list-header="true"><text:bookmark-start text:name="__RefHeading___Toc6894_2020737262"/>Diagrama<text:bookmark-end text:name="__RefHeading___Toc6894_2020737262"/></text:h>
        <text:h text:style-name="P148" text:outline-level="3"><draw:frame draw:style-name="fr2" draw:name="Marc11" text:anchor-type="paragraph" svg:y="0.102cm" svg:width="13.039cm" draw:z-index="0"><draw:text-box fo:min-height="1.196cm"><text:p text:style-name="P109"><draw:g text:anchor-type="paragraph" draw:z-index="1" draw:name="Objecte de grup 2" draw:style-name="gr17"><draw:custom-shape draw:style-name="gr28" draw:text-style-name="P150" xml:id="id14" draw:id="id14" svg:width="3.001cm" svg:height="1.001cm" svg:x="10.017cm" svg:y="0.176cm"><draw:glue-point draw:id="4" svg:x="0cm" svg:y="-5cm"/><draw:glue-point draw:id="5" svg:x="0cm" svg:y="5cm"/><draw:glue-point draw:id="6" svg:x="5cm" svg:y="0cm"/><draw:glue-point draw:id="7" svg:x="-5cm" svg:y="0cm"/><draw:glue-point draw:id="8" svg:x="-4.98cm" svg:y="-2.83cm"/><draw:glue-point draw:id="9" svg:x="-5.006cm" svg:y="2.72cm"/><text:p text:style-name="P149"><text:span text:style-name="T45">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152" xml:id="id13" draw:id="id13" svg:width="3.022cm" svg:height="1.001cm" svg:x="0.019cm" svg:y="0.176cm"><draw:glue-point draw:id="4" svg:x="0cm" svg:y="-5cm"/><draw:glue-point draw:id="5" svg:x="0cm" svg:y="5cm"/><draw:glue-point draw:id="6" svg:x="5cm" svg:y="0cm"/><draw:glue-point draw:id="7" svg:x="-5cm" svg:y="0cm"/><text:p text:style-name="P151"><text:span text:style-name="T46">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15" xml:id="id12" draw:id="id12" svg:width="3.001cm" svg:height="1.001cm" svg:x="5.02cm" svg:y="0.176cm"><draw:glue-point draw:id="4" svg:x="0cm" svg:y="-5cm"/><draw:glue-point draw:id="5" svg:x="0cm" svg:y="5cm"/><draw:glue-point draw:id="6" svg:x="5cm" svg:y="0cm"/><draw:glue-point draw:id="7" svg:x="-5cm" svg:y="0cm"/><draw:glue-point draw:id="8" svg:x="-2.47cm" svg:y="4.99cm"/><draw:glue-point draw:id="9" svg:x="2.54cm" svg:y="4.99cm"/><text:p text:style-name="P114"><text:span text:style-name="T14">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2cm" svg:y1="0.676cm" svg:x2="3.039cm" svg:y2="0.676cm" draw:start-shape="id12" draw:start-glue-point="7" draw:end-shape="id13" draw:end-glue-point="6" svg:d="M5020 676h-1981" svg:viewBox="0 0 1983 2"><text:p/></draw:connector><draw:connector draw:style-name="gr21" draw:text-style-name="P7" svg:x1="8.018cm" svg:y1="0.676cm" svg:x2="10.016cm" svg:y2="0.676cm" draw:start-shape="id12" draw:start-glue-point="6" draw:end-shape="id14" draw:end-glue-point="7" svg:d="M8018 676h1998" svg:viewBox="0 0 2000 2"><text:p/></draw:connector><draw:frame draw:style-name="gr22" draw:text-style-name="P116" svg:width="1.781cm" svg:height="0.578cm" svg:x="3.407cm" svg:y="0cm"><draw:text-box><text:p text:style-name="P8"><text:span text:style-name="T15">patient_id</text:span></text:p></draw:text-box></draw:frame><draw:frame draw:style-name="gr22" draw:text-style-name="P116" svg:width="2.052cm" svg:height="0.578cm" svg:x="7.971cm" svg:y="0.035cm"><draw:text-box><text:p text:style-name="P8"><text:span text:style-name="T15">therapist_id</text:span></text:p></draw:text-box></draw:frame></draw:g>Diagrama <text:sequence text:ref-name="refDiagrama1" text:name="Diagrama" text:formula="ooow:Diagrama+1" style:num-format="1">2</text:sequence>: Mòdul de Visites (VISMOD)</text:p></draw:text-box></draw:frame><text:bookmark text:name="Còpia de Còpia de Còpia de __RefHeading___Toc3145_1471092614 1 1 2"/><text:bookmark-start text:name="__RefHeading___Toc8007_2020737262"/><text:span text:style-name="T47">V</text:span><text:span text:style-name="T48">ISIT</text:span><text:bookmark-end text:name="__RefHeading___Toc8007_2020737262"/></text:h>
        <text:p text:style-name="P153"><text:bookmark-start text:name="Còpia de Còpia de __RefHeading___Toc2716_2294837604 1 3"/>L’entitat <text:span text:style-name="T49">Visit</text:span><text:span text:style-name="T38"> </text:span><text:bookmark-end text:name="Còpia de Còpia de __RefHeading___Toc2716_2294837604 1 3"/><text:span text:style-name="T50">enregistra les dates i hora de les visites entre pacients i terapeutes.</text:span></text:p>
        <text:p text:style-name="P154">Una visita es pot trobar en els següents estats:</text:p>
        <text:list xml:id="list201409515414131" text:continue-numbering="true" text:style-name="L33">
          <text:list-item>
            <text:p text:style-name="P155"><text:span text:style-name="T51">Concertada</text:span><text:span text:style-name="T23">: </text:span><text:span text:style-name="T28">Estat inicial </text:span><text:span text:style-name="T52">d’una visita quan s’acorda una data i hora.</text:span></text:p>
          </text:list-item>
          <text:list-item>
            <text:p text:style-name="P156"><text:span text:style-name="T53">A</text:span><text:span text:style-name="T38">cabada</text:span><text:span text:style-name="T34">: Estat final d’una visita quan aquesta finalitza.</text:span></text:p>
          </text:list-item>
          <text:list-item>
            <text:p text:style-name="P157"><text:span text:style-name="T54">Cancel·lada</text:span><text:span text:style-name="T34">: </text:span><text:span text:style-name="T50">Estat final d’una visita quan es cancel·la per qualsevol raó.</text:span></text:p>
          </text:list-item>
          <text:list-item>
            <text:p text:style-name="P158">Nul·la<text:span text:style-name="T34">: Estat final d’una visita quan aquesta no s’ha pogut realitzar per qualsevol raó.</text:span></text:p>
          </text:list-item>
        </text:list>
        <text:p text:style-name="P159"><text:span text:style-name="T50"/></text:p>
        <table:table table:name="Taula28" table:style-name="Taula28">
          <table:table-column table:style-name="Taula28.A"/>
          <table:table-column table:style-name="Taula28.B"/>
          <table:table-column table:style-name="Taula28.C"/>
          <table:table-column table:style-name="Taula28.D"/>
          <table:table-header-rows>
            <table:table-row>
              <table:table-cell table:style-name="Taula28.A1" office:value-type="string">
                <text:p text:style-name="P160">Atribut</text:p>
              </table:table-cell>
              <table:table-cell table:style-name="Taula28.A1" office:value-type="string">
                <text:p text:style-name="P160">Tipus</text:p>
              </table:table-cell>
              <table:table-cell table:style-name="Taula28.A1" office:value-type="string">
                <text:p text:style-name="P128">Obl</text:p>
              </table:table-cell>
              <table:table-cell table:style-name="Taula28.D1" office:value-type="string">
                <text:p text:style-name="P160">Descripció</text:p>
              </table:table-cell>
            </table:table-row>
          </table:table-header-rows>
          <table:table-row>
            <table:table-cell table:style-name="Taula28.A2" office:value-type="string">
              <text:p text:style-name="P161"><text:span text:style-name="T55"># </text:span>Terapeuta</text:p>
            </table:table-cell>
            <table:table-cell table:style-name="Taula28.B2" office:value-type="string">
              <text:p text:style-name="P130">Referència a <text:line-break/><text:span text:style-name="T36">USER (</text:span><text:span text:style-name="T32">THERAPIST</text:span><text:span text:style-name="T36">)</text:span></text:p>
            </table:table-cell>
            <table:table-cell table:style-name="Taula28.C2" office:value-type="string">
              <text:p text:style-name="P131">Sí</text:p>
            </table:table-cell>
            <table:table-cell table:style-name="Taula28.D2" office:value-type="string">
              <text:p text:style-name="P132">Referència <text:span text:style-name="T8">al terapeuta </text:span><text:span text:style-name="T54">corresponent a la visita</text:span><text:span text:style-name="T8">.</text:span></text:p>
            </table:table-cell>
          </table:table-row>
          <table:table-row>
            <table:table-cell table:style-name="Taula28.A3" office:value-type="string">
              <text:p text:style-name="P162"><text:span text:style-name="T55"># </text:span>Pacient</text:p>
            </table:table-cell>
            <table:table-cell table:style-name="Taula28.B3" office:value-type="string">
              <text:p text:style-name="P163">Referència a <text:line-break/><text:span text:style-name="T56">USER (PATIENT)</text:span></text:p>
            </table:table-cell>
            <table:table-cell table:style-name="Taula28.C3" office:value-type="string">
              <text:p text:style-name="P135">Sí</text:p>
            </table:table-cell>
            <table:table-cell table:style-name="Taula28.D3" office:value-type="string">
              <text:p text:style-name="P164">Pacient al qual <text:span text:style-name="T54">s’assigna la visita.</text:span></text:p>
            </table:table-cell>
          </table:table-row>
          <table:table-row>
            <table:table-cell table:style-name="Taula28.A4" office:value-type="string">
              <text:p text:style-name="P165">Primera visita?</text:p>
            </table:table-cell>
            <table:table-cell table:style-name="Taula28.B4" office:value-type="string">
              <text:p text:style-name="P166">Booleà</text:p>
            </table:table-cell>
            <table:table-cell table:style-name="Taula28.C4" office:value-type="string">
              <text:p text:style-name="P135">Sí</text:p>
            </table:table-cell>
            <table:table-cell table:style-name="Taula28.D4" office:value-type="string">
              <text:p text:style-name="P167">Cert només si la visita és primera visita. Fals en cas contrari.</text:p>
            </table:table-cell>
          </table:table-row>
          <table:table-row>
            <table:table-cell table:style-name="Taula28.A4" office:value-type="string">
              <text:p text:style-name="P168">Data i hora</text:p>
            </table:table-cell>
            <table:table-cell table:style-name="Taula28.B4" office:value-type="string">
              <text:p text:style-name="P169">Data i hora</text:p>
            </table:table-cell>
            <table:table-cell table:style-name="Taula28.C4" office:value-type="string">
              <text:p text:style-name="P135">Sí</text:p>
            </table:table-cell>
            <table:table-cell table:style-name="Taula28.D5" office:value-type="string">
              <text:p text:style-name="P170">Data i hora prevista per a la visita.</text:p>
            </table:table-cell>
          </table:table-row>
          <table:table-row>
            <table:table-cell table:style-name="Taula28.A4" office:value-type="string">
              <text:p text:style-name="P171">Tipus</text:p>
            </table:table-cell>
            <table:table-cell table:style-name="Taula28.B4" office:value-type="string">
              <text:p text:style-name="P172">Enumeració</text:p>
            </table:table-cell>
            <table:table-cell table:style-name="Taula28.C4" office:value-type="string">
              <text:p text:style-name="P135">Sí</text:p>
            </table:table-cell>
            <table:table-cell table:style-name="Taula28.D6" office:value-type="string">
              <text:p text:style-name="P173">Determina si la visita és presencial o <text:span text:style-name="T57">online</text:span>.</text:p>
            </table:table-cell>
          </table:table-row>
          <table:table-row>
            <table:table-cell table:style-name="Taula28.A4" office:value-type="string">
              <text:p text:style-name="P168">Estat</text:p>
            </table:table-cell>
            <table:table-cell table:style-name="Taula28.B4" office:value-type="string">
              <text:p text:style-name="P169">Enumeració</text:p>
            </table:table-cell>
            <table:table-cell table:style-name="Taula28.C4" office:value-type="string">
              <text:p text:style-name="P135">Sí</text:p>
            </table:table-cell>
            <table:table-cell table:style-name="Taula28.D7" office:value-type="string">
              <text:p text:style-name="P170">Estat de la visita segons la enumeració descrita.</text:p>
            </table:table-cell>
          </table:table-row>
          <table:table-row>
            <table:table-cell table:style-name="Taula28.A8" office:value-type="string">
              <text:p text:style-name="P142">Seguiment</text:p>
            </table:table-cell>
            <table:table-cell table:style-name="Taula28.B8" office:value-type="string">
              <text:p text:style-name="P143">Usuaris i Dates</text:p>
            </table:table-cell>
            <table:table-cell table:style-name="Taula28.C8" office:value-type="string">
              <text:p text:style-name="P135">Sí</text:p>
            </table:table-cell>
            <table:table-cell table:style-name="Taula28.D8" office:value-type="string">
              <text:p text:style-name="P144">Usuari i data/hora de creació i última modificació de la instància.</text:p>
            </table:table-cell>
          </table:table-row>
        </table:table>
        <text:p text:style-name="P174"><text:bookmark-start text:name="Còpia de Còpia de __RefHeading___Toc13538_1791785473 1 3"/><text:span text:style-name="T16">Taula </text:span><text:span text:style-name="T16"><text:sequence text:ref-name="refTable1" text:name="Table" text:formula="ooow:Table+1" style:num-format="1">2</text:sequence></text:span><text:span text:style-name="T16">: </text:span><text:alphabetical-index-mark-start text:id="IMark2045984523072"/><text:span text:style-name="T16">Entitat </text:span><text:bookmark-end text:name="Còpia de Còpia de __RefHeading___Toc13538_1791785473 1 3"/><text:span text:style-name="T48">VISIT</text:span><text:alphabetical-index-mark-end text:id="IMark2045984523072"/></text:p>
        <text:h text:style-name="P175" text:outline-level="2"><text:span text:style-name="T58"/></text:h>
        <text:h text:style-name="P176" text:outline-level="2"><text:bookmark-start text:name="__RefHeading___Toc6896_2020737262"/>Notifications Module (NTFMOD)<text:bookmark-end text:name="__RefHeading___Toc6896_2020737262"/></text:h>
        <text:p text:style-name="P177">Aquest mòdul enregistra les notificacions rebudes per l’usuari. Per tal que l’aparició de les notificacions no resulti <text:span text:style-name="T59">innecessàriament agressiva</text:span> l’aplicació permetrà desactivar l’aparició individual d’alguns tipus de notificació. Tot i així, la notificació serà enregistrada.</text:p>
        <text:h text:style-name="P107" text:outline-level="3" text:is-list-header="true"><text:bookmark-start text:name="__RefHeading___Toc6898_2020737262"/>Diagrama<text:bookmark-end text:name="__RefHeading___Toc6898_2020737262"/></text:h>
        <text:h text:style-name="P178" text:outline-level="3"><draw:frame draw:style-name="fr2" draw:name="Marc3" text:anchor-type="paragraph" svg:y="0.101cm" svg:width="13.037cm" draw:z-index="9"><draw:text-box fo:min-height="6.041cm"><text:p text:style-name="P179"><draw:g text:anchor-type="paragraph" draw:z-index="10" draw:name="Objecte de grup 7" draw:style-name="gr17"><draw:custom-shape draw:style-name="gr18" draw:text-style-name="P111" xml:id="id17" draw:id="id17"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110"><text:span text:style-name="T12">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13" xml:id="id16" draw:id="id16" svg:width="3.022cm" svg:height="1.001cm" svg:x="0.018cm" svg:y="2.519cm"><draw:glue-point draw:id="4" svg:x="0cm" svg:y="-5cm"/><draw:glue-point draw:id="5" svg:x="0cm" svg:y="5cm"/><draw:glue-point draw:id="6" svg:x="5cm" svg:y="0cm"/><draw:glue-point draw:id="7" svg:x="-5cm" svg:y="0cm"/><text:p text:style-name="P112"><text:span text:style-name="T13">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81" xml:id="id15" draw:id="id15" svg:width="3.001cm" svg:height="1.001cm" svg:x="5.019cm" svg:y="2.519cm"><draw:glue-point draw:id="4" svg:x="0cm" svg:y="-5cm"/><draw:glue-point draw:id="5" svg:x="0cm" svg:y="5cm"/><draw:glue-point draw:id="6" svg:x="5cm" svg:y="0cm"/><draw:glue-point draw:id="7" svg:x="-5cm" svg:y="0cm"/><draw:glue-point draw:id="8" svg:x="-2.47cm" svg:y="4.99cm"/><draw:glue-point draw:id="9" svg:x="2.54cm" svg:y="4.99cm"/><text:p text:style-name="P180"><text:span text:style-name="T60">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19cm" svg:y1="3.018cm" svg:x2="3.038cm" svg:y2="3.018cm" draw:start-shape="id15" draw:start-glue-point="7" draw:end-shape="id16" draw:end-glue-point="6" svg:d="M5019 3018h-1981" svg:viewBox="0 0 1983 2"><text:p/></draw:connector><draw:connector draw:style-name="gr21" draw:text-style-name="P7" svg:x1="8.017cm" svg:y1="3.018cm" svg:x2="10.017cm" svg:y2="3.018cm" draw:start-shape="id15" draw:start-glue-point="6" draw:end-shape="id17" draw:end-glue-point="7" svg:d="M8017 3018h2000" svg:viewBox="0 0 2002 2"><text:p/></draw:connector><draw:frame draw:style-name="gr22" draw:text-style-name="P116" svg:width="1.781cm" svg:height="0.578cm" svg:x="3.406cm" svg:y="2.422cm"><draw:text-box><text:p text:style-name="P8"><text:span text:style-name="T15">patient_id</text:span></text:p></draw:text-box></draw:frame><draw:frame draw:style-name="gr23" draw:text-style-name="P116" svg:width="2.052cm" svg:height="0.888cm" svg:x="7.97cm" svg:y="2.357cm"><draw:text-box><text:p text:style-name="P8"><text:span text:style-name="T15">therapist_id</text:span></text:p></draw:text-box></draw:frame><draw:custom-shape draw:style-name="gr24" draw:text-style-name="P113" xml:id="id18" draw:id="id18" svg:width="3.001cm" svg:height="1.001cm" svg:x="0.018cm" svg:y="5.001cm"><draw:glue-point draw:id="4" svg:x="0cm" svg:y="-5cm"/><draw:glue-point draw:id="5" svg:x="0cm" svg:y="5cm"/><draw:glue-point draw:id="6" svg:x="5cm" svg:y="0cm"/><draw:glue-point draw:id="7" svg:x="-5cm" svg:y="0cm"/><draw:glue-point draw:id="8" svg:x="-2.236cm" svg:y="4.94cm"/><draw:glue-point draw:id="9" svg:x="2.676cm" svg:y="5.01cm"/><text:p text:style-name="P112"><text:span text:style-name="T13">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5.777cm" svg:y1="3.515cm" svg:x2="1.517cm" svg:y2="5.001cm" draw:start-shape="id15" draw:start-glue-point="8" draw:end-shape="id18" draw:end-glue-point="4" svg:d="M5777 3515v745h-4260v741" svg:viewBox="0 0 4262 1487"><text:p/></draw:connector><draw:custom-shape draw:style-name="gr24" draw:text-style-name="P113" xml:id="id19" draw:id="id19" svg:width="3.001cm" svg:height="1.001cm" svg:x="5.019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112"><text:span text:style-name="T13">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6.518cm" svg:y1="3.517cm" svg:x2="6.518cm" svg:y2="5.001cm" draw:start-shape="id15" draw:start-glue-point="5" draw:end-shape="id19" draw:end-glue-point="4" svg:d="M6518 3517v1484" svg:viewBox="0 0 2 1485"><text:p/></draw:connector><draw:custom-shape draw:style-name="gr24" draw:text-style-name="P113" xml:id="id20" draw:id="id20"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112"><text:span text:style-name="T13">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7.28cm" svg:y1="3.515cm" svg:x2="11.516cm" svg:y2="5.001cm" draw:start-shape="id15" draw:start-glue-point="9" draw:end-shape="id20" draw:end-glue-point="4" svg:d="M7280 3515v745h4236v741" svg:viewBox="0 0 4239 1487"><text:p/></draw:connector><draw:custom-shape draw:style-name="gr26" draw:text-style-name="P113" xml:id="id21" draw:id="id21" svg:width="3.001cm" svg:height="1.001cm" svg:x="5.026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112"><text:span text:style-name="T13">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7" draw:text-style-name="P7" svg:x1="6.518cm" svg:y1="2.519cm" svg:x2="6.525cm" svg:y2="0.998cm" draw:start-shape="id15" draw:start-glue-point="4" draw:end-shape="id21" draw:end-glue-point="5" svg:d="M6518 2519v-760h7v-761" svg:viewBox="0 0 9 1522"><text:p/></draw:connector><draw:frame draw:style-name="gr22" draw:text-style-name="P116" svg:width="1.781cm" svg:height="0.578cm" svg:x="6.497cm" svg:y="1.875cm"><draw:text-box><text:p text:style-name="P8"><text:span text:style-name="T15">user_id</text:span></text:p></draw:text-box></draw:frame></draw:g>Diagrama <text:sequence text:ref-name="refDiagrama2" text:name="Diagrama" text:formula="ooow:Diagrama+1" style:num-format="1">3</text:sequence>: Mòdul de Notificacions (NTFMOD)</text:p></draw:text-box></draw:frame><text:bookmark-start text:name="__RefHeading___Toc9599_1063191050"/>NOTIFICATION<text:bookmark-end text:name="__RefHeading___Toc9599_1063191050"/></text:h>
        <text:p text:style-name="P153"><text:bookmark-start text:name="Còpia de Còpia de __RefHeading___Toc2716_2294837604 1 4"/>L’entitat <text:span text:style-name="T61">Notification</text:span><text:span text:style-name="T38"> </text:span><text:bookmark-end text:name="Còpia de Còpia de __RefHeading___Toc2716_2294837604 1 4"/><text:span text:style-name="T62">emmagatzema les notificacions rebudes per a cada usuari.</text:span></text:p>
        <text:p text:style-name="P182">Les notificacions es generen majoritàriament de forma automàtica quan succeeixen certs esdeveniments, per exemple:</text:p>
        <text:list text:continue-numbering="true" text:style-name="L33">
          <text:list-item>
            <text:p text:style-name="P183"><text:span text:style-name="T52">E</text:span><text:span text:style-name="T23">l pacient fa un cert temps que no entra en l’aplicació.</text:span></text:p>
          </text:list-item>
          <text:list-item>
            <text:p text:style-name="P184">El pacient té una visita concertada en 24h.</text:p>
          </text:list-item>
          <text:list-item>
            <text:p text:style-name="P184">El pacient té una visita concertada en 1h.</text:p>
          </text:list-item>
          <text:list-item>
            <text:p text:style-name="P184">S’ha creat una nova tasca per a un pacient.</text:p>
          </text:list-item>
          <text:list-item>
            <text:p text:style-name="P184">Un missatge qualsevol, per a un pacient, especificat per un usuari amb el permís disponible (administradors i terapeutes).</text:p>
          </text:list-item>
          <text:list-item>
            <text:p text:style-name="P184">...</text:p>
          </text:list-item>
        </text:list>
        <text:p text:style-name="P185">L’estat d’una notificació pot ser qualsevol de les següents opcions:</text:p>
        <text:list text:continue-numbering="true" text:style-name="L33">
          <text:list-item>
            <text:p text:style-name="P186"><text:span text:style-name="T22">Rebuda</text:span><text:span text:style-name="T23">: Estat inicial quan la notificació és rebuda al dispositiu.</text:span></text:p>
          </text:list-item>
          <text:list-item>
            <text:p text:style-name="P187"><text:span text:style-name="T38">Llegida</text:span><text:span text:style-name="T34">: Estat final quan la notificació es oberta per a la seva lectura.</text:span></text:p>
          </text:list-item>
        </text:list>
        <table:table table:name="Taula29" table:style-name="Taula29">
          <table:table-column table:style-name="Taula29.A"/>
          <table:table-column table:style-name="Taula29.B"/>
          <table:table-column table:style-name="Taula29.C"/>
          <table:table-column table:style-name="Taula29.D"/>
          <table:table-header-rows>
            <table:table-row>
              <table:table-cell table:style-name="Taula29.A1" office:value-type="string">
                <text:p text:style-name="P160">Atribut</text:p>
              </table:table-cell>
              <table:table-cell table:style-name="Taula29.A1" office:value-type="string">
                <text:p text:style-name="P160">Tipus</text:p>
              </table:table-cell>
              <table:table-cell table:style-name="Taula29.A1" office:value-type="string">
                <text:p text:style-name="P128">Obl</text:p>
              </table:table-cell>
              <table:table-cell table:style-name="Taula29.D1" office:value-type="string">
                <text:p text:style-name="P160">Descripció</text:p>
              </table:table-cell>
            </table:table-row>
          </table:table-header-rows>
          <table:table-row>
            <table:table-cell table:style-name="Taula29.A2" office:value-type="string">
              <text:p text:style-name="P188"># Usuari</text:p>
            </table:table-cell>
            <table:table-cell table:style-name="Taula29.B2" office:value-type="string">
              <text:p text:style-name="P163">Referència a <text:line-break/><text:span text:style-name="T56">USER (PATIENT)</text:span></text:p>
            </table:table-cell>
            <table:table-cell table:style-name="Taula29.C2" office:value-type="string">
              <text:p text:style-name="P131">Sí</text:p>
            </table:table-cell>
            <table:table-cell table:style-name="Taula29.D2" office:value-type="string">
              <text:p text:style-name="P189">Usuari a qui s’envia la notificació.</text:p>
            </table:table-cell>
          </table:table-row>
          <table:table-row>
            <table:table-cell table:style-name="Taula29.A3" office:value-type="string">
              <text:p text:style-name="P190">Notificació</text:p>
            </table:table-cell>
            <table:table-cell table:style-name="Taula29.B3" office:value-type="string">
              <text:p text:style-name="P191">Cadena</text:p>
            </table:table-cell>
            <table:table-cell table:style-name="Taula29.C3" office:value-type="string">
              <text:p text:style-name="P135">Sí</text:p>
            </table:table-cell>
            <table:table-cell table:style-name="Taula29.D3" office:value-type="string">
              <text:p text:style-name="P192">Text constitutiu de la notificació.</text:p>
            </table:table-cell>
          </table:table-row>
          <table:table-row>
            <table:table-cell table:style-name="Taula29.A4" office:value-type="string">
              <text:p text:style-name="P190">Tipus</text:p>
            </table:table-cell>
            <table:table-cell table:style-name="Taula29.B4" office:value-type="string">
              <text:p text:style-name="P191">Enumeració</text:p>
            </table:table-cell>
            <table:table-cell table:style-name="Taula29.C4" office:value-type="string">
              <text:p text:style-name="P135">Sí</text:p>
            </table:table-cell>
            <table:table-cell table:style-name="Taula29.D4" office:value-type="string">
              <text:p text:style-name="P192">Tipus de notificació segons una enumeració a especificar.</text:p>
            </table:table-cell>
          </table:table-row>
          <table:table-row>
            <table:table-cell table:style-name="Taula29.A5" office:value-type="string">
              <text:p text:style-name="P193">Estat</text:p>
            </table:table-cell>
            <table:table-cell table:style-name="Taula29.B4" office:value-type="string">
              <text:p text:style-name="P194">Enumeració</text:p>
            </table:table-cell>
            <table:table-cell table:style-name="Taula29.C4" office:value-type="string">
              <text:p text:style-name="P135">Sí</text:p>
            </table:table-cell>
            <table:table-cell table:style-name="Taula29.D4" office:value-type="string">
              <text:p text:style-name="P195">Estat de la notificació segons l’enumeració descrita.</text:p>
            </table:table-cell>
          </table:table-row>
          <table:table-row>
            <table:table-cell table:style-name="Taula29.A6" office:value-type="string">
              <text:p text:style-name="P196"># <text:span text:style-name="T38">Test</text:span></text:p>
            </table:table-cell>
            <table:table-cell table:style-name="Taula29.B6" office:value-type="string">
              <text:p text:style-name="P197">Referència a <text:line-break/><text:span text:style-name="T38">PATIENT TEST</text:span></text:p>
            </table:table-cell>
            <table:table-cell table:style-name="Taula29.C6" office:value-type="string">
              <text:p text:style-name="P198">No</text:p>
            </table:table-cell>
            <table:table-cell table:style-name="Taula29.D6" office:value-type="string">
              <text:p text:style-name="P199">Test amb el que està associada la notificació, si escau.</text:p>
            </table:table-cell>
          </table:table-row>
          <table:table-row>
            <table:table-cell table:style-name="Taula29.A6" office:value-type="string">
              <text:p text:style-name="P200"># <text:span text:style-name="T38">Registre</text:span></text:p>
            </table:table-cell>
            <table:table-cell table:style-name="Taula29.B6" office:value-type="string">
              <text:p text:style-name="P201">Referència a<text:line-break/>PATIENT TRACKING</text:p>
            </table:table-cell>
            <table:table-cell table:style-name="Taula29.C6" office:value-type="string">
              <text:p text:style-name="P202">No</text:p>
            </table:table-cell>
            <table:table-cell table:style-name="Taula29.D6" office:value-type="string">
              <text:p text:style-name="P203">Referència a la taula de seguiment, només en el cas que la tasca sigui del tipus <text:span text:style-name="T38">Registre.</text:span></text:p>
            </table:table-cell>
          </table:table-row>
          <text:soft-page-break/>
          <table:table-row>
            <table:table-cell table:style-name="Taula29.A6" office:value-type="string">
              <text:p text:style-name="P140"><text:span text:style-name="T37"># </text:span>Recurs</text:p>
            </table:table-cell>
            <table:table-cell table:style-name="Taula29.B6" office:value-type="string">
              <text:p text:style-name="P138">Referència a<text:line-break/><text:span text:style-name="T38">AUXILIAR MATERIAL</text:span></text:p>
            </table:table-cell>
            <table:table-cell table:style-name="Taula29.C6" office:value-type="string">
              <text:p text:style-name="P202">No</text:p>
            </table:table-cell>
            <table:table-cell table:style-name="Taula29.D6" office:value-type="string">
              <text:p text:style-name="P139">Referència al recurs o material auxiliar, només en el cas que la tasca sigui de tipus <text:span text:style-name="T38">Recurs.</text:span></text:p>
            </table:table-cell>
          </table:table-row>
          <table:table-row>
            <table:table-cell table:style-name="Taula29.A9" office:value-type="string">
              <text:p text:style-name="P142">Seguiment</text:p>
            </table:table-cell>
            <table:table-cell table:style-name="Taula29.B9" office:value-type="string">
              <text:p text:style-name="P143">Usuaris i Dates</text:p>
            </table:table-cell>
            <table:table-cell table:style-name="Taula29.C9" office:value-type="string">
              <text:p text:style-name="P135">Sí</text:p>
            </table:table-cell>
            <table:table-cell table:style-name="Taula29.D9" office:value-type="string">
              <text:p text:style-name="P144">Usuari i data/hora de creació i última modificació de la instància.</text:p>
            </table:table-cell>
          </table:table-row>
        </table:table>
        <text:p text:style-name="P174"><text:bookmark-start text:name="Còpia de Còpia de __RefHeading___Toc13538_1791785473 1 4"/><text:span text:style-name="T16">Taula </text:span><text:span text:style-name="T16"><text:sequence text:ref-name="refTable2" text:name="Table" text:formula="ooow:Table+1" style:num-format="1">3</text:sequence></text:span><text:span text:style-name="T16">: </text:span><text:alphabetical-index-mark-start text:id="IMark2045984525552"/><text:span text:style-name="T16">Entitat </text:span><text:bookmark-end text:name="Còpia de Còpia de __RefHeading___Toc13538_1791785473 1 4"/><text:span text:style-name="T63">NOTIFICATION</text:span><text:alphabetical-index-mark-end text:id="IMark2045984525552"/></text:p>
        <text:p text:style-name="P108"><text:span text:style-name="T16"/></text:p>
        <text:h text:style-name="P204" text:outline-level="1"><text:bookmark-start text:name="__RefHeading___Toc9601_1063191050"/>Àrea de Localització<text:bookmark-end text:name="__RefHeading___Toc9601_1063191050"/></text:h>
        <text:p text:style-name="P205">L’àrea d’usuari és la part del model responsable d’emmagatzemar la informació necessària per a la gestió dels tres tipus d’usuaris (administrador, terapeuta i pacient), dels dispositius on es troba instal·lada l’aplicació i dels permisos que els usuaris disposen per a realitzar diferents tasques dins la plataforma.</text:p>
        <text:h text:style-name="P206" text:outline-level="2"><text:bookmark-start text:name="__RefHeading___Toc9603_1063191050"/>Option List Module (LSTMOD)<text:bookmark-end text:name="__RefHeading___Toc9603_1063191050"/></text:h>
        <text:p text:style-name="P207">El mòdul <text:span text:style-name="T64">Option List</text:span><text:span text:style-name="T10"> </text:span><text:span text:style-name="T65">permet emmagatzemar estructures de llistes d’elements que poden fer servir els pacients per a omplir camps de tests o de taules de seguiment amb més facilitat.</text:span></text:p>
        <text:h text:style-name="P208" text:outline-level="3" text:is-list-header="true"><draw:frame draw:style-name="fr2" draw:name="Marc12" text:anchor-type="paragraph" svg:y="0.921cm" svg:width="15.99cm" draw:z-index="4"><draw:text-box fo:min-height="7.803cm"><text:p text:style-name="P109"><draw:g text:anchor-type="paragraph" draw:z-index="5" draw:name="Objecte de grup 13" draw:style-name="gr17"><draw:custom-shape draw:style-name="gr24" draw:text-style-name="P113" xml:id="id22" draw:id="id22" svg:width="3.001cm" svg:height="1.001cm" svg:x="10.852cm" svg:y="2.633cm"><draw:glue-point draw:id="4" svg:x="0cm" svg:y="-5cm"/><draw:glue-point draw:id="5" svg:x="0cm" svg:y="5cm"/><draw:glue-point draw:id="6" svg:x="5cm" svg:y="0cm"/><draw:glue-point draw:id="7" svg:x="-5cm" svg:y="0cm"/><draw:glue-point draw:id="8" svg:x="-2.47cm" svg:y="4.99cm"/><draw:glue-point draw:id="9" svg:x="2.54cm" svg:y="4.99cm"/><text:p text:style-name="P112"><text:span text:style-name="T13">QUES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15" xml:id="id23" draw:id="id23" svg:width="3.001cm" svg:height="1.001cm" svg:x="5.832cm" svg:y="2.633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114"><text:span text:style-name="T14">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209" svg:x1="10.851cm" svg:y1="3.133cm" svg:x2="8.83cm" svg:y2="3.133cm" draw:start-shape="id22" draw:start-glue-point="7" draw:end-shape="id23" draw:end-glue-point="6" svg:d="M10851 3133h-2021" svg:viewBox="0 0 2023 2"><text:p/></draw:connector><draw:frame draw:style-name="gr31" draw:text-style-name="P210" svg:width="1.661cm" svg:height="0.578cm" svg:x="9.402cm" svg:y="2.489cm"><draw:text-box><text:p text:style-name="P8"><text:span text:style-name="T66"><text:s text:c="4"/></text:span><text:span text:style-name="T66">list_id</text:span></text:p></draw:text-box></draw:frame><draw:custom-shape draw:style-name="gr20" draw:text-style-name="P115" xml:id="id24" draw:id="id24" svg:width="3.001cm" svg:height="1.001cm" svg:x="5.832cm" svg:y="6.666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114"><text:span text:style-name="T14">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211" svg:x1="7.331cm" svg:y1="6.666cm" svg:x2="7.331cm" svg:y2="3.632cm" draw:start-shape="id24" draw:start-glue-point="4" draw:end-shape="id23" draw:end-glue-point="5" svg:d="M7331 6666v-3034" svg:viewBox="0 0 2 3036"><text:p/></draw:connector><draw:frame draw:style-name="gr32" draw:text-style-name="P116" svg:width="1.532cm" svg:height="0.578cm" svg:x="6.038cm" svg:y="6.168cm"><draw:text-box><text:p text:style-name="P8"><text:span text:style-name="T15">list_id</text:span></text:p></draw:text-box></draw:frame><draw:custom-shape draw:style-name="gr24" draw:text-style-name="P113" xml:id="id25" draw:id="id25" svg:width="3.001cm" svg:height="1.001cm" svg:x="10.852cm" svg:y="0.667cm"><draw:glue-point draw:id="4" svg:x="0cm" svg:y="-5cm"/><draw:glue-point draw:id="5" svg:x="0cm" svg:y="5cm"/><draw:glue-point draw:id="6" svg:x="5cm" svg:y="0cm"/><draw:glue-point draw:id="7" svg:x="-5cm" svg:y="0cm"/><text:p text:style-name="P112"><text:span text:style-name="T13">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3" draw:text-style-name="P209" svg:x1="10.851cm" svg:y1="1.166cm" svg:x2="7.331cm" svg:y2="2.633cm" draw:start-shape="id25" draw:start-glue-point="7" draw:end-shape="id23" draw:end-glue-point="4" svg:d="M10851 1166h-3520v1467" svg:viewBox="0 0 3522 1469"><text:p/></draw:connector><draw:frame draw:style-name="gr22" draw:text-style-name="P212" svg:width="1.659cm" svg:height="0.578cm" svg:x="9.441cm" svg:y="1.254cm"><draw:text-box><text:p text:style-name="P8"><text:span text:style-name="T67"><text:s text:c="4"/></text:span><text:span text:style-name="T67">list_id</text:span></text:p></draw:text-box></draw:frame><draw:custom-shape draw:style-name="gr24" draw:text-style-name="P113" xml:id="id26" draw:id="id26" svg:width="3.001cm" svg:height="1.001cm" svg:x="0.827cm" svg:y="6.666cm"><draw:glue-point draw:id="4" svg:x="0cm" svg:y="-5cm"/><draw:glue-point draw:id="5" svg:x="0cm" svg:y="5cm"/><draw:glue-point draw:id="6" svg:x="5cm" svg:y="0cm"/><draw:glue-point draw:id="7" svg:x="-5cm" svg:y="0cm"/><draw:glue-point draw:id="8" svg:x="-2.47cm" svg:y="4.99cm"/><draw:glue-point draw:id="9" svg:x="2.54cm" svg:y="4.99cm"/><text:p text:style-name="P112"><text:span text:style-name="T13">ANS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4" draw:text-style-name="P7" svg:x1="3.826cm" svg:y1="7.165cm" svg:x2="5.831cm" svg:y2="7.165cm" draw:start-shape="id26" draw:start-glue-point="6" draw:end-shape="id24" draw:end-glue-point="7" svg:d="M3826 7165h2005" svg:viewBox="0 0 2007 2"><text:p/></draw:connector><draw:frame draw:style-name="gr22" draw:text-style-name="P212" svg:width="1.661cm" svg:height="0.578cm" svg:x="3.798cm" svg:y="7.213cm"><draw:text-box><text:p text:style-name="P8"><text:span text:style-name="T67">option_id</text:span></text:p></draw:text-box></draw:frame><draw:custom-shape draw:style-name="gr24" draw:text-style-name="P113" xml:id="id27" draw:id="id27" svg:width="3.001cm" svg:height="1.001cm" svg:x="10.852cm" svg:y="6.666cm"><draw:glue-point draw:id="4" svg:x="0cm" svg:y="-5cm"/><draw:glue-point draw:id="5" svg:x="0cm" svg:y="5cm"/><draw:glue-point draw:id="6" svg:x="5cm" svg:y="0cm"/><draw:glue-point draw:id="7" svg:x="-5cm" svg:y="0cm"/><draw:glue-point draw:id="8" svg:x="-2.47cm" svg:y="4.99cm"/><draw:glue-point draw:id="9" svg:x="2.54cm" svg:y="4.99cm"/><text:p text:style-name="P112"><text:span text:style-name="T13">REGISTER </text:span><text:span text:style-name="T13"><text:line-break/></text:span><text:span text:style-name="T13">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5" draw:text-style-name="P7" svg:x1="10.851cm" svg:y1="7.165cm" svg:x2="8.83cm" svg:y2="7.165cm" draw:start-shape="id27" draw:start-glue-point="7" draw:end-shape="id24" draw:end-glue-point="6" svg:d="M10851 7165h-2021" svg:viewBox="0 0 2023 2"><text:p/></draw:connector><draw:frame draw:style-name="gr31" draw:text-style-name="P210" svg:width="1.659cm" svg:height="0.578cm" svg:x="9.284cm" svg:y="7.198cm"><draw:text-box><text:p text:style-name="P8"><text:span text:style-name="T66">option_id</text:span></text:p></draw:text-box></draw:frame><draw:custom-shape draw:style-name="gr24" draw:text-style-name="P214" xml:id="id28" draw:id="id28" svg:width="3.001cm" svg:height="1.001cm" svg:x="10.852cm" svg:y="4.604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draw:glue-point draw:id="12" svg:x="5.02cm" svg:y="-2.37cm"/><draw:glue-point draw:id="13" svg:x="5.063cm" svg:y="2.85cm"/><text:p text:style-name="P213"><text:span text:style-name="T68">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6" draw:text-style-name="P211" svg:x1="8.174cm" svg:y1="3.634cm" svg:x2="10.857cm" svg:y2="4.863cm" draw:start-shape="id23" draw:start-glue-point="12" draw:end-shape="id28" draw:end-glue-point="10" svg:d="M8174 3634v1229h2683" svg:viewBox="0 0 2685 1231"><text:p/></draw:connector><draw:connector draw:style-name="gr37" draw:text-style-name="P211" svg:x1="8.193cm" svg:y1="6.692cm" svg:x2="10.866cm" svg:y2="5.382cm" draw:start-shape="id24" draw:start-glue-point="12" draw:end-shape="id28" draw:end-glue-point="11" svg:d="M8193 6692v-1310h2673" svg:viewBox="0 0 2674 1312"><text:p/></draw:connector><draw:frame draw:style-name="gr32" draw:text-style-name="P116" svg:width="1.532cm" svg:height="0.578cm" svg:x="8.139cm" svg:y="3.568cm"><draw:text-box><text:p text:style-name="P8"><text:span text:style-name="T15">key_id</text:span></text:p></draw:text-box></draw:frame><draw:frame draw:style-name="gr32" draw:text-style-name="P116" svg:width="1.706cm" svg:height="0.578cm" svg:x="0.009cm" svg:y="3.554cm"><draw:text-box><text:p text:style-name="P8"><text:span text:style-name="T15">parent_id</text:span></text:p></draw:text-box></draw:frame><draw:connector draw:style-name="gr38" draw:text-style-name="P209" svg:x1="12.351cm" svg:y1="3.632cm" svg:x2="12.351cm" svg:y2="4.604cm" draw:start-shape="id22" draw:start-glue-point="5" draw:end-shape="id28" draw:end-glue-point="4" svg:d="M12351 3632v972" svg:viewBox="0 0 2 974"><text:p/></draw:connector><draw:frame draw:style-name="gr31" draw:text-style-name="P210" svg:width="1.532cm" svg:height="0.578cm" svg:x="12.353cm" svg:y="4.05cm"><draw:text-box><text:p text:style-name="P8"><text:span text:style-name="T66">key_id</text:span></text:p></draw:text-box></draw:frame><draw:connector draw:style-name="gr39" draw:text-style-name="P209" draw:line-skew="0.728cm" svg:x1="13.85cm" svg:y1="1.166cm" svg:x2="13.852cm" svg:y2="4.867cm" draw:start-shape="id25" draw:start-glue-point="6" draw:end-shape="id28" draw:end-glue-point="12" svg:d="M13850 1166h1247v3701h-1245" svg:viewBox="0 0 1249 3702"><text:p/></draw:connector><draw:frame draw:style-name="gr31" draw:text-style-name="P210" svg:width="1.532cm" svg:height="0.578cm" svg:x="13.753cm" svg:y="0.542cm"><draw:text-box><text:p text:style-name="P8"><text:span text:style-name="T66">key_id</text:span></text:p></draw:text-box></draw:frame><draw:custom-shape draw:style-name="gr20" draw:text-style-name="P115" xml:id="id29" draw:id="id29" svg:width="3.001cm" svg:height="1.001cm" svg:x="0.827cm" svg:y="2.633cm"><draw:glue-point draw:id="4" svg:x="0cm" svg:y="-5cm"/><draw:glue-point draw:id="5" svg:x="0cm" svg:y="5cm"/><draw:glue-point draw:id="6" svg:x="5cm" svg:y="0cm"/><draw:glue-point draw:id="7" svg:x="-5cm" svg:y="0cm"/><draw:glue-point draw:id="8" svg:x="-4.98cm" svg:y="-2.83cm"/><draw:glue-point draw:id="9" svg:x="-5.006cm" svg:y="2.72cm"/><draw:glue-point draw:id="10" svg:x="-2.46cm" svg:y="-4.99cm"/><draw:glue-point draw:id="11" svg:x="2.733cm" svg:y="-5.02cm"/><draw:glue-point draw:id="12" svg:x="2.813cm" svg:y="5.19cm"/><draw:glue-point draw:id="13" svg:x="-2.496cm" svg:y="5cm"/><text:p text:style-name="P114"><text:span text:style-name="T14">LI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0" draw:text-style-name="P7" svg:x1="5.831cm" svg:y1="3.133cm" svg:x2="3.826cm" svg:y2="3.133cm" draw:start-shape="id23" draw:start-glue-point="7" draw:end-shape="id29" draw:end-glue-point="6" svg:d="M5831 3133h-2005" svg:viewBox="0 0 2007 2"><text:p/></draw:connector><draw:connector draw:style-name="gr41" draw:text-style-name="P215" draw:line-skew="0.466cm" svg:x1="3.17cm" svg:y1="3.634cm" svg:x2="1.579cm" svg:y2="3.632cm" draw:start-shape="id29" draw:start-glue-point="12" draw:end-shape="id29" draw:end-glue-point="13" svg:d="M3170 3634v982h-1591v-984" svg:viewBox="0 0 1593 986"><text:p/></draw:connector><draw:frame draw:style-name="gr42" draw:text-style-name="P212" svg:width="2.075cm" svg:height="0.902cm" svg:x="4.025cm" svg:y="2.214cm"><draw:text-box><text:p text:style-name="P8"><text:span text:style-name="T67"><text:s text:c="2"/></text:span><text:span text:style-name="T67">category_id</text:span></text:p></draw:text-box></draw:frame><draw:connector draw:style-name="gr43" draw:text-style-name="P215" draw:line-skew="1.61cm -2.115cm" svg:x1="13.852cm" svg:y1="5.387cm" svg:x2="2.327cm" svg:y2="2.633cm" draw:start-shape="id28" draw:start-glue-point="13" draw:end-shape="id29" draw:end-glue-point="4" svg:d="M13852 5387h2127v-5387h-13652v2633" svg:viewBox="0 0 13654 5389"><text:p/></draw:connector><draw:frame draw:style-name="gr31" draw:text-style-name="P116" svg:width="1.532cm" svg:height="0.578cm" svg:x="2.362cm" svg:y="2.071cm"><draw:text-box><text:p text:style-name="P8"><text:span text:style-name="T15">key_id</text:span></text:p></draw:text-box></draw:frame><draw:frame draw:style-name="gr31" draw:text-style-name="P116" svg:width="1.532cm" svg:height="0.578cm" svg:x="8.141cm" svg:y="6.13cm"><draw:text-box><text:p text:style-name="P8"><text:span text:style-name="T15">key_id</text:span></text:p></draw:text-box></draw:frame></draw:g>Diagrama <text:sequence text:ref-name="refDiagrama3" text:name="Diagrama" text:formula="ooow:Diagrama+1" style:num-format="1">4</text:sequence>: Mòdul de Definició de Llistes (LSTMOD)</text:p></draw:text-box></draw:frame><text:bookmark-start text:name="__RefHeading___Toc9605_1063191050"/>Diagrama<text:bookmark-end text:name="__RefHeading___Toc9605_1063191050"/></text:h>
        <text:h text:style-name="P216" text:outline-level="3"><text:bookmark-start text:name="__RefHeading___Toc11890_102173057"/>LIST CATEGORY<text:bookmark-end text:name="__RefHeading___Toc11890_102173057"/></text:h>
        <text:p text:style-name="P217">Aquesta entitat permet agrupar els tests segons la seva categoria. </text:p>
        <table:table table:name="Taula33" table:style-name="Taula33">
          <table:table-column table:style-name="Taula33.A"/>
          <table:table-column table:style-name="Taula33.B"/>
          <table:table-column table:style-name="Taula33.C"/>
          <table:table-column table:style-name="Taula33.D"/>
          <table:table-row>
            <table:table-cell table:style-name="Taula33.A1" office:value-type="string">
              <text:p text:style-name="P218">Atribut</text:p>
            </table:table-cell>
            <table:table-cell table:style-name="Taula33.A1" office:value-type="string">
              <text:p text:style-name="P218">Tipus</text:p>
            </table:table-cell>
            <table:table-cell table:style-name="Taula33.A1" office:value-type="string">
              <text:p text:style-name="P128">Obl</text:p>
            </table:table-cell>
            <table:table-cell table:style-name="Taula33.D1" office:value-type="string">
              <text:p text:style-name="P218">Descripció</text:p>
            </table:table-cell>
          </table:table-row>
          <table:table-row>
            <table:table-cell table:style-name="Taula33.A2" office:value-type="string">
              <text:p text:style-name="P219"><text:span text:style-name="T69"># </text:span>Nom</text:p>
            </table:table-cell>
            <table:table-cell table:style-name="Taula33.B2" office:value-type="string">
              <text:p text:style-name="P220">Referència a T_KEY</text:p>
            </table:table-cell>
            <table:table-cell table:style-name="Taula33.C2" office:value-type="string">
              <text:p text:style-name="P131">Sí</text:p>
            </table:table-cell>
            <table:table-cell table:style-name="Taula33.D2" office:value-type="string">
              <text:p text:style-name="P221"><text:span text:style-name="T70">Nom</text:span> de la categoria <text:span text:style-name="T71">de llistes.</text:span></text:p>
            </table:table-cell>
          </table:table-row>
          <table:table-row>
            <table:table-cell table:style-name="Taula33.A2" office:value-type="string">
              <text:p text:style-name="P222"><text:span text:style-name="T72"># </text:span>Categoria pare</text:p>
            </table:table-cell>
            <table:table-cell table:style-name="Taula33.B3" office:value-type="string">
              <text:p text:style-name="P223">Referència a<text:line-break/><text:span text:style-name="T38">LIST CATEGORY</text:span></text:p>
            </table:table-cell>
            <table:table-cell table:style-name="Taula33.C3" office:value-type="string">
              <text:p text:style-name="P224">No</text:p>
            </table:table-cell>
            <table:table-cell table:style-name="Taula33.D3" office:value-type="string">
              <text:p text:style-name="P225">Referència a la categoria de llistes on pertany la subcategoria.</text:p>
            </table:table-cell>
          </table:table-row>
          <table:table-row>
            <table:table-cell table:style-name="Taula33.A2" office:value-type="string">
              <text:p text:style-name="P226"><text:span text:style-name="T73"># </text:span>Descripció</text:p>
            </table:table-cell>
            <table:table-cell table:style-name="Taula33.B3" office:value-type="string">
              <text:p text:style-name="P227">Referència a <text:span text:style-name="T38">T_KEY</text:span></text:p>
            </table:table-cell>
            <table:table-cell table:style-name="Taula33.C3" office:value-type="string">
              <text:p text:style-name="P228">No</text:p>
            </table:table-cell>
            <table:table-cell table:style-name="Taula33.D4" office:value-type="string">
              <text:p text:style-name="P229">Breu descripció de <text:span text:style-name="T74">la categoria </text:span><text:span text:style-name="T71">de llistes</text:span><text:span text:style-name="T74">.</text:span></text:p>
            </table:table-cell>
          </table:table-row>
          <table:table-row>
            <table:table-cell table:style-name="Taula33.A5" office:value-type="string">
              <text:p text:style-name="P142">Seguiment</text:p>
            </table:table-cell>
            <table:table-cell table:style-name="Taula33.B5" office:value-type="string">
              <text:p text:style-name="P143">Usuaris i Dates</text:p>
            </table:table-cell>
            <table:table-cell table:style-name="Taula33.C5" office:value-type="string">
              <text:p text:style-name="P135">Sí</text:p>
            </table:table-cell>
            <table:table-cell table:style-name="Taula33.D5" office:value-type="string">
              <text:p text:style-name="P144">Usuari i data/hora de creació i última modificació de la instància.</text:p>
            </table:table-cell>
          </table:table-row>
        </table:table>
        <text:p text:style-name="P230"><text:bookmark-start text:name="Còpia de __RefHeading___Toc13544_1791785473 1"/><text:span text:style-name="T16">Taula </text:span><text:span text:style-name="T16"><text:sequence text:ref-name="refTable3" text:name="Table" text:formula="ooow:Table+1" style:num-format="1">4</text:sequence></text:span><text:span text:style-name="T16">: </text:span><text:alphabetical-index-mark-start text:id="IMark2045984523472"/><text:span text:style-name="T16">Entitat </text:span><text:span text:style-name="T47">LIST CATEGORY</text:span><text:bookmark-end text:name="Còpia de __RefHeading___Toc13544_1791785473 1"/><text:alphabetical-index-mark-end text:id="IMark2045984523472"/></text:p>
        <text:h text:style-name="P231" text:outline-level="3"/>
        <text:h text:style-name="P232" text:outline-level="3"><text:bookmark-start text:name="__RefHeading___Toc9607_1063191050"/>OPTION LIST<text:bookmark-end text:name="__RefHeading___Toc9607_1063191050"/></text:h>
        <text:p text:style-name="P233"><text:span text:style-name="T75">Per tal de mantenir en diferents idiomes (com a mínim en castellà) les versions del contingut de l’àrea de definicions, cada cadena de text localitzable es veurà identificada inequívocament per un registre de clau dins l’entitat </text:span><text:span text:style-name="T76">Text Key</text:span><text:span text:style-name="T77">.</text:span></text:p>
        <table:table table:name="Taula32" table:style-name="Taula32">
          <table:table-column table:style-name="Taula32.A"/>
          <table:table-column table:style-name="Taula32.B"/>
          <table:table-column table:style-name="Taula32.C"/>
          <table:table-column table:style-name="Taula32.D"/>
          <table:table-header-rows>
            <table:table-row>
              <table:table-cell table:style-name="Taula32.A1" office:value-type="string">
                <text:p text:style-name="P234">Atribut</text:p>
              </table:table-cell>
              <table:table-cell table:style-name="Taula32.A1" office:value-type="string">
                <text:p text:style-name="P234">Tipus</text:p>
              </table:table-cell>
              <table:table-cell table:style-name="Taula32.A1" office:value-type="string">
                <text:p text:style-name="P235">Obl</text:p>
              </table:table-cell>
              <table:table-cell table:style-name="Taula32.D1" office:value-type="string">
                <text:p text:style-name="P234">Descripció</text:p>
              </table:table-cell>
            </table:table-row>
          </table:table-header-rows>
          <table:table-row>
            <table:table-cell table:style-name="Taula32.A2" office:value-type="string">
              <text:p text:style-name="P236"><text:span text:style-name="T78"># </text:span>Nom</text:p>
            </table:table-cell>
            <table:table-cell table:style-name="Taula32.B2" office:value-type="string">
              <text:p text:style-name="P227">Referència a <text:span text:style-name="T38">T_KEY</text:span></text:p>
            </table:table-cell>
            <table:table-cell table:style-name="Taula32.C2" office:value-type="string">
              <text:p text:style-name="P237">Sí</text:p>
            </table:table-cell>
            <table:table-cell table:style-name="Taula32.D2" office:value-type="string">
              <text:p text:style-name="P238">Nom localitzat de la llista d’opcions.</text:p>
            </table:table-cell>
          </table:table-row>
          <table:table-row>
            <table:table-cell table:style-name="Taula32.A3" office:value-type="string">
              <text:p text:style-name="P239"><text:span text:style-name="T78"># </text:span>Descripció</text:p>
            </table:table-cell>
            <table:table-cell table:style-name="Taula32.B3" office:value-type="string">
              <text:p text:style-name="P227">Referència a <text:span text:style-name="T38">T_KEY</text:span></text:p>
            </table:table-cell>
            <table:table-cell table:style-name="Taula32.C3" office:value-type="string">
              <text:p text:style-name="P224">No</text:p>
            </table:table-cell>
            <table:table-cell table:style-name="Taula32.D3" office:value-type="string">
              <text:p text:style-name="P240"><text:span text:style-name="T79">Descripció opcional localitzada</text:span>.</text:p>
            </table:table-cell>
          </table:table-row>
          <table:table-row>
            <table:table-cell table:style-name="Taula32.A3" office:value-type="string">
              <text:p text:style-name="P241"><text:span text:style-name="T80"># </text:span>Categoria</text:p>
            </table:table-cell>
            <table:table-cell table:style-name="Taula32.B3" office:value-type="string">
              <text:p text:style-name="P242">Referència a<text:line-break/><text:span text:style-name="T38">LIST CATEGORY</text:span></text:p>
            </table:table-cell>
            <table:table-cell table:style-name="Taula32.C3" office:value-type="string">
              <text:p text:style-name="P243">Sí</text:p>
            </table:table-cell>
            <table:table-cell table:style-name="Taula32.D3" office:value-type="string">
              <text:p text:style-name="P244">Referència a la categoria on pertany la llista.</text:p>
            </table:table-cell>
          </table:table-row>
          <table:table-row>
            <table:table-cell table:style-name="Taula32.A5" office:value-type="string">
              <text:p text:style-name="P245">Alfabètic?</text:p>
            </table:table-cell>
            <table:table-cell table:style-name="Taula32.B5" office:value-type="string">
              <text:p text:style-name="P246">Booleà</text:p>
            </table:table-cell>
            <table:table-cell table:style-name="Taula32.C5" office:value-type="string">
              <text:p text:style-name="P243">Sí</text:p>
            </table:table-cell>
            <table:table-cell table:style-name="Taula32.D5" office:value-type="string">
              <text:p text:style-name="P247">Cert només quan les opcions s’han d’ordenar segons l’ordre alfabètic de les traduccions localitzades. Fals en cas contrari.</text:p>
            </table:table-cell>
          </table:table-row>
          <table:table-row>
            <table:table-cell table:style-name="Taula32.A6" office:value-type="string">
              <text:p text:style-name="P142">Seguiment</text:p>
            </table:table-cell>
            <table:table-cell table:style-name="Taula32.B6" office:value-type="string">
              <text:p text:style-name="P143">Usuaris i Dates</text:p>
            </table:table-cell>
            <table:table-cell table:style-name="Taula32.C6" office:value-type="string">
              <text:p text:style-name="P248">Sí</text:p>
            </table:table-cell>
            <table:table-cell table:style-name="Taula32.D6" office:value-type="string">
              <text:p text:style-name="P144">Usuari i data/hora de creació i última modificació de la instància.</text:p>
            </table:table-cell>
          </table:table-row>
        </table:table>
        <text:p text:style-name="P249"><text:bookmark-start text:name="Còpia de Còpia de Còpia de Còpia de __RefHeading___Toc13538_1791785473 1 3 1 2"/><text:span text:style-name="T81">Taula </text:span><text:span text:style-name="T81"><text:sequence text:ref-name="refTable4" text:name="Table" text:formula="ooow:Table+1" style:num-format="1">5</text:sequence></text:span><text:span text:style-name="T81">: </text:span><text:alphabetical-index-mark-start text:id="IMark2045984523472"/><text:span text:style-name="T81">Entitat </text:span><text:bookmark-end text:name="Còpia de Còpia de Còpia de Còpia de __RefHeading___Toc13538_1791785473 1 3 1 2"/><text:span text:style-name="T82">OPTION LIST</text:span><text:alphabetical-index-mark-end text:id="IMark2045984523472"/></text:p>
        <text:h text:style-name="Heading_20_2" text:outline-level="2"><text:bookmark-start text:name="__RefHeading___Toc9609_1063191050"/>OPTION <text:span text:style-name="T83">ENTRY</text:span><text:bookmark-end text:name="__RefHeading___Toc9609_1063191050"/></text:h>
        <text:p text:style-name="P250"><text:span text:style-name="T75">Per tal de mantenir en diferents idiomes (com a mínim en castellà) les versions del contingut de l’àrea de definicions, cada cadena de text localitzable es veurà identificada inequívocament per un registre de clau dins l’entitat </text:span><text:span text:style-name="T76">Text Key</text:span><text:span text:style-name="T77">.</text:span></text:p>
        <table:table table:name="Taula34" table:style-name="Taula34">
          <table:table-column table:style-name="Taula34.A"/>
          <table:table-column table:style-name="Taula34.B"/>
          <table:table-column table:style-name="Taula34.C"/>
          <table:table-column table:style-name="Taula34.D"/>
          <table:table-header-rows>
            <table:table-row>
              <table:table-cell table:style-name="Taula34.A1" office:value-type="string">
                <text:p text:style-name="P251">Atribut</text:p>
              </table:table-cell>
              <table:table-cell table:style-name="Taula34.A1" office:value-type="string">
                <text:p text:style-name="P251">Tipus</text:p>
              </table:table-cell>
              <table:table-cell table:style-name="Taula34.A1" office:value-type="string">
                <text:p text:style-name="P128">Obl</text:p>
              </table:table-cell>
              <table:table-cell table:style-name="Taula34.D1" office:value-type="string">
                <text:p text:style-name="P251">Descripció</text:p>
              </table:table-cell>
            </table:table-row>
          </table:table-header-rows>
          <table:table-row>
            <table:table-cell table:style-name="Taula34.A2" office:value-type="string">
              <text:p text:style-name="P252"><text:span text:style-name="T84"># </text:span>Llista</text:p>
            </table:table-cell>
            <table:table-cell table:style-name="Taula34.B2" office:value-type="string">
              <text:p text:style-name="P253">Referència a <text:line-break/><text:span text:style-name="T38">OPTION LIST</text:span></text:p>
            </table:table-cell>
            <table:table-cell table:style-name="Taula34.C2" office:value-type="string">
              <text:p text:style-name="P131">Sí</text:p>
            </table:table-cell>
            <table:table-cell table:style-name="Taula34.D2" office:value-type="string">
              <text:p text:style-name="P247">Llista on pertany l’opció.</text:p>
            </table:table-cell>
          </table:table-row>
          <table:table-row>
            <table:table-cell table:style-name="Taula34.A3" office:value-type="string">
              <text:p text:style-name="P245">Índex</text:p>
            </table:table-cell>
            <table:table-cell table:style-name="Taula34.B3" office:value-type="string">
              <text:p text:style-name="P246">Número</text:p>
            </table:table-cell>
            <table:table-cell table:style-name="Taula34.C3" office:value-type="string">
              <text:p text:style-name="P135">Sí</text:p>
            </table:table-cell>
            <table:table-cell table:style-name="Taula34.D3" office:value-type="string">
              <text:p text:style-name="P247">Posició de l’opció dins la llista.</text:p>
            </table:table-cell>
          </table:table-row>
          <table:table-row>
            <table:table-cell table:style-name="Taula34.A3" office:value-type="string">
              <text:p text:style-name="P254"><text:span text:style-name="T85"># </text:span>Opció</text:p>
            </table:table-cell>
            <table:table-cell table:style-name="Taula34.B3" office:value-type="string">
              <text:p text:style-name="P227">Referència a <text:span text:style-name="T38">T_KEY</text:span></text:p>
            </table:table-cell>
            <table:table-cell table:style-name="Taula34.C3" office:value-type="string">
              <text:p text:style-name="P135">Sí</text:p>
            </table:table-cell>
            <table:table-cell table:style-name="Taula34.D3" office:value-type="string">
              <text:p text:style-name="P247">Text representatiu de l’opció de la llista.</text:p>
            </table:table-cell>
          </table:table-row>
          <table:table-row>
            <table:table-cell table:style-name="Taula34.A3" office:value-type="string">
              <text:p text:style-name="P255"><text:span text:style-name="T85"># </text:span>Descripció</text:p>
            </table:table-cell>
            <table:table-cell table:style-name="Taula34.B3" office:value-type="string">
              <text:p text:style-name="P227">Referència a <text:span text:style-name="T38">T_KEY</text:span></text:p>
            </table:table-cell>
            <table:table-cell table:style-name="Taula34.C3" office:value-type="string">
              <text:p text:style-name="P224">No</text:p>
            </table:table-cell>
            <table:table-cell table:style-name="Taula34.D3" office:value-type="string">
              <text:p text:style-name="P256"><text:span text:style-name="T79">Descripció opcional localitzada</text:span>.</text:p>
            </table:table-cell>
          </table:table-row>
          <table:table-row>
            <table:table-cell table:style-name="Taula34.A6" office:value-type="string">
              <text:p text:style-name="P142">Seguiment</text:p>
            </table:table-cell>
            <table:table-cell table:style-name="Taula34.B6" office:value-type="string">
              <text:p text:style-name="P143">Usuaris i Dates</text:p>
            </table:table-cell>
            <table:table-cell table:style-name="Taula34.C6" office:value-type="string">
              <text:p text:style-name="P135">Sí</text:p>
            </table:table-cell>
            <table:table-cell table:style-name="Taula34.D6" office:value-type="string">
              <text:p text:style-name="P144">Usuari i data/hora de creació i última modificació de la instància.</text:p>
            </table:table-cell>
          </table:table-row>
        </table:table>
        <text:p text:style-name="P257"><text:bookmark-start text:name="Còpia de Còpia de Còpia de Còpia de Còpia de __RefHeading___Toc13538_1791785473 1 3 1 2 1"/><text:span text:style-name="T81">Taula </text:span><text:span text:style-name="T81"><text:sequence text:ref-name="refTable5" text:name="Table" text:formula="ooow:Table+1" style:num-format="1">6</text:sequence></text:span><text:span text:style-name="T81">: </text:span><text:alphabetical-index-mark-start text:id="IMark2045984525872"/><text:span text:style-name="T81">Entitat </text:span><text:bookmark-end text:name="Còpia de Còpia de Còpia de Còpia de Còpia de __RefHeading___Toc13538_1791785473 1 3 1 2 1"/><text:span text:style-name="T82">OPTION </text:span><text:span text:style-name="T86">ENTRY</text:span><text:alphabetical-index-mark-end text:id="IMark2045984525872"/></text:p>
        <text:h text:style-name="P258" text:outline-level="2"><text:span text:style-name="T57"/></text:h>
        <text:h text:style-name="P259" text:outline-level="2"><text:bookmark-start text:name="__RefHeading___Toc9611_1063191050"/><text:span text:style-name="T57">Localization</text:span> Module (LOCMOD)<text:bookmark-end text:name="__RefHeading___Toc9611_1063191050"/></text:h>
        <text:p text:style-name="P260">El mòdul <text:span text:style-name="T87">Localization</text:span><text:span text:style-name="T88"> </text:span><text:span text:style-name="T89">permet oferir els diferents continguts disponibles dins l’aplicació en diferents idiomes.</text:span></text:p>
        <text:p text:style-name="P261">L’idioma per defecte i l’únic de compliment indispensable és el castellà.</text:p>
        <text:h text:style-name="P208" text:outline-level="3" text:is-list-header="true"><text:bookmark-start text:name="__RefHeading___Toc9613_1063191050"/>Diagrama<text:bookmark-end text:name="__RefHeading___Toc9613_1063191050"/></text:h>
        <text:h text:style-name="P262" text:outline-level="3"><draw:frame draw:style-name="fr2" draw:name="Marc1" text:anchor-type="paragraph" svg:y="0.101cm" svg:width="13.039cm" draw:z-index="7"><draw:text-box fo:min-height="1.15cm"><text:p text:style-name="P109"><draw:g text:anchor-type="paragraph" draw:z-index="8" draw:name="Objecte de grup 10" draw:style-name="gr17"><draw:custom-shape draw:style-name="gr44" draw:text-style-name="P115" xml:id="id30" draw:id="id30" svg:width="3.001cm" svg:height="1.001cm" svg:x="0.019cm" svg:y="0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114"><text:span text:style-name="T14">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115" xml:id="id32" draw:id="id32" svg:width="3.001cm" svg:height="1.001cm" svg:x="10.017cm" svg:y="0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114"><text:span text:style-name="T14">LOC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181" xml:id="id31" draw:id="id31" svg:width="3.001cm" svg:height="1.001cm" svg:x="5.02cm" svg:y="0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text:p text:style-name="P180"><text:span text:style-name="T60">TRANS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5" draw:text-style-name="P211" svg:x1="3.018cm" svg:y1="0.499cm" svg:x2="5.02cm" svg:y2="0.499cm" draw:start-shape="id30" draw:start-glue-point="6" draw:end-shape="id31" draw:end-glue-point="7" svg:d="M3018 499h2002" svg:viewBox="0 0 2004 2"><text:p/></draw:connector><draw:connector draw:style-name="gr46" draw:text-style-name="P211" svg:x1="10.016cm" svg:y1="0.499cm" svg:x2="8.018cm" svg:y2="0.499cm" draw:start-shape="id32" draw:start-glue-point="7" draw:end-shape="id31" draw:end-glue-point="6" svg:d="M10016 499h-1998" svg:viewBox="0 0 2000 2"><text:p/></draw:connector><draw:frame draw:style-name="gr47" draw:text-style-name="P116" svg:width="1.532cm" svg:height="0.578cm" svg:x="3.688cm" svg:y="0.559cm"><draw:text-box><text:p text:style-name="P8"><text:span text:style-name="T15">key_id</text:span></text:p></draw:text-box></draw:frame><draw:frame draw:style-name="gr47" draw:text-style-name="P116" svg:width="1.809cm" svg:height="0.578cm" svg:x="7.911cm" svg:y="0.559cm"><draw:text-box><text:p text:style-name="P8"><text:span text:style-name="T15">locale_id</text:span></text:p></draw:text-box></draw:frame></draw:g>Diagrama <text:sequence text:ref-name="refDiagrama4" text:name="Diagrama" text:formula="ooow:Diagrama+1" style:num-format="1">5</text:sequence>: Model de Localització (LOCMOD)</text:p></draw:text-box></draw:frame><text:bookmark-start text:name="__RefNumPara__8440_102173057"/><text:bookmark-start text:name="__RefHeading___Toc11892_102173057"/>TEXT KEY<text:bookmark-end text:name="__RefNumPara__8440_102173057"/><text:bookmark-end text:name="__RefHeading___Toc11892_102173057"/></text:h>
        <text:p text:style-name="P263"><text:span text:style-name="T34">Per tal de mantenir en diferents idiomes (com a mínim en castellà) les versions del contingut de l’àrea de definicions, cada cadena de text localitzable es veurà identificada inequívocament per un registre de clau dins l’entitat </text:span><text:span text:style-name="T90">Text Key</text:span><text:span text:style-name="T10">.</text:span></text:p>
        <table:table table:name="Taula12" table:style-name="Taula12">
          <table:table-column table:style-name="Taula12.A"/>
          <table:table-column table:style-name="Taula12.B"/>
          <table:table-column table:style-name="Taula12.C"/>
          <table:table-column table:style-name="Taula12.D"/>
          <table:table-header-rows>
            <table:table-row>
              <table:table-cell table:style-name="Taula12.A1" office:value-type="string">
                <text:p text:style-name="P264">Atribut</text:p>
              </table:table-cell>
              <table:table-cell table:style-name="Taula12.A1" office:value-type="string">
                <text:p text:style-name="P264">Tipus</text:p>
              </table:table-cell>
              <table:table-cell table:style-name="Taula12.A1" office:value-type="string">
                <text:p text:style-name="P265">Obl</text:p>
              </table:table-cell>
              <table:table-cell table:style-name="Taula12.D1" office:value-type="string">
                <text:p text:style-name="P264">Descripció</text:p>
              </table:table-cell>
            </table:table-row>
          </table:table-header-rows>
          <table:table-row>
            <table:table-cell table:style-name="Taula12.A2" office:value-type="string">
              <text:p text:style-name="P266">Clau del text</text:p>
            </table:table-cell>
            <table:table-cell table:style-name="Taula12.B2" office:value-type="string">
              <text:p text:style-name="P267">Cadena</text:p>
            </table:table-cell>
            <table:table-cell table:style-name="Taula12.C2" office:value-type="string">
              <text:p text:style-name="P268">Sí</text:p>
            </table:table-cell>
            <table:table-cell table:style-name="Taula12.D2" office:value-type="string">
              <text:p text:style-name="P269">Identificador únic del text dins el model de l’aplicació.</text:p>
            </table:table-cell>
          </table:table-row>
          <table:table-row>
            <table:table-cell table:style-name="Taula12.A3" office:value-type="string">
              <text:p text:style-name="P270">Auxiliar</text:p>
            </table:table-cell>
            <table:table-cell table:style-name="Taula12.B3" office:value-type="string">
              <text:p text:style-name="P267"><text:span text:style-name="T91">C</text:span>adena</text:p>
            </table:table-cell>
            <table:table-cell table:style-name="Taula12.C3" office:value-type="string">
              <text:p text:style-name="P271">No</text:p>
            </table:table-cell>
            <table:table-cell table:style-name="Taula12.D3" office:value-type="string">
              <text:p text:style-name="P269">Camp de suport tècnic.</text:p>
            </table:table-cell>
          </table:table-row>
        </table:table>
        <text:p text:style-name="P272"><text:bookmark-start text:name="Còpia de Còpia de Còpia de __RefHeading___Toc13538_1791785473 1 3 1"/><text:span text:style-name="T16">Taula </text:span><text:span text:style-name="T16"><text:sequence text:ref-name="refTable6" text:name="Table" text:formula="ooow:Table+1" style:num-format="1">7</text:sequence></text:span><text:span text:style-name="T16">: </text:span><text:alphabetical-index-mark-start text:id="IMark2045984523472"/><text:span text:style-name="T16">Entitat </text:span><text:bookmark-end text:name="Còpia de Còpia de Còpia de __RefHeading___Toc13538_1791785473 1 3 1"/><text:span text:style-name="T48">TEXT KEY</text:span><text:alphabetical-index-mark-end text:id="IMark2045984523472"/></text:p>
        <text:h text:style-name="P262" text:outline-level="3"><text:bookmark-start text:name="__RefHeading___Toc11894_102173057"/>LOCALE<text:bookmark-end text:name="__RefHeading___Toc11894_102173057"/></text:h>
        <text:p text:style-name="P263"><text:span text:style-name="T10">L’entitat </text:span><text:span text:style-name="T90">Locale</text:span><text:span text:style-name="T10"> registra les llengües per a les quals hi existeix algun contingut traduït.</text:span></text:p>
        <table:table table:name="Taula30" table:style-name="Taula30">
          <table:table-column table:style-name="Taula30.A"/>
          <table:table-column table:style-name="Taula30.B"/>
          <table:table-column table:style-name="Taula30.C"/>
          <table:table-column table:style-name="Taula30.D"/>
          <table:table-header-rows>
            <table:table-row>
              <table:table-cell table:style-name="Taula30.A1" office:value-type="string">
                <text:p text:style-name="P264">Atribut</text:p>
              </table:table-cell>
              <table:table-cell table:style-name="Taula30.A1" office:value-type="string">
                <text:p text:style-name="P264">Tipus</text:p>
              </table:table-cell>
              <table:table-cell table:style-name="Taula30.A1" office:value-type="string">
                <text:p text:style-name="P273">Obl</text:p>
              </table:table-cell>
              <table:table-cell table:style-name="Taula30.D1" office:value-type="string">
                <text:p text:style-name="P264">Descripció</text:p>
              </table:table-cell>
            </table:table-row>
          </table:table-header-rows>
          <table:table-row>
            <table:table-cell table:style-name="Taula30.A2" office:value-type="string">
              <text:p text:style-name="P274">Clau d’idioma</text:p>
            </table:table-cell>
            <table:table-cell table:style-name="Taula30.B2" office:value-type="string">
              <text:p text:style-name="P267">Cadena (2 <text:span text:style-name="T57">chars</text:span>).</text:p>
            </table:table-cell>
            <table:table-cell table:style-name="Taula30.C2" office:value-type="string">
              <text:p text:style-name="P275">Sí</text:p>
            </table:table-cell>
            <table:table-cell table:style-name="Taula30.D2" office:value-type="string">
              <text:p text:style-name="P269">Codi de dues lletres identificador únic de un idioma.</text:p>
            </table:table-cell>
          </table:table-row>
          <table:table-row>
            <table:table-cell table:style-name="Taula30.A3" office:value-type="string">
              <text:p text:style-name="P270">Auxiliar</text:p>
            </table:table-cell>
            <table:table-cell table:style-name="Taula30.B3" office:value-type="string">
              <text:p text:style-name="P267"><text:span text:style-name="T91">C</text:span>adena</text:p>
            </table:table-cell>
            <table:table-cell table:style-name="Taula30.C3" office:value-type="string">
              <text:p text:style-name="P276">No</text:p>
            </table:table-cell>
            <table:table-cell table:style-name="Taula30.D3" office:value-type="string">
              <text:p text:style-name="P269">Camp de suport tècnic.</text:p>
            </table:table-cell>
          </table:table-row>
          <table:table-row>
            <table:table-cell table:style-name="Taula30.A4" office:value-type="string">
              <text:p text:style-name="P277">Per defecte?</text:p>
            </table:table-cell>
            <table:table-cell table:style-name="Taula30.B4" office:value-type="string">
              <text:p text:style-name="P278">Booleà</text:p>
            </table:table-cell>
            <table:table-cell table:style-name="Taula30.C4" office:value-type="string">
              <text:p text:style-name="P275">Sí</text:p>
            </table:table-cell>
            <table:table-cell table:style-name="Taula30.D4" office:value-type="string">
              <text:p text:style-name="P269">Només cert en el cas de la llengua castellana.</text:p>
            </table:table-cell>
          </table:table-row>
        </table:table>
        <text:p text:style-name="P272"><text:bookmark-start text:name="Còpia de Còpia de Còpia de Còpia de __RefHeading___Toc13538_1791785473 1 3 1 1"/><text:span text:style-name="T16">Taula </text:span><text:span text:style-name="T16"><text:sequence text:ref-name="refTable7" text:name="Table" text:formula="ooow:Table+1" style:num-format="1">8</text:sequence></text:span><text:span text:style-name="T16">: </text:span><text:alphabetical-index-mark-start text:id="IMark2045984525872"/><text:span text:style-name="T16">Entitat </text:span><text:bookmark-end text:name="Còpia de Còpia de Còpia de Còpia de __RefHeading___Toc13538_1791785473 1 3 1 1"/><text:span text:style-name="T48">LOCALE</text:span><text:alphabetical-index-mark-end text:id="IMark2045984525872"/></text:p>
        <text:h text:style-name="P262" text:outline-level="3"><text:bookmark-start text:name="__RefHeading___Toc11896_102173057"/>TRANSLATION<text:bookmark-end text:name="__RefHeading___Toc11896_102173057"/></text:h>
        <text:p text:style-name="P263"><text:span text:style-name="T10">L’entitat </text:span><text:span text:style-name="T90">Translation</text:span><text:span text:style-name="T10"> emmagatzema les diferents versions idiomàtiques de totes les claus definides dins </text:span><text:span text:style-name="T90">Text Key</text:span><text:span text:style-name="T10">.</text:span></text:p>
        <table:table table:name="Taula31" table:style-name="Taula31">
          <table:table-column table:style-name="Taula31.A"/>
          <table:table-column table:style-name="Taula31.B"/>
          <table:table-column table:style-name="Taula31.C"/>
          <table:table-column table:style-name="Taula31.D"/>
          <table:table-header-rows>
            <table:table-row>
              <table:table-cell table:style-name="Taula31.A1" office:value-type="string">
                <text:p text:style-name="P264">Atribut</text:p>
              </table:table-cell>
              <table:table-cell table:style-name="Taula31.A1" office:value-type="string">
                <text:p text:style-name="P264">Tipus</text:p>
              </table:table-cell>
              <table:table-cell table:style-name="Taula31.A1" office:value-type="string">
                <text:p text:style-name="P265">Obl</text:p>
              </table:table-cell>
              <table:table-cell table:style-name="Taula31.D1" office:value-type="string">
                <text:p text:style-name="P264">Descripció</text:p>
              </table:table-cell>
            </table:table-row>
          </table:table-header-rows>
          <table:table-row>
            <table:table-cell table:style-name="Taula31.A2" office:value-type="string">
              <text:p text:style-name="P274">Clau d’idioma</text:p>
            </table:table-cell>
            <table:table-cell table:style-name="Taula31.B2" office:value-type="string">
              <text:p text:style-name="P267">Cadena (2 <text:span text:style-name="T57">chars</text:span>).</text:p>
            </table:table-cell>
            <table:table-cell table:style-name="Taula31.C2" office:value-type="string">
              <text:p text:style-name="P275">Sí</text:p>
            </table:table-cell>
            <table:table-cell table:style-name="Taula31.D2" office:value-type="string">
              <text:p text:style-name="P269">Codi de dues lletres identificador únic de un idioma.</text:p>
            </table:table-cell>
          </table:table-row>
          <table:table-row>
            <table:table-cell table:style-name="Taula31.A2" office:value-type="string">
              <text:p text:style-name="P274"><text:span text:style-name="T92"># I</text:span>dioma</text:p>
            </table:table-cell>
            <table:table-cell table:style-name="Taula31.B2" office:value-type="string">
              <text:p text:style-name="P279">Referència a <text:span text:style-name="T38">LOCALE</text:span></text:p>
            </table:table-cell>
            <table:table-cell table:style-name="Taula31.C2" office:value-type="string">
              <text:p text:style-name="P280">Sí</text:p>
            </table:table-cell>
            <table:table-cell table:style-name="Taula31.D2" office:value-type="string">
              <text:p text:style-name="P269">Referència a la llengua amb la que està traduït el text.</text:p>
            </table:table-cell>
          </table:table-row>
          <table:table-row>
            <table:table-cell table:style-name="Taula31.A4" office:value-type="string">
              <text:p text:style-name="P266"><text:span text:style-name="T93"># </text:span><text:span text:style-name="T38">Clau del text</text:span></text:p>
            </table:table-cell>
            <table:table-cell table:style-name="Taula31.B4" office:value-type="string">
              <text:p text:style-name="P267">Referència a <text:span text:style-name="T38">TEXT KEY</text:span></text:p>
            </table:table-cell>
            <table:table-cell table:style-name="Taula31.C4" office:value-type="string">
              <text:p text:style-name="P280">Sí</text:p>
            </table:table-cell>
            <table:table-cell table:style-name="Taula31.D4" office:value-type="string">
              <text:p text:style-name="P269">Referència al text sent traduït.</text:p>
            </table:table-cell>
          </table:table-row>
          <table:table-row>
            <table:table-cell table:style-name="Taula31.A5" office:value-type="string">
              <text:p text:style-name="P281">Literal</text:p>
            </table:table-cell>
            <table:table-cell table:style-name="Taula31.B5" office:value-type="string">
              <text:p text:style-name="P282">Cadena</text:p>
            </table:table-cell>
            <table:table-cell table:style-name="Taula31.C5" office:value-type="string">
              <text:p text:style-name="P283">Sí</text:p>
            </table:table-cell>
            <table:table-cell table:style-name="Taula31.D5" office:value-type="string">
              <text:p text:style-name="P284">Text traduït segons la llengua associada.</text:p>
            </table:table-cell>
          </table:table-row>
        </table:table>
        <text:p text:style-name="P272"><text:bookmark-start text:name="Còpia de Còpia de Còpia de Còpia de Còpia de __RefHeading___Toc13538_1791785473 1 3 1 1 1"/><text:span text:style-name="T16">Taula </text:span><text:span text:style-name="T16"><text:sequence text:ref-name="refTable8" text:name="Table" text:formula="ooow:Table+1" style:num-format="1">9</text:sequence></text:span><text:span text:style-name="T16">: </text:span><text:alphabetical-index-mark-start text:id="IMark2045984523472"/><text:span text:style-name="T16">Entitat </text:span><text:bookmark-end text:name="Còpia de Còpia de Còpia de Còpia de Còpia de __RefHeading___Toc13538_1791785473 1 3 1 1 1"/><text:span text:style-name="T48">TRANSLATION</text:span><text:alphabetical-index-mark-end text:id="IMark2045984523472"/></text:p>
        <text:p text:style-name="P285"><text:span text:style-name="T16"/></text:p>
        <text:h text:style-name="P286" text:outline-level="1"><text:bookmark-start text:name="__RefNumPara__10768_2852948003"/><text:bookmark-start text:name="__RefHeading___Toc14027_1539288443"/>Emocions i Estats d’Ànim<text:bookmark-end text:name="__RefNumPara__10768_2852948003"/><text:bookmark-end text:name="__RefHeading___Toc14027_1539288443"/></text:h>
        <text:p text:style-name="P287">Després d’haver analitzat les dades sobre <text:span text:style-name="T38">emocions</text:span> i <text:span text:style-name="T38">estats d’ànim</text:span> que he anat acumulant a partir de les diferents reunions de treball, us proposo una llista estructurada d’emocions i una llista de diferents estats d’ànim.</text:p>
        <text:p text:style-name="P287">Val a dir que el pacient, quan ho cregueu necessari, podrà escriure a la seva manera tant l’emoció com l’estat d’ànim. Tot i així considero que és una bona idea oferir una bona categorització de valors que més tard podrem anar ampliant si ho considerem necessari.</text:p>
        <text:h text:style-name="P288" text:outline-level="2"><text:bookmark-start text:name="__RefHeading___Toc14029_1539288443"/><text:bookmark-start text:name="__RefNumPara__18200_1539288443"/>Estats d’Ànim<text:bookmark-end text:name="__RefHeading___Toc14029_1539288443"/><text:bookmark-end text:name="__RefNumPara__18200_1539288443"/></text:h>
        <text:p text:style-name="P287">A diferència de les primeres versions del model de dades, <text:span text:style-name="T94">ara </text:span>els estats d’ànim no esta<text:span text:style-name="T94">n</text:span> lligats necessàriament a un conjunt d’emocions. </text:p>
        <text:p text:style-name="P287">Proposo la següent llista inicial d’estats d’ànim ordenats de menys a més plaents:</text:p>
        <text:list text:style-name="L34">
          <text:list-item>
            <text:p text:style-name="P289">😱<text:span text:style-name="T95">Desesperació</text:span><text:span text:style-name="T96"> <text:tab/></text:span><text:span text:style-name="T97"> <text:s text:c="19"/></text:span></text:p>
          </text:list-item>
          <text:list-item>
            <text:p text:style-name="P290">😡<text:span text:style-name="T98">Ira</text:span><text:span text:style-name="T99"><text:tab/><text:tab/> <text:s text:c="5"/><text:tab/> <text:s text:c="19"/></text:span></text:p>
          </text:list-item>
          <text:list-item>
            <text:p text:style-name="P290">😰<text:span text:style-name="T100">Ansietat</text:span><text:span text:style-name="T101"><text:tab/><text:tab/></text:span><text:span text:style-name="T102"> <text:s text:c="19"/></text:span></text:p>
          </text:list-item>
          <text:list-item>
            <text:p text:style-name="P290">🤔<text:span text:style-name="T103">Inseguretat<text:tab/></text:span><text:span text:style-name="T104"> <text:s text:c="19"/></text:span></text:p>
          </text:list-item>
          <text:list-item>
            <text:p text:style-name="P290"><text:span text:style-name="T105">😔</text:span><text:span text:style-name="T106">Tristesa<text:tab/><text:tab/> <text:s text:c="19"/></text:span></text:p>
          </text:list-item>
          <text:list-item>
            <text:p text:style-name="P290">🥱<text:span text:style-name="T107">Avorriment<text:tab/></text:span><text:span text:style-name="T108"> <text:s text:c="19"/></text:span></text:p>
          </text:list-item>
          <text:list-item>
            <text:p text:style-name="P290">😒<text:span text:style-name="T109">Indiferència<text:tab/></text:span><text:span text:style-name="T110"> <text:s text:c="19"/></text:span></text:p>
          </text:list-item>
          <text:list-item>
            <text:p text:style-name="P291"><text:span text:style-name="T111">😶</text:span><text:span text:style-name="T112">Calma<text:tab/><text:tab/> <text:s text:c="19"/></text:span></text:p>
          </text:list-item>
          <text:list-item>
            <text:p text:style-name="P291"><text:span text:style-name="T111">😊</text:span><text:span text:style-name="T113">Felicitat<text:tab/><text:tab/> <text:s text:c="19"/></text:span></text:p>
          </text:list-item>
          <text:list-item>
            <text:p text:style-name="P291"><text:span text:style-name="T114">😉</text:span><text:span text:style-name="T115">Gratitud</text:span><text:span text:style-name="T116"><text:tab/><text:tab/> <text:s text:c="19"/></text:span></text:p>
          </text:list-item>
        </text:list>
        <text:h text:style-name="P292" text:outline-level="2"/>
        <text:h text:style-name="P293" text:outline-level="2"><text:bookmark-start text:name="__RefHeading___Toc14031_1539288443"/><text:bookmark-start text:name="__RefNumPara__18192_1539288443"/>Emocions<text:bookmark-end text:name="__RefHeading___Toc14031_1539288443"/><text:bookmark-end text:name="__RefNumPara__18192_1539288443"/></text:h>
        <text:p text:style-name="P287">Les emocions <text:span text:style-name="T117">s’oferiran</text:span> en forma d’arbre estructurat, contemplant tant la roda d’emocions que se’m va proporcionar per a la hipocondria com la llista que he rebut per a l’addicció al sexe.<text:tab/></text:p>
        <text:p text:style-name="P294"><text:span text:style-name="T111">L’estructura està ordenada </text:span><text:span text:style-name="T118">com els estats d’ànim,</text:span><text:span text:style-name="T111"> de menys a més plaents, </text:span><text:span text:style-name="T118">tot i que la interpretació por variar molt subjectivament</text:span><text:span text:style-name="T111">. Els títols de les categories també seran accessibles com a emocions. </text:span></text:p>
        <table:table table:name="Taula4" table:style-name="Taula4">
          <table:table-column table:style-name="Taula4.A"/>
          <table:table-column table:style-name="Taula4.B"/>
          <table:table-column table:style-name="Taula4.C"/>
          <table:table-column table:style-name="Taula4.B" table:number-columns-repeated="2"/>
          <table:table-column table:style-name="Taula4.F"/>
          <table:table-column table:style-name="Taula4.B"/>
          <table:table-column table:style-name="Taula4.H"/>
          <table:table-column table:style-name="Taula4.I"/>
          <table:table-column table:style-name="Taula4.J"/>
          <table:table-column table:style-name="Taula4.K"/>
          <table:table-column table:style-name="Taula4.I"/>
          <table:table-column table:style-name="Taula4.M"/>
          <table:table-column table:style-name="Taula4.N"/>
          <table:table-column table:style-name="Taula4.I"/>
          <table:table-column table:style-name="Taula4.P"/>
          <table:table-header-rows>
            <table:table-row table:style-name="Taula4.1">
              <table:table-cell table:style-name="Taula4.A1" table:number-columns-spanned="3" office:value-type="string">
                <text:p text:style-name="P295">CATALÀ</text:p>
              </table:table-cell>
              <table:covered-table-cell/>
              <table:covered-table-cell/>
              <table:table-cell table:style-name="Taula4.A1" table:number-columns-spanned="3" office:value-type="string">
                <text:p text:style-name="P295">CASTELLÀ</text:p>
              </table:table-cell>
              <table:covered-table-cell/>
              <table:covered-table-cell/>
              <table:table-cell table:style-name="Taula4.A1" table:number-columns-spanned="4" office:value-type="string">
                <text:p text:style-name="P295">ANGLÈS</text:p>
              </table:table-cell>
              <table:covered-table-cell/>
              <table:covered-table-cell/>
              <table:covered-table-cell/>
              <table:table-cell table:style-name="Taula4.A1" table:number-columns-spanned="3" office:value-type="string">
                <text:p text:style-name="P295">FRANCÈS</text:p>
              </table:table-cell>
              <table:covered-table-cell/>
              <table:covered-table-cell/>
              <table:table-cell table:style-name="Taula4.A1" table:number-columns-spanned="3" office:value-type="string">
                <text:p text:style-name="P295">PORTUGUÈS</text:p>
              </table:table-cell>
              <table:covered-table-cell/>
              <table:covered-table-cell/>
            </table:table-row>
          </table:table-header-rows>
          <table:table-row table:style-name="Taula4.1">
            <table:table-cell table:style-name="Taula4.A2" table:number-columns-spanned="3" office:value-type="string">
              <text:p text:style-name="P296">1 Irat/da</text:p>
            </table:table-cell>
            <table:covered-table-cell/>
            <table:covered-table-cell/>
            <table:table-cell table:style-name="Taula4.A2" table:number-columns-spanned="3" office:value-type="string">
              <text:p text:style-name="P296">1 Ira</text:p>
            </table:table-cell>
            <table:covered-table-cell/>
            <table:covered-table-cell/>
            <table:table-cell table:style-name="Taula4.A2" table:number-columns-spanned="4" office:value-type="string">
              <text:p text:style-name="P296">1 Anger</text:p>
            </table:table-cell>
            <table:covered-table-cell/>
            <table:covered-table-cell/>
            <table:covered-table-cell/>
            <table:table-cell table:style-name="Taula4.A2" table:number-columns-spanned="3" office:value-type="string">
              <text:p text:style-name="P296">1 Colère</text:p>
            </table:table-cell>
            <table:covered-table-cell/>
            <table:covered-table-cell/>
            <table:table-cell table:style-name="Taula4.A2" table:number-columns-spanned="3" office:value-type="string">
              <text:p text:style-name="P296">1 Furioso</text:p>
            </table:table-cell>
            <table:covered-table-cell/>
            <table:covered-table-cell/>
          </table:table-row>
          <table:table-row table:style-name="Taula4.1">
            <table:table-cell table:style-name="Taula4.A3" office:value-type="string">
              <text:p text:style-name="P297"/>
            </table:table-cell>
            <table:table-cell table:style-name="Taula4.B3" table:number-columns-spanned="2" office:value-type="string">
              <text:p text:style-name="P297">1.1 Odiós/a</text:p>
            </table:table-cell>
            <table:covered-table-cell/>
            <table:table-cell table:style-name="Taula4.A3" office:value-type="string">
              <text:p text:style-name="P297"/>
            </table:table-cell>
            <table:table-cell table:style-name="Taula4.B3" table:number-columns-spanned="2" office:value-type="string">
              <text:p text:style-name="P297">1.1 Odio</text:p>
            </table:table-cell>
            <table:covered-table-cell/>
            <table:table-cell table:style-name="Taula4.A3" table:number-columns-spanned="2" office:value-type="string">
              <text:p text:style-name="P297"/>
            </table:table-cell>
            <table:covered-table-cell/>
            <table:table-cell table:style-name="Taula4.B3" table:number-columns-spanned="2" office:value-type="string">
              <text:p text:style-name="P297">1.1 Hate</text:p>
            </table:table-cell>
            <table:covered-table-cell/>
            <table:table-cell table:style-name="Taula4.A3" office:value-type="string">
              <text:p text:style-name="P297"/>
            </table:table-cell>
            <table:table-cell table:style-name="Taula4.B3" table:number-columns-spanned="2" office:value-type="string">
              <text:p text:style-name="P297">1.1 Haineux</text:p>
            </table:table-cell>
            <table:covered-table-cell/>
            <table:table-cell table:style-name="Taula4.A3" office:value-type="string">
              <text:p text:style-name="P297"/>
            </table:table-cell>
            <table:table-cell table:style-name="Taula4.B3" table:number-columns-spanned="2" office:value-type="string">
              <text:p text:style-name="P297">1.1 Odiar</text:p>
            </table:table-cell>
            <table:covered-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1.1 Ultratjat/d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1.1 Ultrajad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1.1 Outraged</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1.1 Insulté</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1.1 Indignado</text:p>
            </table: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1.2 Ressentit/d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1.2 Resentid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1.2 Resentful</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1.2 Amer</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1.2 Desapontado</text:p>
            </table:table-cell>
          </table:table-row>
          <table:table-row table:style-name="Taula4.1">
            <table:table-cell table:style-name="Taula4.A3" office:value-type="string">
              <text:p text:style-name="P297"/>
            </table:table-cell>
            <table:table-cell table:style-name="Taula4.B3" table:number-columns-spanned="2" office:value-type="string">
              <text:p text:style-name="P297">1.2 Embogit/da</text:p>
            </table:table-cell>
            <table:covered-table-cell/>
            <table:table-cell table:style-name="Taula4.A3" office:value-type="string">
              <text:p text:style-name="P297"/>
            </table:table-cell>
            <table:table-cell table:style-name="Taula4.B3" table:number-columns-spanned="2" office:value-type="string">
              <text:p text:style-name="P297">1.2 Locura</text:p>
            </table:table-cell>
            <table:covered-table-cell/>
            <table:table-cell table:style-name="Taula4.A3" table:number-columns-spanned="2" office:value-type="string">
              <text:p text:style-name="P297"/>
            </table:table-cell>
            <table:covered-table-cell/>
            <table:table-cell table:style-name="Taula4.B3" table:number-columns-spanned="2" office:value-type="string">
              <text:p text:style-name="P297">1.2 Madness</text:p>
            </table:table-cell>
            <table:covered-table-cell/>
            <table:table-cell table:style-name="Taula4.A3" office:value-type="string">
              <text:p text:style-name="P297"/>
            </table:table-cell>
            <table:table-cell table:style-name="Taula4.B3" table:number-columns-spanned="2" office:value-type="string">
              <text:p text:style-name="P297">1.2 Folie</text:p>
            </table:table-cell>
            <table:covered-table-cell/>
            <table:table-cell table:style-name="Taula4.A3" office:value-type="string">
              <text:p text:style-name="P297"/>
            </table:table-cell>
            <table:table-cell table:style-name="Taula4.B3" table:number-columns-spanned="2" office:value-type="string">
              <text:p text:style-name="P297">1.2 Loucura</text:p>
            </table:table-cell>
            <table:covered-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2.1 Rabiós/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2.1 Rabios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2.1 Angry</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2.1 Enragé</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2.1 Irritado</text:p>
            </table: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2.2 Furiós/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2.2 Furios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2.2 Furious</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2.2 Furieux</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2.2 Furioso</text:p>
            </table:table-cell>
          </table:table-row>
          <table:table-row table:style-name="Taula4.1">
            <table:table-cell table:style-name="Taula4.A3" office:value-type="string">
              <text:p text:style-name="P297"/>
            </table:table-cell>
            <table:table-cell table:style-name="Taula4.B3" table:number-columns-spanned="2" office:value-type="string">
              <text:p text:style-name="P297">1.3 Agressiu/va</text:p>
            </table:table-cell>
            <table:covered-table-cell/>
            <table:table-cell table:style-name="Taula4.A3" office:value-type="string">
              <text:p text:style-name="P297"/>
            </table:table-cell>
            <table:table-cell table:style-name="Taula4.B3" table:number-columns-spanned="2" office:value-type="string">
              <text:p text:style-name="P297">1.3 Agresividad</text:p>
            </table:table-cell>
            <table:covered-table-cell/>
            <table:table-cell table:style-name="Taula4.A3" table:number-columns-spanned="2" office:value-type="string">
              <text:p text:style-name="P297"/>
            </table:table-cell>
            <table:covered-table-cell/>
            <table:table-cell table:style-name="Taula4.B3" table:number-columns-spanned="2" office:value-type="string">
              <text:p text:style-name="P297">1.3 Aggression</text:p>
            </table:table-cell>
            <table:covered-table-cell/>
            <table:table-cell table:style-name="Taula4.A3" office:value-type="string">
              <text:p text:style-name="P297"/>
            </table:table-cell>
            <table:table-cell table:style-name="Taula4.B3" table:number-columns-spanned="2" office:value-type="string">
              <text:p text:style-name="P297">1.3 Agressif</text:p>
            </table:table-cell>
            <table:covered-table-cell/>
            <table:table-cell table:style-name="Taula4.A3" office:value-type="string">
              <text:p text:style-name="P297"/>
            </table:table-cell>
            <table:table-cell table:style-name="Taula4.B3" table:number-columns-spanned="2" office:value-type="string">
              <text:p text:style-name="P297">1.3 Agressão</text:p>
            </table:table-cell>
            <table:covered-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3.1 Hostil</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3.1 Hostil</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3.1 Hostile</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3.1 Hostile</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3.1 Hostil</text:p>
            </table: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3.2 Provocador/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3.2 Provocador/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3.2 Provocateur</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3.2 Provocant</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3.2 Provocador</text:p>
            </table:table-cell>
          </table:table-row>
          <table:table-row table:style-name="Taula4.1">
            <table:table-cell table:style-name="Taula4.A3" office:value-type="string">
              <text:p text:style-name="P297"/>
            </table:table-cell>
            <table:table-cell table:style-name="Taula4.B3" table:number-columns-spanned="2" office:value-type="string">
              <text:p text:style-name="P297">1.4 Ferit/da</text:p>
            </table:table-cell>
            <table:covered-table-cell/>
            <table:table-cell table:style-name="Taula4.A3" office:value-type="string">
              <text:p text:style-name="P297"/>
            </table:table-cell>
            <table:table-cell table:style-name="Taula4.B3" table:number-columns-spanned="2" office:value-type="string">
              <text:p text:style-name="P297">1.4 <text:s/>Herido/a</text:p>
            </table:table-cell>
            <table:covered-table-cell/>
            <table:table-cell table:style-name="Taula4.A3" table:number-columns-spanned="2" office:value-type="string">
              <text:p text:style-name="P297"/>
            </table:table-cell>
            <table:covered-table-cell/>
            <table:table-cell table:style-name="Taula4.B3" table:number-columns-spanned="2" office:value-type="string">
              <text:p text:style-name="P297">1.4 Injured</text:p>
            </table:table-cell>
            <table:covered-table-cell/>
            <table:table-cell table:style-name="Taula4.A3" office:value-type="string">
              <text:p text:style-name="P297"/>
            </table:table-cell>
            <table:table-cell table:style-name="Taula4.B3" table:number-columns-spanned="2" office:value-type="string">
              <text:p text:style-name="P297">1.4 Blessé</text:p>
            </table:table-cell>
            <table:covered-table-cell/>
            <table:table-cell table:style-name="Taula4.A3" office:value-type="string">
              <text:p text:style-name="P297"/>
            </table:table-cell>
            <table:table-cell table:style-name="Taula4.B3" table:number-columns-spanned="2" office:value-type="string">
              <text:p text:style-name="P297">1.4 Ferido</text:p>
            </table:table-cell>
            <table:covered-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4.1 Devastat/d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4.1 Devastad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4.1 Devastated</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4.1 Dévasté</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4.1 Devastado</text:p>
            </table: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4.2 Afligit/d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4.2 Apenad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4.2 Distressed</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4.2 En détresse</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4.2 Angustiado</text:p>
            </table:table-cell>
          </table:table-row>
          <table:table-row table:style-name="Taula4.1">
            <table:table-cell table:style-name="Taula4.A3" office:value-type="string">
              <text:p text:style-name="P297"/>
            </table:table-cell>
            <table:table-cell table:style-name="Taula4.B3" table:number-columns-spanned="2" office:value-type="string">
              <text:p text:style-name="P297">1.5 <text:tab/>Amenaçat/da</text:p>
            </table:table-cell>
            <table:covered-table-cell/>
            <table:table-cell table:style-name="Taula4.A3" office:value-type="string">
              <text:p text:style-name="P297"/>
            </table:table-cell>
            <table:table-cell table:style-name="Taula4.B3" table:number-columns-spanned="2" office:value-type="string">
              <text:p text:style-name="P297">1.5 <text:s/>Amenazado/a</text:p>
            </table:table-cell>
            <table:covered-table-cell/>
            <table:table-cell table:style-name="Taula4.A3" table:number-columns-spanned="2" office:value-type="string">
              <text:p text:style-name="P297"/>
            </table:table-cell>
            <table:covered-table-cell/>
            <table:table-cell table:style-name="Taula4.B3" table:number-columns-spanned="2" office:value-type="string">
              <text:p text:style-name="P297">1.5 Threatened</text:p>
            </table:table-cell>
            <table:covered-table-cell/>
            <table:table-cell table:style-name="Taula4.A3" office:value-type="string">
              <text:p text:style-name="P297"/>
            </table:table-cell>
            <table:table-cell table:style-name="Taula4.B3" table:number-columns-spanned="2" office:value-type="string">
              <text:p text:style-name="P297">1.5 Menacé</text:p>
            </table:table-cell>
            <table:covered-table-cell/>
            <table:table-cell table:style-name="Taula4.A3" office:value-type="string">
              <text:p text:style-name="P297"/>
            </table:table-cell>
            <table:table-cell table:style-name="Taula4.B3" table:number-columns-spanned="2" office:value-type="string">
              <text:p text:style-name="P297">1.5 Ameaçado</text:p>
            </table:table-cell>
            <table:covered-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5.1 Atacat/d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5.1 Atacado/d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5.1 Attacked</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5.1 Insécure</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5.1 Atacado</text:p>
            </table: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5.2 Gelós/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5.2 Celos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5.2 Jealous</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5.2 Jaloux</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5.2 Ciúme</text:p>
            </table:table-cell>
          </table:table-row>
          <table:table-row table:style-name="Taula4.1">
            <table:table-cell table:style-name="Taula4.A3" office:value-type="string">
              <text:p text:style-name="P297"/>
            </table:table-cell>
            <table:table-cell table:style-name="Taula4.B3" table:number-columns-spanned="2" office:value-type="string">
              <text:p text:style-name="P297">1.6 <text:tab/>Frustrat/da</text:p>
            </table:table-cell>
            <table:covered-table-cell/>
            <table:table-cell table:style-name="Taula4.A3" office:value-type="string">
              <text:p text:style-name="P297"/>
            </table:table-cell>
            <table:table-cell table:style-name="Taula4.B3" table:number-columns-spanned="2" office:value-type="string">
              <text:p text:style-name="P297">1.6 <text:s/>Frustrado/a</text:p>
            </table:table-cell>
            <table:covered-table-cell/>
            <table:table-cell table:style-name="Taula4.A3" table:number-columns-spanned="2" office:value-type="string">
              <text:p text:style-name="P297"/>
            </table:table-cell>
            <table:covered-table-cell/>
            <table:table-cell table:style-name="Taula4.B3" table:number-columns-spanned="2" office:value-type="string">
              <text:p text:style-name="P297">1.6 Frustrated</text:p>
            </table:table-cell>
            <table:covered-table-cell/>
            <table:table-cell table:style-name="Taula4.A3" office:value-type="string">
              <text:p text:style-name="P297"/>
            </table:table-cell>
            <table:table-cell table:style-name="Taula4.B3" table:number-columns-spanned="2" office:value-type="string">
              <text:p text:style-name="P297">1.6 Frustré</text:p>
            </table:table-cell>
            <table:covered-table-cell/>
            <table:table-cell table:style-name="Taula4.A3" office:value-type="string">
              <text:p text:style-name="P297"/>
            </table:table-cell>
            <table:table-cell table:style-name="Taula4.B3" table:number-columns-spanned="2" office:value-type="string">
              <text:p text:style-name="P297">1.6 Frustrado</text:p>
            </table:table-cell>
            <table:covered-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6.1 Enfurismat/d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6.1 Enfurecid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6.1 Enraged</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6.1 Furieux</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6.1 Enfurecido</text:p>
            </table: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6.2 Irritat/d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6.2 Irritad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6.2 Irritated</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6.2 Irrité</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6.2 Irritado</text:p>
            </table:table-cell>
          </table:table-row>
          <table:table-row table:style-name="Taula4.1">
            <table:table-cell table:style-name="Taula4.A3" office:value-type="string">
              <text:p text:style-name="P297"/>
            </table:table-cell>
            <table:table-cell table:style-name="Taula4.B3" table:number-columns-spanned="2" office:value-type="string">
              <text:p text:style-name="P297">1.7 <text:s/>Crític/a</text:p>
            </table:table-cell>
            <table:covered-table-cell/>
            <table:table-cell table:style-name="Taula4.A3" office:value-type="string">
              <text:p text:style-name="P297"/>
            </table:table-cell>
            <table:table-cell table:style-name="Taula4.B3" table:number-columns-spanned="2" office:value-type="string">
              <text:p text:style-name="P297">1.7 <text:s/>Crítico/a</text:p>
            </table:table-cell>
            <table:covered-table-cell/>
            <table:table-cell table:style-name="Taula4.A3" table:number-columns-spanned="2" office:value-type="string">
              <text:p text:style-name="P297"/>
            </table:table-cell>
            <table:covered-table-cell/>
            <table:table-cell table:style-name="Taula4.B3" table:number-columns-spanned="2" office:value-type="string">
              <text:p text:style-name="P297">1.7 Critic</text:p>
            </table:table-cell>
            <table:covered-table-cell/>
            <table:table-cell table:style-name="Taula4.A3" office:value-type="string">
              <text:p text:style-name="P297"/>
            </table:table-cell>
            <table:table-cell table:style-name="Taula4.B3" table:number-columns-spanned="2" office:value-type="string">
              <text:p text:style-name="P297">1.7 Critique</text:p>
            </table:table-cell>
            <table:covered-table-cell/>
            <table:table-cell table:style-name="Taula4.A3" office:value-type="string">
              <text:p text:style-name="P297"/>
            </table:table-cell>
            <table:table-cell table:style-name="Taula4.B3" table:number-columns-spanned="2" office:value-type="string">
              <text:p text:style-name="P297">1.7 Crítico</text:p>
            </table:table-cell>
            <table:covered-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7.1 Sarcàstic/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7.1 Sarcástic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7.1 Sarcastic</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7.1 Sarcastique</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7.1 Sarcástico</text:p>
            </table: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7.2 Escèptic/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7.2 Escéptic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7.2 Skeptic</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7.2 Sceptique</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7.2 Cético</text:p>
            </table:table-cell>
          </table:table-row>
          <table:table-row table:style-name="Taula4.1">
            <table:table-cell table:style-name="Taula4.A3" office:value-type="string">
              <text:p text:style-name="P297"/>
            </table:table-cell>
            <table:table-cell table:style-name="Taula4.B3" table:number-columns-spanned="2" office:value-type="string">
              <text:p text:style-name="P297">1.8 <text:tab/>Distant</text:p>
            </table:table-cell>
            <table:covered-table-cell/>
            <table:table-cell table:style-name="Taula4.A3" office:value-type="string">
              <text:p text:style-name="P297"/>
            </table:table-cell>
            <table:table-cell table:style-name="Taula4.B3" table:number-columns-spanned="2" office:value-type="string">
              <text:p text:style-name="P297">1.8 <text:s/>Distante</text:p>
            </table:table-cell>
            <table:covered-table-cell/>
            <table:table-cell table:style-name="Taula4.A3" table:number-columns-spanned="2" office:value-type="string">
              <text:p text:style-name="P297"/>
            </table:table-cell>
            <table:covered-table-cell/>
            <table:table-cell table:style-name="Taula4.B3" table:number-columns-spanned="2" office:value-type="string">
              <text:p text:style-name="P297">1.8 Distant</text:p>
            </table:table-cell>
            <table:covered-table-cell/>
            <table:table-cell table:style-name="Taula4.A3" office:value-type="string">
              <text:p text:style-name="P297"/>
            </table:table-cell>
            <table:table-cell table:style-name="Taula4.B3" table:number-columns-spanned="2" office:value-type="string">
              <text:p text:style-name="P297">1.8 Distant</text:p>
            </table:table-cell>
            <table:covered-table-cell/>
            <table:table-cell table:style-name="Taula4.A3" office:value-type="string">
              <text:p text:style-name="P297"/>
            </table:table-cell>
            <table:table-cell table:style-name="Taula4.B3" table:number-columns-spanned="2" office:value-type="string">
              <text:p text:style-name="P297">1.8 Distante</text:p>
            </table:table-cell>
            <table:covered-table-cell/>
          </table:table-row>
          <table:table-row table:style-name="Taula4.1">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8.1 Desconfiat/da</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8.1 Desconfiado/a</text:p>
            </table:table-cell>
            <table:table-cell table:style-name="Taula4.A3" table:number-columns-spanned="2" office:value-type="string">
              <text:p text:style-name="P297"/>
            </table:table-cell>
            <table:covered-table-cell/>
            <table:table-cell table:style-name="Taula4.B4" office:value-type="string">
              <text:p text:style-name="P297"/>
            </table:table-cell>
            <table:table-cell table:style-name="Taula4.B3" office:value-type="string">
              <text:p text:style-name="P297">1.8.1 Distrustful</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8.1 Suspect</text:p>
            </table:table-cell>
            <table:table-cell table:style-name="Taula4.A3" office:value-type="string">
              <text:p text:style-name="P297"/>
            </table:table-cell>
            <table:table-cell table:style-name="Taula4.B4" office:value-type="string">
              <text:p text:style-name="P297"/>
            </table:table-cell>
            <table:table-cell table:style-name="Taula4.B3" office:value-type="string">
              <text:p text:style-name="P297">1.8.1 Desconfiado</text:p>
            </table:table-cell>
          </table:table-row>
          <table:table-row table:style-name="Taula4.1">
            <table:table-cell table:style-name="Taula4.A26" office:value-type="string">
              <text:p text:style-name="P297"/>
            </table:table-cell>
            <table:table-cell table:style-name="Taula4.B26" office:value-type="string">
              <text:p text:style-name="P297"/>
            </table:table-cell>
            <table:table-cell table:style-name="Taula4.C26" office:value-type="string">
              <text:p text:style-name="P297">1.8.2 Introvertit/da</text:p>
            </table:table-cell>
            <table:table-cell table:style-name="Taula4.A26" office:value-type="string">
              <text:p text:style-name="P297"/>
            </table:table-cell>
            <table:table-cell table:style-name="Taula4.B26" office:value-type="string">
              <text:p text:style-name="P297"/>
            </table:table-cell>
            <table:table-cell table:style-name="Taula4.C26" office:value-type="string">
              <text:p text:style-name="P297">1.8.2 Introvertido/a</text:p>
            </table:table-cell>
            <table:table-cell table:style-name="Taula4.A26" table:number-columns-spanned="2" office:value-type="string">
              <text:p text:style-name="P297"/>
            </table:table-cell>
            <table:covered-table-cell/>
            <table:table-cell table:style-name="Taula4.B26" office:value-type="string">
              <text:p text:style-name="P297"/>
            </table:table-cell>
            <table:table-cell table:style-name="Taula4.C26" office:value-type="string">
              <text:p text:style-name="P297">1.8.2 Introvert</text:p>
            </table:table-cell>
            <table:table-cell table:style-name="Taula4.A26" office:value-type="string">
              <text:p text:style-name="P297"/>
            </table:table-cell>
            <table:table-cell table:style-name="Taula4.B26" office:value-type="string">
              <text:p text:style-name="P297"/>
            </table:table-cell>
            <table:table-cell table:style-name="Taula4.C26" office:value-type="string">
              <text:p text:style-name="P297">1.8.2 Retiré</text:p>
            </table:table-cell>
            <table:table-cell table:style-name="Taula4.A26" office:value-type="string">
              <text:p text:style-name="P297"/>
            </table:table-cell>
            <table:table-cell table:style-name="Taula4.B26" office:value-type="string">
              <text:p text:style-name="P297"/>
            </table:table-cell>
            <table:table-cell table:style-name="Taula4.C26" office:value-type="string">
              <text:p text:style-name="P297">1.8.2 Introvertido</text:p>
            </table:table-cell>
          </table:table-row>
          <table:table-row table:style-name="Taula4.1">
            <table:table-cell table:style-name="Taula4.A27" table:number-columns-spanned="3" office:value-type="string">
              <text:p text:style-name="P296">2 Fastiguejat/da</text:p>
            </table:table-cell>
            <table:covered-table-cell/>
            <table:covered-table-cell/>
            <table:table-cell table:style-name="Taula4.A27" table:number-columns-spanned="3" office:value-type="string">
              <text:p text:style-name="P296">2 Asco</text:p>
            </table:table-cell>
            <table:covered-table-cell/>
            <table:covered-table-cell/>
            <table:table-cell table:style-name="Taula4.A27" table:number-columns-spanned="4" office:value-type="string">
              <text:p text:style-name="P296">2 Disgust</text:p>
            </table:table-cell>
            <table:covered-table-cell/>
            <table:covered-table-cell/>
            <table:covered-table-cell/>
            <table:table-cell table:style-name="Taula4.A27" table:number-columns-spanned="3" office:value-type="string">
              <text:p text:style-name="P296">2 Dégoût</text:p>
            </table:table-cell>
            <table:covered-table-cell/>
            <table:covered-table-cell/>
            <table:table-cell table:style-name="Taula4.A27" table:number-columns-spanned="3" office:value-type="string">
              <text:p text:style-name="P296">2 Nojo</text:p>
            </table:table-cell>
            <table:covered-table-cell/>
            <table:covered-table-cell/>
          </table:table-row>
          <table:table-row table:style-name="Taula4.1">
            <table:table-cell table:style-name="Taula4.A28" office:value-type="string">
              <text:p text:style-name="P297"/>
            </table:table-cell>
            <table:table-cell table:style-name="Taula4.B28" table:number-columns-spanned="2" office:value-type="string">
              <text:p text:style-name="P297">2.1 <text:s/>Decebut/da</text:p>
            </table:table-cell>
            <table:covered-table-cell/>
            <table:table-cell table:style-name="Taula4.A28" office:value-type="string">
              <text:p text:style-name="P297"/>
            </table:table-cell>
            <table:table-cell table:style-name="Taula4.B28" table:number-columns-spanned="2" office:value-type="string">
              <text:p text:style-name="P297">2.1 <text:s/>Decepcionado/a</text:p>
            </table:table-cell>
            <table:covered-table-cell/>
            <table:table-cell table:style-name="Taula4.A28" table:number-columns-spanned="2" office:value-type="string">
              <text:p text:style-name="P297"/>
            </table:table-cell>
            <table:covered-table-cell/>
            <table:table-cell table:style-name="Taula4.B28" table:number-columns-spanned="2" office:value-type="string">
              <text:p text:style-name="P297">2.1 Disappointed</text:p>
            </table:table-cell>
            <table:covered-table-cell/>
            <table:table-cell table:style-name="Taula4.A28" office:value-type="string">
              <text:p text:style-name="P297"/>
            </table:table-cell>
            <table:table-cell table:style-name="Taula4.B28" table:number-columns-spanned="2" office:value-type="string">
              <text:p text:style-name="P297">2.1 Déception</text:p>
            </table:table-cell>
            <table:covered-table-cell/>
            <table:table-cell table:style-name="Taula4.A28" office:value-type="string">
              <text:p text:style-name="P297"/>
            </table:table-cell>
            <table:table-cell table:style-name="Taula4.B28" table:number-columns-spanned="2" office:value-type="string">
              <text:p text:style-name="P297">2.1 Decepcionado</text:p>
            </table:table-cell>
            <table:covered-table-cell/>
          </table:table-row>
          <table:table-row table:style-name="Taula4.1">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1.1 Repugna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1.1 Repugnante</text:p>
            </table:table-cell>
            <table:table-cell table:style-name="Taula4.A28" table:number-columns-spanned="2" office:value-type="string">
              <text:p text:style-name="P297"/>
            </table:table-cell>
            <table:covered-table-cell/>
            <table:table-cell table:style-name="Taula4.B29" office:value-type="string">
              <text:p text:style-name="P297"/>
            </table:table-cell>
            <table:table-cell table:style-name="Taula4.B28" office:value-type="string">
              <text:p text:style-name="P297">2.1.1 Disgusting</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1.1 Répuga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1.1 Nojento</text:p>
            </table:table-cell>
          </table:table-row>
          <table:table-row table:style-name="Taula4.1">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1.2 Revoltós/a</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1.2 Revoltoso/a</text:p>
            </table:table-cell>
            <table:table-cell table:style-name="Taula4.A28" table:number-columns-spanned="2" office:value-type="string">
              <text:p text:style-name="P297"/>
            </table:table-cell>
            <table:covered-table-cell/>
            <table:table-cell table:style-name="Taula4.B29" office:value-type="string">
              <text:p text:style-name="P297"/>
            </table:table-cell>
            <table:table-cell table:style-name="Taula4.B28" office:value-type="string">
              <text:p text:style-name="P297">2.1.2 Unruly</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1.2 Révolté</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1.2 Indisciplinado</text:p>
            </table:table-cell>
          </table:table-row>
          <table:table-row table:style-name="Taula4.1">
            <table:table-cell table:style-name="Taula4.A28" office:value-type="string">
              <text:p text:style-name="P297"/>
            </table:table-cell>
            <table:table-cell table:style-name="Taula4.B28" table:number-columns-spanned="2" office:value-type="string">
              <text:p text:style-name="P297">2.2 <text:s/>Disconforme/a</text:p>
            </table:table-cell>
            <table:covered-table-cell/>
            <table:table-cell table:style-name="Taula4.A28" office:value-type="string">
              <text:p text:style-name="P297"/>
            </table:table-cell>
            <table:table-cell table:style-name="Taula4.B28" table:number-columns-spanned="2" office:value-type="string">
              <text:p text:style-name="P297">2.2 <text:s/>Disconforme/a</text:p>
            </table:table-cell>
            <table:covered-table-cell/>
            <table:table-cell table:style-name="Taula4.A28" table:number-columns-spanned="2" office:value-type="string">
              <text:p text:style-name="P297"/>
            </table:table-cell>
            <table:covered-table-cell/>
            <table:table-cell table:style-name="Taula4.B28" table:number-columns-spanned="2" office:value-type="string">
              <text:p text:style-name="P297">2.2 Dissatisfied</text:p>
            </table:table-cell>
            <table:covered-table-cell/>
            <table:table-cell table:style-name="Taula4.A28" office:value-type="string">
              <text:p text:style-name="P297"/>
            </table:table-cell>
            <table:table-cell table:style-name="Taula4.B28" table:number-columns-spanned="2" office:value-type="string">
              <text:p text:style-name="P297">2.2 Réprobation</text:p>
            </table:table-cell>
            <table:covered-table-cell/>
            <table:table-cell table:style-name="Taula4.A28" office:value-type="string">
              <text:p text:style-name="P297"/>
            </table:table-cell>
            <table:table-cell table:style-name="Taula4.B28" table:number-columns-spanned="2" office:value-type="string">
              <text:p text:style-name="P297">2.2 Insatisfeito</text:p>
            </table:table-cell>
            <table:covered-table-cell/>
          </table:table-row>
          <table:table-row table:style-name="Taula4.1">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2.1 Moralista</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2.1 Moralista</text:p>
            </table:table-cell>
            <table:table-cell table:style-name="Taula4.A28" table:number-columns-spanned="2" office:value-type="string">
              <text:p text:style-name="P297"/>
            </table:table-cell>
            <table:covered-table-cell/>
            <table:table-cell table:style-name="Taula4.B29" office:value-type="string">
              <text:p text:style-name="P297"/>
            </table:table-cell>
            <table:table-cell table:style-name="Taula4.B28" office:value-type="string">
              <text:p text:style-name="P297">2.2.1 Moralis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2.1 Jugeme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2.1 Moralista</text:p>
            </table:table-cell>
          </table:table-row>
          <table:table-row table:style-name="Taula4.1">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2.2 Retice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2.2 Reacio/a</text:p>
            </table:table-cell>
            <table:table-cell table:style-name="Taula4.A28" table:number-columns-spanned="2" office:value-type="string">
              <text:p text:style-name="P297"/>
            </table:table-cell>
            <table:covered-table-cell/>
            <table:table-cell table:style-name="Taula4.B29" office:value-type="string">
              <text:p text:style-name="P297"/>
            </table:table-cell>
            <table:table-cell table:style-name="Taula4.B28" office:value-type="string">
              <text:p text:style-name="P297">2.2.2 Relucta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2.2 Rétice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2.2 Relutante</text:p>
            </table:table-cell>
          </table:table-row>
          <table:table-row table:style-name="Taula4.1">
            <table:table-cell table:style-name="Taula4.A28" office:value-type="string">
              <text:p text:style-name="P297"/>
            </table:table-cell>
            <table:table-cell table:style-name="Taula4.B28" table:number-columns-spanned="2" office:value-type="string">
              <text:p text:style-name="P297">2.3 <text:s/>Abstinent</text:p>
            </table:table-cell>
            <table:covered-table-cell/>
            <table:table-cell table:style-name="Taula4.A28" office:value-type="string">
              <text:p text:style-name="P297"/>
            </table:table-cell>
            <table:table-cell table:style-name="Taula4.B28" table:number-columns-spanned="2" office:value-type="string">
              <text:p text:style-name="P297">2.3 <text:s/>Abstinente</text:p>
            </table:table-cell>
            <table:covered-table-cell/>
            <table:table-cell table:style-name="Taula4.A28" table:number-columns-spanned="2" office:value-type="string">
              <text:p text:style-name="P297"/>
            </table:table-cell>
            <table:covered-table-cell/>
            <table:table-cell table:style-name="Taula4.B28" table:number-columns-spanned="2" office:value-type="string">
              <text:p text:style-name="P297">2.3 Abstinent</text:p>
            </table:table-cell>
            <table:covered-table-cell/>
            <table:table-cell table:style-name="Taula4.A28" office:value-type="string">
              <text:p text:style-name="P297"/>
            </table:table-cell>
            <table:table-cell table:style-name="Taula4.B28" table:number-columns-spanned="2" office:value-type="string">
              <text:p text:style-name="P297">2.3 Évitement</text:p>
            </table:table-cell>
            <table:covered-table-cell/>
            <table:table-cell table:style-name="Taula4.A28" office:value-type="string">
              <text:p text:style-name="P297"/>
            </table:table-cell>
            <table:table-cell table:style-name="Taula4.B28" table:number-columns-spanned="2" office:value-type="string">
              <text:p text:style-name="P297">2.3 Abstinente</text:p>
            </table:table-cell>
            <table:covered-table-cell/>
          </table:table-row>
          <table:table-row table:style-name="Taula4.1">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3.1 Aversiu/va</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3.1 Aversión</text:p>
            </table:table-cell>
            <table:table-cell table:style-name="Taula4.A28" table:number-columns-spanned="2" office:value-type="string">
              <text:p text:style-name="P297"/>
            </table:table-cell>
            <table:covered-table-cell/>
            <table:table-cell table:style-name="Taula4.B29" office:value-type="string">
              <text:p text:style-name="P297"/>
            </table:table-cell>
            <table:table-cell table:style-name="Taula4.B28" office:value-type="string">
              <text:p text:style-name="P297">2.3.1 Dislike</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3.1 Aversion</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3.1 Aversão</text:p>
            </table:table-cell>
          </table:table-row>
          <table:table-row table:style-name="Taula4.1">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3.2 Vacil·la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3.2 Vacilante</text:p>
            </table:table-cell>
            <table:table-cell table:style-name="Taula4.A28" table:number-columns-spanned="2" office:value-type="string">
              <text:p text:style-name="P297"/>
            </table:table-cell>
            <table:covered-table-cell/>
            <table:table-cell table:style-name="Taula4.B29" office:value-type="string">
              <text:p text:style-name="P297"/>
            </table:table-cell>
            <table:table-cell table:style-name="Taula4.B28" office:value-type="string">
              <text:p text:style-name="P297">2.3.2 Hesita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3.2 Hésitant</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3.2 Hesitante</text:p>
            </table:table-cell>
          </table:table-row>
          <table:table-row table:style-name="Taula4.1">
            <table:table-cell table:style-name="Taula4.A28" office:value-type="string">
              <text:p text:style-name="P297"/>
            </table:table-cell>
            <table:table-cell table:style-name="Taula4.B28" table:number-columns-spanned="2" office:value-type="string">
              <text:p text:style-name="P297">2.4 Horrible</text:p>
            </table:table-cell>
            <table:covered-table-cell/>
            <table:table-cell table:style-name="Taula4.A28" office:value-type="string">
              <text:p text:style-name="P297"/>
            </table:table-cell>
            <table:table-cell table:style-name="Taula4.B28" table:number-columns-spanned="2" office:value-type="string">
              <text:p text:style-name="P297">2.4 Horrible</text:p>
            </table:table-cell>
            <table:covered-table-cell/>
            <table:table-cell table:style-name="Taula4.A28" table:number-columns-spanned="2" office:value-type="string">
              <text:p text:style-name="P297"/>
            </table:table-cell>
            <table:covered-table-cell/>
            <table:table-cell table:style-name="Taula4.B28" table:number-columns-spanned="2" office:value-type="string">
              <text:p text:style-name="P297">2.4 Horrible</text:p>
            </table:table-cell>
            <table:covered-table-cell/>
            <table:table-cell table:style-name="Taula4.A28" office:value-type="string">
              <text:p text:style-name="P297"/>
            </table:table-cell>
            <table:table-cell table:style-name="Taula4.B28" table:number-columns-spanned="2" office:value-type="string">
              <text:p text:style-name="P297">2.4 Terrible</text:p>
            </table:table-cell>
            <table:covered-table-cell/>
            <table:table-cell table:style-name="Taula4.A28" office:value-type="string">
              <text:p text:style-name="P297"/>
            </table:table-cell>
            <table:table-cell table:style-name="Taula4.B28" table:number-columns-spanned="2" office:value-type="string">
              <text:p text:style-name="P297">2.4 Horrível</text:p>
            </table:table-cell>
            <table:covered-table-cell/>
          </table:table-row>
          <table:table-row table:style-name="Taula4.1">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4.1 Odiós/a</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4.1 Odioso/a</text:p>
            </table:table-cell>
            <table:table-cell table:style-name="Taula4.A28" table:number-columns-spanned="2" office:value-type="string">
              <text:p text:style-name="P297"/>
            </table:table-cell>
            <table:covered-table-cell/>
            <table:table-cell table:style-name="Taula4.B29" office:value-type="string">
              <text:p text:style-name="P297"/>
            </table:table-cell>
            <table:table-cell table:style-name="Taula4.B28" office:value-type="string">
              <text:p text:style-name="P297">2.4.1 Hateful</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4.1 Détestable</text:p>
            </table:table-cell>
            <table:table-cell table:style-name="Taula4.A28" office:value-type="string">
              <text:p text:style-name="P297"/>
            </table:table-cell>
            <table:table-cell table:style-name="Taula4.B29" office:value-type="string">
              <text:p text:style-name="P297"/>
            </table:table-cell>
            <table:table-cell table:style-name="Taula4.B28" office:value-type="string">
              <text:p text:style-name="P297">2.4.1 Odioso</text:p>
            </table:table-cell>
          </table:table-row>
          <table:table-row table:style-name="Taula4.1">
            <table:table-cell table:style-name="Taula4.A39" office:value-type="string">
              <text:p text:style-name="P297"/>
            </table:table-cell>
            <table:table-cell table:style-name="Taula4.B39" office:value-type="string">
              <text:p text:style-name="P297"/>
            </table:table-cell>
            <table:table-cell table:style-name="Taula4.C39" office:value-type="string">
              <text:p text:style-name="P297">2.4.2 Fastiguejat/a</text:p>
            </table:table-cell>
            <table:table-cell table:style-name="Taula4.A39" office:value-type="string">
              <text:p text:style-name="P297"/>
            </table:table-cell>
            <table:table-cell table:style-name="Taula4.B39" office:value-type="string">
              <text:p text:style-name="P297"/>
            </table:table-cell>
            <table:table-cell table:style-name="Taula4.C39" office:value-type="string">
              <text:p text:style-name="P297">2.4.2 Asqueado/a</text:p>
            </table:table-cell>
            <table:table-cell table:style-name="Taula4.A39" table:number-columns-spanned="2" office:value-type="string">
              <text:p text:style-name="P297"/>
            </table:table-cell>
            <table:covered-table-cell/>
            <table:table-cell table:style-name="Taula4.B39" office:value-type="string">
              <text:p text:style-name="P297"/>
            </table:table-cell>
            <table:table-cell table:style-name="Taula4.C39" office:value-type="string">
              <text:p text:style-name="P297">2.4.2 Disgusted</text:p>
            </table:table-cell>
            <table:table-cell table:style-name="Taula4.A39" office:value-type="string">
              <text:p text:style-name="P297"/>
            </table:table-cell>
            <table:table-cell table:style-name="Taula4.B39" office:value-type="string">
              <text:p text:style-name="P297"/>
            </table:table-cell>
            <table:table-cell table:style-name="Taula4.C39" office:value-type="string">
              <text:p text:style-name="P297">2.4.2 Dégout</text:p>
            </table:table-cell>
            <table:table-cell table:style-name="Taula4.A39" office:value-type="string">
              <text:p text:style-name="P297"/>
            </table:table-cell>
            <table:table-cell table:style-name="Taula4.B39" office:value-type="string">
              <text:p text:style-name="P297"/>
            </table:table-cell>
            <table:table-cell table:style-name="Taula4.C39" office:value-type="string">
              <text:p text:style-name="P297">2.4.2 Enojado</text:p>
            </table:table-cell>
          </table:table-row>
          <table:table-row table:style-name="Taula4.1">
            <table:table-cell table:style-name="Taula4.A40" table:number-columns-spanned="3" office:value-type="string">
              <text:p text:style-name="P296">3 Poruc/ga</text:p>
            </table:table-cell>
            <table:covered-table-cell/>
            <table:covered-table-cell/>
            <table:table-cell table:style-name="Taula4.A40" table:number-columns-spanned="3" office:value-type="string">
              <text:p text:style-name="P296">3 Miedo</text:p>
            </table:table-cell>
            <table:covered-table-cell/>
            <table:covered-table-cell/>
            <table:table-cell table:style-name="Taula4.A40" table:number-columns-spanned="4" office:value-type="string">
              <text:p text:style-name="P296">3 Fear</text:p>
            </table:table-cell>
            <table:covered-table-cell/>
            <table:covered-table-cell/>
            <table:covered-table-cell/>
            <table:table-cell table:style-name="Taula4.A40" table:number-columns-spanned="3" office:value-type="string">
              <text:p text:style-name="P296">3 Peur</text:p>
            </table:table-cell>
            <table:covered-table-cell/>
            <table:covered-table-cell/>
            <table:table-cell table:style-name="Taula4.A40" table:number-columns-spanned="3" office:value-type="string">
              <text:p text:style-name="P296">3 Medo</text:p>
            </table:table-cell>
            <table:covered-table-cell/>
            <table:covered-table-cell/>
          </table:table-row>
          <table:table-row table:style-name="Taula4.1">
            <table:table-cell table:style-name="Taula4.A41" office:value-type="string">
              <text:p text:style-name="P297"/>
            </table:table-cell>
            <table:table-cell table:style-name="Taula4.B41" table:number-columns-spanned="2" office:value-type="string">
              <text:p text:style-name="P297">3.1 <text:tab/>Humiliat/da</text:p>
            </table:table-cell>
            <table:covered-table-cell/>
            <table:table-cell table:style-name="Taula4.A41" office:value-type="string">
              <text:p text:style-name="P297"/>
            </table:table-cell>
            <table:table-cell table:style-name="Taula4.B41" table:number-columns-spanned="2" office:value-type="string">
              <text:p text:style-name="P297">3.1 <text:s/>Humillado/a</text:p>
            </table:table-cell>
            <table:covered-table-cell/>
            <table:table-cell table:style-name="Taula4.A41" table:number-columns-spanned="2" office:value-type="string">
              <text:p text:style-name="P297"/>
            </table:table-cell>
            <table:covered-table-cell/>
            <table:table-cell table:style-name="Taula4.B41" table:number-columns-spanned="2" office:value-type="string">
              <text:p text:style-name="P297">3.1 Humiliated</text:p>
            </table:table-cell>
            <table:covered-table-cell/>
            <table:table-cell table:style-name="Taula4.A41" office:value-type="string">
              <text:p text:style-name="P297"/>
            </table:table-cell>
            <table:table-cell table:style-name="Taula4.B41" table:number-columns-spanned="2" office:value-type="string">
              <text:p text:style-name="P297">3.1 Humilié</text:p>
            </table:table-cell>
            <table:covered-table-cell/>
            <table:table-cell table:style-name="Taula4.A41" office:value-type="string">
              <text:p text:style-name="P297"/>
            </table:table-cell>
            <table:table-cell table:style-name="Taula4.B41" table:number-columns-spanned="2" office:value-type="string">
              <text:p text:style-name="P297">3.1 Humilhado</text:p>
            </table:table-cell>
            <table:covered-table-cell/>
          </table:table-row>
          <text:soft-page-break/>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1.1 Ridiculitzat/da</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1.1 Ridiculizad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1.1 Ridiculed</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1.1 Ridiculisé</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1.1 Ridicularizado</text:p>
            </table: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1.2 Irrespetat/da</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1.2 Irrespetad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1.2 Disrespected</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1.2 Non respecté</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1.2 Desrespeitado</text:p>
            </table:table-cell>
          </table:table-row>
          <table:table-row table:style-name="Taula4.1">
            <table:table-cell table:style-name="Taula4.A41" office:value-type="string">
              <text:p text:style-name="P297"/>
            </table:table-cell>
            <table:table-cell table:style-name="Taula4.B41" table:number-columns-spanned="2" office:value-type="string">
              <text:p text:style-name="P297">3.2 <text:tab/>Refusat/da</text:p>
            </table:table-cell>
            <table:covered-table-cell/>
            <table:table-cell table:style-name="Taula4.A41" office:value-type="string">
              <text:p text:style-name="P297"/>
            </table:table-cell>
            <table:table-cell table:style-name="Taula4.B41" table:number-columns-spanned="2" office:value-type="string">
              <text:p text:style-name="P297">3.2 <text:s/>Rechazado/a</text:p>
            </table:table-cell>
            <table:covered-table-cell/>
            <table:table-cell table:style-name="Taula4.A41" table:number-columns-spanned="2" office:value-type="string">
              <text:p text:style-name="P297"/>
            </table:table-cell>
            <table:covered-table-cell/>
            <table:table-cell table:style-name="Taula4.B41" table:number-columns-spanned="2" office:value-type="string">
              <text:p text:style-name="P297">3.2 Rejected</text:p>
            </table:table-cell>
            <table:covered-table-cell/>
            <table:table-cell table:style-name="Taula4.A41" office:value-type="string">
              <text:p text:style-name="P297"/>
            </table:table-cell>
            <table:table-cell table:style-name="Taula4.B41" table:number-columns-spanned="2" office:value-type="string">
              <text:p text:style-name="P297">3.2 Rejeté</text:p>
            </table:table-cell>
            <table:covered-table-cell/>
            <table:table-cell table:style-name="Taula4.A41" office:value-type="string">
              <text:p text:style-name="P297"/>
            </table:table-cell>
            <table:table-cell table:style-name="Taula4.B41" table:number-columns-spanned="2" office:value-type="string">
              <text:p text:style-name="P297">3.2 Rejeitado</text:p>
            </table:table-cell>
            <table:covered-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2.1 Marginat/da</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2.1 Marginad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2.1 Marginalized</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2.1 Inadéquat</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2.1 Marginalizado</text:p>
            </table: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2.2 Alienat/da</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2.2 Alienad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2.2 Alienated</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2.2 Exclus</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2.2 Alienado</text:p>
            </table:table-cell>
          </table:table-row>
          <table:table-row table:style-name="Taula4.1">
            <table:table-cell table:style-name="Taula4.A41" office:value-type="string">
              <text:p text:style-name="P297"/>
            </table:table-cell>
            <table:table-cell table:style-name="Taula4.B41" table:number-columns-spanned="2" office:value-type="string">
              <text:p text:style-name="P297">3.3 <text:tab/>Espantat/da</text:p>
            </table:table-cell>
            <table:covered-table-cell/>
            <table:table-cell table:style-name="Taula4.A41" office:value-type="string">
              <text:p text:style-name="P297"/>
            </table:table-cell>
            <table:table-cell table:style-name="Taula4.B41" table:number-columns-spanned="2" office:value-type="string">
              <text:p text:style-name="P297">3.3 <text:s/>Asustado/a</text:p>
            </table:table-cell>
            <table:covered-table-cell/>
            <table:table-cell table:style-name="Taula4.A41" table:number-columns-spanned="2" office:value-type="string">
              <text:p text:style-name="P297"/>
            </table:table-cell>
            <table:covered-table-cell/>
            <table:table-cell table:style-name="Taula4.B41" table:number-columns-spanned="2" office:value-type="string">
              <text:p text:style-name="P297">3.3 Scared</text:p>
            </table:table-cell>
            <table:covered-table-cell/>
            <table:table-cell table:style-name="Taula4.A41" office:value-type="string">
              <text:p text:style-name="P297"/>
            </table:table-cell>
            <table:table-cell table:style-name="Taula4.B41" table:number-columns-spanned="2" office:value-type="string">
              <text:p text:style-name="P297">3.3 Apeuré</text:p>
            </table:table-cell>
            <table:covered-table-cell/>
            <table:table-cell table:style-name="Taula4.A41" office:value-type="string">
              <text:p text:style-name="P297"/>
            </table:table-cell>
            <table:table-cell table:style-name="Taula4.B41" table:number-columns-spanned="2" office:value-type="string">
              <text:p text:style-name="P297">3.3 Assustado</text:p>
            </table:table-cell>
            <table:covered-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1 Aterrat/da</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1 Aterrad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3.1 Terrified</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1 Terrifié</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1 Aterrorizado</text:p>
            </table: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2 Vulnerable</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2 Espantad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3.2 Frightened</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2 Effrayé</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2 Com Medo</text:p>
            </table: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6.3 Amoïnat/da</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3 Temeros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3.3 Fearful</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3.3 Craintif</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6.3 Medo</text:p>
            </table:table-cell>
          </table:table-row>
          <table:table-row table:style-name="Taula4.1">
            <table:table-cell table:style-name="Taula4.A41" office:value-type="string">
              <text:p text:style-name="P297"/>
            </table:table-cell>
            <table:table-cell table:style-name="Taula4.B41" table:number-columns-spanned="2" office:value-type="string">
              <text:p text:style-name="P297">3.4 <text:tab/>Ansiós/a</text:p>
            </table:table-cell>
            <table:covered-table-cell/>
            <table:table-cell table:style-name="Taula4.A41" office:value-type="string">
              <text:p text:style-name="P297"/>
            </table:table-cell>
            <table:table-cell table:style-name="Taula4.B41" table:number-columns-spanned="2" office:value-type="string">
              <text:p text:style-name="P297">3.4 <text:s/>Ansioso/a</text:p>
            </table:table-cell>
            <table:covered-table-cell/>
            <table:table-cell table:style-name="Taula4.A41" table:number-columns-spanned="2" office:value-type="string">
              <text:p text:style-name="P297"/>
            </table:table-cell>
            <table:covered-table-cell/>
            <table:table-cell table:style-name="Taula4.B41" table:number-columns-spanned="2" office:value-type="string">
              <text:p text:style-name="P297">3.4 Anxious</text:p>
            </table:table-cell>
            <table:covered-table-cell/>
            <table:table-cell table:style-name="Taula4.A41" office:value-type="string">
              <text:p text:style-name="P297"/>
            </table:table-cell>
            <table:table-cell table:style-name="Taula4.B41" table:number-columns-spanned="2" office:value-type="string">
              <text:p text:style-name="P297">3.4 Anxieux</text:p>
            </table:table-cell>
            <table:covered-table-cell/>
            <table:table-cell table:style-name="Taula4.A41" office:value-type="string">
              <text:p text:style-name="P297"/>
            </table:table-cell>
            <table:table-cell table:style-name="Taula4.B41" table:number-columns-spanned="2" office:value-type="string">
              <text:p text:style-name="P297">3.4 Ansioso</text:p>
            </table:table-cell>
            <table:covered-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4.1 Aclaparat/da</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4.1 Agobiad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4.1 Overwhelmed</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4.1 Accablé</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4.1 Sobrecarregado</text:p>
            </table: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4.2 Preocupat/da</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4.2 Preocupado/a</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4.2 Concerned</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4.2 Préocupé</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4.2 Preocupado</text:p>
            </table:table-cell>
          </table:table-row>
          <table:table-row table:style-name="Taula4.1">
            <table:table-cell table:style-name="Taula4.A41" office:value-type="string">
              <text:p text:style-name="P297"/>
            </table:table-cell>
            <table:table-cell table:style-name="Taula4.B41" table:number-columns-spanned="2" office:value-type="string">
              <text:p text:style-name="P297">3.5 <text:tab/>Submís/sa</text:p>
            </table:table-cell>
            <table:covered-table-cell/>
            <table:table-cell table:style-name="Taula4.A41" office:value-type="string">
              <text:p text:style-name="P297"/>
            </table:table-cell>
            <table:table-cell table:style-name="Taula4.B41" table:number-columns-spanned="2" office:value-type="string">
              <text:p text:style-name="P297">3.5 <text:s/>Sumiso/a</text:p>
            </table:table-cell>
            <table:covered-table-cell/>
            <table:table-cell table:style-name="Taula4.A41" table:number-columns-spanned="2" office:value-type="string">
              <text:p text:style-name="P297"/>
            </table:table-cell>
            <table:covered-table-cell/>
            <table:table-cell table:style-name="Taula4.B41" table:number-columns-spanned="2" office:value-type="string">
              <text:p text:style-name="P297">3.5 Submissive</text:p>
            </table:table-cell>
            <table:covered-table-cell/>
            <table:table-cell table:style-name="Taula4.A41" office:value-type="string">
              <text:p text:style-name="P297"/>
            </table:table-cell>
            <table:table-cell table:style-name="Taula4.B41" table:number-columns-spanned="2" office:value-type="string">
              <text:p text:style-name="P297">3.5 Docile</text:p>
            </table:table-cell>
            <table:covered-table-cell/>
            <table:table-cell table:style-name="Taula4.A41" office:value-type="string">
              <text:p text:style-name="P297"/>
            </table:table-cell>
            <table:table-cell table:style-name="Taula4.B41" table:number-columns-spanned="2" office:value-type="string">
              <text:p text:style-name="P297">3.5 Submisso</text:p>
            </table:table-cell>
            <table:covered-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5.1 Inútil</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5.1 Inútil</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5.1 Useless</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5.1 Sans Valeur</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5.1 Inútil</text:p>
            </table: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5.2 Insignificant</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5.2 Insignificante</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5.2 Negligible</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5.2 Insignifiant</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5.2 Desprezível</text:p>
            </table:table-cell>
          </table:table-row>
          <table:table-row table:style-name="Taula4.1">
            <table:table-cell table:style-name="Taula4.A41" office:value-type="string">
              <text:p text:style-name="P297"/>
            </table:table-cell>
            <table:table-cell table:style-name="Taula4.B41" table:number-columns-spanned="2" office:value-type="string">
              <text:p text:style-name="P297">3.6 <text:tab/>Insegur/a</text:p>
            </table:table-cell>
            <table:covered-table-cell/>
            <table:table-cell table:style-name="Taula4.A41" office:value-type="string">
              <text:p text:style-name="P297"/>
            </table:table-cell>
            <table:table-cell table:style-name="Taula4.B41" table:number-columns-spanned="2" office:value-type="string">
              <text:p text:style-name="P297">3.6 <text:s/>Inseguro/a</text:p>
            </table:table-cell>
            <table:covered-table-cell/>
            <table:table-cell table:style-name="Taula4.A41" table:number-columns-spanned="2" office:value-type="string">
              <text:p text:style-name="P297"/>
            </table:table-cell>
            <table:covered-table-cell/>
            <table:table-cell table:style-name="Taula4.B41" table:number-columns-spanned="2" office:value-type="string">
              <text:p text:style-name="P297">3.6 Insecure</text:p>
            </table:table-cell>
            <table:covered-table-cell/>
            <table:table-cell table:style-name="Taula4.A41" office:value-type="string">
              <text:p text:style-name="P297"/>
            </table:table-cell>
            <table:table-cell table:style-name="Taula4.B41" table:number-columns-spanned="2" office:value-type="string">
              <text:p text:style-name="P297">3.6 Insécure</text:p>
            </table:table-cell>
            <table:covered-table-cell/>
            <table:table-cell table:style-name="Taula4.A41" office:value-type="string">
              <text:p text:style-name="P297"/>
            </table:table-cell>
            <table:table-cell table:style-name="Taula4.B41" table:number-columns-spanned="2" office:value-type="string">
              <text:p text:style-name="P297">3.6 Inseguro</text:p>
            </table:table-cell>
            <table:covered-table-cell/>
          </table:table-row>
          <table:table-row table:style-name="Taula4.1">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6.1 Inferior</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6.1 Inferior</text:p>
            </table:table-cell>
            <table:table-cell table:style-name="Taula4.A41" table:number-columns-spanned="2" office:value-type="string">
              <text:p text:style-name="P297"/>
            </table:table-cell>
            <table:covered-table-cell/>
            <table:table-cell table:style-name="Taula4.B42" office:value-type="string">
              <text:p text:style-name="P297"/>
            </table:table-cell>
            <table:table-cell table:style-name="Taula4.B41" office:value-type="string">
              <text:p text:style-name="P297">3.6.1 Inferior</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6.1 Inférieur</text:p>
            </table:table-cell>
            <table:table-cell table:style-name="Taula4.A41" office:value-type="string">
              <text:p text:style-name="P297"/>
            </table:table-cell>
            <table:table-cell table:style-name="Taula4.B42" office:value-type="string">
              <text:p text:style-name="P297"/>
            </table:table-cell>
            <table:table-cell table:style-name="Taula4.B41" office:value-type="string">
              <text:p text:style-name="P297">3.6.1 Inferior</text:p>
            </table:table-cell>
          </table:table-row>
          <table:table-row table:style-name="Taula4.1">
            <table:table-cell table:style-name="Taula4.A59" office:value-type="string">
              <text:p text:style-name="P297"/>
            </table:table-cell>
            <table:table-cell table:style-name="Taula4.B59" office:value-type="string">
              <text:p text:style-name="P297"/>
            </table:table-cell>
            <table:table-cell table:style-name="Taula4.C59" office:value-type="string">
              <text:p text:style-name="P297">3.6.2 Insuficient</text:p>
            </table:table-cell>
            <table:table-cell table:style-name="Taula4.A59" office:value-type="string">
              <text:p text:style-name="P297"/>
            </table:table-cell>
            <table:table-cell table:style-name="Taula4.B59" office:value-type="string">
              <text:p text:style-name="P297"/>
            </table:table-cell>
            <table:table-cell table:style-name="Taula4.C59" office:value-type="string">
              <text:p text:style-name="P297">3.6.2 Insuficiente</text:p>
            </table:table-cell>
            <table:table-cell table:style-name="Taula4.A59" table:number-columns-spanned="2" office:value-type="string">
              <text:p text:style-name="P297"/>
            </table:table-cell>
            <table:covered-table-cell/>
            <table:table-cell table:style-name="Taula4.B59" office:value-type="string">
              <text:p text:style-name="P297"/>
            </table:table-cell>
            <table:table-cell table:style-name="Taula4.C59" office:value-type="string">
              <text:p text:style-name="P297">3.6.2 Insufficient</text:p>
            </table:table-cell>
            <table:table-cell table:style-name="Taula4.A59" office:value-type="string">
              <text:p text:style-name="P297"/>
            </table:table-cell>
            <table:table-cell table:style-name="Taula4.B59" office:value-type="string">
              <text:p text:style-name="P297"/>
            </table:table-cell>
            <table:table-cell table:style-name="Taula4.C59" office:value-type="string">
              <text:p text:style-name="P297">3.6.2 Incapable</text:p>
            </table:table-cell>
            <table:table-cell table:style-name="Taula4.A59" office:value-type="string">
              <text:p text:style-name="P297"/>
            </table:table-cell>
            <table:table-cell table:style-name="Taula4.B59" office:value-type="string">
              <text:p text:style-name="P297"/>
            </table:table-cell>
            <table:table-cell table:style-name="Taula4.C59" office:value-type="string">
              <text:p text:style-name="P297">3.6.2 Insuficiente</text:p>
            </table:table-cell>
          </table:table-row>
          <table:table-row table:style-name="Taula4.1">
            <table:table-cell table:style-name="Taula4.A60" table:number-columns-spanned="3" office:value-type="string">
              <text:p text:style-name="P296">4 Trist/a</text:p>
            </table:table-cell>
            <table:covered-table-cell/>
            <table:covered-table-cell/>
            <table:table-cell table:style-name="Taula4.A60" table:number-columns-spanned="3" office:value-type="string">
              <text:p text:style-name="P296">4 Tristeza</text:p>
            </table:table-cell>
            <table:covered-table-cell/>
            <table:covered-table-cell/>
            <table:table-cell table:style-name="Taula4.A60" table:number-columns-spanned="4" office:value-type="string">
              <text:p text:style-name="P296">4 Sadness</text:p>
            </table:table-cell>
            <table:covered-table-cell/>
            <table:covered-table-cell/>
            <table:covered-table-cell/>
            <table:table-cell table:style-name="Taula4.A60" table:number-columns-spanned="3" office:value-type="string">
              <text:p text:style-name="P296">4 Tristesse</text:p>
            </table:table-cell>
            <table:covered-table-cell/>
            <table:covered-table-cell/>
            <table:table-cell table:style-name="Taula4.A60" table:number-columns-spanned="3" office:value-type="string">
              <text:p text:style-name="P296">4 Tristeza</text:p>
            </table:table-cell>
            <table:covered-table-cell/>
            <table:covered-table-cell/>
          </table:table-row>
          <table:table-row table:style-name="Taula4.1">
            <table:table-cell table:style-name="Taula4.A61" office:value-type="string">
              <text:p text:style-name="P297"/>
            </table:table-cell>
            <table:table-cell table:style-name="Taula4.B61" table:number-columns-spanned="2" office:value-type="string">
              <text:p text:style-name="P297">4.1 Desesperat/da</text:p>
            </table:table-cell>
            <table:covered-table-cell/>
            <table:table-cell table:style-name="Taula4.A61" office:value-type="string">
              <text:p text:style-name="P297"/>
            </table:table-cell>
            <table:table-cell table:style-name="Taula4.B61" table:number-columns-spanned="2" office:value-type="string">
              <text:p text:style-name="P297">4.1 Desesperado/a</text:p>
            </table:table-cell>
            <table:covered-table-cell/>
            <table:table-cell table:style-name="Taula4.A61" table:number-columns-spanned="2" office:value-type="string">
              <text:p text:style-name="P297"/>
            </table:table-cell>
            <table:covered-table-cell/>
            <table:table-cell table:style-name="Taula4.B61" table:number-columns-spanned="2" office:value-type="string">
              <text:p text:style-name="P297">4.1 Desperate</text:p>
            </table:table-cell>
            <table:covered-table-cell/>
            <table:table-cell table:style-name="Taula4.A61" office:value-type="string">
              <text:p text:style-name="P297"/>
            </table:table-cell>
            <table:table-cell table:style-name="Taula4.B61" table:number-columns-spanned="2" office:value-type="string">
              <text:p text:style-name="P297">4.1 Désespoir</text:p>
            </table:table-cell>
            <table:covered-table-cell/>
            <table:table-cell table:style-name="Taula4.A61" office:value-type="string">
              <text:p text:style-name="P297"/>
            </table:table-cell>
            <table:table-cell table:style-name="Taula4.B61" table:number-columns-spanned="2" office:value-type="string">
              <text:p text:style-name="P297">4.1 Desesperado</text:p>
            </table:table-cell>
            <table:covered-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1.1 Desvalgut/d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1.1 Desvalid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1.1 Helpless</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1.1 Impuissant</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1.1 Indefeso</text:p>
            </table: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1.2 Vulnerable</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1.2 Vulnerable</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1.2 Vulnerable</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1.2 Vulnérable</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1.2 Vulnerável</text:p>
            </table:table-cell>
          </table:table-row>
          <table:table-row table:style-name="Taula4.1">
            <table:table-cell table:style-name="Taula4.A61" office:value-type="string">
              <text:p text:style-name="P297"/>
            </table:table-cell>
            <table:table-cell table:style-name="Taula4.B61" table:number-columns-spanned="2" office:value-type="string">
              <text:p text:style-name="P297">4.2 Deprimit/da</text:p>
            </table:table-cell>
            <table:covered-table-cell/>
            <table:table-cell table:style-name="Taula4.A61" office:value-type="string">
              <text:p text:style-name="P297"/>
            </table:table-cell>
            <table:table-cell table:style-name="Taula4.B61" table:number-columns-spanned="2" office:value-type="string">
              <text:p text:style-name="P297">4.2 Deprimido/a</text:p>
            </table:table-cell>
            <table:covered-table-cell/>
            <table:table-cell table:style-name="Taula4.A61" table:number-columns-spanned="2" office:value-type="string">
              <text:p text:style-name="P297"/>
            </table:table-cell>
            <table:covered-table-cell/>
            <table:table-cell table:style-name="Taula4.B61" table:number-columns-spanned="2" office:value-type="string">
              <text:p text:style-name="P297">4.2 Depressed</text:p>
            </table:table-cell>
            <table:covered-table-cell/>
            <table:table-cell table:style-name="Taula4.A61" office:value-type="string">
              <text:p text:style-name="P297"/>
            </table:table-cell>
            <table:table-cell table:style-name="Taula4.B61" table:number-columns-spanned="2" office:value-type="string">
              <text:p text:style-name="P297">4.2 Dépression</text:p>
            </table:table-cell>
            <table:covered-table-cell/>
            <table:table-cell table:style-name="Taula4.A61" office:value-type="string">
              <text:p text:style-name="P297"/>
            </table:table-cell>
            <table:table-cell table:style-name="Taula4.B61" table:number-columns-spanned="2" office:value-type="string">
              <text:p text:style-name="P297">4.2 Deprimido</text:p>
            </table:table-cell>
            <table:covered-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2.1 Buit/d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2.1 Vací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2.1 Empty</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2.1 Vide</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2.1 Vazio</text:p>
            </table: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2.2 Melancòlic/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2.2 Melancólic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2.2 Melancholic</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2.2 Mélancolique</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2.2 Melancólico</text:p>
            </table:table-cell>
          </table:table-row>
          <table:table-row table:style-name="Taula4.1">
            <table:table-cell table:style-name="Taula4.A61" office:value-type="string">
              <text:p text:style-name="P297"/>
            </table:table-cell>
            <table:table-cell table:style-name="Taula4.B61" table:number-columns-spanned="2" office:value-type="string">
              <text:p text:style-name="P297">4.3 Culpable</text:p>
            </table:table-cell>
            <table:covered-table-cell/>
            <table:table-cell table:style-name="Taula4.A61" office:value-type="string">
              <text:p text:style-name="P297"/>
            </table:table-cell>
            <table:table-cell table:style-name="Taula4.B61" table:number-columns-spanned="2" office:value-type="string">
              <text:p text:style-name="P297">4.3 Culpable</text:p>
            </table:table-cell>
            <table:covered-table-cell/>
            <table:table-cell table:style-name="Taula4.A61" table:number-columns-spanned="2" office:value-type="string">
              <text:p text:style-name="P297"/>
            </table:table-cell>
            <table:covered-table-cell/>
            <table:table-cell table:style-name="Taula4.B61" table:number-columns-spanned="2" office:value-type="string">
              <text:p text:style-name="P297">4.3 Guilty</text:p>
            </table:table-cell>
            <table:covered-table-cell/>
            <table:table-cell table:style-name="Taula4.A61" office:value-type="string">
              <text:p text:style-name="P297"/>
            </table:table-cell>
            <table:table-cell table:style-name="Taula4.B61" table:number-columns-spanned="2" office:value-type="string">
              <text:p text:style-name="P297">4.3 Culpabilité</text:p>
            </table:table-cell>
            <table:covered-table-cell/>
            <table:table-cell table:style-name="Taula4.A61" office:value-type="string">
              <text:p text:style-name="P297"/>
            </table:table-cell>
            <table:table-cell table:style-name="Taula4.B61" table:number-columns-spanned="2" office:value-type="string">
              <text:p text:style-name="P297">4.3 Culpado</text:p>
            </table:table-cell>
            <table:covered-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3.1 Avergonyit/d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3.1 Avergonzad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3.1 Ashamed</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3.1 Honteux</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3.1 Envergonhado</text:p>
            </table: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3.2 Penedit/d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3.2 Arrepentid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3.2 Regretful</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3.2 Remords </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3.2 Arrependido</text:p>
            </table:table-cell>
          </table:table-row>
          <table:table-row table:style-name="Taula4.1">
            <table:table-cell table:style-name="Taula4.A61" office:value-type="string">
              <text:p text:style-name="P297"/>
            </table:table-cell>
            <table:table-cell table:style-name="Taula4.B61" table:number-columns-spanned="2" office:value-type="string">
              <text:p text:style-name="P297">4.4 Abandonat/da</text:p>
            </table:table-cell>
            <table:covered-table-cell/>
            <table:table-cell table:style-name="Taula4.A61" office:value-type="string">
              <text:p text:style-name="P297"/>
            </table:table-cell>
            <table:table-cell table:style-name="Taula4.B61" table:number-columns-spanned="2" office:value-type="string">
              <text:p text:style-name="P297">4.4 Abandonado/a</text:p>
            </table:table-cell>
            <table:covered-table-cell/>
            <table:table-cell table:style-name="Taula4.A61" table:number-columns-spanned="2" office:value-type="string">
              <text:p text:style-name="P297"/>
            </table:table-cell>
            <table:covered-table-cell/>
            <table:table-cell table:style-name="Taula4.B61" table:number-columns-spanned="2" office:value-type="string">
              <text:p text:style-name="P297">4.4 Abandoned</text:p>
            </table:table-cell>
            <table:covered-table-cell/>
            <table:table-cell table:style-name="Taula4.A61" office:value-type="string">
              <text:p text:style-name="P297"/>
            </table:table-cell>
            <table:table-cell table:style-name="Taula4.B61" table:number-columns-spanned="2" office:value-type="string">
              <text:p text:style-name="P297">4.4 Abandon</text:p>
            </table:table-cell>
            <table:covered-table-cell/>
            <table:table-cell table:style-name="Taula4.A61" office:value-type="string">
              <text:p text:style-name="P297"/>
            </table:table-cell>
            <table:table-cell table:style-name="Taula4.B61" table:number-columns-spanned="2" office:value-type="string">
              <text:p text:style-name="P297">4.4 Abandonado</text:p>
            </table:table-cell>
            <table:covered-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4.1 Ignorat/d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4.1 Ignorad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4.1 Ignored</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4.1 Ignoré</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4.1 Ignorado</text:p>
            </table: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4.2 Victimitzat/d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4.2 Victimitzad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4.2 Victimized</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4.2 Intimidé</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4.2 Vitimado</text:p>
            </table:table-cell>
          </table:table-row>
          <table:table-row table:style-name="Taula4.1">
            <table:table-cell table:style-name="Taula4.A61" office:value-type="string">
              <text:p text:style-name="P297"/>
            </table:table-cell>
            <table:table-cell table:style-name="Taula4.B61" table:number-columns-spanned="2" office:value-type="string">
              <text:p text:style-name="P297">4.5 Sol/a</text:p>
            </table:table-cell>
            <table:covered-table-cell/>
            <table:table-cell table:style-name="Taula4.A61" office:value-type="string">
              <text:p text:style-name="P297"/>
            </table:table-cell>
            <table:table-cell table:style-name="Taula4.B61" table:number-columns-spanned="2" office:value-type="string">
              <text:p text:style-name="P297">4.5 Solo/a</text:p>
            </table:table-cell>
            <table:covered-table-cell/>
            <table:table-cell table:style-name="Taula4.A61" table:number-columns-spanned="2" office:value-type="string">
              <text:p text:style-name="P297"/>
            </table:table-cell>
            <table:covered-table-cell/>
            <table:table-cell table:style-name="Taula4.B61" table:number-columns-spanned="2" office:value-type="string">
              <text:p text:style-name="P297">4.5 Alone</text:p>
            </table:table-cell>
            <table:covered-table-cell/>
            <table:table-cell table:style-name="Taula4.A61" office:value-type="string">
              <text:p text:style-name="P297"/>
            </table:table-cell>
            <table:table-cell table:style-name="Taula4.B61" table:number-columns-spanned="2" office:value-type="string">
              <text:p text:style-name="P297">4.5 Solitude</text:p>
            </table:table-cell>
            <table:covered-table-cell/>
            <table:table-cell table:style-name="Taula4.A61" office:value-type="string">
              <text:p text:style-name="P297"/>
            </table:table-cell>
            <table:table-cell table:style-name="Taula4.B61" table:number-columns-spanned="2" office:value-type="string">
              <text:p text:style-name="P297">4.5 Sozinho</text:p>
            </table:table-cell>
            <table:covered-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5.1 Desemparat/d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5.1 Desamparad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5.1 Homeless</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5.1 Abandonné</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5.1 Desamparado</text:p>
            </table: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5.2 Aïllat/d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5.2 Aislad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5.2 Isolated</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5.2 Isolé</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5.2 Isolado</text:p>
            </table:table-cell>
          </table:table-row>
          <table:table-row table:style-name="Taula4.1">
            <table:table-cell table:style-name="Taula4.A61" office:value-type="string">
              <text:p text:style-name="P297"/>
            </table:table-cell>
            <table:table-cell table:style-name="Taula4.B61" table:number-columns-spanned="2" office:value-type="string">
              <text:p text:style-name="P297">4.6 Avorrit/da</text:p>
            </table:table-cell>
            <table:covered-table-cell/>
            <table:table-cell table:style-name="Taula4.A61" office:value-type="string">
              <text:p text:style-name="P297"/>
            </table:table-cell>
            <table:table-cell table:style-name="Taula4.B61" table:number-columns-spanned="2" office:value-type="string">
              <text:p text:style-name="P297">4.6 Aburrido/a</text:p>
            </table:table-cell>
            <table:covered-table-cell/>
            <table:table-cell table:style-name="Taula4.A61" table:number-columns-spanned="2" office:value-type="string">
              <text:p text:style-name="P297"/>
            </table:table-cell>
            <table:covered-table-cell/>
            <table:table-cell table:style-name="Taula4.B61" table:number-columns-spanned="2" office:value-type="string">
              <text:p text:style-name="P297">4.6 Bored</text:p>
            </table:table-cell>
            <table:covered-table-cell/>
            <table:table-cell table:style-name="Taula4.A61" office:value-type="string">
              <text:p text:style-name="P297"/>
            </table:table-cell>
            <table:table-cell table:style-name="Taula4.B61" table:number-columns-spanned="2" office:value-type="string">
              <text:p text:style-name="P297">4.6 Ennui</text:p>
            </table:table-cell>
            <table:covered-table-cell/>
            <table:table-cell table:style-name="Taula4.A61" office:value-type="string">
              <text:p text:style-name="P297"/>
            </table:table-cell>
            <table:table-cell table:style-name="Taula4.B61" table:number-columns-spanned="2" office:value-type="string">
              <text:p text:style-name="P297">4.6 Entediado</text:p>
            </table:table-cell>
            <table:covered-table-cell/>
          </table:table-row>
          <table:table-row table:style-name="Taula4.1">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6.1 Apàtic/a</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6.1 Apático/a</text:p>
            </table:table-cell>
            <table:table-cell table:style-name="Taula4.A61" table:number-columns-spanned="2" office:value-type="string">
              <text:p text:style-name="P297"/>
            </table:table-cell>
            <table:covered-table-cell/>
            <table:table-cell table:style-name="Taula4.B62" office:value-type="string">
              <text:p text:style-name="P297"/>
            </table:table-cell>
            <table:table-cell table:style-name="Taula4.B61" office:value-type="string">
              <text:p text:style-name="P297">4.6.1 Apathetic</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6.1 Amorphe</text:p>
            </table:table-cell>
            <table:table-cell table:style-name="Taula4.A61" office:value-type="string">
              <text:p text:style-name="P297"/>
            </table:table-cell>
            <table:table-cell table:style-name="Taula4.B62" office:value-type="string">
              <text:p text:style-name="P297"/>
            </table:table-cell>
            <table:table-cell table:style-name="Taula4.B61" office:value-type="string">
              <text:p text:style-name="P297">4.6.1 Apático</text:p>
            </table:table-cell>
          </table:table-row>
          <table:table-row table:style-name="Taula4.1">
            <table:table-cell table:style-name="Taula4.A78" office:value-type="string">
              <text:p text:style-name="P297"/>
            </table:table-cell>
            <table:table-cell table:style-name="Taula4.B78" office:value-type="string">
              <text:p text:style-name="P297"/>
            </table:table-cell>
            <table:table-cell table:style-name="Taula4.C78" office:value-type="string">
              <text:p text:style-name="P297">4.6.2 Indiferent</text:p>
            </table:table-cell>
            <table:table-cell table:style-name="Taula4.A78" office:value-type="string">
              <text:p text:style-name="P297"/>
            </table:table-cell>
            <table:table-cell table:style-name="Taula4.B78" office:value-type="string">
              <text:p text:style-name="P297"/>
            </table:table-cell>
            <table:table-cell table:style-name="Taula4.C78" office:value-type="string">
              <text:p text:style-name="P297">4.6.2 Indiferente</text:p>
            </table:table-cell>
            <table:table-cell table:style-name="Taula4.A78" table:number-columns-spanned="2" office:value-type="string">
              <text:p text:style-name="P297"/>
            </table:table-cell>
            <table:covered-table-cell/>
            <table:table-cell table:style-name="Taula4.B78" office:value-type="string">
              <text:p text:style-name="P297"/>
            </table:table-cell>
            <table:table-cell table:style-name="Taula4.C78" office:value-type="string">
              <text:p text:style-name="P297">4.6.2 Indifferent</text:p>
            </table:table-cell>
            <table:table-cell table:style-name="Taula4.A78" office:value-type="string">
              <text:p text:style-name="P297"/>
            </table:table-cell>
            <table:table-cell table:style-name="Taula4.B78" office:value-type="string">
              <text:p text:style-name="P297"/>
            </table:table-cell>
            <table:table-cell table:style-name="Taula4.C78" office:value-type="string">
              <text:p text:style-name="P297">4.6.2 Indifférend</text:p>
            </table:table-cell>
            <table:table-cell table:style-name="Taula4.A78" office:value-type="string">
              <text:p text:style-name="P297"/>
            </table:table-cell>
            <table:table-cell table:style-name="Taula4.B78" office:value-type="string">
              <text:p text:style-name="P297"/>
            </table:table-cell>
            <table:table-cell table:style-name="Taula4.C78" office:value-type="string">
              <text:p text:style-name="P297">4.6.2 Indiferente</text:p>
            </table:table-cell>
          </table:table-row>
          <table:table-row table:style-name="Taula4.1">
            <table:table-cell table:style-name="Taula4.A79" table:number-columns-spanned="3" office:value-type="string">
              <text:p text:style-name="P296">5 Desconcertat/da</text:p>
            </table:table-cell>
            <table:covered-table-cell/>
            <table:covered-table-cell/>
            <table:table-cell table:style-name="Taula4.A79" table:number-columns-spanned="3" office:value-type="string">
              <text:p text:style-name="P296">5 Sorpresa</text:p>
            </table:table-cell>
            <table:covered-table-cell/>
            <table:covered-table-cell/>
            <table:table-cell table:style-name="Taula4.A79" table:number-columns-spanned="4" office:value-type="string">
              <text:p text:style-name="P296">5 Surprise</text:p>
            </table:table-cell>
            <table:covered-table-cell/>
            <table:covered-table-cell/>
            <table:covered-table-cell/>
            <table:table-cell table:style-name="Taula4.A79" table:number-columns-spanned="3" office:value-type="string">
              <text:p text:style-name="P296">5 Surprise</text:p>
            </table:table-cell>
            <table:covered-table-cell/>
            <table:covered-table-cell/>
            <table:table-cell table:style-name="Taula4.A79" table:number-columns-spanned="3" office:value-type="string">
              <text:p text:style-name="P296">5 Surpresa</text:p>
            </table:table-cell>
            <table:covered-table-cell/>
            <table:covered-table-cell/>
          </table:table-row>
          <table:table-row table:style-name="Taula4.1">
            <table:table-cell table:style-name="Taula4.A80" office:value-type="string">
              <text:p text:style-name="P297"/>
            </table:table-cell>
            <table:table-cell table:style-name="Taula4.B80" table:number-columns-spanned="2" office:value-type="string">
              <text:p text:style-name="P297">5.1 Confús/a</text:p>
            </table:table-cell>
            <table:covered-table-cell/>
            <table:table-cell table:style-name="Taula4.A80" office:value-type="string">
              <text:p text:style-name="P297"/>
            </table:table-cell>
            <table:table-cell table:style-name="Taula4.B80" table:number-columns-spanned="2" office:value-type="string">
              <text:p text:style-name="P297">5.1 Confundido/a</text:p>
            </table:table-cell>
            <table:covered-table-cell/>
            <table:table-cell table:style-name="Taula4.A80" office:value-type="string">
              <text:p text:style-name="P297"/>
            </table:table-cell>
            <table:table-cell table:style-name="Taula4.B80" table:number-columns-spanned="3" office:value-type="string">
              <text:p text:style-name="P297">5.1 Confused</text:p>
            </table:table-cell>
            <table:covered-table-cell/>
            <table:covered-table-cell/>
            <table:table-cell table:style-name="Taula4.A80" office:value-type="string">
              <text:p text:style-name="P297"/>
            </table:table-cell>
            <table:table-cell table:style-name="Taula4.B80" table:number-columns-spanned="2" office:value-type="string">
              <text:p text:style-name="P297">5.1 Confu</text:p>
            </table:table-cell>
            <table:covered-table-cell/>
            <table:table-cell table:style-name="Taula4.A80" office:value-type="string">
              <text:p text:style-name="P297"/>
            </table:table-cell>
            <table:table-cell table:style-name="Taula4.B80" table:number-columns-spanned="2" office:value-type="string">
              <text:p text:style-name="P297">5.1 Confuso</text:p>
            </table:table-cell>
            <table:covered-table-cell/>
          </table:table-row>
          <table:table-row table:style-name="Taula4.1">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1.1 Desil·lusionat/da</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1.1 Desilusionado/a</text:p>
            </table:table-cell>
            <table:table-cell table:style-name="Taula4.A80" table:number-columns-spanned="2" office:value-type="string">
              <text:p text:style-name="P297"/>
            </table:table-cell>
            <table:covered-table-cell/>
            <table:table-cell table:style-name="Taula4.B81" office:value-type="string">
              <text:p text:style-name="P297"/>
            </table:table-cell>
            <table:table-cell table:style-name="Taula4.B80" office:value-type="string">
              <text:p text:style-name="P297">5.1.1 Disillusioned</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1.1 Désillusionné</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1.1 Desiludido</text:p>
            </table:table-cell>
          </table:table-row>
          <table:table-row table:style-name="Taula4.1">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1.2 Perplex/a</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1.2 Perplejo/a</text:p>
            </table:table-cell>
            <table:table-cell table:style-name="Taula4.A80" table:number-columns-spanned="2" office:value-type="string">
              <text:p text:style-name="P297"/>
            </table:table-cell>
            <table:covered-table-cell/>
            <table:table-cell table:style-name="Taula4.B81" office:value-type="string">
              <text:p text:style-name="P297"/>
            </table:table-cell>
            <table:table-cell table:style-name="Taula4.B80" office:value-type="string">
              <text:p text:style-name="P297">5.1.2 Perplexed</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1.2 Perplexe</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1.2 Perplexo</text:p>
            </table:table-cell>
          </table:table-row>
          <table:table-row table:style-name="Taula4.1">
            <table:table-cell table:style-name="Taula4.A80" office:value-type="string">
              <text:p text:style-name="P297"/>
            </table:table-cell>
            <table:table-cell table:style-name="Taula4.B80" table:number-columns-spanned="2" office:value-type="string">
              <text:p text:style-name="P297">5.2 Sorprès/a</text:p>
            </table:table-cell>
            <table:covered-table-cell/>
            <table:table-cell table:style-name="Taula4.A80" office:value-type="string">
              <text:p text:style-name="P297"/>
            </table:table-cell>
            <table:table-cell table:style-name="Taula4.B80" table:number-columns-spanned="2" office:value-type="string">
              <text:p text:style-name="P297">5.2 Sorprendido/a</text:p>
            </table:table-cell>
            <table:covered-table-cell/>
            <table:table-cell table:style-name="Taula4.A80" table:number-columns-spanned="2" office:value-type="string">
              <text:p text:style-name="P297"/>
            </table:table-cell>
            <table:covered-table-cell/>
            <table:table-cell table:style-name="Taula4.B80" table:number-columns-spanned="2" office:value-type="string">
              <text:p text:style-name="P297">5.2 Surprised</text:p>
            </table:table-cell>
            <table:covered-table-cell/>
            <table:table-cell table:style-name="Taula4.A80" office:value-type="string">
              <text:p text:style-name="P297"/>
            </table:table-cell>
            <table:table-cell table:style-name="Taula4.B80" table:number-columns-spanned="2" office:value-type="string">
              <text:p text:style-name="P297">5.2 Surpris</text:p>
            </table:table-cell>
            <table:covered-table-cell/>
            <table:table-cell table:style-name="Taula4.A80" office:value-type="string">
              <text:p text:style-name="P297"/>
            </table:table-cell>
            <table:table-cell table:style-name="Taula4.B80" table:number-columns-spanned="2" office:value-type="string">
              <text:p text:style-name="P297">5.2 Surpreso</text:p>
            </table:table-cell>
            <table:covered-table-cell/>
          </table:table-row>
          <table:table-row table:style-name="Taula4.1">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2.1 Abatut/da</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2.1 Abatido/a</text:p>
            </table:table-cell>
            <table:table-cell table:style-name="Taula4.A80" table:number-columns-spanned="2" office:value-type="string">
              <text:p text:style-name="P297"/>
            </table:table-cell>
            <table:covered-table-cell/>
            <table:table-cell table:style-name="Taula4.B81" office:value-type="string">
              <text:p text:style-name="P297"/>
            </table:table-cell>
            <table:table-cell table:style-name="Taula4.B80" office:value-type="string">
              <text:p text:style-name="P297">5.2.1 Dejected</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2.1 Consterné</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2.1 Abatido</text:p>
            </table:table-cell>
          </table:table-row>
          <table:table-row table:style-name="Taula4.1">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2.2 Commocionat/da</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2.2 Conmocionado/a</text:p>
            </table:table-cell>
            <table:table-cell table:style-name="Taula4.A80" table:number-columns-spanned="2" office:value-type="string">
              <text:p text:style-name="P297"/>
            </table:table-cell>
            <table:covered-table-cell/>
            <table:table-cell table:style-name="Taula4.B81" office:value-type="string">
              <text:p text:style-name="P297"/>
            </table:table-cell>
            <table:table-cell table:style-name="Taula4.B80" office:value-type="string">
              <text:p text:style-name="P297">5.2.2 Shocked</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2.2 Choqué</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2.2 Chocado</text:p>
            </table:table-cell>
          </table:table-row>
          <table:table-row table:style-name="Taula4.1">
            <table:table-cell table:style-name="Taula4.A80" office:value-type="string">
              <text:p text:style-name="P297"/>
            </table:table-cell>
            <table:table-cell table:style-name="Taula4.B80" table:number-columns-spanned="2" office:value-type="string">
              <text:p text:style-name="P297">5.3 Impressionat/da</text:p>
            </table:table-cell>
            <table:covered-table-cell/>
            <table:table-cell table:style-name="Taula4.A80" office:value-type="string">
              <text:p text:style-name="P297"/>
            </table:table-cell>
            <table:table-cell table:style-name="Taula4.B80" table:number-columns-spanned="2" office:value-type="string">
              <text:p text:style-name="P297">5.3 Asombrado/a</text:p>
            </table:table-cell>
            <table:covered-table-cell/>
            <table:table-cell table:style-name="Taula4.A80" table:number-columns-spanned="2" office:value-type="string">
              <text:p text:style-name="P297"/>
            </table:table-cell>
            <table:covered-table-cell/>
            <table:table-cell table:style-name="Taula4.B80" table:number-columns-spanned="2" office:value-type="string">
              <text:p text:style-name="P297">5.3 Astonished</text:p>
            </table:table-cell>
            <table:covered-table-cell/>
            <table:table-cell table:style-name="Taula4.A80" office:value-type="string">
              <text:p text:style-name="P297"/>
            </table:table-cell>
            <table:table-cell table:style-name="Taula4.B80" table:number-columns-spanned="2" office:value-type="string">
              <text:p text:style-name="P297">5.3 Étonné</text:p>
            </table:table-cell>
            <table:covered-table-cell/>
            <table:table-cell table:style-name="Taula4.A80" office:value-type="string">
              <text:p text:style-name="P297"/>
            </table:table-cell>
            <table:table-cell table:style-name="Taula4.B80" table:number-columns-spanned="2" office:value-type="string">
              <text:p text:style-name="P297">5.3 Surpreso</text:p>
            </table:table-cell>
            <table:covered-table-cell/>
          </table:table-row>
          <table:table-row table:style-name="Taula4.1">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3.1 Estupefacte/a</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3.1 Estupefacto/a</text:p>
            </table:table-cell>
            <table:table-cell table:style-name="Taula4.A80" table:number-columns-spanned="2" office:value-type="string">
              <text:p text:style-name="P297"/>
            </table:table-cell>
            <table:covered-table-cell/>
            <table:table-cell table:style-name="Taula4.B81" office:value-type="string">
              <text:p text:style-name="P297"/>
            </table:table-cell>
            <table:table-cell table:style-name="Taula4.B80" office:value-type="string">
              <text:p text:style-name="P297">5.3.1 Stupefied</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3.1 Stupéfait</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3.1 Estupefato</text:p>
            </table:table-cell>
          </table:table-row>
          <text:soft-page-break/>
          <table:table-row table:style-name="Taula4.1">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3.2 Impressionat/da</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3.2 Impresionado/a</text:p>
            </table:table-cell>
            <table:table-cell table:style-name="Taula4.A80" table:number-columns-spanned="2" office:value-type="string">
              <text:p text:style-name="P297"/>
            </table:table-cell>
            <table:covered-table-cell/>
            <table:table-cell table:style-name="Taula4.B81" office:value-type="string">
              <text:p text:style-name="P297"/>
            </table:table-cell>
            <table:table-cell table:style-name="Taula4.B80" office:value-type="string">
              <text:p text:style-name="P297">5.3.2 Impressed</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3.2 Impressionné</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3.2 Impressionado</text:p>
            </table:table-cell>
          </table:table-row>
          <table:table-row table:style-name="Taula4.1">
            <table:table-cell table:style-name="Taula4.A80" office:value-type="string">
              <text:p text:style-name="P297"/>
            </table:table-cell>
            <table:table-cell table:style-name="Taula4.B80" table:number-columns-spanned="2" office:value-type="string">
              <text:p text:style-name="P297">5.4 Entusiasmat/da</text:p>
            </table:table-cell>
            <table:covered-table-cell/>
            <table:table-cell table:style-name="Taula4.A80" office:value-type="string">
              <text:p text:style-name="P297"/>
            </table:table-cell>
            <table:table-cell table:style-name="Taula4.B80" table:number-columns-spanned="2" office:value-type="string">
              <text:p text:style-name="P297">5.4 Entusiasmado/a</text:p>
            </table:table-cell>
            <table:covered-table-cell/>
            <table:table-cell table:style-name="Taula4.A80" table:number-columns-spanned="2" office:value-type="string">
              <text:p text:style-name="P297"/>
            </table:table-cell>
            <table:covered-table-cell/>
            <table:table-cell table:style-name="Taula4.B80" table:number-columns-spanned="2" office:value-type="string">
              <text:p text:style-name="P297">5.4 Enthusiastic</text:p>
            </table:table-cell>
            <table:covered-table-cell/>
            <table:table-cell table:style-name="Taula4.A80" office:value-type="string">
              <text:p text:style-name="P297"/>
            </table:table-cell>
            <table:table-cell table:style-name="Taula4.B80" table:number-columns-spanned="2" office:value-type="string">
              <text:p text:style-name="P297">5.4 Excité</text:p>
            </table:table-cell>
            <table:covered-table-cell/>
            <table:table-cell table:style-name="Taula4.A80" office:value-type="string">
              <text:p text:style-name="P297"/>
            </table:table-cell>
            <table:table-cell table:style-name="Taula4.B80" table:number-columns-spanned="2" office:value-type="string">
              <text:p text:style-name="P297">5.4 Entusiasmado</text:p>
            </table:table-cell>
            <table:covered-table-cell/>
          </table:table-row>
          <table:table-row table:style-name="Taula4.1">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4.1 Entusiasta</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4.1 Entusiasta</text:p>
            </table:table-cell>
            <table:table-cell table:style-name="Taula4.A80" table:number-columns-spanned="2" office:value-type="string">
              <text:p text:style-name="P297"/>
            </table:table-cell>
            <table:covered-table-cell/>
            <table:table-cell table:style-name="Taula4.B81" office:value-type="string">
              <text:p text:style-name="P297"/>
            </table:table-cell>
            <table:table-cell table:style-name="Taula4.B80" office:value-type="string">
              <text:p text:style-name="P297">5.4.1 Enthusiast</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4.1 Avide</text:p>
            </table:table-cell>
            <table:table-cell table:style-name="Taula4.A80" office:value-type="string">
              <text:p text:style-name="P297"/>
            </table:table-cell>
            <table:table-cell table:style-name="Taula4.B81" office:value-type="string">
              <text:p text:style-name="P297"/>
            </table:table-cell>
            <table:table-cell table:style-name="Taula4.B80" office:value-type="string">
              <text:p text:style-name="P297">5.4.1 Entusiasta</text:p>
            </table:table-cell>
          </table:table-row>
          <table:table-row table:style-name="Taula4.1">
            <table:table-cell table:style-name="Taula4.A91" office:value-type="string">
              <text:p text:style-name="P297"/>
            </table:table-cell>
            <table:table-cell table:style-name="Taula4.B91" office:value-type="string">
              <text:p text:style-name="P297"/>
            </table:table-cell>
            <table:table-cell table:style-name="Taula4.C91" office:value-type="string">
              <text:p text:style-name="P297">5.4.2 Enèrgic/a</text:p>
            </table:table-cell>
            <table:table-cell table:style-name="Taula4.A91" office:value-type="string">
              <text:p text:style-name="P297"/>
            </table:table-cell>
            <table:table-cell table:style-name="Taula4.B91" office:value-type="string">
              <text:p text:style-name="P297"/>
            </table:table-cell>
            <table:table-cell table:style-name="Taula4.C91" office:value-type="string">
              <text:p text:style-name="P297">5.4.2 Enérgico/a</text:p>
            </table:table-cell>
            <table:table-cell table:style-name="Taula4.A91" table:number-columns-spanned="2" office:value-type="string">
              <text:p text:style-name="P297"/>
            </table:table-cell>
            <table:covered-table-cell/>
            <table:table-cell table:style-name="Taula4.B91" office:value-type="string">
              <text:p text:style-name="P297"/>
            </table:table-cell>
            <table:table-cell table:style-name="Taula4.C91" office:value-type="string">
              <text:p text:style-name="P297">5.4.2 Energetic</text:p>
            </table:table-cell>
            <table:table-cell table:style-name="Taula4.A91" office:value-type="string">
              <text:p text:style-name="P297"/>
            </table:table-cell>
            <table:table-cell table:style-name="Taula4.B91" office:value-type="string">
              <text:p text:style-name="P297"/>
            </table:table-cell>
            <table:table-cell table:style-name="Taula4.C91" office:value-type="string">
              <text:p text:style-name="P297">5.4.2 Énergétique</text:p>
            </table:table-cell>
            <table:table-cell table:style-name="Taula4.A91" office:value-type="string">
              <text:p text:style-name="P297"/>
            </table:table-cell>
            <table:table-cell table:style-name="Taula4.B91" office:value-type="string">
              <text:p text:style-name="P297"/>
            </table:table-cell>
            <table:table-cell table:style-name="Taula4.C91" office:value-type="string">
              <text:p text:style-name="P297">5.4.2 Energético</text:p>
            </table:table-cell>
          </table:table-row>
          <table:table-row table:style-name="Taula4.1">
            <table:table-cell table:style-name="Taula4.A92" table:number-columns-spanned="3" office:value-type="string">
              <text:p text:style-name="P296">6 Feliç</text:p>
            </table:table-cell>
            <table:covered-table-cell/>
            <table:covered-table-cell/>
            <table:table-cell table:style-name="Taula4.A92" table:number-columns-spanned="3" office:value-type="string">
              <text:p text:style-name="P296">6 Felicidad</text:p>
            </table:table-cell>
            <table:covered-table-cell/>
            <table:covered-table-cell/>
            <table:table-cell table:style-name="Taula4.A92" table:number-columns-spanned="4" office:value-type="string">
              <text:p text:style-name="P296">6 Happiness</text:p>
            </table:table-cell>
            <table:covered-table-cell/>
            <table:covered-table-cell/>
            <table:covered-table-cell/>
            <table:table-cell table:style-name="Taula4.A92" table:number-columns-spanned="3" office:value-type="string">
              <text:p text:style-name="P296">6 Heureux</text:p>
            </table:table-cell>
            <table:covered-table-cell/>
            <table:covered-table-cell/>
            <table:table-cell table:style-name="Taula4.A92" table:number-columns-spanned="3" office:value-type="string">
              <text:p text:style-name="P296">6 Felicidade</text:p>
            </table:table-cell>
            <table:covered-table-cell/>
            <table:covered-table-cell/>
          </table:table-row>
          <table:table-row table:style-name="Taula4.1">
            <table:table-cell table:style-name="Taula4.A93" office:value-type="string">
              <text:p text:style-name="P297"/>
            </table:table-cell>
            <table:table-cell table:style-name="Taula4.B93" table:number-columns-spanned="2" office:value-type="string">
              <text:p text:style-name="P297">6.1 Interessat/da</text:p>
            </table:table-cell>
            <table:covered-table-cell/>
            <table:table-cell table:style-name="Taula4.A93" office:value-type="string">
              <text:p text:style-name="P297"/>
            </table:table-cell>
            <table:table-cell table:style-name="Taula4.B93" table:number-columns-spanned="2" office:value-type="string">
              <text:p text:style-name="P297">6.1 Interesado/a</text:p>
            </table:table-cell>
            <table:covered-table-cell/>
            <table:table-cell table:style-name="Taula4.A93" table:number-columns-spanned="2" office:value-type="string">
              <text:p text:style-name="P297"/>
            </table:table-cell>
            <table:covered-table-cell/>
            <table:table-cell table:style-name="Taula4.B93" table:number-columns-spanned="2" office:value-type="string">
              <text:p text:style-name="P297">6.1 Interested</text:p>
            </table:table-cell>
            <table:covered-table-cell/>
            <table:table-cell table:style-name="Taula4.A93" office:value-type="string">
              <text:p text:style-name="P297"/>
            </table:table-cell>
            <table:table-cell table:style-name="Taula4.B93" table:number-columns-spanned="2" office:value-type="string">
              <text:p text:style-name="P297">6.1 Intéressée</text:p>
            </table:table-cell>
            <table:covered-table-cell/>
            <table:table-cell table:style-name="Taula4.A93" office:value-type="string">
              <text:p text:style-name="P297"/>
            </table:table-cell>
            <table:table-cell table:style-name="Taula4.B93" table:number-columns-spanned="2" office:value-type="string">
              <text:p text:style-name="P297">6.1 Interessado</text:p>
            </table:table-cell>
            <table:covered-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1.1 Entretingut/d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1.1 Entretenid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1.1 Entertaining</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1.1 Amusé</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1.1 Divertido</text:p>
            </table: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1.2 Curiós/a </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1.2 Curioso/a </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1.2 Curious</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1.2 Curieux</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1.2 Curioso</text:p>
            </table:table-cell>
          </table:table-row>
          <table:table-row table:style-name="Taula4.1">
            <table:table-cell table:style-name="Taula4.A93" office:value-type="string">
              <text:p text:style-name="P297"/>
            </table:table-cell>
            <table:table-cell table:style-name="Taula4.B93" table:number-columns-spanned="2" office:value-type="string">
              <text:p text:style-name="P297">6.2 <text:s/>Calmat/da</text:p>
            </table:table-cell>
            <table:covered-table-cell/>
            <table:table-cell table:style-name="Taula4.A93" office:value-type="string">
              <text:p text:style-name="P297"/>
            </table:table-cell>
            <table:table-cell table:style-name="Taula4.B93" table:number-columns-spanned="2" office:value-type="string">
              <text:p text:style-name="P297">6.2 <text:s/>Calmado/a</text:p>
            </table:table-cell>
            <table:covered-table-cell/>
            <table:table-cell table:style-name="Taula4.A93" table:number-columns-spanned="2" office:value-type="string">
              <text:p text:style-name="P297"/>
            </table:table-cell>
            <table:covered-table-cell/>
            <table:table-cell table:style-name="Taula4.B93" table:number-columns-spanned="2" office:value-type="string">
              <text:p text:style-name="P297">6.2 Calm</text:p>
            </table:table-cell>
            <table:covered-table-cell/>
            <table:table-cell table:style-name="Taula4.A93" office:value-type="string">
              <text:p text:style-name="P297"/>
            </table:table-cell>
            <table:table-cell table:style-name="Taula4.B93" table:number-columns-spanned="2" office:value-type="string">
              <text:p text:style-name="P297">6.2 Calme</text:p>
            </table:table-cell>
            <table:covered-table-cell/>
            <table:table-cell table:style-name="Taula4.A93" office:value-type="string">
              <text:p text:style-name="P297"/>
            </table:table-cell>
            <table:table-cell table:style-name="Taula4.B93" table:number-columns-spanned="2" office:value-type="string">
              <text:p text:style-name="P297">6.2 Calma</text:p>
            </table:table-cell>
            <table:covered-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2.2 Sensible</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2.2 Sensible</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2.2 Sensitive</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2.2 Sensible</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2.2 Sensível</text:p>
            </table: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2.3 Bromist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2.3 Bromist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2.3 Prankster</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2.3 Espiègle</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2.3 Brincalhão</text:p>
            </table:table-cell>
          </table:table-row>
          <table:table-row table:style-name="Taula4.1">
            <table:table-cell table:style-name="Taula4.A93" office:value-type="string">
              <text:p text:style-name="P297"/>
            </table:table-cell>
            <table:table-cell table:style-name="Taula4.B93" table:number-columns-spanned="2" office:value-type="string">
              <text:p text:style-name="P297">6.3 <text:s/>Acceptat/da</text:p>
            </table:table-cell>
            <table:covered-table-cell/>
            <table:table-cell table:style-name="Taula4.A93" office:value-type="string">
              <text:p text:style-name="P297"/>
            </table:table-cell>
            <table:table-cell table:style-name="Taula4.B93" table:number-columns-spanned="2" office:value-type="string">
              <text:p text:style-name="P297">6.3 <text:s/>Acceptado/a</text:p>
            </table:table-cell>
            <table:covered-table-cell/>
            <table:table-cell table:style-name="Taula4.A93" table:number-columns-spanned="2" office:value-type="string">
              <text:p text:style-name="P297"/>
            </table:table-cell>
            <table:covered-table-cell/>
            <table:table-cell table:style-name="Taula4.B93" table:number-columns-spanned="2" office:value-type="string">
              <text:p text:style-name="P297">6.3 Accepted</text:p>
            </table:table-cell>
            <table:covered-table-cell/>
            <table:table-cell table:style-name="Taula4.A93" office:value-type="string">
              <text:p text:style-name="P297"/>
            </table:table-cell>
            <table:table-cell table:style-name="Taula4.B93" table:number-columns-spanned="2" office:value-type="string">
              <text:p text:style-name="P297">6.3 Accepté</text:p>
            </table:table-cell>
            <table:covered-table-cell/>
            <table:table-cell table:style-name="Taula4.A93" office:value-type="string">
              <text:p text:style-name="P297"/>
            </table:table-cell>
            <table:table-cell table:style-name="Taula4.B93" table:number-columns-spanned="2" office:value-type="string">
              <text:p text:style-name="P297">6.3 Aceito</text:p>
            </table:table-cell>
            <table:covered-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3.1 Respectat/d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3.1 Respetad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3.1 Respected</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3.1 Respecté</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3.1 Respeitado</text:p>
            </table: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3.2 Satisfet/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3.2 Satisfech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3.2 Satisfied</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3.2 Accompli</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3.2 Satisfeito</text:p>
            </table:table-cell>
          </table:table-row>
          <table:table-row table:style-name="Taula4.1">
            <table:table-cell table:style-name="Taula4.A93" office:value-type="string">
              <text:p text:style-name="P297"/>
            </table:table-cell>
            <table:table-cell table:style-name="Taula4.B93" table:number-columns-spanned="2" office:value-type="string">
              <text:p text:style-name="P297">6.4 <text:s/>Pacífic/a</text:p>
            </table:table-cell>
            <table:covered-table-cell/>
            <table:table-cell table:style-name="Taula4.A93" office:value-type="string">
              <text:p text:style-name="P297"/>
            </table:table-cell>
            <table:table-cell table:style-name="Taula4.B93" table:number-columns-spanned="2" office:value-type="string">
              <text:p text:style-name="P297">6.4 <text:s/>Pacífico/a</text:p>
            </table:table-cell>
            <table:covered-table-cell/>
            <table:table-cell table:style-name="Taula4.A93" table:number-columns-spanned="2" office:value-type="string">
              <text:p text:style-name="P297"/>
            </table:table-cell>
            <table:covered-table-cell/>
            <table:table-cell table:style-name="Taula4.B93" table:number-columns-spanned="2" office:value-type="string">
              <text:p text:style-name="P297">6.4 Pacific</text:p>
            </table:table-cell>
            <table:covered-table-cell/>
            <table:table-cell table:style-name="Taula4.A93" office:value-type="string">
              <text:p text:style-name="P297"/>
            </table:table-cell>
            <table:table-cell table:style-name="Taula4.B93" table:number-columns-spanned="2" office:value-type="string">
              <text:p text:style-name="P297">6.4 Paisible</text:p>
            </table:table-cell>
            <table:covered-table-cell/>
            <table:table-cell table:style-name="Taula4.A93" office:value-type="string">
              <text:p text:style-name="P297"/>
            </table:table-cell>
            <table:table-cell table:style-name="Taula4.B93" table:number-columns-spanned="2" office:value-type="string">
              <text:p text:style-name="P297">6.4 Pacífico</text:p>
            </table:table-cell>
            <table:covered-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4.1 Afectuós/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4.1 Cariños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4.1 Affectionate</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4.1 Aimant</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4.1 Carinhoso</text:p>
            </table: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4.2 Esperançat/d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4.2 Esperanzad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4.2 Hopeful</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4.2 Optimiste</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4.2 Esperançoso</text:p>
            </table:table-cell>
          </table:table-row>
          <table:table-row table:style-name="Taula4.1">
            <table:table-cell table:style-name="Taula4.A93" office:value-type="string">
              <text:p text:style-name="P297"/>
            </table:table-cell>
            <table:table-cell table:style-name="Taula4.B93" table:number-columns-spanned="2" office:value-type="string">
              <text:p text:style-name="P297">6.5 <text:s/>Optimista</text:p>
            </table:table-cell>
            <table:covered-table-cell/>
            <table:table-cell table:style-name="Taula4.A93" office:value-type="string">
              <text:p text:style-name="P297"/>
            </table:table-cell>
            <table:table-cell table:style-name="Taula4.B93" table:number-columns-spanned="2" office:value-type="string">
              <text:p text:style-name="P298">6.5 <text:s/>Optimista</text:p>
            </table:table-cell>
            <table:covered-table-cell/>
            <table:table-cell table:style-name="Taula4.A93" table:number-columns-spanned="2" office:value-type="string">
              <text:p text:style-name="P297"/>
            </table:table-cell>
            <table:covered-table-cell/>
            <table:table-cell table:style-name="Taula4.B93" table:number-columns-spanned="2" office:value-type="string">
              <text:p text:style-name="P297">6.5 Optimistic</text:p>
            </table:table-cell>
            <table:covered-table-cell/>
            <table:table-cell table:style-name="Taula4.A93" office:value-type="string">
              <text:p text:style-name="P297"/>
            </table:table-cell>
            <table:table-cell table:style-name="Taula4.B93" table:number-columns-spanned="2" office:value-type="string">
              <text:p text:style-name="P297">6.5 Optimiste</text:p>
            </table:table-cell>
            <table:covered-table-cell/>
            <table:table-cell table:style-name="Taula4.A93" office:value-type="string">
              <text:p text:style-name="P297"/>
            </table:table-cell>
            <table:table-cell table:style-name="Taula4.B93" table:number-columns-spanned="2" office:value-type="string">
              <text:p text:style-name="P297">6.5 Otimista</text:p>
            </table:table-cell>
            <table:covered-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5.1 Obert/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5.1 Abiert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5.1 Open</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5.1 Ouvert</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5.1 Abrir</text:p>
            </table: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5.2 Inspirat/d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5.2 Inspirad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5.2 Inspired</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5.2 Inspiré</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5.2 Inspirado</text:p>
            </table:table-cell>
          </table:table-row>
          <table:table-row table:style-name="Taula4.1">
            <table:table-cell table:style-name="Taula4.A93" office:value-type="string">
              <text:p text:style-name="P297"/>
            </table:table-cell>
            <table:table-cell table:style-name="Taula4.B93" table:number-columns-spanned="2" office:value-type="string">
              <text:p text:style-name="P297">6.6 Alegre</text:p>
            </table:table-cell>
            <table:covered-table-cell/>
            <table:table-cell table:style-name="Taula4.A93" office:value-type="string">
              <text:p text:style-name="P297"/>
            </table:table-cell>
            <table:table-cell table:style-name="Taula4.B93" table:number-columns-spanned="2" office:value-type="string">
              <text:p text:style-name="P297">6.6 Alegre</text:p>
            </table:table-cell>
            <table:covered-table-cell/>
            <table:table-cell table:style-name="Taula4.A93" table:number-columns-spanned="2" office:value-type="string">
              <text:p text:style-name="P297"/>
            </table:table-cell>
            <table:covered-table-cell/>
            <table:table-cell table:style-name="Taula4.B93" table:number-columns-spanned="2" office:value-type="string">
              <text:p text:style-name="P297">6.6 Cheerful</text:p>
            </table:table-cell>
            <table:covered-table-cell/>
            <table:table-cell table:style-name="Taula4.A93" office:value-type="string">
              <text:p text:style-name="P297"/>
            </table:table-cell>
            <table:table-cell table:style-name="Taula4.B93" table:number-columns-spanned="2" office:value-type="string">
              <text:p text:style-name="P297">6.6 Joyeux</text:p>
            </table:table-cell>
            <table:covered-table-cell/>
            <table:table-cell table:style-name="Taula4.A93" office:value-type="string">
              <text:p text:style-name="P297"/>
            </table:table-cell>
            <table:table-cell table:style-name="Taula4.B93" table:number-columns-spanned="2" office:value-type="string">
              <text:p text:style-name="P297">6.6 Alegre</text:p>
            </table:table-cell>
            <table:covered-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6.1 Alliberat/d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6.1 Liberad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6.1 Released</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6.1 Liberé</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6.1 Liberado</text:p>
            </table: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6.2 Eufòric/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6.2 Eufóric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6.2 Euphoric</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6.2 Extasié</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6.2 Eufórico</text:p>
            </table:table-cell>
          </table:table-row>
          <table:table-row table:style-name="Taula4.1">
            <table:table-cell table:style-name="Taula4.A93" office:value-type="string">
              <text:p text:style-name="P297"/>
            </table:table-cell>
            <table:table-cell table:style-name="Taula4.B93" table:number-columns-spanned="2" office:value-type="string">
              <text:p text:style-name="P297">6.7 <text:s/>Orgullós/a</text:p>
            </table:table-cell>
            <table:covered-table-cell/>
            <table:table-cell table:style-name="Taula4.A93" office:value-type="string">
              <text:p text:style-name="P297"/>
            </table:table-cell>
            <table:table-cell table:style-name="Taula4.B93" table:number-columns-spanned="2" office:value-type="string">
              <text:p text:style-name="P297">6.7 <text:s/>Orgulloso/a</text:p>
            </table:table-cell>
            <table:covered-table-cell/>
            <table:table-cell table:style-name="Taula4.A93" table:number-columns-spanned="2" office:value-type="string">
              <text:p text:style-name="P297"/>
            </table:table-cell>
            <table:covered-table-cell/>
            <table:table-cell table:style-name="Taula4.B93" table:number-columns-spanned="2" office:value-type="string">
              <text:p text:style-name="P297">6.7 Proud</text:p>
            </table:table-cell>
            <table:covered-table-cell/>
            <table:table-cell table:style-name="Taula4.A93" office:value-type="string">
              <text:p text:style-name="P297"/>
            </table:table-cell>
            <table:table-cell table:style-name="Taula4.B93" table:number-columns-spanned="2" office:value-type="string">
              <text:p text:style-name="P297">6.7 Fier</text:p>
            </table:table-cell>
            <table:covered-table-cell/>
            <table:table-cell table:style-name="Taula4.A93" office:value-type="string">
              <text:p text:style-name="P297"/>
            </table:table-cell>
            <table:table-cell table:style-name="Taula4.B93" table:number-columns-spanned="2" office:value-type="string">
              <text:p text:style-name="P297">6.7 Orgulhoso</text:p>
            </table:table-cell>
            <table:covered-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7.1 Important</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7.1 Importante</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7.1 Important</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7.1 Important</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7.1 Importante</text:p>
            </table: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7.2 Segur/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7.2 Seguro/a</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7.2 Insurance</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7.2 Confiant</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7.2 Seguro</text:p>
            </table:table-cell>
          </table:table-row>
          <table:table-row table:style-name="Taula4.1">
            <table:table-cell table:style-name="Taula4.A93" office:value-type="string">
              <text:p text:style-name="P297"/>
            </table:table-cell>
            <table:table-cell table:style-name="Taula4.B93" table:number-columns-spanned="2" office:value-type="string">
              <text:p text:style-name="P297">6.8 <text:s/>Poderós/a</text:p>
            </table:table-cell>
            <table:covered-table-cell/>
            <table:table-cell table:style-name="Taula4.A93" office:value-type="string">
              <text:p text:style-name="P297"/>
            </table:table-cell>
            <table:table-cell table:style-name="Taula4.B93" table:number-columns-spanned="2" office:value-type="string">
              <text:p text:style-name="P297">6.8 <text:s/>Poderoso/a</text:p>
            </table:table-cell>
            <table:covered-table-cell/>
            <table:table-cell table:style-name="Taula4.A93" table:number-columns-spanned="2" office:value-type="string">
              <text:p text:style-name="P297"/>
            </table:table-cell>
            <table:covered-table-cell/>
            <table:table-cell table:style-name="Taula4.B93" table:number-columns-spanned="2" office:value-type="string">
              <text:p text:style-name="P297">6.8 Powerful</text:p>
            </table:table-cell>
            <table:covered-table-cell/>
            <table:table-cell table:style-name="Taula4.A93" office:value-type="string">
              <text:p text:style-name="P297"/>
            </table:table-cell>
            <table:table-cell table:style-name="Taula4.B93" table:number-columns-spanned="2" office:value-type="string">
              <text:p text:style-name="P297">6.8 Fort</text:p>
            </table:table-cell>
            <table:covered-table-cell/>
            <table:table-cell table:style-name="Taula4.A93" office:value-type="string">
              <text:p text:style-name="P297"/>
            </table:table-cell>
            <table:table-cell table:style-name="Taula4.B93" table:number-columns-spanned="2" office:value-type="string">
              <text:p text:style-name="P297">6.8 Poderoso</text:p>
            </table:table-cell>
            <table:covered-table-cell/>
          </table:table-row>
          <table:table-row table:style-name="Taula4.1">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8.1 Valent/a</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8.1 Valiente</text:p>
            </table:table-cell>
            <table:table-cell table:style-name="Taula4.A93" table:number-columns-spanned="2" office:value-type="string">
              <text:p text:style-name="P297"/>
            </table:table-cell>
            <table:covered-table-cell/>
            <table:table-cell table:style-name="Taula4.B94" office:value-type="string">
              <text:p text:style-name="P297"/>
            </table:table-cell>
            <table:table-cell table:style-name="Taula4.B93" office:value-type="string">
              <text:p text:style-name="P297">6.8.1 Brave</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8.1 Courageux</text:p>
            </table:table-cell>
            <table:table-cell table:style-name="Taula4.A93" office:value-type="string">
              <text:p text:style-name="P297"/>
            </table:table-cell>
            <table:table-cell table:style-name="Taula4.B94" office:value-type="string">
              <text:p text:style-name="P297"/>
            </table:table-cell>
            <table:table-cell table:style-name="Taula4.B93" office:value-type="string">
              <text:p text:style-name="P297">6.8.1 Corajoso</text:p>
            </table:table-cell>
          </table:table-row>
          <table:table-row table:style-name="Taula4.1">
            <table:table-cell table:style-name="Taula4.A116" office:value-type="string">
              <text:p text:style-name="P297"/>
            </table:table-cell>
            <table:table-cell table:style-name="Taula4.B116" office:value-type="string">
              <text:p text:style-name="P297"/>
            </table:table-cell>
            <table:table-cell table:style-name="Taula4.C116" office:value-type="string">
              <text:p text:style-name="P297">6.8.2 Provocatiu/va</text:p>
            </table:table-cell>
            <table:table-cell table:style-name="Taula4.A116" office:value-type="string">
              <text:p text:style-name="P297"/>
            </table:table-cell>
            <table:table-cell table:style-name="Taula4.B116" office:value-type="string">
              <text:p text:style-name="P297"/>
            </table:table-cell>
            <table:table-cell table:style-name="Taula4.C116" office:value-type="string">
              <text:p text:style-name="P297">6.8.2 Provocativo/a</text:p>
            </table:table-cell>
            <table:table-cell table:style-name="Taula4.A116" table:number-columns-spanned="2" office:value-type="string">
              <text:p text:style-name="P297"/>
            </table:table-cell>
            <table:covered-table-cell/>
            <table:table-cell table:style-name="Taula4.B116" office:value-type="string">
              <text:p text:style-name="P297"/>
            </table:table-cell>
            <table:table-cell table:style-name="Taula4.C116" office:value-type="string">
              <text:p text:style-name="P297">6.8.2 Provocative</text:p>
            </table:table-cell>
            <table:table-cell table:style-name="Taula4.A116" office:value-type="string">
              <text:p text:style-name="P297"/>
            </table:table-cell>
            <table:table-cell table:style-name="Taula4.B116" office:value-type="string">
              <text:p text:style-name="P297"/>
            </table:table-cell>
            <table:table-cell table:style-name="Taula4.C116" office:value-type="string">
              <text:p text:style-name="P297">6.8.2 Provocant</text:p>
            </table:table-cell>
            <table:table-cell table:style-name="Taula4.A116" office:value-type="string">
              <text:p text:style-name="P297"/>
            </table:table-cell>
            <table:table-cell table:style-name="Taula4.B116" office:value-type="string">
              <text:p text:style-name="P297"/>
            </table:table-cell>
            <table:table-cell table:style-name="Taula4.C116" office:value-type="string">
              <text:p text:style-name="P297">6.8.2 Provocativo</text:p>
            </table:table-cell>
          </table:table-row>
        </table:table>
        <text:p text:style-name="Table">Taula <text:sequence text:ref-name="refTable9" text:name="Table" text:formula="ooow:Table+1" style:num-format="1">10</text:sequence>: Estructura d'emocions per defecte</text:p>
        <text:p text:style-name="Standard"/>
        <text:p text:style-name="Standard"/>
        <text:p text:style-name="P299"/>
        <text:p text:style-name="P300"/>
        <text:p text:style-name="P300"/>
        <text:p text:style-name="P300"/>
        <text:list text:style-name="L35">
          <text:list-header>
            <text:p text:style-name="P301"/>
          </text:list-header>
        </text:list>
        <text:h text:style-name="P302" text:outline-level="1"><text:bookmark-start text:name="__RefHeading___Toc11898_102173057"/><text:bookmark-start text:name="__RefNumPara__10117_102173057"/>Permisos d’usuari<text:bookmark-end text:name="__RefHeading___Toc11898_102173057"/><text:bookmark-end text:name="__RefNumPara__10117_102173057"/></text:h>
        <text:p text:style-name="P303">En aquest capítol es descriuen els permisos d’usuari que aniran sent incorporats a l’aplicació.</text:p>
        <text:p text:style-name="P304">La primera columna de la taula estableix quin bit dels 64 disponibles identificarà el permís.</text:p>
        <text:p text:style-name="P304">Les columnes <text:span text:style-name="T38">Adm.</text:span><text:span text:style-name="T34">, </text:span><text:span text:style-name="T38">Thp.</text:span><text:span text:style-name="T34"> i </text:span><text:span text:style-name="T38">Pat.</text:span><text:span text:style-name="T34"> estableixen quin valor tindran aquests permisos per defecte quan es creïn usuaris de tipus </text:span><text:span text:style-name="T38">administratiu</text:span><text:span text:style-name="T34">,</text:span><text:span text:style-name="T38"> terapeuta</text:span><text:span text:style-name="T34"> i</text:span><text:span text:style-name="T38"> pacient</text:span><text:span text:style-name="T34">, respectivament</text:span><text:span text:style-name="T34"><text:note text:id="ftn1" text:note-class="footnote"><text:note-citation>1</text:note-citation><text:note-body><text:p text:style-name="P305">C = Cert, habilitat. F = Fals, inhabilitat.</text:p></text:note-body></text:note></text:span><text:span text:style-name="T34">.</text:span></text:p>
        <table:table table:name="Taula35" table:style-name="Taula35">
          <table:table-column table:style-name="Taula35.A"/>
          <table:table-column table:style-name="Taula35.B"/>
          <table:table-column table:style-name="Taula35.C"/>
          <table:table-column table:style-name="Taula35.D"/>
          <table:table-column table:style-name="Taula35.E"/>
          <table:table-column table:style-name="Taula35.D"/>
          <table:table-column table:style-name="Taula35.G"/>
          <table:table-header-rows>
            <table:table-row>
              <table:table-cell table:style-name="Taula35.A1" office:value-type="string">
                <text:p text:style-name="P306">Índex</text:p>
              </table:table-cell>
              <table:table-cell table:style-name="Taula35.A1" office:value-type="string">
                <text:p text:style-name="P306">Mòdul</text:p>
              </table:table-cell>
              <table:table-cell table:style-name="Taula35.A1" office:value-type="string">
                <text:p text:style-name="P306">Nom</text:p>
              </table:table-cell>
              <table:table-cell table:style-name="Taula35.A1" office:value-type="string">
                <text:p text:style-name="P307">Adm</text:p>
              </table:table-cell>
              <table:table-cell table:style-name="Taula35.A1" office:value-type="string">
                <text:p text:style-name="P307">Thp</text:p>
              </table:table-cell>
              <table:table-cell table:style-name="Taula35.A1" office:value-type="string">
                <text:p text:style-name="P307">Pat</text:p>
              </table:table-cell>
              <table:table-cell table:style-name="Taula35.G1" office:value-type="string">
                <text:p text:style-name="P308">Descripció</text:p>
              </table:table-cell>
            </table:table-row>
          </table:table-header-rows>
          <table:table-row>
            <table:table-cell table:style-name="Taula35.A2" office:value-type="string">
              <text:p text:style-name="P309"><text:span text:style-name="T119">L</text:span>0001</text:p>
            </table:table-cell>
            <table:table-cell table:style-name="Taula35.B2" office:value-type="string">
              <text:p text:style-name="P310">USRMOD</text:p>
            </table:table-cell>
            <table:table-cell table:style-name="Taula35.C2" office:value-type="string">
              <text:p text:style-name="P310">Create<text:span text:style-name="T119">Administrator</text:span>User</text:p>
            </table:table-cell>
            <table:table-cell table:style-name="Taula35.D2" office:value-type="string">
              <text:p text:style-name="P311">C</text:p>
            </table:table-cell>
            <table:table-cell table:style-name="Taula35.E2" office:value-type="string">
              <text:p text:style-name="P312">F</text:p>
            </table:table-cell>
            <table:table-cell table:style-name="Taula35.F2" office:value-type="string">
              <text:p text:style-name="P312">F</text:p>
            </table:table-cell>
            <table:table-cell table:style-name="Taula35.G2" office:value-type="string">
              <text:p text:style-name="P313">Estableix si es pot crear/modificar usuaris <text:span text:style-name="T38">administradors</text:span>.</text:p>
            </table:table-cell>
          </table:table-row>
          <table:table-row>
            <table:table-cell table:style-name="Taula35.A3" office:value-type="string">
              <text:p text:style-name="P314">L0002</text:p>
            </table:table-cell>
            <table:table-cell table:style-name="Taula35.B3" office:value-type="string">
              <text:p text:style-name="P315">USRMOD</text:p>
            </table:table-cell>
            <table:table-cell table:style-name="Taula35.C3" office:value-type="string">
              <text:p text:style-name="P315">CreateTherapistUser</text:p>
            </table:table-cell>
            <table:table-cell table:style-name="Taula35.D3" office:value-type="string">
              <text:p text:style-name="P312">C</text:p>
            </table:table-cell>
            <table:table-cell table:style-name="Taula35.E3" office:value-type="string">
              <text:p text:style-name="P312">F</text:p>
            </table:table-cell>
            <table:table-cell table:style-name="Taula35.F3" office:value-type="string">
              <text:p text:style-name="P312">F</text:p>
            </table:table-cell>
            <table:table-cell table:style-name="Taula35.G3" office:value-type="string">
              <text:p text:style-name="P313">Estableix si es pot crear/modificar usuaris <text:span text:style-name="T38">terapeutes</text:span>.</text:p>
            </table:table-cell>
          </table:table-row>
          <table:table-row>
            <table:table-cell table:style-name="Taula35.A3" office:value-type="string">
              <text:p text:style-name="P314">L0004</text:p>
            </table:table-cell>
            <table:table-cell table:style-name="Taula35.B3" office:value-type="string">
              <text:p text:style-name="P315">USRMOD</text:p>
            </table:table-cell>
            <table:table-cell table:style-name="Taula35.C3" office:value-type="string">
              <text:p text:style-name="P315">CreatePatientUser</text:p>
            </table:table-cell>
            <table:table-cell table:style-name="Taula35.D3" office:value-type="string">
              <text:p text:style-name="P312">C</text:p>
            </table:table-cell>
            <table:table-cell table:style-name="Taula35.E3" office:value-type="string">
              <text:p text:style-name="P312">C</text:p>
            </table:table-cell>
            <table:table-cell table:style-name="Taula35.F3" office:value-type="string">
              <text:p text:style-name="P312">F</text:p>
            </table:table-cell>
            <table:table-cell table:style-name="Taula35.G3" office:value-type="string">
              <text:p text:style-name="P313">Estableix si es pot crear/modificar usuaris <text:span text:style-name="T38">pacients</text:span>.</text:p>
            </table:table-cell>
          </table:table-row>
          <table:table-row>
            <table:table-cell table:style-name="Taula35.A5" office:value-type="string">
              <text:p text:style-name="P314">L0008</text:p>
            </table:table-cell>
            <table:table-cell table:style-name="Taula35.B5" office:value-type="string">
              <text:p text:style-name="P315">USRMOD</text:p>
            </table:table-cell>
            <table:table-cell table:style-name="Taula35.C5" office:value-type="string">
              <text:p text:style-name="P315">ManagePermissions</text:p>
            </table:table-cell>
            <table:table-cell table:style-name="Taula35.D5" office:value-type="string">
              <text:p text:style-name="P312">C</text:p>
            </table:table-cell>
            <table:table-cell table:style-name="Taula35.E5" office:value-type="string">
              <text:p text:style-name="P312">F</text:p>
            </table:table-cell>
            <table:table-cell table:style-name="Taula35.F5" office:value-type="string">
              <text:p text:style-name="P312">F</text:p>
            </table:table-cell>
            <table:table-cell table:style-name="Taula35.G5" office:value-type="string">
              <text:p text:style-name="P313">Estableix si es pot gestionar els permisos dels usuaris.</text:p>
            </table:table-cell>
          </table:table-row>
          <table:table-row>
            <table:table-cell table:style-name="Taula35.A6" office:value-type="string">
              <text:p text:style-name="P314">L0010</text:p>
            </table:table-cell>
            <table:table-cell table:style-name="Taula35.B6" office:value-type="string">
              <text:p text:style-name="P315">DISMOD</text:p>
            </table:table-cell>
            <table:table-cell table:style-name="Taula35.C6" office:value-type="string">
              <text:p text:style-name="P315">ManageDiseases</text:p>
            </table:table-cell>
            <table:table-cell table:style-name="Taula35.D6" office:value-type="string">
              <text:p text:style-name="P312">F</text:p>
            </table:table-cell>
            <table:table-cell table:style-name="Taula35.E6" office:value-type="string">
              <text:p text:style-name="P312">C</text:p>
            </table:table-cell>
            <table:table-cell table:style-name="Taula35.F6" office:value-type="string">
              <text:p text:style-name="P312">F</text:p>
            </table:table-cell>
            <table:table-cell table:style-name="Taula35.G6" office:value-type="string">
              <text:p text:style-name="P313">Estableix si es pot crear/modificar el model de les patologies.</text:p>
            </table:table-cell>
          </table:table-row>
          <table:table-row>
            <table:table-cell table:style-name="Taula35.A7" office:value-type="string">
              <text:p text:style-name="P314">L0020</text:p>
            </table:table-cell>
            <table:table-cell table:style-name="Taula35.B7" office:value-type="string">
              <text:p text:style-name="P315">RESMOD</text:p>
            </table:table-cell>
            <table:table-cell table:style-name="Taula35.C7" office:value-type="string">
              <text:p text:style-name="P315">ManageResources</text:p>
            </table:table-cell>
            <table:table-cell table:style-name="Taula35.D7" office:value-type="string">
              <text:p text:style-name="P312">F</text:p>
            </table:table-cell>
            <table:table-cell table:style-name="Taula35.E7" office:value-type="string">
              <text:p text:style-name="P312">C</text:p>
            </table:table-cell>
            <table:table-cell table:style-name="Taula35.F7" office:value-type="string">
              <text:p text:style-name="P312">F</text:p>
            </table:table-cell>
            <table:table-cell table:style-name="Taula35.G7" office:value-type="string">
              <text:p text:style-name="P313">Estableix si es poden crear/modificar recursos auxiliars.</text:p>
            </table:table-cell>
          </table:table-row>
          <table:table-row>
            <table:table-cell table:style-name="Taula35.A7" office:value-type="string">
              <text:p text:style-name="P314">L0040</text:p>
            </table:table-cell>
            <table:table-cell table:style-name="Taula35.B7" office:value-type="string">
              <text:p text:style-name="P315">TCKMOD</text:p>
            </table:table-cell>
            <table:table-cell table:style-name="Taula35.C7" office:value-type="string">
              <text:p text:style-name="P315">ManageTrackings</text:p>
            </table:table-cell>
            <table:table-cell table:style-name="Taula35.D7" office:value-type="string">
              <text:p text:style-name="P312">F</text:p>
            </table:table-cell>
            <table:table-cell table:style-name="Taula35.E7" office:value-type="string">
              <text:p text:style-name="P312">C</text:p>
            </table:table-cell>
            <table:table-cell table:style-name="Taula35.F7" office:value-type="string">
              <text:p text:style-name="P312">F</text:p>
            </table:table-cell>
            <table:table-cell table:style-name="Taula35.G7" office:value-type="string">
              <text:p text:style-name="P313">Estableix si es poden crear/modificar taules de seguiment.</text:p>
            </table:table-cell>
          </table:table-row>
          <table:table-row>
            <table:table-cell table:style-name="Taula35.A9" office:value-type="string">
              <text:p text:style-name="P314">L0080</text:p>
            </table:table-cell>
            <table:table-cell table:style-name="Taula35.B9" office:value-type="string">
              <text:p text:style-name="P315">TSTMOD</text:p>
            </table:table-cell>
            <table:table-cell table:style-name="Taula35.C9" office:value-type="string">
              <text:p text:style-name="P315">ManageTests</text:p>
            </table:table-cell>
            <table:table-cell table:style-name="Taula35.D9" office:value-type="string">
              <text:p text:style-name="P312">C</text:p>
            </table:table-cell>
            <table:table-cell table:style-name="Taula35.E9" office:value-type="string">
              <text:p text:style-name="P312">C</text:p>
            </table:table-cell>
            <table:table-cell table:style-name="Taula35.F9" office:value-type="string">
              <text:p text:style-name="P312">F</text:p>
            </table:table-cell>
            <table:table-cell table:style-name="Taula35.G9" office:value-type="string">
              <text:p text:style-name="P313">Estableix si es poden crear/modificar tests.</text:p>
            </table:table-cell>
          </table:table-row>
          <table:table-row>
            <table:table-cell table:style-name="Taula35.A10" office:value-type="string">
              <text:p text:style-name="P314">L0100</text:p>
            </table:table-cell>
            <table:table-cell table:style-name="Taula35.B10" office:value-type="string">
              <text:p text:style-name="P315">DGNMOD</text:p>
            </table:table-cell>
            <table:table-cell table:style-name="Taula35.C10" office:value-type="string">
              <text:p text:style-name="P315">ManageDiagnosis</text:p>
            </table:table-cell>
            <table:table-cell table:style-name="Taula35.D10" office:value-type="string">
              <text:p text:style-name="P312">F</text:p>
            </table:table-cell>
            <table:table-cell table:style-name="Taula35.E10" office:value-type="string">
              <text:p text:style-name="P312">C</text:p>
            </table:table-cell>
            <table:table-cell table:style-name="Taula35.F10" office:value-type="string">
              <text:p text:style-name="P312">F</text:p>
            </table:table-cell>
            <table:table-cell table:style-name="Taula35.G10" office:value-type="string">
              <text:p text:style-name="P313">Estableix si es poden establir i gestionar diagnòstics.</text:p>
            </table:table-cell>
          </table:table-row>
          <table:table-row>
            <table:table-cell table:style-name="Taula35.A11" office:value-type="string">
              <text:p text:style-name="P314">L0200</text:p>
            </table:table-cell>
            <table:table-cell table:style-name="Taula35.B11" office:value-type="string">
              <text:p text:style-name="P315">MATMOD</text:p>
            </table:table-cell>
            <table:table-cell table:style-name="Taula35.C11" office:value-type="string">
              <text:p text:style-name="P315">ManageMaterial</text:p>
            </table:table-cell>
            <table:table-cell table:style-name="Taula35.D11" office:value-type="string">
              <text:p text:style-name="P312">C</text:p>
            </table:table-cell>
            <table:table-cell table:style-name="Taula35.E11" office:value-type="string">
              <text:p text:style-name="P312">C</text:p>
            </table:table-cell>
            <table:table-cell table:style-name="Taula35.F11" office:value-type="string">
              <text:p text:style-name="P312">F</text:p>
            </table:table-cell>
            <table:table-cell table:style-name="Taula35.G11" office:value-type="string">
              <text:p text:style-name="P313">Estableix si es poden assignar/gestionar recursos pels pacients.</text:p>
            </table:table-cell>
          </table:table-row>
          <table:table-row>
            <table:table-cell table:style-name="Taula35.A11" office:value-type="string">
              <text:p text:style-name="P314">L0400</text:p>
            </table:table-cell>
            <table:table-cell table:style-name="Taula35.B11" office:value-type="string">
              <text:p text:style-name="P315">REGMOD</text:p>
            </table:table-cell>
            <table:table-cell table:style-name="Taula35.C11" office:value-type="string">
              <text:p text:style-name="P315">FillRegisters</text:p>
            </table:table-cell>
            <table:table-cell table:style-name="Taula35.D11" office:value-type="string">
              <text:p text:style-name="P312">F</text:p>
            </table:table-cell>
            <table:table-cell table:style-name="Taula35.E11" office:value-type="string">
              <text:p text:style-name="P312">F</text:p>
            </table:table-cell>
            <table:table-cell table:style-name="Taula35.F11" office:value-type="string">
              <text:p text:style-name="P312">C</text:p>
            </table:table-cell>
            <table:table-cell table:style-name="Taula35.G11" office:value-type="string">
              <text:p text:style-name="P313">Estableix si es poden complimentar taules de seguiment.</text:p>
            </table:table-cell>
          </table:table-row>
          <table:table-row>
            <table:table-cell table:style-name="Taula35.A13" office:value-type="string">
              <text:p text:style-name="P314">L0800</text:p>
            </table:table-cell>
            <table:table-cell table:style-name="Taula35.B13" office:value-type="string">
              <text:p text:style-name="P315">RESMOD</text:p>
            </table:table-cell>
            <table:table-cell table:style-name="Taula35.C13" office:value-type="string">
              <text:p text:style-name="P315">FillTests</text:p>
            </table:table-cell>
            <table:table-cell table:style-name="Taula35.D13" office:value-type="string">
              <text:p text:style-name="P312">F</text:p>
            </table:table-cell>
            <table:table-cell table:style-name="Taula35.E13" office:value-type="string">
              <text:p text:style-name="P312">F</text:p>
            </table:table-cell>
            <table:table-cell table:style-name="Taula35.F13" office:value-type="string">
              <text:p text:style-name="P312">C</text:p>
            </table:table-cell>
            <table:table-cell table:style-name="Taula35.G13" office:value-type="string">
              <text:p text:style-name="P313">Estableix si es poden complimentar tests.</text:p>
            </table:table-cell>
          </table:table-row>
          <table:table-row table:style-name="Taula35.14">
            <table:table-cell table:style-name="Taula35.A14" office:value-type="string">
              <text:p text:style-name="P316">H0001</text:p>
            </table:table-cell>
            <table:table-cell table:style-name="Taula35.B14" office:value-type="string">
              <text:p text:style-name="P317">....</text:p>
            </table:table-cell>
            <table:table-cell table:style-name="Taula35.B14" office:value-type="string">
              <text:p text:style-name="P317"/>
            </table:table-cell>
            <table:table-cell table:style-name="Taula35.B14" office:value-type="string">
              <text:p text:style-name="P318"/>
            </table:table-cell>
            <table:table-cell table:style-name="Taula35.B14" office:value-type="string">
              <text:p text:style-name="P318"/>
            </table:table-cell>
            <table:table-cell table:style-name="Taula35.B14" office:value-type="string">
              <text:p text:style-name="P318"/>
            </table:table-cell>
            <table:table-cell table:style-name="Taula35.G14" office:value-type="string">
              <text:p text:style-name="P319"/>
            </table:table-cell>
          </table:table-row>
          <table:table-row table:style-name="Taula35.14">
            <table:table-cell table:style-name="Taula35.A15" office:value-type="string">
              <text:p text:style-name="P320">H0002</text:p>
            </table:table-cell>
            <table:table-cell table:style-name="Taula35.B15" office:value-type="string">
              <text:p text:style-name="P317"/>
            </table:table-cell>
            <table:table-cell table:style-name="Taula35.B15" office:value-type="string">
              <text:p text:style-name="P317"/>
            </table:table-cell>
            <table:table-cell table:style-name="Taula35.B15" office:value-type="string">
              <text:p text:style-name="P318"/>
            </table:table-cell>
            <table:table-cell table:style-name="Taula35.B15" office:value-type="string">
              <text:p text:style-name="P318"/>
            </table:table-cell>
            <table:table-cell table:style-name="Taula35.B15" office:value-type="string">
              <text:p text:style-name="P318"/>
            </table:table-cell>
            <table:table-cell table:style-name="Taula35.G15" office:value-type="string">
              <text:p text:style-name="P319"/>
            </table:table-cell>
          </table:table-row>
          <table:table-row table:style-name="Taula35.14">
            <table:table-cell table:style-name="Taula35.A15" office:value-type="string">
              <text:p text:style-name="P320">H0004</text:p>
            </table:table-cell>
            <table:table-cell table:style-name="Taula35.B15" office:value-type="string">
              <text:p text:style-name="P317"/>
            </table:table-cell>
            <table:table-cell table:style-name="Taula35.B15" office:value-type="string">
              <text:p text:style-name="P317"/>
            </table:table-cell>
            <table:table-cell table:style-name="Taula35.B15" office:value-type="string">
              <text:p text:style-name="P318"/>
            </table:table-cell>
            <table:table-cell table:style-name="Taula35.B15" office:value-type="string">
              <text:p text:style-name="P318"/>
            </table:table-cell>
            <table:table-cell table:style-name="Taula35.B15" office:value-type="string">
              <text:p text:style-name="P318"/>
            </table:table-cell>
            <table:table-cell table:style-name="Taula35.G15" office:value-type="string">
              <text:p text:style-name="P319"/>
            </table:table-cell>
          </table:table-row>
          <table:table-row table:style-name="Taula35.14">
            <table:table-cell table:style-name="Taula35.A17" office:value-type="string">
              <text:p text:style-name="P320">H0008</text:p>
            </table:table-cell>
            <table:table-cell table:style-name="Taula35.B17" office:value-type="string">
              <text:p text:style-name="P317"/>
            </table:table-cell>
            <table:table-cell table:style-name="Taula35.B17" office:value-type="string">
              <text:p text:style-name="P317"/>
            </table:table-cell>
            <table:table-cell table:style-name="Taula35.B17" office:value-type="string">
              <text:p text:style-name="P318"/>
            </table:table-cell>
            <table:table-cell table:style-name="Taula35.B17" office:value-type="string">
              <text:p text:style-name="P318"/>
            </table:table-cell>
            <table:table-cell table:style-name="Taula35.B17" office:value-type="string">
              <text:p text:style-name="P318"/>
            </table:table-cell>
            <table:table-cell table:style-name="Taula35.G17" office:value-type="string">
              <text:p text:style-name="P319"/>
            </table:table-cell>
          </table:table-row>
          <table:table-row table:style-name="Taula35.14">
            <table:table-cell table:style-name="Taula35.A14" office:value-type="string">
              <text:p text:style-name="P320">H0010</text:p>
            </table:table-cell>
            <table:table-cell table:style-name="Taula35.B14" office:value-type="string">
              <text:p text:style-name="P317"/>
            </table:table-cell>
            <table:table-cell table:style-name="Taula35.B14" office:value-type="string">
              <text:p text:style-name="P317"/>
            </table:table-cell>
            <table:table-cell table:style-name="Taula35.B14" office:value-type="string">
              <text:p text:style-name="P318"/>
            </table:table-cell>
            <table:table-cell table:style-name="Taula35.B14" office:value-type="string">
              <text:p text:style-name="P318"/>
            </table:table-cell>
            <table:table-cell table:style-name="Taula35.B14" office:value-type="string">
              <text:p text:style-name="P318"/>
            </table:table-cell>
            <table:table-cell table:style-name="Taula35.G14" office:value-type="string">
              <text:p text:style-name="P319"/>
            </table:table-cell>
          </table:table-row>
          <table:table-row table:style-name="Taula35.14">
            <table:table-cell table:style-name="Taula35.A15" office:value-type="string">
              <text:p text:style-name="P320">H0020</text:p>
            </table:table-cell>
            <table:table-cell table:style-name="Taula35.B15" office:value-type="string">
              <text:p text:style-name="P317"/>
            </table:table-cell>
            <table:table-cell table:style-name="Taula35.B15" office:value-type="string">
              <text:p text:style-name="P317"/>
            </table:table-cell>
            <table:table-cell table:style-name="Taula35.B15" office:value-type="string">
              <text:p text:style-name="P318"/>
            </table:table-cell>
            <table:table-cell table:style-name="Taula35.B15" office:value-type="string">
              <text:p text:style-name="P318"/>
            </table:table-cell>
            <table:table-cell table:style-name="Taula35.B15" office:value-type="string">
              <text:p text:style-name="P318"/>
            </table:table-cell>
            <table:table-cell table:style-name="Taula35.G15" office:value-type="string">
              <text:p text:style-name="P319"/>
            </table:table-cell>
          </table:table-row>
          <table:table-row table:style-name="Taula35.14">
            <table:table-cell table:style-name="Taula35.A15" office:value-type="string">
              <text:p text:style-name="P320">H0040</text:p>
            </table:table-cell>
            <table:table-cell table:style-name="Taula35.B15" office:value-type="string">
              <text:p text:style-name="P317"/>
            </table:table-cell>
            <table:table-cell table:style-name="Taula35.B15" office:value-type="string">
              <text:p text:style-name="P317"/>
            </table:table-cell>
            <table:table-cell table:style-name="Taula35.B15" office:value-type="string">
              <text:p text:style-name="P318"/>
            </table:table-cell>
            <table:table-cell table:style-name="Taula35.B15" office:value-type="string">
              <text:p text:style-name="P318"/>
            </table:table-cell>
            <table:table-cell table:style-name="Taula35.B15" office:value-type="string">
              <text:p text:style-name="P318"/>
            </table:table-cell>
            <table:table-cell table:style-name="Taula35.G15" office:value-type="string">
              <text:p text:style-name="P319"/>
            </table:table-cell>
          </table:table-row>
          <table:table-row table:style-name="Taula35.14">
            <table:table-cell table:style-name="Taula35.A17" office:value-type="string">
              <text:p text:style-name="P320">H0080</text:p>
            </table:table-cell>
            <table:table-cell table:style-name="Taula35.B17" office:value-type="string">
              <text:p text:style-name="P317"/>
            </table:table-cell>
            <table:table-cell table:style-name="Taula35.B17" office:value-type="string">
              <text:p text:style-name="P317"/>
            </table:table-cell>
            <table:table-cell table:style-name="Taula35.B17" office:value-type="string">
              <text:p text:style-name="P318"/>
            </table:table-cell>
            <table:table-cell table:style-name="Taula35.B17" office:value-type="string">
              <text:p text:style-name="P318"/>
            </table:table-cell>
            <table:table-cell table:style-name="Taula35.B17" office:value-type="string">
              <text:p text:style-name="P318"/>
            </table:table-cell>
            <table:table-cell table:style-name="Taula35.G17" office:value-type="string">
              <text:p text:style-name="P319"/>
            </table:table-cell>
          </table:table-row>
          <table:table-row table:style-name="Taula35.14">
            <table:table-cell table:style-name="Taula35.A14" office:value-type="string">
              <text:p text:style-name="P316">H0100</text:p>
            </table:table-cell>
            <table:table-cell table:style-name="Taula35.B14" office:value-type="string">
              <text:p text:style-name="P317"/>
            </table:table-cell>
            <table:table-cell table:style-name="Taula35.B14" office:value-type="string">
              <text:p text:style-name="P317"/>
            </table:table-cell>
            <table:table-cell table:style-name="Taula35.B14" office:value-type="string">
              <text:p text:style-name="P318"/>
            </table:table-cell>
            <table:table-cell table:style-name="Taula35.B14" office:value-type="string">
              <text:p text:style-name="P318"/>
            </table:table-cell>
            <table:table-cell table:style-name="Taula35.B14" office:value-type="string">
              <text:p text:style-name="P318"/>
            </table:table-cell>
            <table:table-cell table:style-name="Taula35.G14" office:value-type="string">
              <text:p text:style-name="P319"/>
            </table:table-cell>
          </table:table-row>
          <table:table-row table:style-name="Taula35.14">
            <table:table-cell table:style-name="Taula35.A15" office:value-type="string">
              <text:p text:style-name="P320">H0200</text:p>
            </table:table-cell>
            <table:table-cell table:style-name="Taula35.B15" office:value-type="string">
              <text:p text:style-name="P317"/>
            </table:table-cell>
            <table:table-cell table:style-name="Taula35.B15" office:value-type="string">
              <text:p text:style-name="P317"/>
            </table:table-cell>
            <table:table-cell table:style-name="Taula35.B15" office:value-type="string">
              <text:p text:style-name="P318"/>
            </table:table-cell>
            <table:table-cell table:style-name="Taula35.B15" office:value-type="string">
              <text:p text:style-name="P318"/>
            </table:table-cell>
            <table:table-cell table:style-name="Taula35.B15" office:value-type="string">
              <text:p text:style-name="P318"/>
            </table:table-cell>
            <table:table-cell table:style-name="Taula35.G15" office:value-type="string">
              <text:p text:style-name="P319"/>
            </table:table-cell>
          </table:table-row>
          <table:table-row table:style-name="Taula35.14">
            <table:table-cell table:style-name="Taula35.A15" office:value-type="string">
              <text:p text:style-name="P320">H0400</text:p>
            </table:table-cell>
            <table:table-cell table:style-name="Taula35.B15" office:value-type="string">
              <text:p text:style-name="P317"/>
            </table:table-cell>
            <table:table-cell table:style-name="Taula35.B15" office:value-type="string">
              <text:p text:style-name="P317"/>
            </table:table-cell>
            <table:table-cell table:style-name="Taula35.B15" office:value-type="string">
              <text:p text:style-name="P318"/>
            </table:table-cell>
            <table:table-cell table:style-name="Taula35.B15" office:value-type="string">
              <text:p text:style-name="P318"/>
            </table:table-cell>
            <table:table-cell table:style-name="Taula35.B15" office:value-type="string">
              <text:p text:style-name="P318"/>
            </table:table-cell>
            <table:table-cell table:style-name="Taula35.G15" office:value-type="string">
              <text:p text:style-name="P319"/>
            </table:table-cell>
          </table:table-row>
          <table:table-row table:style-name="Taula35.14">
            <table:table-cell table:style-name="Taula35.A17" office:value-type="string">
              <text:p text:style-name="P320">H0800</text:p>
            </table:table-cell>
            <table:table-cell table:style-name="Taula35.B17" office:value-type="string">
              <text:p text:style-name="P317"/>
            </table:table-cell>
            <table:table-cell table:style-name="Taula35.B17" office:value-type="string">
              <text:p text:style-name="P317"/>
            </table:table-cell>
            <table:table-cell table:style-name="Taula35.B17" office:value-type="string">
              <text:p text:style-name="P318"/>
            </table:table-cell>
            <table:table-cell table:style-name="Taula35.B17" office:value-type="string">
              <text:p text:style-name="P318"/>
            </table:table-cell>
            <table:table-cell table:style-name="Taula35.B17" office:value-type="string">
              <text:p text:style-name="P318"/>
            </table:table-cell>
            <table:table-cell table:style-name="Taula35.G17" office:value-type="string">
              <text:p text:style-name="P319"/>
            </table:table-cell>
          </table:table-row>
          <table:table-row table:style-name="Taula35.14">
            <table:table-cell table:style-name="Taula35.A14" office:value-type="string">
              <text:p text:style-name="P320">H1000</text:p>
            </table:table-cell>
            <table:table-cell table:style-name="Taula35.B14" office:value-type="string">
              <text:p text:style-name="P317"/>
            </table:table-cell>
            <table:table-cell table:style-name="Taula35.B14" office:value-type="string">
              <text:p text:style-name="P317"/>
            </table:table-cell>
            <table:table-cell table:style-name="Taula35.B14" office:value-type="string">
              <text:p text:style-name="P318"/>
            </table:table-cell>
            <table:table-cell table:style-name="Taula35.B14" office:value-type="string">
              <text:p text:style-name="P318"/>
            </table:table-cell>
            <table:table-cell table:style-name="Taula35.B14" office:value-type="string">
              <text:p text:style-name="P318"/>
            </table:table-cell>
            <table:table-cell table:style-name="Taula35.G14" office:value-type="string">
              <text:p text:style-name="P319"/>
            </table:table-cell>
          </table:table-row>
          <table:table-row table:style-name="Taula35.14">
            <table:table-cell table:style-name="Taula35.A15" office:value-type="string">
              <text:p text:style-name="P320">H2000</text:p>
            </table:table-cell>
            <table:table-cell table:style-name="Taula35.B15" office:value-type="string">
              <text:p text:style-name="P317"/>
            </table:table-cell>
            <table:table-cell table:style-name="Taula35.B15" office:value-type="string">
              <text:p text:style-name="P317"/>
            </table:table-cell>
            <table:table-cell table:style-name="Taula35.B15" office:value-type="string">
              <text:p text:style-name="P318"/>
            </table:table-cell>
            <table:table-cell table:style-name="Taula35.B15" office:value-type="string">
              <text:p text:style-name="P318"/>
            </table:table-cell>
            <table:table-cell table:style-name="Taula35.B15" office:value-type="string">
              <text:p text:style-name="P318"/>
            </table:table-cell>
            <table:table-cell table:style-name="Taula35.G15" office:value-type="string">
              <text:p text:style-name="P319"/>
            </table:table-cell>
          </table:table-row>
          <table:table-row table:style-name="Taula35.14">
            <table:table-cell table:style-name="Taula35.A15" office:value-type="string">
              <text:p text:style-name="P320">H4000</text:p>
            </table:table-cell>
            <table:table-cell table:style-name="Taula35.B15" office:value-type="string">
              <text:p text:style-name="P317"/>
            </table:table-cell>
            <table:table-cell table:style-name="Taula35.B15" office:value-type="string">
              <text:p text:style-name="P317"/>
            </table:table-cell>
            <table:table-cell table:style-name="Taula35.B15" office:value-type="string">
              <text:p text:style-name="P318"/>
            </table:table-cell>
            <table:table-cell table:style-name="Taula35.B15" office:value-type="string">
              <text:p text:style-name="P318"/>
            </table:table-cell>
            <table:table-cell table:style-name="Taula35.B15" office:value-type="string">
              <text:p text:style-name="P318"/>
            </table:table-cell>
            <table:table-cell table:style-name="Taula35.G15" office:value-type="string">
              <text:p text:style-name="P319"/>
            </table:table-cell>
          </table:table-row>
          <table:table-row table:style-name="Taula35.29">
            <table:table-cell table:style-name="Taula35.A17" office:value-type="string">
              <text:p text:style-name="P320">H8000</text:p>
            </table:table-cell>
            <table:table-cell table:style-name="Taula35.B17" office:value-type="string">
              <text:p text:style-name="P317"/>
            </table:table-cell>
            <table:table-cell table:style-name="Taula35.B17" office:value-type="string">
              <text:p text:style-name="P317"/>
            </table:table-cell>
            <table:table-cell table:style-name="Taula35.B17" office:value-type="string">
              <text:p text:style-name="P318"/>
            </table:table-cell>
            <table:table-cell table:style-name="Taula35.B17" office:value-type="string">
              <text:p text:style-name="P318"/>
            </table:table-cell>
            <table:table-cell table:style-name="Taula35.B17" office:value-type="string">
              <text:p text:style-name="P318"/>
            </table:table-cell>
            <table:table-cell table:style-name="Taula35.G17" office:value-type="string">
              <text:p text:style-name="P319"/>
            </table:table-cell>
          </table:table-row>
        </table:table>
        <text:p text:style-name="Table">Taula <text:sequence text:ref-name="refTable10" text:name="Table" text:formula="ooow:Table+1" style:num-format="1">11</text:sequence>: Permisos d'Usuari <text:span text:style-name="T59">(en progrés)</text:span></text:p>
        <text:h text:style-name="P321" text:outline-level="1"><text:bookmark-start text:name="__RefHeading___Toc4368_1629209868"/>Índexs<text:bookmark-end text:name="__RefHeading___Toc4368_1629209868"/></text:h>
        <text:illustration-index text:style-name="Sect2" text:protected="true" text:name="Taula de figures1">
          <text:illustration-index-source text:caption-sequence-name="Diagrama" text:caption-sequence-format="text">
            <text:index-title-template text:style-name="Figure_20_Index_20_Heading">Diagram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ula de figures1_Head">
              <text:p text:style-name="Figure_20_Index_20_Heading">Diagrames</text:p>
            </text:index-title>
            <text:p text:style-name="P322"><text:a xlink:type="simple" xlink:href="#Diagrama!0%7Csequence" text:style-name="Index_20_Link" text:visited-style-name="Index_20_Link">Diagrama 1: Model Conceptual de Mòduls<text:tab/>2</text:a></text:p>
            <text:p text:style-name="P322"><text:a xlink:type="simple" xlink:href="#Diagrama!1%7Csequence" text:style-name="Index_20_Link" text:visited-style-name="Index_20_Link">Diagrama 2: Mòdul d'Usuaris (USRMOD)<text:tab/>3</text:a></text:p>
            <text:p text:style-name="P322"><text:a xlink:type="simple" xlink:href="#Diagrama!2%7Csequence" text:style-name="Index_20_Link" text:visited-style-name="Index_20_Link">Diagrama 3: Mòdul de Patologies (DISMOD)<text:tab/>6</text:a></text:p>
            <text:p text:style-name="P322"><text:a xlink:type="simple" xlink:href="#Diagrama!3%7Csequence" text:style-name="Index_20_Link" text:visited-style-name="Index_20_Link">Diagrama 4: Mòdul de Definició de Recursos (RSCMOD)<text:tab/>8</text:a></text:p>
            <text:p text:style-name="P322"><text:a xlink:type="simple" xlink:href="#Diagrama!4%7Csequence" text:style-name="Index_20_Link" text:visited-style-name="Index_20_Link">Diagrama 5: Mòdul de Definició de Taules de Registre (TCKMOD)<text:tab/>10</text:a></text:p>
            <text:p text:style-name="P322"><text:a xlink:type="simple" xlink:href="#Diagrama!5%7Csequence" text:style-name="Index_20_Link" text:visited-style-name="Index_20_Link">Diagrama 6: Mòdul de Definició de Tests (TSTMOD)<text:tab/>13</text:a></text:p>
            <text:p text:style-name="P322"><text:a xlink:type="simple" xlink:href="#Diagrama!6%7Csequence" text:style-name="Index_20_Link" text:visited-style-name="Index_20_Link">Diagrama 7: Mòdul de Emocions (EMOMOD)<text:tab/>15</text:a></text:p>
            <text:p text:style-name="P322"><text:a xlink:type="simple" xlink:href="#Diagrama!7%7Csequence" text:style-name="Index_20_Link" text:visited-style-name="Index_20_Link">Diagrama 8: Mòdul de Diagnòstic (DGNMOD)<text:tab/>16</text:a></text:p>
            <text:p text:style-name="P322"><text:a xlink:type="simple" xlink:href="#Diagrama!8%7Csequence" text:style-name="Index_20_Link" text:visited-style-name="Index_20_Link">Diagrama 9: Mòdul de Material (MATMOD)<text:tab/>19</text:a></text:p>
            <text:p text:style-name="P322"><text:a xlink:type="simple" xlink:href="#Diagrama!9%7Csequence" text:style-name="Index_20_Link" text:visited-style-name="Index_20_Link">Diagrama 10: Mòdul de Compliment de Taules de Registre (REGMOD)<text:tab/>21</text:a></text:p>
            <text:p text:style-name="P322"><text:a xlink:type="simple" xlink:href="#Diagrama!10%7Csequence" text:style-name="Index_20_Link" text:visited-style-name="Index_20_Link">Diagrama 11: Mòdul de Tests Resolts (RESMOD)<text:tab/>23</text:a></text:p>
            <text:p text:style-name="P322"><text:a xlink:type="simple" xlink:href="#Diagrama!11%7Csequence" text:style-name="Index_20_Link" text:visited-style-name="Index_20_Link">Diagrama 12: Mòdul de Tasques (TSKMOD)<text:tab/>25</text:a></text:p>
            <text:p text:style-name="P322"><text:a xlink:type="simple" xlink:href="#Diagrama!12%7Csequence" text:style-name="Index_20_Link" text:visited-style-name="Index_20_Link">Diagrama 13: Mòdul de Visites (VISMOD)<text:tab/>27</text:a></text:p>
            <text:p text:style-name="P322"><text:a xlink:type="simple" xlink:href="#Diagrama!13%7Csequence" text:style-name="Index_20_Link" text:visited-style-name="Index_20_Link">Diagrama 14: Mòdul de Notificacions (NTFMOD)<text:tab/>28</text:a></text:p>
            <text:p text:style-name="P322"><text:a xlink:type="simple" xlink:href="#Diagrama!14%7Csequence" text:style-name="Index_20_Link" text:visited-style-name="Index_20_Link">Diagrama 15: Mòdul de Definició de Llistes (LSTMOD)<text:tab/>30</text:a></text:p>
            <text:p text:style-name="P322"><text:a xlink:type="simple" xlink:href="#Diagrama!15%7Csequence" text:style-name="Index_20_Link" text:visited-style-name="Index_20_Link">Diagrama 16: Model de Localització (LOCMOD)<text:tab/>32</text:a></text:p>
          </text:index-body>
        </text:illustration-index>
        <text:p text:style-name="Text_20_body"><text:span text:style-name="T120"/></text:p>
        <text:alphabetical-index text:style-name="Sect2" text:protected="true" text:name="Índex alfabètic1">
          <text:alphabetical-index-source text:ignore-case="true" text:sort-algorithm="alphanumeric" fo:language="ca" fo:country="ES">
            <text:index-title-template text:style-name="Index_20_Heading">Entitat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ex alfabètic1_Head">
              <text:p text:style-name="Index_20_Heading">Entitats</text:p>
            </text:index-title>
            <text:p text:style-name="P323">Entitat ACHIEVEMENT<text:tab/>18</text:p>
            <text:p text:style-name="P323">Entitat DEVICE<text:tab/>3</text:p>
            <text:p text:style-name="P323">Entitat DIAGNOSIS<text:tab/>17</text:p>
            <text:p text:style-name="P323">Entitat DIAGNOSIS PHASE<text:tab/>17</text:p>
            <text:p text:style-name="P323">Entitat DISEASE<text:tab/>7</text:p>
            <text:p text:style-name="P323">Entitat DSM-V<text:tab/>6</text:p>
            <text:p text:style-name="P323">Entitat EMOTION<text:tab/>15</text:p>
            <text:p text:style-name="P323">Entitat FCM HISTORY<text:tab/>5</text:p>
            <text:p text:style-name="P323">Entitat GOAL<text:tab/>7</text:p>
            <text:p text:style-name="P323">Entitat LIST CATEGORY<text:tab/>30</text:p>
            <text:p text:style-name="P323">Entitat LOCALE<text:tab/>32</text:p>
            <text:p text:style-name="P323">Entitat MATERIAL<text:tab/>20</text:p>
            <text:p text:style-name="P323">Entitat MOOD<text:tab/>15</text:p>
            <text:p text:style-name="P323">Entitat NOTIFICATION<text:tab/>29</text:p>
            <text:p text:style-name="P323">Entitat OPTION ENTRY<text:tab/>31</text:p>
            <text:p text:style-name="P323">Entitat OPTION LIST<text:tab/>31</text:p>
            <text:p text:style-name="P323">Entitat PHASE<text:tab/>7</text:p>
            <text:p text:style-name="P323">Entitat PHASE MATERIAL<text:tab/>19</text:p>
            <text:p text:style-name="P323">Entitat PHASE RESOURCE<text:tab/>8</text:p>
            <text:p text:style-name="P323">Entitat PHASE TRACKING<text:tab/>10</text:p>
            <text:p text:style-name="P323">Entitat QUESTION<text:tab/>14</text:p>
            <text:p text:style-name="P323">Entitat REGISTER<text:tab/>22</text:p>
            <text:p text:style-name="P323">Entitat REGISTER COLUMN<text:tab/>22</text:p>
            <text:p text:style-name="P323">Entitat RESOURCE<text:tab/>9</text:p>
            <text:p text:style-name="P323">Entitat TASK<text:tab/>26</text:p>
            <text:p text:style-name="P323">Entitat TEST<text:tab/>14</text:p>
            <text:p text:style-name="P323"><text:soft-page-break/>Entitat TEST CATEGORY<text:tab/>13</text:p>
            <text:p text:style-name="P323">Entitat TEXT KEY<text:tab/>32</text:p>
            <text:p text:style-name="P323">Entitat TRACKING<text:tab/>12</text:p>
            <text:p text:style-name="P323">Entitat TRACKING COLUMN<text:tab/>11</text:p>
            <text:p text:style-name="P323">Entitat TRANSLATION<text:tab/>32</text:p>
            <text:p text:style-name="P323">Entitat USER<text:tab/>4</text:p>
            <text:p text:style-name="P323">Entitat VISIT<text:tab/>27</text:p>
          </text:index-body>
        </text:alphabetical-index>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egrita" style:font-family-generic="swiss" style:font-pitch="variable"/>
    <style:font-face style:name="Arial5"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styles>
    <draw:marker draw:name="Extrems_20_de_20_fletxa_20_16" draw:display-name="Extrems de fletxa 16" svg:viewBox="0 0 38 40" svg:d="M19 40h1v-40h-2v40zM20 40h-20v-2h20zM18 40h20v-2h-20z"/>
    <draw:marker draw:name="Extrems_20_de_20_fletxa_20_17" draw:display-name="Extrems de fletxa 17"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8" draw:display-name="Extrems de fletxa 1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9" draw:display-name="Extrems de fletxa 1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28" draw:display-name="Extrems de fletxa 2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9" draw:display-name="Extrems de fletxa 2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0" draw:display-name="Extrems de fletxa 3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1" draw:display-name="Extrems de fletxa 3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2" draw:display-name="Extrems de fletxa 32" svg:viewBox="0 0 3000 3200" svg:d="M1500 3200h1500v-200h-3000v200zM1500 3000l1500-2789v-211h-114l-1286 2392v-2392h-200v2392l-1286-2392h-114v211z"/>
    <draw:marker draw:name="Extrems_20_de_20_fletxa_20_34" draw:display-name="Extrems de fletxa 3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5" draw:display-name="Extrems de fletxa 35" svg:viewBox="0 0 38 40" svg:d="M19 40h1v-40h-2v40zM20 40h-20v-2h20zM18 40h20v-2h-20z"/>
    <draw:marker draw:name="Extrems_20_de_20_fletxa_20_36" draw:display-name="Extrems de fletxa 3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7" draw:display-name="Extrems de fletxa 3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8" draw:display-name="Extrems de fletxa 3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9" draw:display-name="Extrems de fletxa 39" svg:viewBox="0 0 38 40" svg:d="M19 40h1v-40h-2v40zM20 40h-20v-2h20zM18 40h20v-2h-20z"/>
    <draw:marker draw:name="Extrems_20_de_20_fletxa_20_40" draw:display-name="Extrems de fletxa 4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41" draw:display-name="Extrems de fletxa 4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8" draw:display-name="Extrems de fletxa 78" svg:viewBox="0 0 38 40" svg:d="M19 40h1v-40h-2v40zM20 40h-20v-2h20zM18 40h20v-2h-20z"/>
    <draw:marker draw:name="Extrems_20_de_20_fletxa_20_79" draw:display-name="Extrems de fletxa 7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0" draw:display-name="Extrems de fletxa 80" svg:viewBox="0 0 38 40" svg:d="M19 40h1v-40h-2v40zM20 40h-20v-2h20zM18 40h20v-2h-20z"/>
    <draw:marker draw:name="Extrems_20_de_20_fletxa_20_81" draw:display-name="Extrems de fletxa 8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6" draw:display-name="Extrems de fletxa 8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7" draw:display-name="Extrems de fletxa 87" svg:viewBox="0 0 38 40" svg:d="M19 40h1v-40h-2v40zM20 40h-20v-2h20zM18 40h20v-2h-20z"/>
    <draw:marker draw:name="Extrems_20_de_20_fletxa_20_90" draw:display-name="Extrems de fletxa 90" svg:viewBox="0 0 38 40" svg:d="M19 40h1v-40h-2v40zM20 40h-20v-2h20zM18 40h20v-2h-20z"/>
    <draw:marker draw:name="Extrems_20_de_20_fletxa_20_91" draw:display-name="Extrems de fletxa 9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4" draw:display-name="Extrems de fletxa 9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5" draw:display-name="Extrems de fletxa 95" svg:viewBox="0 0 38 40" svg:d="M19 40h1v-40h-2v40zM20 40h-20v-2h20zM18 40h20v-2h-20z"/>
    <draw:marker draw:name="Extrems_20_de_20_fletxa_20_98" draw:display-name="Extrems de fletxa 9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9" draw:display-name="Extrems de fletxa 9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style:font-name="Arial5"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text-properties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left="0cm" fo:margin-right="0cm" fo:margin-top="0cm" fo:margin-bottom="0.15cm" style:contextual-spacing="false" fo:text-align="start" style:justify-single-word="false" fo:text-indent="0cm" style:auto-text-indent="false" style:page-number="auto" fo:background-color="transparent" fo:keep-with-next="always">
        <style:tab-stops>
          <style:tab-stop style:position="0cm"/>
          <style:tab-stop style:position="0.75cm"/>
        </style:tab-stops>
      </style:paragraph-properties>
      <style:text-properties style:font-name="Arial3" fo:font-family="Arial" style:font-style-name="Negreta" style:font-family-generic="swiss"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cm" fo:margin-right="0cm" fo:margin-top="0.15cm" fo:margin-bottom="0.15cm" style:contextual-spacing="false" fo:text-align="start" style:justify-single-word="false" fo:text-indent="0cm" style:auto-text-indent="false" style:page-number="auto" fo:background-color="transparent" fo:keep-with-next="always">
        <style:tab-stops>
          <style:tab-stop style:position="1cm"/>
        </style:tab-stops>
      </style:paragraph-properties>
      <style:text-properties style:font-name="Arial3" fo:font-family="Arial" style:font-style-name="Negreta"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fo:font-size="18pt" style:font-size-asian="18pt" style:font-size-complex="18pt"/>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cm" fo:margin-right="0cm" fo:margin-top="0.15cm" fo:margin-bottom="0.101cm" style:contextual-spacing="false" fo:text-align="start" style:justify-single-word="false" fo:text-indent="0cm" style:auto-text-indent="false" style:page-number="auto" fo:background-color="transparent" fo:keep-with-next="always">
        <style:tab-stops>
          <style:tab-stop style:position="1.49cm"/>
        </style:tab-stops>
      </style:paragraph-properties>
      <style:text-properties style:font-name="Arial3" fo:font-family="Arial" style:font-style-name="Negreta" style:font-family-generic="swiss" style:font-pitch="variable" fo:font-size="11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01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paragraph-properties fo:margin-top="0.4cm" fo:margin-bottom="0.3cm" style:contextual-spacing="false"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next-style-name="Standard" style:class="extra">
      <style:paragraph-properties fo:text-align="center" style:justify-single-word="false">
        <style:tab-stops/>
      </style:paragraph-properties>
      <style:text-properties fo:font-size="10pt"/>
    </style:style>
    <style:style style:name="Diagrama" style:family="paragraph" style:parent-style-name="Caption">
      <style:text-properties fo:font-size="10pt"/>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iParla" style:family="paragraph" style:parent-style-name="Text_20_body" style:next-style-name="Text_20_body" style:list-style-name="Numbering_20_123" style:master-page-name="">
      <loext:graphic-properties draw:fill="none" draw:fill-color="#729fcf"/>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fo:font-weight="bold" style:font-name-complex="Arial4" style:font-family-complex="Arial" style:font-style-name-complex="Negrita" style:font-family-generic-complex="swiss" style:font-pitch-complex="variable" style:language-complex="none" style:country-complex="none"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none"/>
      <style:paragraph-properties fo:margin-left="0cm" fo:margin-right="-0.499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 style:family="paragraph" style:parent-style-name="Footer">
      <style:text-properties officeooo:paragraph-rsid="00154f22"/>
    </style:style>
    <style:style style:name="MP3" style:family="paragraph" style:parent-style-name="Header">
      <style:paragraph-properties>
        <style:tab-stops>
          <style:tab-stop style:position="8.5cm" style:type="center"/>
          <style:tab-stop style:position="17.893cm" style:type="right"/>
        </style:tab-stops>
      </style:paragraph-properties>
      <style:text-properties officeooo:paragraph-rsid="004fa477"/>
    </style:style>
    <style:style style:name="MP4" style:family="paragraph" style:parent-style-name="Footer">
      <style:paragraph-properties>
        <style:tab-stops>
          <style:tab-stop style:position="8.996cm" style:type="center"/>
          <style:tab-stop style:position="17.903cm" style:type="right"/>
        </style:tab-stops>
      </style:paragraph-properties>
    </style:style>
    <style:style style:name="MT1" style:family="text">
      <style:text-properties officeooo:rsid="0010cb4e"/>
    </style:style>
    <style:style style:name="MT2" style:family="text">
      <style:text-properties officeooo:rsid="008c62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1.515cm" fo:margin-bottom="1.39cm" fo:margin-left="1.515cm" fo:margin-right="1.5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footer>
        <text:p text:style-name="Footer"/>
      </style:footer>
    </style:master-page>
    <style:master-page style:name="Ld_5f_Primera_5f_Pàgina" style:display-name="Ld_Primera_Pàgina" style:page-layout-name="Mpm2" draw:style-name="Mdp1" style:next-style-name="Ld_5f_Predocument"/>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style:master-page style:name="Ld_5f_Predocument" style:display-name="Ld_Predocument" style:page-layout-name="Mpm10" draw:style-name="Mdp1">
      <style:header>
        <text:p text:style-name="MP1"><text:title>Plataforma Sabina</text:title><text:tab/><text:tab/><text:subject>ChatGPT</text:subject> <text:span text:style-name="MT1">v</text:span><text:span text:style-name="MT1"><text:user-defined style:data-style-name="N0" text:name="Versió">0.7.2</text:user-defined></text:span></text:p>
      </style:header>
      <style:footer>
        <text:p text:style-name="MP2"><text:tab/><text:span text:style-name="MT1"><text:page-number style:num-format="i" text:select-page="current" text:page-adjust="-1">i</text:page-number></text:span></text:p>
      </style:footer>
    </style:master-page>
    <style:master-page style:name="Ld_5f_Document" style:display-name="Ld_Document" style:page-layout-name="Mpm11" draw:style-name="Mdp1">
      <style:header>
        <text:p text:style-name="MP3"><text:chapter text:display="number-and-name" text:outline-level="1">6 Índexs</text:chapter><text:tab/><text:tab/><text:subject>ChatGPT</text:subject> <text:span text:style-name="MT1">v</text:span><text:span text:style-name="MT1"><text:user-defined style:data-style-name="N0" text:name="Versió">0.7.2</text:user-defined></text:span></text:p>
      </style:header>
      <style:footer>
        <text:p text:style-name="MP4"><text:chapter text:display="number-and-name" text:outline-level="2">1.1 Diumenge 6 d’octubre de 2024</text:chapter><text:tab/><text:span text:style-name="MT1"><text:page-number text:select-page="current">19</text:page-number></text:span><text:span text:style-name="MT1"><text:tab/></text:span><text:span text:style-name="MT2">impr. </text:span><text:span text:style-name="MT1"><text:print-date style:data-style-name="N36">06/10/2024</text:print-dat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0:58:48.889000000</meta:creation-date>
    <dc:date>2024-10-06T20:14:08.945000000</dc:date>
    <meta:editing-duration>P4DT14H5M45S</meta:editing-duration>
    <meta:editing-cycles>362</meta:editing-cycles>
    <meta:generator>LibreOffice/24.8.1.2$Windows_X86_64 LibreOffice_project/87fa9aec1a63e70835390b81c40bb8993f1d4ff6</meta:generator>
    <dc:subject>ChatGPT</dc:subject>
    <dc:title>Plataforma Sabina</dc:title>
    <meta:print-date>2024-10-06T18:06:32.247000000</meta:print-date>
    <meta:printed-by>PDF files</meta:printed-by>
    <meta:document-statistic meta:table-count="11" meta:image-count="0" meta:object-count="0" meta:page-count="36" meta:paragraph-count="1694" meta:word-count="9144" meta:character-count="61329" meta:non-whitespace-character-count="52667"/>
    <meta:user-defined meta:name="Versió">0.7.2</meta:user-defined>
  </office:meta>
</office:document-meta>
</file>